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41.047cm" svg:height="20.692cm" svg:x="8.583cm" svg:y="1.381cm">
            <draw:object draw:notify-on-update-of-ranges="outPut.C1:outPut.C1 outPut.C2:outPut.C777 outPut.B1:outPut.B1 outPut.B2:outPut.B777 outPut.D1:outPut.D1 outPut.D2:outPut.D7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oundSteering</text:p>
          </table:table-cell>
          <table:table-cell office:value-type="string" calcext:value-type="string">
            <text:p><text:s/>group_1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  <table:table-cell table:formula="of:=IF([.A2]=0;[.A2]+0.05;[.A2]*1.5)" office:value-type="float" office:value="-0.03147945" calcext:value-type="float">
            <text:p>-0.03147945</text:p>
          </table:table-cell>
          <table:table-cell table:formula="of:=IF([.A2]=0;[.A2]-0.05;[.A2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  <table:table-cell table:formula="of:=IF([.A3]=0;[.A3]+0.05;[.A3]*1.5)" office:value-type="float" office:value="-0.03147945" calcext:value-type="float">
            <text:p>-0.03147945</text:p>
          </table:table-cell>
          <table:table-cell table:formula="of:=IF([.A3]=0;[.A3]-0.05;[.A3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  <table:table-cell table:formula="of:=IF([.A4]=0;[.A4]+0.05;[.A4]*1.5)" office:value-type="float" office:value="-0.03147945" calcext:value-type="float">
            <text:p>-0.03147945</text:p>
          </table:table-cell>
          <table:table-cell table:formula="of:=IF([.A4]=0;[.A4]-0.05;[.A4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  <table:table-cell table:formula="of:=IF([.A5]=0;[.A5]+0.05;[.A5]*1.5)" office:value-type="float" office:value="-0.03147945" calcext:value-type="float">
            <text:p>-0.03147945</text:p>
          </table:table-cell>
          <table:table-cell table:formula="of:=IF([.A5]=0;[.A5]-0.05;[.A5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  <table:table-cell table:formula="of:=IF([.A6]=0;[.A6]+0.05;[.A6]*1.5)" office:value-type="float" office:value="-0.03147945" calcext:value-type="float">
            <text:p>-0.03147945</text:p>
          </table:table-cell>
          <table:table-cell table:formula="of:=IF([.A6]=0;[.A6]-0.05;[.A6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  <table:table-cell table:formula="of:=IF([.A7]=0;[.A7]+0.05;[.A7]*1.5)" office:value-type="float" office:value="-0.03147945" calcext:value-type="float">
            <text:p>-0.03147945</text:p>
          </table:table-cell>
          <table:table-cell table:formula="of:=IF([.A7]=0;[.A7]-0.05;[.A7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  <table:table-cell table:formula="of:=IF([.A8]=0;[.A8]+0.05;[.A8]*1.5)" office:value-type="float" office:value="-0.03147945" calcext:value-type="float">
            <text:p>-0.03147945</text:p>
          </table:table-cell>
          <table:table-cell table:formula="of:=IF([.A8]=0;[.A8]-0.05;[.A8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  <table:table-cell table:formula="of:=IF([.A9]=0;[.A9]+0.05;[.A9]*1.5)" office:value-type="float" office:value="-0.03147945" calcext:value-type="float">
            <text:p>-0.03147945</text:p>
          </table:table-cell>
          <table:table-cell table:formula="of:=IF([.A9]=0;[.A9]-0.05;[.A9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  <table:table-cell table:formula="of:=IF([.A10]=0;[.A10]+0.05;[.A10]*1.5)" office:value-type="float" office:value="-0.03147945" calcext:value-type="float">
            <text:p>-0.03147945</text:p>
          </table:table-cell>
          <table:table-cell table:formula="of:=IF([.A10]=0;[.A10]-0.05;[.A10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  <table:table-cell table:formula="of:=IF([.A11]=0;[.A11]+0.05;[.A11]*1.5)" office:value-type="float" office:value="-0.03147945" calcext:value-type="float">
            <text:p>-0.03147945</text:p>
          </table:table-cell>
          <table:table-cell table:formula="of:=IF([.A11]=0;[.A11]-0.05;[.A11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  <table:table-cell table:formula="of:=IF([.A12]=0;[.A12]+0.05;[.A12]*1.5)" office:value-type="float" office:value="-0.03147945" calcext:value-type="float">
            <text:p>-0.03147945</text:p>
          </table:table-cell>
          <table:table-cell table:formula="of:=IF([.A12]=0;[.A12]-0.05;[.A12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  <table:table-cell table:formula="of:=IF([.A13]=0;[.A13]+0.05;[.A13]*1.5)" office:value-type="float" office:value="-0.03598035" calcext:value-type="float">
            <text:p>-0.03598035</text:p>
          </table:table-cell>
          <table:table-cell table:formula="of:=IF([.A13]=0;[.A13]-0.05;[.A13]*0.5)" office:value-type="float" office:value="-0.01199345" calcext:value-type="float">
            <text:p>-0.01199345</text:p>
          </table:table-cell>
        </table:table-row>
        <table:table-row table:style-name="ro1"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  <table:table-cell table:formula="of:=IF([.A14]=0;[.A14]+0.05;[.A14]*1.5)" office:value-type="float" office:value="-0.03598035" calcext:value-type="float">
            <text:p>-0.03598035</text:p>
          </table:table-cell>
          <table:table-cell table:formula="of:=IF([.A14]=0;[.A14]-0.05;[.A14]*0.5)" office:value-type="float" office:value="-0.01199345" calcext:value-type="float">
            <text:p>-0.01199345</text:p>
          </table:table-cell>
        </table:table-row>
        <table:table-row table:style-name="ro1"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  <table:table-cell table:formula="of:=IF([.A15]=0;[.A15]+0.05;[.A15]*1.5)" office:value-type="float" office:value="-0.0539706" calcext:value-type="float">
            <text:p>-0.0539706</text:p>
          </table:table-cell>
          <table:table-cell table:formula="of:=IF([.A15]=0;[.A15]-0.05;[.A15]*0.5)" office:value-type="float" office:value="-0.0179902" calcext:value-type="float">
            <text:p>-0.0179902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166667" calcext:value-type="float">
            <text:p>-0.166667</text:p>
          </table:table-cell>
          <table:table-cell table:formula="of:=IF([.A16]=0;[.A16]+0.05;[.A16]*1.5)" office:value-type="float" office:value="-0.1079544" calcext:value-type="float">
            <text:p>-0.1079544</text:p>
          </table:table-cell>
          <table:table-cell table:formula="of:=IF([.A16]=0;[.A16]-0.05;[.A16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182143" calcext:value-type="float">
            <text:p>-0.182143</text:p>
          </table:table-cell>
          <table:table-cell table:formula="of:=IF([.A17]=0;[.A17]+0.05;[.A17]*1.5)" office:value-type="float" office:value="-0.1079544" calcext:value-type="float">
            <text:p>-0.1079544</text:p>
          </table:table-cell>
          <table:table-cell table:formula="of:=IF([.A17]=0;[.A17]-0.05;[.A17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202381" calcext:value-type="float">
            <text:p>-0.202381</text:p>
          </table:table-cell>
          <table:table-cell table:formula="of:=IF([.A18]=0;[.A18]+0.05;[.A18]*1.5)" office:value-type="float" office:value="-0.1079544" calcext:value-type="float">
            <text:p>-0.1079544</text:p>
          </table:table-cell>
          <table:table-cell table:formula="of:=IF([.A18]=0;[.A18]-0.05;[.A18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156028" calcext:value-type="float">
            <text:p>-0.156028</text:p>
          </table:table-cell>
          <table:table-cell table:formula="of:=IF([.A19]=0;[.A19]+0.05;[.A19]*1.5)" office:value-type="float" office:value="-0.1079544" calcext:value-type="float">
            <text:p>-0.1079544</text:p>
          </table:table-cell>
          <table:table-cell table:formula="of:=IF([.A19]=0;[.A19]-0.05;[.A19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16185" calcext:value-type="float">
            <text:p>-0.16185</text:p>
          </table:table-cell>
          <table:table-cell table:formula="of:=IF([.A20]=0;[.A20]+0.05;[.A20]*1.5)" office:value-type="float" office:value="-0.1079544" calcext:value-type="float">
            <text:p>-0.1079544</text:p>
          </table:table-cell>
          <table:table-cell table:formula="of:=IF([.A20]=0;[.A20]-0.05;[.A20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167442" calcext:value-type="float">
            <text:p>-0.167442</text:p>
          </table:table-cell>
          <table:table-cell table:formula="of:=IF([.A21]=0;[.A21]+0.05;[.A21]*1.5)" office:value-type="float" office:value="-0.1079544" calcext:value-type="float">
            <text:p>-0.1079544</text:p>
          </table:table-cell>
          <table:table-cell table:formula="of:=IF([.A21]=0;[.A21]-0.05;[.A21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0714286" calcext:value-type="float">
            <text:p>-0.0714286</text:p>
          </table:table-cell>
          <table:table-cell table:formula="of:=IF([.A22]=0;[.A22]+0.05;[.A22]*1.5)" office:value-type="float" office:value="-0.1079544" calcext:value-type="float">
            <text:p>-0.1079544</text:p>
          </table:table-cell>
          <table:table-cell table:formula="of:=IF([.A22]=0;[.A22]-0.05;[.A22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083151" calcext:value-type="float">
            <text:p>-0.083151</text:p>
          </table:table-cell>
          <table:table-cell table:formula="of:=IF([.A23]=0;[.A23]+0.05;[.A23]*1.5)" office:value-type="float" office:value="-0.1079544" calcext:value-type="float">
            <text:p>-0.1079544</text:p>
          </table:table-cell>
          <table:table-cell table:formula="of:=IF([.A23]=0;[.A23]-0.05;[.A23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10303" calcext:value-type="float">
            <text:p>-0.10303</text:p>
          </table:table-cell>
          <table:table-cell table:formula="of:=IF([.A24]=0;[.A24]+0.05;[.A24]*1.5)" office:value-type="float" office:value="-0.1079544" calcext:value-type="float">
            <text:p>-0.1079544</text:p>
          </table:table-cell>
          <table:table-cell table:formula="of:=IF([.A24]=0;[.A24]-0.05;[.A24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118705" calcext:value-type="float">
            <text:p>-0.118705</text:p>
          </table:table-cell>
          <table:table-cell table:formula="of:=IF([.A25]=0;[.A25]+0.05;[.A25]*1.5)" office:value-type="float" office:value="-0.1079544" calcext:value-type="float">
            <text:p>-0.1079544</text:p>
          </table:table-cell>
          <table:table-cell table:formula="of:=IF([.A25]=0;[.A25]-0.05;[.A25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090379" calcext:value-type="float">
            <text:p>-0.090379</text:p>
          </table:table-cell>
          <table:table-cell table:formula="of:=IF([.A26]=0;[.A26]+0.05;[.A26]*1.5)" office:value-type="float" office:value="-0.1079544" calcext:value-type="float">
            <text:p>-0.1079544</text:p>
          </table:table-cell>
          <table:table-cell table:formula="of:=IF([.A26]=0;[.A26]-0.05;[.A26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116952" calcext:value-type="float">
            <text:p>-0.116952</text:p>
          </table:table-cell>
          <table:table-cell office:value-type="float" office:value="-0.106952" calcext:value-type="float">
            <text:p>-0.106952</text:p>
          </table:table-cell>
          <table:table-cell table:formula="of:=IF([.A27]=0;[.A27]+0.05;[.A27]*1.5)" office:value-type="float" office:value="-0.175428" calcext:value-type="float">
            <text:p>-0.175428</text:p>
          </table:table-cell>
          <table:table-cell table:formula="of:=IF([.A27]=0;[.A27]-0.05;[.A27]*0.5)" office:value-type="float" office:value="-0.058476" calcext:value-type="float">
            <text:p>-0.058476</text:p>
          </table:table-cell>
        </table:table-row>
        <table:table-row table:style-name="ro1">
          <table:table-cell office:value-type="float" office:value="-0.116952" calcext:value-type="float">
            <text:p>-0.116952</text:p>
          </table:table-cell>
          <table:table-cell office:value-type="float" office:value="-0.11165" calcext:value-type="float">
            <text:p>-0.11165</text:p>
          </table:table-cell>
          <table:table-cell table:formula="of:=IF([.A28]=0;[.A28]+0.05;[.A28]*1.5)" office:value-type="float" office:value="-0.175428" calcext:value-type="float">
            <text:p>-0.175428</text:p>
          </table:table-cell>
          <table:table-cell table:formula="of:=IF([.A28]=0;[.A28]-0.05;[.A28]*0.5)" office:value-type="float" office:value="-0.058476" calcext:value-type="float">
            <text:p>-0.058476</text:p>
          </table:table-cell>
        </table:table-row>
        <table:table-row table:style-name="ro1">
          <table:table-cell office:value-type="float" office:value="-0.116952" calcext:value-type="float">
            <text:p>-0.116952</text:p>
          </table:table-cell>
          <table:table-cell office:value-type="float" office:value="-0.138889" calcext:value-type="float">
            <text:p>-0.138889</text:p>
          </table:table-cell>
          <table:table-cell table:formula="of:=IF([.A29]=0;[.A29]+0.05;[.A29]*1.5)" office:value-type="float" office:value="-0.175428" calcext:value-type="float">
            <text:p>-0.175428</text:p>
          </table:table-cell>
          <table:table-cell table:formula="of:=IF([.A29]=0;[.A29]-0.05;[.A29]*0.5)" office:value-type="float" office:value="-0.058476" calcext:value-type="float">
            <text:p>-0.058476</text:p>
          </table:table-cell>
        </table:table-row>
        <table:table-row table:style-name="ro1">
          <table:table-cell office:value-type="float" office:value="-0.164934" calcext:value-type="float">
            <text:p>-0.164934</text:p>
          </table:table-cell>
          <table:table-cell office:value-type="float" office:value="-0.101852" calcext:value-type="float">
            <text:p>-0.101852</text:p>
          </table:table-cell>
          <table:table-cell table:formula="of:=IF([.A30]=0;[.A30]+0.05;[.A30]*1.5)" office:value-type="float" office:value="-0.247401" calcext:value-type="float">
            <text:p>-0.247401</text:p>
          </table:table-cell>
          <table:table-cell table:formula="of:=IF([.A30]=0;[.A30]-0.05;[.A30]*0.5)" office:value-type="float" office:value="-0.082467" calcext:value-type="float">
            <text:p>-0.082467</text:p>
          </table:table-cell>
        </table:table-row>
        <table:table-row table:style-name="ro1">
          <table:table-cell office:value-type="float" office:value="-0.179929" calcext:value-type="float">
            <text:p>-0.179929</text:p>
          </table:table-cell>
          <table:table-cell office:value-type="float" office:value="-0.11588" calcext:value-type="float">
            <text:p>-0.11588</text:p>
          </table:table-cell>
          <table:table-cell table:formula="of:=IF([.A31]=0;[.A31]+0.05;[.A31]*1.5)" office:value-type="float" office:value="-0.2698935" calcext:value-type="float">
            <text:p>-0.2698935</text:p>
          </table:table-cell>
          <table:table-cell table:formula="of:=IF([.A31]=0;[.A31]-0.05;[.A31]*0.5)" office:value-type="float" office:value="-0.0899645" calcext:value-type="float">
            <text:p>-0.0899645</text:p>
          </table:table-cell>
        </table:table-row>
        <table:table-row table:style-name="ro1">
          <table:table-cell office:value-type="float" office:value="-0.179929" calcext:value-type="float">
            <text:p>-0.179929</text:p>
          </table:table-cell>
          <table:table-cell office:value-type="float" office:value="-0.126866" calcext:value-type="float">
            <text:p>-0.126866</text:p>
          </table:table-cell>
          <table:table-cell table:formula="of:=IF([.A32]=0;[.A32]+0.05;[.A32]*1.5)" office:value-type="float" office:value="-0.2698935" calcext:value-type="float">
            <text:p>-0.2698935</text:p>
          </table:table-cell>
          <table:table-cell table:formula="of:=IF([.A32]=0;[.A32]-0.05;[.A32]*0.5)" office:value-type="float" office:value="-0.0899645" calcext:value-type="float">
            <text:p>-0.0899645</text:p>
          </table:table-cell>
        </table:table-row>
        <table:table-row table:style-name="ro1">
          <table:table-cell office:value-type="float" office:value="-0.218918" calcext:value-type="float">
            <text:p>-0.218918</text:p>
          </table:table-cell>
          <table:table-cell office:value-type="float" office:value="-0.194268" calcext:value-type="float">
            <text:p>-0.194268</text:p>
          </table:table-cell>
          <table:table-cell table:formula="of:=IF([.A33]=0;[.A33]+0.05;[.A33]*1.5)" office:value-type="float" office:value="-0.328377" calcext:value-type="float">
            <text:p>-0.328377</text:p>
          </table:table-cell>
          <table:table-cell table:formula="of:=IF([.A33]=0;[.A33]-0.05;[.A33]*0.5)" office:value-type="float" office:value="-0.109459" calcext:value-type="float">
            <text:p>-0.109459</text:p>
          </table:table-cell>
        </table:table-row>
        <table:table-row table:style-name="ro1">
          <table:table-cell office:value-type="float" office:value="-0.251907" calcext:value-type="float">
            <text:p>-0.251907</text:p>
          </table:table-cell>
          <table:table-cell office:value-type="float" office:value="-0.162338" calcext:value-type="float">
            <text:p>-0.162338</text:p>
          </table:table-cell>
          <table:table-cell table:formula="of:=IF([.A34]=0;[.A34]+0.05;[.A34]*1.5)" office:value-type="float" office:value="-0.3778605" calcext:value-type="float">
            <text:p>-0.3778605</text:p>
          </table:table-cell>
          <table:table-cell table:formula="of:=IF([.A34]=0;[.A34]-0.05;[.A34]*0.5)" office:value-type="float" office:value="-0.1259535" calcext:value-type="float">
            <text:p>-0.1259535</text:p>
          </table:table-cell>
        </table:table-row>
        <table:table-row table:style-name="ro1">
          <table:table-cell office:value-type="float" office:value="-0.191931" calcext:value-type="float">
            <text:p>-0.191931</text:p>
          </table:table-cell>
          <table:table-cell office:value-type="float" office:value="-0.233766" calcext:value-type="float">
            <text:p>-0.233766</text:p>
          </table:table-cell>
          <table:table-cell table:formula="of:=IF([.A35]=0;[.A35]+0.05;[.A35]*1.5)" office:value-type="float" office:value="-0.2878965" calcext:value-type="float">
            <text:p>-0.2878965</text:p>
          </table:table-cell>
          <table:table-cell table:formula="of:=IF([.A35]=0;[.A35]-0.05;[.A35]*0.5)" office:value-type="float" office:value="-0.0959655" calcext:value-type="float">
            <text:p>-0.0959655</text:p>
          </table:table-cell>
        </table:table-row>
        <table:table-row table:style-name="ro1">
          <table:table-cell office:value-type="float" office:value="-0.173936" calcext:value-type="float">
            <text:p>-0.173936</text:p>
          </table:table-cell>
          <table:table-cell office:value-type="float" office:value="-0.264368" calcext:value-type="float">
            <text:p>-0.264368</text:p>
          </table:table-cell>
          <table:table-cell table:formula="of:=IF([.A36]=0;[.A36]+0.05;[.A36]*1.5)" office:value-type="float" office:value="-0.260904" calcext:value-type="float">
            <text:p>-0.260904</text:p>
          </table:table-cell>
          <table:table-cell table:formula="of:=IF([.A36]=0;[.A36]-0.05;[.A36]*0.5)" office:value-type="float" office:value="-0.086968" calcext:value-type="float">
            <text:p>-0.086968</text:p>
          </table:table-cell>
        </table:table-row>
        <table:table-row table:style-name="ro1">
          <table:table-cell office:value-type="float" office:value="-0.176937" calcext:value-type="float">
            <text:p>-0.176937</text:p>
          </table:table-cell>
          <table:table-cell office:value-type="float" office:value="-0.294931" calcext:value-type="float">
            <text:p>-0.294931</text:p>
          </table:table-cell>
          <table:table-cell table:formula="of:=IF([.A37]=0;[.A37]+0.05;[.A37]*1.5)" office:value-type="float" office:value="-0.2654055" calcext:value-type="float">
            <text:p>-0.2654055</text:p>
          </table:table-cell>
          <table:table-cell table:formula="of:=IF([.A37]=0;[.A37]-0.05;[.A37]*0.5)" office:value-type="float" office:value="-0.0884685" calcext:value-type="float">
            <text:p>-0.0884685</text:p>
          </table:table-cell>
        </table:table-row>
        <table:table-row table:style-name="ro1">
          <table:table-cell office:value-type="float" office:value="-0.155942" calcext:value-type="float">
            <text:p>-0.155942</text:p>
          </table:table-cell>
          <table:table-cell office:value-type="float" office:value="-0.276451" calcext:value-type="float">
            <text:p>-0.276451</text:p>
          </table:table-cell>
          <table:table-cell table:formula="of:=IF([.A38]=0;[.A38]+0.05;[.A38]*1.5)" office:value-type="float" office:value="-0.233913" calcext:value-type="float">
            <text:p>-0.233913</text:p>
          </table:table-cell>
          <table:table-cell table:formula="of:=IF([.A38]=0;[.A38]-0.05;[.A38]*0.5)" office:value-type="float" office:value="-0.077971" calcext:value-type="float">
            <text:p>-0.077971</text:p>
          </table:table-cell>
        </table:table-row>
        <table:table-row table:style-name="ro1">
          <table:table-cell office:value-type="float" office:value="-0.0779708" calcext:value-type="float">
            <text:p>-0.0779708</text:p>
          </table:table-cell>
          <table:table-cell office:value-type="float" office:value="0" calcext:value-type="float">
            <text:p>0</text:p>
          </table:table-cell>
          <table:table-cell table:formula="of:=IF([.A39]=0;[.A39]+0.05;[.A39]*1.5)" office:value-type="float" office:value="-0.1169562" calcext:value-type="float">
            <text:p>-0.1169562</text:p>
          </table:table-cell>
          <table:table-cell table:formula="of:=IF([.A39]=0;[.A39]-0.05;[.A39]*0.5)" office:value-type="float" office:value="-0.0389854" calcext:value-type="float">
            <text:p>-0.038985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0]=0;[.A40]+0.05;[.A40]*1.5)" office:value-type="float" office:value="0.05" calcext:value-type="float">
            <text:p>0.05</text:p>
          </table:table-cell>
          <table:table-cell table:formula="of:=IF([.A40]=0;[.A40]-0.05;[.A4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1]=0;[.A41]+0.05;[.A41]*1.5)" office:value-type="float" office:value="0.05" calcext:value-type="float">
            <text:p>0.05</text:p>
          </table:table-cell>
          <table:table-cell table:formula="of:=IF([.A41]=0;[.A41]-0.05;[.A41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  <table:table-cell table:formula="of:=IF([.A42]=0;[.A42]+0.05;[.A42]*1.5)" office:value-type="float" office:value="0.11696955" calcext:value-type="float">
            <text:p>0.11696955</text:p>
          </table:table-cell>
          <table:table-cell table:formula="of:=IF([.A42]=0;[.A42]-0.05;[.A42]*0.5)" office:value-type="float" office:value="0.03898985" calcext:value-type="float">
            <text:p>0.03898985</text:p>
          </table:table-cell>
        </table:table-row>
        <table:table-row table:style-name="ro1"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  <table:table-cell table:formula="of:=IF([.A43]=0;[.A43]+0.05;[.A43]*1.5)" office:value-type="float" office:value="0.2834085" calcext:value-type="float">
            <text:p>0.2834085</text:p>
          </table:table-cell>
          <table:table-cell table:formula="of:=IF([.A43]=0;[.A43]-0.05;[.A43]*0.5)" office:value-type="float" office:value="0.0944695" calcext:value-type="float">
            <text:p>0.094469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4]=0;[.A44]+0.05;[.A44]*1.5)" office:value-type="float" office:value="0.05" calcext:value-type="float">
            <text:p>0.05</text:p>
          </table:table-cell>
          <table:table-cell table:formula="of:=IF([.A44]=0;[.A44]-0.05;[.A4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5]=0;[.A45]+0.05;[.A45]*1.5)" office:value-type="float" office:value="0.05" calcext:value-type="float">
            <text:p>0.05</text:p>
          </table:table-cell>
          <table:table-cell table:formula="of:=IF([.A45]=0;[.A45]-0.05;[.A4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6]=0;[.A46]+0.05;[.A46]*1.5)" office:value-type="float" office:value="0.05" calcext:value-type="float">
            <text:p>0.05</text:p>
          </table:table-cell>
          <table:table-cell table:formula="of:=IF([.A46]=0;[.A46]-0.05;[.A4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7]=0;[.A47]+0.05;[.A47]*1.5)" office:value-type="float" office:value="0.05" calcext:value-type="float">
            <text:p>0.05</text:p>
          </table:table-cell>
          <table:table-cell table:formula="of:=IF([.A47]=0;[.A47]-0.05;[.A4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8]=0;[.A48]+0.05;[.A48]*1.5)" office:value-type="float" office:value="0.05" calcext:value-type="float">
            <text:p>0.05</text:p>
          </table:table-cell>
          <table:table-cell table:formula="of:=IF([.A48]=0;[.A48]-0.05;[.A4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9]=0;[.A49]+0.05;[.A49]*1.5)" office:value-type="float" office:value="0.05" calcext:value-type="float">
            <text:p>0.05</text:p>
          </table:table-cell>
          <table:table-cell table:formula="of:=IF([.A49]=0;[.A49]-0.05;[.A4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0]=0;[.A50]+0.05;[.A50]*1.5)" office:value-type="float" office:value="0.05" calcext:value-type="float">
            <text:p>0.05</text:p>
          </table:table-cell>
          <table:table-cell table:formula="of:=IF([.A50]=0;[.A50]-0.05;[.A5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1]=0;[.A51]+0.05;[.A51]*1.5)" office:value-type="float" office:value="0.05" calcext:value-type="float">
            <text:p>0.05</text:p>
          </table:table-cell>
          <table:table-cell table:formula="of:=IF([.A51]=0;[.A51]-0.05;[.A51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61934" calcext:value-type="float">
            <text:p>-0.161934</text:p>
          </table:table-cell>
          <table:table-cell office:value-type="float" office:value="0" calcext:value-type="float">
            <text:p>0</text:p>
          </table:table-cell>
          <table:table-cell table:formula="of:=IF([.A52]=0;[.A52]+0.05;[.A52]*1.5)" office:value-type="float" office:value="-0.242901" calcext:value-type="float">
            <text:p>-0.242901</text:p>
          </table:table-cell>
          <table:table-cell table:formula="of:=IF([.A52]=0;[.A52]-0.05;[.A52]*0.5)" office:value-type="float" office:value="-0.080967" calcext:value-type="float">
            <text:p>-0.08096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3]=0;[.A53]+0.05;[.A53]*1.5)" office:value-type="float" office:value="0.05" calcext:value-type="float">
            <text:p>0.05</text:p>
          </table:table-cell>
          <table:table-cell table:formula="of:=IF([.A53]=0;[.A53]-0.05;[.A5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4]=0;[.A54]+0.05;[.A54]*1.5)" office:value-type="float" office:value="0.05" calcext:value-type="float">
            <text:p>0.05</text:p>
          </table:table-cell>
          <table:table-cell table:formula="of:=IF([.A54]=0;[.A54]-0.05;[.A5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5]=0;[.A55]+0.05;[.A55]*1.5)" office:value-type="float" office:value="0.05" calcext:value-type="float">
            <text:p>0.05</text:p>
          </table:table-cell>
          <table:table-cell table:formula="of:=IF([.A55]=0;[.A55]-0.05;[.A5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6]=0;[.A56]+0.05;[.A56]*1.5)" office:value-type="float" office:value="0.05" calcext:value-type="float">
            <text:p>0.05</text:p>
          </table:table-cell>
          <table:table-cell table:formula="of:=IF([.A56]=0;[.A56]-0.05;[.A5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7]=0;[.A57]+0.05;[.A57]*1.5)" office:value-type="float" office:value="0.05" calcext:value-type="float">
            <text:p>0.05</text:p>
          </table:table-cell>
          <table:table-cell table:formula="of:=IF([.A57]=0;[.A57]-0.05;[.A5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8]=0;[.A58]+0.05;[.A58]*1.5)" office:value-type="float" office:value="0.05" calcext:value-type="float">
            <text:p>0.05</text:p>
          </table:table-cell>
          <table:table-cell table:formula="of:=IF([.A58]=0;[.A58]-0.05;[.A58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07959" calcext:value-type="float">
            <text:p>-0.107959</text:p>
          </table:table-cell>
          <table:table-cell office:value-type="float" office:value="0" calcext:value-type="float">
            <text:p>0</text:p>
          </table:table-cell>
          <table:table-cell table:formula="of:=IF([.A59]=0;[.A59]+0.05;[.A59]*1.5)" office:value-type="float" office:value="-0.1619385" calcext:value-type="float">
            <text:p>-0.1619385</text:p>
          </table:table-cell>
          <table:table-cell table:formula="of:=IF([.A59]=0;[.A59]-0.05;[.A59]*0.5)" office:value-type="float" office:value="-0.0539795" calcext:value-type="float">
            <text:p>-0.053979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0]=0;[.A60]+0.05;[.A60]*1.5)" office:value-type="float" office:value="0.05" calcext:value-type="float">
            <text:p>0.05</text:p>
          </table:table-cell>
          <table:table-cell table:formula="of:=IF([.A60]=0;[.A60]-0.05;[.A6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1]=0;[.A61]+0.05;[.A61]*1.5)" office:value-type="float" office:value="0.05" calcext:value-type="float">
            <text:p>0.05</text:p>
          </table:table-cell>
          <table:table-cell table:formula="of:=IF([.A61]=0;[.A61]-0.05;[.A6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2]=0;[.A62]+0.05;[.A62]*1.5)" office:value-type="float" office:value="0.05" calcext:value-type="float">
            <text:p>0.05</text:p>
          </table:table-cell>
          <table:table-cell table:formula="of:=IF([.A62]=0;[.A62]-0.05;[.A6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  <table:table-cell table:formula="of:=IF([.A63]=0;[.A63]+0.05;[.A63]*1.5)" office:value-type="float" office:value="0.0359937" calcext:value-type="float">
            <text:p>0.0359937</text:p>
          </table:table-cell>
          <table:table-cell table:formula="of:=IF([.A63]=0;[.A63]-0.05;[.A63]*0.5)" office:value-type="float" office:value="0.0119979" calcext:value-type="float">
            <text:p>0.0119979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table:formula="of:=IF([.A64]=0;[.A64]+0.05;[.A64]*1.5)" office:value-type="float" office:value="0.436332" calcext:value-type="float">
            <text:p>0.436332</text:p>
          </table:table-cell>
          <table:table-cell table:formula="of:=IF([.A64]=0;[.A64]-0.05;[.A64]*0.5)" office:value-type="float" office:value="0.145444" calcext:value-type="float">
            <text:p>0.14544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table:formula="of:=IF([.A65]=0;[.A65]+0.05;[.A65]*1.5)" office:value-type="float" office:value="0.436332" calcext:value-type="float">
            <text:p>0.436332</text:p>
          </table:table-cell>
          <table:table-cell table:formula="of:=IF([.A65]=0;[.A65]-0.05;[.A65]*0.5)" office:value-type="float" office:value="0.145444" calcext:value-type="float">
            <text:p>0.14544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6]=0;[.A66]+0.05;[.A66]*1.5)" office:value-type="float" office:value="0.05" calcext:value-type="float">
            <text:p>0.05</text:p>
          </table:table-cell>
          <table:table-cell table:formula="of:=IF([.A66]=0;[.A66]-0.05;[.A66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2487" calcext:value-type="float">
            <text:p>0.42487</text:p>
          </table:table-cell>
          <table:table-cell table:formula="of:=IF([.A67]=0;[.A67]+0.05;[.A67]*1.5)" office:value-type="float" office:value="0.05" calcext:value-type="float">
            <text:p>0.05</text:p>
          </table:table-cell>
          <table:table-cell table:formula="of:=IF([.A67]=0;[.A67]-0.05;[.A6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8]=0;[.A68]+0.05;[.A68]*1.5)" office:value-type="float" office:value="0.05" calcext:value-type="float">
            <text:p>0.05</text:p>
          </table:table-cell>
          <table:table-cell table:formula="of:=IF([.A68]=0;[.A68]-0.05;[.A68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236913" calcext:value-type="float">
            <text:p>-0.236913</text:p>
          </table:table-cell>
          <table:table-cell office:value-type="float" office:value="0" calcext:value-type="float">
            <text:p>0</text:p>
          </table:table-cell>
          <table:table-cell table:formula="of:=IF([.A69]=0;[.A69]+0.05;[.A69]*1.5)" office:value-type="float" office:value="-0.3553695" calcext:value-type="float">
            <text:p>-0.3553695</text:p>
          </table:table-cell>
          <table:table-cell table:formula="of:=IF([.A69]=0;[.A69]-0.05;[.A69]*0.5)" office:value-type="float" office:value="-0.1184565" calcext:value-type="float">
            <text:p>-0.118456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0]=0;[.A70]+0.05;[.A70]*1.5)" office:value-type="float" office:value="0.05" calcext:value-type="float">
            <text:p>0.05</text:p>
          </table:table-cell>
          <table:table-cell table:formula="of:=IF([.A70]=0;[.A70]-0.05;[.A7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1]=0;[.A71]+0.05;[.A71]*1.5)" office:value-type="float" office:value="0.05" calcext:value-type="float">
            <text:p>0.05</text:p>
          </table:table-cell>
          <table:table-cell table:formula="of:=IF([.A71]=0;[.A71]-0.05;[.A7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2]=0;[.A72]+0.05;[.A72]*1.5)" office:value-type="float" office:value="0.05" calcext:value-type="float">
            <text:p>0.05</text:p>
          </table:table-cell>
          <table:table-cell table:formula="of:=IF([.A72]=0;[.A72]-0.05;[.A7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3]=0;[.A73]+0.05;[.A73]*1.5)" office:value-type="float" office:value="0.05" calcext:value-type="float">
            <text:p>0.05</text:p>
          </table:table-cell>
          <table:table-cell table:formula="of:=IF([.A73]=0;[.A73]-0.05;[.A7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table:formula="of:=IF([.A74]=0;[.A74]+0.05;[.A74]*1.5)" office:value-type="float" office:value="0.436332" calcext:value-type="float">
            <text:p>0.436332</text:p>
          </table:table-cell>
          <table:table-cell table:formula="of:=IF([.A74]=0;[.A74]-0.05;[.A74]*0.5)" office:value-type="float" office:value="0.145444" calcext:value-type="float">
            <text:p>0.14544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5]=0;[.A75]+0.05;[.A75]*1.5)" office:value-type="float" office:value="0.05" calcext:value-type="float">
            <text:p>0.05</text:p>
          </table:table-cell>
          <table:table-cell table:formula="of:=IF([.A75]=0;[.A75]-0.05;[.A7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6]=0;[.A76]+0.05;[.A76]*1.5)" office:value-type="float" office:value="0.05" calcext:value-type="float">
            <text:p>0.05</text:p>
          </table:table-cell>
          <table:table-cell table:formula="of:=IF([.A76]=0;[.A76]-0.05;[.A7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7]=0;[.A77]+0.05;[.A77]*1.5)" office:value-type="float" office:value="0.05" calcext:value-type="float">
            <text:p>0.05</text:p>
          </table:table-cell>
          <table:table-cell table:formula="of:=IF([.A77]=0;[.A77]-0.05;[.A7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8]=0;[.A78]+0.05;[.A78]*1.5)" office:value-type="float" office:value="0.05" calcext:value-type="float">
            <text:p>0.05</text:p>
          </table:table-cell>
          <table:table-cell table:formula="of:=IF([.A78]=0;[.A78]-0.05;[.A7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9]=0;[.A79]+0.05;[.A79]*1.5)" office:value-type="float" office:value="0.05" calcext:value-type="float">
            <text:p>0.05</text:p>
          </table:table-cell>
          <table:table-cell table:formula="of:=IF([.A79]=0;[.A79]-0.05;[.A7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80]=0;[.A80]+0.05;[.A80]*1.5)" office:value-type="float" office:value="0.05" calcext:value-type="float">
            <text:p>0.05</text:p>
          </table:table-cell>
          <table:table-cell table:formula="of:=IF([.A80]=0;[.A80]-0.05;[.A8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81]=0;[.A81]+0.05;[.A81]*1.5)" office:value-type="float" office:value="0.05" calcext:value-type="float">
            <text:p>0.05</text:p>
          </table:table-cell>
          <table:table-cell table:formula="of:=IF([.A81]=0;[.A81]-0.05;[.A8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82]=0;[.A82]+0.05;[.A82]*1.5)" office:value-type="float" office:value="0.05" calcext:value-type="float">
            <text:p>0.05</text:p>
          </table:table-cell>
          <table:table-cell table:formula="of:=IF([.A82]=0;[.A82]-0.05;[.A8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4994" calcext:value-type="float">
            <text:p>-0.14994</text:p>
          </table:table-cell>
          <table:table-cell office:value-type="float" office:value="0" calcext:value-type="float">
            <text:p>0</text:p>
          </table:table-cell>
          <table:table-cell table:formula="of:=IF([.A83]=0;[.A83]+0.05;[.A83]*1.5)" office:value-type="float" office:value="-0.22491" calcext:value-type="float">
            <text:p>-0.22491</text:p>
          </table:table-cell>
          <table:table-cell table:formula="of:=IF([.A83]=0;[.A83]-0.05;[.A83]*0.5)" office:value-type="float" office:value="-0.07497" calcext:value-type="float">
            <text:p>-0.0749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84]=0;[.A84]+0.05;[.A84]*1.5)" office:value-type="float" office:value="0.05" calcext:value-type="float">
            <text:p>0.05</text:p>
          </table:table-cell>
          <table:table-cell table:formula="of:=IF([.A84]=0;[.A84]-0.05;[.A8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85]=0;[.A85]+0.05;[.A85]*1.5)" office:value-type="float" office:value="0.05" calcext:value-type="float">
            <text:p>0.05</text:p>
          </table:table-cell>
          <table:table-cell table:formula="of:=IF([.A85]=0;[.A85]-0.05;[.A8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86]=0;[.A86]+0.05;[.A86]*1.5)" office:value-type="float" office:value="0.05" calcext:value-type="float">
            <text:p>0.05</text:p>
          </table:table-cell>
          <table:table-cell table:formula="of:=IF([.A86]=0;[.A86]-0.05;[.A8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87]=0;[.A87]+0.05;[.A87]*1.5)" office:value-type="float" office:value="0.05" calcext:value-type="float">
            <text:p>0.05</text:p>
          </table:table-cell>
          <table:table-cell table:formula="of:=IF([.A87]=0;[.A87]-0.05;[.A8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88]=0;[.A88]+0.05;[.A88]*1.5)" office:value-type="float" office:value="0.05" calcext:value-type="float">
            <text:p>0.05</text:p>
          </table:table-cell>
          <table:table-cell table:formula="of:=IF([.A88]=0;[.A88]-0.05;[.A8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89]=0;[.A89]+0.05;[.A89]*1.5)" office:value-type="float" office:value="0.05" calcext:value-type="float">
            <text:p>0.05</text:p>
          </table:table-cell>
          <table:table-cell table:formula="of:=IF([.A89]=0;[.A89]-0.05;[.A8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90]=0;[.A90]+0.05;[.A90]*1.5)" office:value-type="float" office:value="0.05" calcext:value-type="float">
            <text:p>0.05</text:p>
          </table:table-cell>
          <table:table-cell table:formula="of:=IF([.A90]=0;[.A90]-0.05;[.A9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91]=0;[.A91]+0.05;[.A91]*1.5)" office:value-type="float" office:value="0.05" calcext:value-type="float">
            <text:p>0.05</text:p>
          </table:table-cell>
          <table:table-cell table:formula="of:=IF([.A91]=0;[.A91]-0.05;[.A9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92]=0;[.A92]+0.05;[.A92]*1.5)" office:value-type="float" office:value="0.05" calcext:value-type="float">
            <text:p>0.05</text:p>
          </table:table-cell>
          <table:table-cell table:formula="of:=IF([.A92]=0;[.A92]-0.05;[.A9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93]=0;[.A93]+0.05;[.A93]*1.5)" office:value-type="float" office:value="0.05" calcext:value-type="float">
            <text:p>0.05</text:p>
          </table:table-cell>
          <table:table-cell table:formula="of:=IF([.A93]=0;[.A93]-0.05;[.A9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0" calcext:value-type="float">
            <text:p>0</text:p>
          </table:table-cell>
          <table:table-cell table:formula="of:=IF([.A94]=0;[.A94]+0.05;[.A94]*1.5)" office:value-type="float" office:value="-0.13494645" calcext:value-type="float">
            <text:p>-0.13494645</text:p>
          </table:table-cell>
          <table:table-cell table:formula="of:=IF([.A94]=0;[.A94]-0.05;[.A94]*0.5)" office:value-type="float" office:value="-0.04498215" calcext:value-type="float">
            <text:p>-0.0449821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839695" calcext:value-type="float">
            <text:p>-0.0839695</text:p>
          </table:table-cell>
          <table:table-cell table:formula="of:=IF([.A95]=0;[.A95]+0.05;[.A95]*1.5)" office:value-type="float" office:value="0.05" calcext:value-type="float">
            <text:p>0.05</text:p>
          </table:table-cell>
          <table:table-cell table:formula="of:=IF([.A95]=0;[.A95]-0.05;[.A95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00346" calcext:value-type="float">
            <text:p>-0.100346</text:p>
          </table:table-cell>
          <table:table-cell table:formula="of:=IF([.A96]=0;[.A96]+0.05;[.A96]*1.5)" office:value-type="float" office:value="0.05" calcext:value-type="float">
            <text:p>0.05</text:p>
          </table:table-cell>
          <table:table-cell table:formula="of:=IF([.A96]=0;[.A96]-0.05;[.A96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10448" calcext:value-type="float">
            <text:p>-0.110448</text:p>
          </table:table-cell>
          <table:table-cell table:formula="of:=IF([.A97]=0;[.A97]+0.05;[.A97]*1.5)" office:value-type="float" office:value="0.05" calcext:value-type="float">
            <text:p>0.05</text:p>
          </table:table-cell>
          <table:table-cell table:formula="of:=IF([.A97]=0;[.A97]-0.05;[.A97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0894942" calcext:value-type="float">
            <text:p>-0.0894942</text:p>
          </table:table-cell>
          <table:table-cell table:formula="of:=IF([.A98]=0;[.A98]+0.05;[.A98]*1.5)" office:value-type="float" office:value="-0.1079544" calcext:value-type="float">
            <text:p>-0.1079544</text:p>
          </table:table-cell>
          <table:table-cell table:formula="of:=IF([.A98]=0;[.A98]-0.05;[.A98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152941" calcext:value-type="float">
            <text:p>-0.152941</text:p>
          </table:table-cell>
          <table:table-cell office:value-type="float" office:value="-0.0512048" calcext:value-type="float">
            <text:p>-0.0512048</text:p>
          </table:table-cell>
          <table:table-cell table:formula="of:=IF([.A99]=0;[.A99]+0.05;[.A99]*1.5)" office:value-type="float" office:value="-0.2294115" calcext:value-type="float">
            <text:p>-0.2294115</text:p>
          </table:table-cell>
          <table:table-cell table:formula="of:=IF([.A99]=0;[.A99]-0.05;[.A99]*0.5)" office:value-type="float" office:value="-0.0764705" calcext:value-type="float">
            <text:p>-0.0764705</text:p>
          </table:table-cell>
        </table:table-row>
        <table:table-row table:style-name="ro1">
          <table:table-cell office:value-type="float" office:value="-0.206925" calcext:value-type="float">
            <text:p>-0.206925</text:p>
          </table:table-cell>
          <table:table-cell office:value-type="float" office:value="-0.0692521" calcext:value-type="float">
            <text:p>-0.0692521</text:p>
          </table:table-cell>
          <table:table-cell table:formula="of:=IF([.A100]=0;[.A100]+0.05;[.A100]*1.5)" office:value-type="float" office:value="-0.3103875" calcext:value-type="float">
            <text:p>-0.3103875</text:p>
          </table:table-cell>
          <table:table-cell table:formula="of:=IF([.A100]=0;[.A100]-0.05;[.A100]*0.5)" office:value-type="float" office:value="-0.1034625" calcext:value-type="float">
            <text:p>-0.1034625</text:p>
          </table:table-cell>
        </table:table-row>
        <table:table-row table:style-name="ro1">
          <table:table-cell office:value-type="float" office:value="-0.206925" calcext:value-type="float">
            <text:p>-0.206925</text:p>
          </table:table-cell>
          <table:table-cell office:value-type="float" office:value="-0.0816832" calcext:value-type="float">
            <text:p>-0.0816832</text:p>
          </table:table-cell>
          <table:table-cell table:formula="of:=IF([.A101]=0;[.A101]+0.05;[.A101]*1.5)" office:value-type="float" office:value="-0.3103875" calcext:value-type="float">
            <text:p>-0.3103875</text:p>
          </table:table-cell>
          <table:table-cell table:formula="of:=IF([.A101]=0;[.A101]-0.05;[.A101]*0.5)" office:value-type="float" office:value="-0.1034625" calcext:value-type="float">
            <text:p>-0.1034625</text:p>
          </table:table-cell>
        </table:table-row>
        <table:table-row table:style-name="ro1">
          <table:table-cell office:value-type="float" office:value="-0.203924" calcext:value-type="float">
            <text:p>-0.203924</text:p>
          </table:table-cell>
          <table:table-cell office:value-type="float" office:value="-0.0995763" calcext:value-type="float">
            <text:p>-0.0995763</text:p>
          </table:table-cell>
          <table:table-cell table:formula="of:=IF([.A102]=0;[.A102]+0.05;[.A102]*1.5)" office:value-type="float" office:value="-0.305886" calcext:value-type="float">
            <text:p>-0.305886</text:p>
          </table:table-cell>
          <table:table-cell table:formula="of:=IF([.A102]=0;[.A102]-0.05;[.A102]*0.5)" office:value-type="float" office:value="-0.101962" calcext:value-type="float">
            <text:p>-0.101962</text:p>
          </table:table-cell>
        </table:table-row>
        <table:table-row table:style-name="ro1">
          <table:table-cell office:value-type="float" office:value="-0.203924" calcext:value-type="float">
            <text:p>-0.203924</text:p>
          </table:table-cell>
          <table:table-cell office:value-type="float" office:value="-0.0967742" calcext:value-type="float">
            <text:p>-0.0967742</text:p>
          </table:table-cell>
          <table:table-cell table:formula="of:=IF([.A103]=0;[.A103]+0.05;[.A103]*1.5)" office:value-type="float" office:value="-0.305886" calcext:value-type="float">
            <text:p>-0.305886</text:p>
          </table:table-cell>
          <table:table-cell table:formula="of:=IF([.A103]=0;[.A103]-0.05;[.A103]*0.5)" office:value-type="float" office:value="-0.101962" calcext:value-type="float">
            <text:p>-0.101962</text:p>
          </table:table-cell>
        </table:table-row>
        <table:table-row table:style-name="ro1">
          <table:table-cell office:value-type="float" office:value="-0.203924" calcext:value-type="float">
            <text:p>-0.203924</text:p>
          </table:table-cell>
          <table:table-cell office:value-type="float" office:value="-0.0723982" calcext:value-type="float">
            <text:p>-0.0723982</text:p>
          </table:table-cell>
          <table:table-cell table:formula="of:=IF([.A104]=0;[.A104]+0.05;[.A104]*1.5)" office:value-type="float" office:value="-0.305886" calcext:value-type="float">
            <text:p>-0.305886</text:p>
          </table:table-cell>
          <table:table-cell table:formula="of:=IF([.A104]=0;[.A104]-0.05;[.A104]*0.5)" office:value-type="float" office:value="-0.101962" calcext:value-type="float">
            <text:p>-0.101962</text:p>
          </table:table-cell>
        </table:table-row>
        <table:table-row table:style-name="ro1">
          <table:table-cell office:value-type="float" office:value="-0.203924" calcext:value-type="float">
            <text:p>-0.203924</text:p>
          </table:table-cell>
          <table:table-cell office:value-type="float" office:value="-0.144981" calcext:value-type="float">
            <text:p>-0.144981</text:p>
          </table:table-cell>
          <table:table-cell table:formula="of:=IF([.A105]=0;[.A105]+0.05;[.A105]*1.5)" office:value-type="float" office:value="-0.305886" calcext:value-type="float">
            <text:p>-0.305886</text:p>
          </table:table-cell>
          <table:table-cell table:formula="of:=IF([.A105]=0;[.A105]-0.05;[.A105]*0.5)" office:value-type="float" office:value="-0.101962" calcext:value-type="float">
            <text:p>-0.101962</text:p>
          </table:table-cell>
        </table:table-row>
        <table:table-row table:style-name="ro1">
          <table:table-cell office:value-type="float" office:value="-0.200924" calcext:value-type="float">
            <text:p>-0.200924</text:p>
          </table:table-cell>
          <table:table-cell office:value-type="float" office:value="0" calcext:value-type="float">
            <text:p>0</text:p>
          </table:table-cell>
          <table:table-cell table:formula="of:=IF([.A106]=0;[.A106]+0.05;[.A106]*1.5)" office:value-type="float" office:value="-0.301386" calcext:value-type="float">
            <text:p>-0.301386</text:p>
          </table:table-cell>
          <table:table-cell table:formula="of:=IF([.A106]=0;[.A106]-0.05;[.A106]*0.5)" office:value-type="float" office:value="-0.100462" calcext:value-type="float">
            <text:p>-0.100462</text:p>
          </table:table-cell>
        </table:table-row>
        <table:table-row table:style-name="ro1">
          <table:table-cell office:value-type="float" office:value="-0.200924" calcext:value-type="float">
            <text:p>-0.200924</text:p>
          </table:table-cell>
          <table:table-cell office:value-type="float" office:value="0" calcext:value-type="float">
            <text:p>0</text:p>
          </table:table-cell>
          <table:table-cell table:formula="of:=IF([.A107]=0;[.A107]+0.05;[.A107]*1.5)" office:value-type="float" office:value="-0.301386" calcext:value-type="float">
            <text:p>-0.301386</text:p>
          </table:table-cell>
          <table:table-cell table:formula="of:=IF([.A107]=0;[.A107]-0.05;[.A107]*0.5)" office:value-type="float" office:value="-0.100462" calcext:value-type="float">
            <text:p>-0.100462</text:p>
          </table:table-cell>
        </table:table-row>
        <table:table-row table:style-name="ro1">
          <table:table-cell office:value-type="float" office:value="-0.200924" calcext:value-type="float">
            <text:p>-0.200924</text:p>
          </table:table-cell>
          <table:table-cell office:value-type="float" office:value="-0.179941" calcext:value-type="float">
            <text:p>-0.179941</text:p>
          </table:table-cell>
          <table:table-cell table:formula="of:=IF([.A108]=0;[.A108]+0.05;[.A108]*1.5)" office:value-type="float" office:value="-0.301386" calcext:value-type="float">
            <text:p>-0.301386</text:p>
          </table:table-cell>
          <table:table-cell table:formula="of:=IF([.A108]=0;[.A108]-0.05;[.A108]*0.5)" office:value-type="float" office:value="-0.100462" calcext:value-type="float">
            <text:p>-0.100462</text:p>
          </table:table-cell>
        </table:table-row>
        <table:table-row table:style-name="ro1">
          <table:table-cell office:value-type="float" office:value="-0.200924" calcext:value-type="float">
            <text:p>-0.200924</text:p>
          </table:table-cell>
          <table:table-cell office:value-type="float" office:value="0" calcext:value-type="float">
            <text:p>0</text:p>
          </table:table-cell>
          <table:table-cell table:formula="of:=IF([.A109]=0;[.A109]+0.05;[.A109]*1.5)" office:value-type="float" office:value="-0.301386" calcext:value-type="float">
            <text:p>-0.301386</text:p>
          </table:table-cell>
          <table:table-cell table:formula="of:=IF([.A109]=0;[.A109]-0.05;[.A109]*0.5)" office:value-type="float" office:value="-0.100462" calcext:value-type="float">
            <text:p>-0.100462</text:p>
          </table:table-cell>
        </table:table-row>
        <table:table-row table:style-name="ro1">
          <table:table-cell office:value-type="float" office:value="-0.191931" calcext:value-type="float">
            <text:p>-0.191931</text:p>
          </table:table-cell>
          <table:table-cell office:value-type="float" office:value="0" calcext:value-type="float">
            <text:p>0</text:p>
          </table:table-cell>
          <table:table-cell table:formula="of:=IF([.A110]=0;[.A110]+0.05;[.A110]*1.5)" office:value-type="float" office:value="-0.2878965" calcext:value-type="float">
            <text:p>-0.2878965</text:p>
          </table:table-cell>
          <table:table-cell table:formula="of:=IF([.A110]=0;[.A110]-0.05;[.A110]*0.5)" office:value-type="float" office:value="-0.0959655" calcext:value-type="float">
            <text:p>-0.0959655</text:p>
          </table:table-cell>
        </table:table-row>
        <table:table-row table:style-name="ro1">
          <table:table-cell office:value-type="float" office:value="-0.191931" calcext:value-type="float">
            <text:p>-0.191931</text:p>
          </table:table-cell>
          <table:table-cell office:value-type="float" office:value="0" calcext:value-type="float">
            <text:p>0</text:p>
          </table:table-cell>
          <table:table-cell table:formula="of:=IF([.A111]=0;[.A111]+0.05;[.A111]*1.5)" office:value-type="float" office:value="-0.2878965" calcext:value-type="float">
            <text:p>-0.2878965</text:p>
          </table:table-cell>
          <table:table-cell table:formula="of:=IF([.A111]=0;[.A111]-0.05;[.A111]*0.5)" office:value-type="float" office:value="-0.0959655" calcext:value-type="float">
            <text:p>-0.095965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12]=0;[.A112]+0.05;[.A112]*1.5)" office:value-type="float" office:value="0.05" calcext:value-type="float">
            <text:p>0.05</text:p>
          </table:table-cell>
          <table:table-cell table:formula="of:=IF([.A112]=0;[.A112]-0.05;[.A11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872549" calcext:value-type="float">
            <text:p>0.872549</text:p>
          </table:table-cell>
          <table:table-cell table:formula="of:=IF([.A113]=0;[.A113]+0.05;[.A113]*1.5)" office:value-type="float" office:value="0.05" calcext:value-type="float">
            <text:p>0.05</text:p>
          </table:table-cell>
          <table:table-cell table:formula="of:=IF([.A113]=0;[.A113]-0.05;[.A11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14]=0;[.A114]+0.05;[.A114]*1.5)" office:value-type="float" office:value="0.05" calcext:value-type="float">
            <text:p>0.05</text:p>
          </table:table-cell>
          <table:table-cell table:formula="of:=IF([.A114]=0;[.A114]-0.05;[.A11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15]=0;[.A115]+0.05;[.A115]*1.5)" office:value-type="float" office:value="0.05" calcext:value-type="float">
            <text:p>0.05</text:p>
          </table:table-cell>
          <table:table-cell table:formula="of:=IF([.A115]=0;[.A115]-0.05;[.A11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16]=0;[.A116]+0.05;[.A116]*1.5)" office:value-type="float" office:value="0.05" calcext:value-type="float">
            <text:p>0.05</text:p>
          </table:table-cell>
          <table:table-cell table:formula="of:=IF([.A116]=0;[.A116]-0.05;[.A11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17]=0;[.A117]+0.05;[.A117]*1.5)" office:value-type="float" office:value="0.05" calcext:value-type="float">
            <text:p>0.05</text:p>
          </table:table-cell>
          <table:table-cell table:formula="of:=IF([.A117]=0;[.A117]-0.05;[.A11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18]=0;[.A118]+0.05;[.A118]*1.5)" office:value-type="float" office:value="0.05" calcext:value-type="float">
            <text:p>0.05</text:p>
          </table:table-cell>
          <table:table-cell table:formula="of:=IF([.A118]=0;[.A118]-0.05;[.A11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19]=0;[.A119]+0.05;[.A119]*1.5)" office:value-type="float" office:value="0.05" calcext:value-type="float">
            <text:p>0.05</text:p>
          </table:table-cell>
          <table:table-cell table:formula="of:=IF([.A119]=0;[.A119]-0.05;[.A11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20]=0;[.A120]+0.05;[.A120]*1.5)" office:value-type="float" office:value="0.05" calcext:value-type="float">
            <text:p>0.05</text:p>
          </table:table-cell>
          <table:table-cell table:formula="of:=IF([.A120]=0;[.A120]-0.05;[.A120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747368" calcext:value-type="float">
            <text:p>0.747368</text:p>
          </table:table-cell>
          <table:table-cell table:formula="of:=IF([.A121]=0;[.A121]+0.05;[.A121]*1.5)" office:value-type="float" office:value="0.05" calcext:value-type="float">
            <text:p>0.05</text:p>
          </table:table-cell>
          <table:table-cell table:formula="of:=IF([.A121]=0;[.A121]-0.05;[.A12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22]=0;[.A122]+0.05;[.A122]*1.5)" office:value-type="float" office:value="0.05" calcext:value-type="float">
            <text:p>0.05</text:p>
          </table:table-cell>
          <table:table-cell table:formula="of:=IF([.A122]=0;[.A122]-0.05;[.A12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158951" calcext:value-type="float">
            <text:p>0.158951</text:p>
          </table:table-cell>
          <table:table-cell office:value-type="float" office:value="0" calcext:value-type="float">
            <text:p>0</text:p>
          </table:table-cell>
          <table:table-cell table:formula="of:=IF([.A123]=0;[.A123]+0.05;[.A123]*1.5)" office:value-type="float" office:value="0.2384265" calcext:value-type="float">
            <text:p>0.2384265</text:p>
          </table:table-cell>
          <table:table-cell table:formula="of:=IF([.A123]=0;[.A123]-0.05;[.A123]*0.5)" office:value-type="float" office:value="0.0794755" calcext:value-type="float">
            <text:p>0.079475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24]=0;[.A124]+0.05;[.A124]*1.5)" office:value-type="float" office:value="0.05" calcext:value-type="float">
            <text:p>0.05</text:p>
          </table:table-cell>
          <table:table-cell table:formula="of:=IF([.A124]=0;[.A124]-0.05;[.A12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25]=0;[.A125]+0.05;[.A125]*1.5)" office:value-type="float" office:value="0.05" calcext:value-type="float">
            <text:p>0.05</text:p>
          </table:table-cell>
          <table:table-cell table:formula="of:=IF([.A125]=0;[.A125]-0.05;[.A12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26]=0;[.A126]+0.05;[.A126]*1.5)" office:value-type="float" office:value="0.05" calcext:value-type="float">
            <text:p>0.05</text:p>
          </table:table-cell>
          <table:table-cell table:formula="of:=IF([.A126]=0;[.A126]-0.05;[.A12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27]=0;[.A127]+0.05;[.A127]*1.5)" office:value-type="float" office:value="0.05" calcext:value-type="float">
            <text:p>0.05</text:p>
          </table:table-cell>
          <table:table-cell table:formula="of:=IF([.A127]=0;[.A127]-0.05;[.A12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28]=0;[.A128]+0.05;[.A128]*1.5)" office:value-type="float" office:value="0.05" calcext:value-type="float">
            <text:p>0.05</text:p>
          </table:table-cell>
          <table:table-cell table:formula="of:=IF([.A128]=0;[.A128]-0.05;[.A12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29]=0;[.A129]+0.05;[.A129]*1.5)" office:value-type="float" office:value="0.05" calcext:value-type="float">
            <text:p>0.05</text:p>
          </table:table-cell>
          <table:table-cell table:formula="of:=IF([.A129]=0;[.A129]-0.05;[.A12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11364" calcext:value-type="float">
            <text:p>0.511364</text:p>
          </table:table-cell>
          <table:table-cell table:formula="of:=IF([.A130]=0;[.A130]+0.05;[.A130]*1.5)" office:value-type="float" office:value="0.05" calcext:value-type="float">
            <text:p>0.05</text:p>
          </table:table-cell>
          <table:table-cell table:formula="of:=IF([.A130]=0;[.A130]-0.05;[.A13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31]=0;[.A131]+0.05;[.A131]*1.5)" office:value-type="float" office:value="0.05" calcext:value-type="float">
            <text:p>0.05</text:p>
          </table:table-cell>
          <table:table-cell table:formula="of:=IF([.A131]=0;[.A131]-0.05;[.A13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32]=0;[.A132]+0.05;[.A132]*1.5)" office:value-type="float" office:value="0.05" calcext:value-type="float">
            <text:p>0.05</text:p>
          </table:table-cell>
          <table:table-cell table:formula="of:=IF([.A132]=0;[.A132]-0.05;[.A13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33]=0;[.A133]+0.05;[.A133]*1.5)" office:value-type="float" office:value="0.05" calcext:value-type="float">
            <text:p>0.05</text:p>
          </table:table-cell>
          <table:table-cell table:formula="of:=IF([.A133]=0;[.A133]-0.05;[.A13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97923" calcext:value-type="float">
            <text:p>-0.197923</text:p>
          </table:table-cell>
          <table:table-cell office:value-type="float" office:value="0" calcext:value-type="float">
            <text:p>0</text:p>
          </table:table-cell>
          <table:table-cell table:formula="of:=IF([.A134]=0;[.A134]+0.05;[.A134]*1.5)" office:value-type="float" office:value="-0.2968845" calcext:value-type="float">
            <text:p>-0.2968845</text:p>
          </table:table-cell>
          <table:table-cell table:formula="of:=IF([.A134]=0;[.A134]-0.05;[.A134]*0.5)" office:value-type="float" office:value="-0.0989615" calcext:value-type="float">
            <text:p>-0.098961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35]=0;[.A135]+0.05;[.A135]*1.5)" office:value-type="float" office:value="0.05" calcext:value-type="float">
            <text:p>0.05</text:p>
          </table:table-cell>
          <table:table-cell table:formula="of:=IF([.A135]=0;[.A135]-0.05;[.A13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36]=0;[.A136]+0.05;[.A136]*1.5)" office:value-type="float" office:value="0.05" calcext:value-type="float">
            <text:p>0.05</text:p>
          </table:table-cell>
          <table:table-cell table:formula="of:=IF([.A136]=0;[.A136]-0.05;[.A13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37]=0;[.A137]+0.05;[.A137]*1.5)" office:value-type="float" office:value="0.05" calcext:value-type="float">
            <text:p>0.05</text:p>
          </table:table-cell>
          <table:table-cell table:formula="of:=IF([.A137]=0;[.A137]-0.05;[.A13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38]=0;[.A138]+0.05;[.A138]*1.5)" office:value-type="float" office:value="0.05" calcext:value-type="float">
            <text:p>0.05</text:p>
          </table:table-cell>
          <table:table-cell table:formula="of:=IF([.A138]=0;[.A138]-0.05;[.A13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39]=0;[.A139]+0.05;[.A139]*1.5)" office:value-type="float" office:value="0.05" calcext:value-type="float">
            <text:p>0.05</text:p>
          </table:table-cell>
          <table:table-cell table:formula="of:=IF([.A139]=0;[.A139]-0.05;[.A13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table:formula="of:=IF([.A140]=0;[.A140]+0.05;[.A140]*1.5)" office:value-type="float" office:value="0.436332" calcext:value-type="float">
            <text:p>0.436332</text:p>
          </table:table-cell>
          <table:table-cell table:formula="of:=IF([.A140]=0;[.A140]-0.05;[.A140]*0.5)" office:value-type="float" office:value="0.145444" calcext:value-type="float">
            <text:p>0.14544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41]=0;[.A141]+0.05;[.A141]*1.5)" office:value-type="float" office:value="0.05" calcext:value-type="float">
            <text:p>0.05</text:p>
          </table:table-cell>
          <table:table-cell table:formula="of:=IF([.A141]=0;[.A141]-0.05;[.A141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636364" calcext:value-type="float">
            <text:p>0.636364</text:p>
          </table:table-cell>
          <table:table-cell table:formula="of:=IF([.A142]=0;[.A142]+0.05;[.A142]*1.5)" office:value-type="float" office:value="0.05" calcext:value-type="float">
            <text:p>0.05</text:p>
          </table:table-cell>
          <table:table-cell table:formula="of:=IF([.A142]=0;[.A142]-0.05;[.A14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43]=0;[.A143]+0.05;[.A143]*1.5)" office:value-type="float" office:value="0.05" calcext:value-type="float">
            <text:p>0.05</text:p>
          </table:table-cell>
          <table:table-cell table:formula="of:=IF([.A143]=0;[.A143]-0.05;[.A14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44]=0;[.A144]+0.05;[.A144]*1.5)" office:value-type="float" office:value="0.05" calcext:value-type="float">
            <text:p>0.05</text:p>
          </table:table-cell>
          <table:table-cell table:formula="of:=IF([.A144]=0;[.A144]-0.05;[.A14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209925" calcext:value-type="float">
            <text:p>-0.209925</text:p>
          </table:table-cell>
          <table:table-cell office:value-type="float" office:value="0" calcext:value-type="float">
            <text:p>0</text:p>
          </table:table-cell>
          <table:table-cell table:formula="of:=IF([.A145]=0;[.A145]+0.05;[.A145]*1.5)" office:value-type="float" office:value="-0.3148875" calcext:value-type="float">
            <text:p>-0.3148875</text:p>
          </table:table-cell>
          <table:table-cell table:formula="of:=IF([.A145]=0;[.A145]-0.05;[.A145]*0.5)" office:value-type="float" office:value="-0.1049625" calcext:value-type="float">
            <text:p>-0.104962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46]=0;[.A146]+0.05;[.A146]*1.5)" office:value-type="float" office:value="0.05" calcext:value-type="float">
            <text:p>0.05</text:p>
          </table:table-cell>
          <table:table-cell table:formula="of:=IF([.A146]=0;[.A146]-0.05;[.A14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47]=0;[.A147]+0.05;[.A147]*1.5)" office:value-type="float" office:value="0.05" calcext:value-type="float">
            <text:p>0.05</text:p>
          </table:table-cell>
          <table:table-cell table:formula="of:=IF([.A147]=0;[.A147]-0.05;[.A14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48]=0;[.A148]+0.05;[.A148]*1.5)" office:value-type="float" office:value="0.05" calcext:value-type="float">
            <text:p>0.05</text:p>
          </table:table-cell>
          <table:table-cell table:formula="of:=IF([.A148]=0;[.A148]-0.05;[.A14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49]=0;[.A149]+0.05;[.A149]*1.5)" office:value-type="float" office:value="0.05" calcext:value-type="float">
            <text:p>0.05</text:p>
          </table:table-cell>
          <table:table-cell table:formula="of:=IF([.A149]=0;[.A149]-0.05;[.A14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50]=0;[.A150]+0.05;[.A150]*1.5)" office:value-type="float" office:value="0.05" calcext:value-type="float">
            <text:p>0.05</text:p>
          </table:table-cell>
          <table:table-cell table:formula="of:=IF([.A150]=0;[.A150]-0.05;[.A150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599229" calcext:value-type="float">
            <text:p>-0.00599229</text:p>
          </table:table-cell>
          <table:table-cell office:value-type="float" office:value="0" calcext:value-type="float">
            <text:p>0</text:p>
          </table:table-cell>
          <table:table-cell table:formula="of:=IF([.A151]=0;[.A151]+0.05;[.A151]*1.5)" office:value-type="float" office:value="-0.008988435" calcext:value-type="float">
            <text:p>-0.008988435</text:p>
          </table:table-cell>
          <table:table-cell table:formula="of:=IF([.A151]=0;[.A151]-0.05;[.A151]*0.5)" office:value-type="float" office:value="-0.002996145" calcext:value-type="float">
            <text:p>-0.00299614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52]=0;[.A152]+0.05;[.A152]*1.5)" office:value-type="float" office:value="0.05" calcext:value-type="float">
            <text:p>0.05</text:p>
          </table:table-cell>
          <table:table-cell table:formula="of:=IF([.A152]=0;[.A152]-0.05;[.A15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42241" calcext:value-type="float">
            <text:p>-0.142241</text:p>
          </table:table-cell>
          <table:table-cell table:formula="of:=IF([.A153]=0;[.A153]+0.05;[.A153]*1.5)" office:value-type="float" office:value="0.05" calcext:value-type="float">
            <text:p>0.05</text:p>
          </table:table-cell>
          <table:table-cell table:formula="of:=IF([.A153]=0;[.A153]-0.05;[.A15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599229" calcext:value-type="float">
            <text:p>-0.00599229</text:p>
          </table:table-cell>
          <table:table-cell office:value-type="float" office:value="-0.136691" calcext:value-type="float">
            <text:p>-0.136691</text:p>
          </table:table-cell>
          <table:table-cell table:formula="of:=IF([.A154]=0;[.A154]+0.05;[.A154]*1.5)" office:value-type="float" office:value="-0.008988435" calcext:value-type="float">
            <text:p>-0.008988435</text:p>
          </table:table-cell>
          <table:table-cell table:formula="of:=IF([.A154]=0;[.A154]-0.05;[.A154]*0.5)" office:value-type="float" office:value="-0.002996145" calcext:value-type="float">
            <text:p>-0.002996145</text:p>
          </table:table-cell>
        </table:table-row>
        <table:table-row table:style-name="ro1">
          <table:table-cell office:value-type="float" office:value="-0.00899288" calcext:value-type="float">
            <text:p>-0.00899288</text:p>
          </table:table-cell>
          <table:table-cell office:value-type="float" office:value="-0.120755" calcext:value-type="float">
            <text:p>-0.120755</text:p>
          </table:table-cell>
          <table:table-cell table:formula="of:=IF([.A155]=0;[.A155]+0.05;[.A155]*1.5)" office:value-type="float" office:value="-0.01348932" calcext:value-type="float">
            <text:p>-0.01348932</text:p>
          </table:table-cell>
          <table:table-cell table:formula="of:=IF([.A155]=0;[.A155]-0.05;[.A155]*0.5)" office:value-type="float" office:value="-0.00449644" calcext:value-type="float">
            <text:p>-0.00449644</text:p>
          </table:table-cell>
        </table:table-row>
        <table:table-row table:style-name="ro1">
          <table:table-cell office:value-type="float" office:value="-0.0629768" calcext:value-type="float">
            <text:p>-0.0629768</text:p>
          </table:table-cell>
          <table:table-cell office:value-type="float" office:value="-0.134483" calcext:value-type="float">
            <text:p>-0.134483</text:p>
          </table:table-cell>
          <table:table-cell table:formula="of:=IF([.A156]=0;[.A156]+0.05;[.A156]*1.5)" office:value-type="float" office:value="-0.0944652" calcext:value-type="float">
            <text:p>-0.0944652</text:p>
          </table:table-cell>
          <table:table-cell table:formula="of:=IF([.A156]=0;[.A156]-0.05;[.A156]*0.5)" office:value-type="float" office:value="-0.0314884" calcext:value-type="float">
            <text:p>-0.0314884</text:p>
          </table:table-cell>
        </table:table-row>
        <table:table-row table:style-name="ro1">
          <table:table-cell office:value-type="float" office:value="-0.128954" calcext:value-type="float">
            <text:p>-0.128954</text:p>
          </table:table-cell>
          <table:table-cell office:value-type="float" office:value="-0.123867" calcext:value-type="float">
            <text:p>-0.123867</text:p>
          </table:table-cell>
          <table:table-cell table:formula="of:=IF([.A157]=0;[.A157]+0.05;[.A157]*1.5)" office:value-type="float" office:value="-0.193431" calcext:value-type="float">
            <text:p>-0.193431</text:p>
          </table:table-cell>
          <table:table-cell table:formula="of:=IF([.A157]=0;[.A157]-0.05;[.A157]*0.5)" office:value-type="float" office:value="-0.064477" calcext:value-type="float">
            <text:p>-0.064477</text:p>
          </table:table-cell>
        </table:table-row>
        <table:table-row table:style-name="ro1">
          <table:table-cell office:value-type="float" office:value="-0.110959" calcext:value-type="float">
            <text:p>-0.110959</text:p>
          </table:table-cell>
          <table:table-cell office:value-type="float" office:value="-0.171356" calcext:value-type="float">
            <text:p>-0.171356</text:p>
          </table:table-cell>
          <table:table-cell table:formula="of:=IF([.A158]=0;[.A158]+0.05;[.A158]*1.5)" office:value-type="float" office:value="-0.1664385" calcext:value-type="float">
            <text:p>-0.1664385</text:p>
          </table:table-cell>
          <table:table-cell table:formula="of:=IF([.A158]=0;[.A158]-0.05;[.A158]*0.5)" office:value-type="float" office:value="-0.0554795" calcext:value-type="float">
            <text:p>-0.0554795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181159" calcext:value-type="float">
            <text:p>-0.181159</text:p>
          </table:table-cell>
          <table:table-cell table:formula="of:=IF([.A159]=0;[.A159]+0.05;[.A159]*1.5)" office:value-type="float" office:value="-0.157437" calcext:value-type="float">
            <text:p>-0.157437</text:p>
          </table:table-cell>
          <table:table-cell table:formula="of:=IF([.A159]=0;[.A159]-0.05;[.A159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0929649" calcext:value-type="float">
            <text:p>-0.0929649</text:p>
          </table:table-cell>
          <table:table-cell office:value-type="float" office:value="-0.203704" calcext:value-type="float">
            <text:p>-0.203704</text:p>
          </table:table-cell>
          <table:table-cell table:formula="of:=IF([.A160]=0;[.A160]+0.05;[.A160]*1.5)" office:value-type="float" office:value="-0.13944735" calcext:value-type="float">
            <text:p>-0.13944735</text:p>
          </table:table-cell>
          <table:table-cell table:formula="of:=IF([.A160]=0;[.A160]-0.05;[.A160]*0.5)" office:value-type="float" office:value="-0.04648245" calcext:value-type="float">
            <text:p>-0.04648245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-0.215789" calcext:value-type="float">
            <text:p>-0.215789</text:p>
          </table:table-cell>
          <table:table-cell table:formula="of:=IF([.A161]=0;[.A161]+0.05;[.A161]*1.5)" office:value-type="float" office:value="-0.13494645" calcext:value-type="float">
            <text:p>-0.13494645</text:p>
          </table:table-cell>
          <table:table-cell table:formula="of:=IF([.A161]=0;[.A161]-0.05;[.A161]*0.5)" office:value-type="float" office:value="-0.04498215" calcext:value-type="float">
            <text:p>-0.04498215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-0.238095" calcext:value-type="float">
            <text:p>-0.238095</text:p>
          </table:table-cell>
          <table:table-cell table:formula="of:=IF([.A162]=0;[.A162]+0.05;[.A162]*1.5)" office:value-type="float" office:value="-0.13494645" calcext:value-type="float">
            <text:p>-0.13494645</text:p>
          </table:table-cell>
          <table:table-cell table:formula="of:=IF([.A162]=0;[.A162]-0.05;[.A162]*0.5)" office:value-type="float" office:value="-0.04498215" calcext:value-type="float">
            <text:p>-0.04498215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-0.188811" calcext:value-type="float">
            <text:p>-0.188811</text:p>
          </table:table-cell>
          <table:table-cell table:formula="of:=IF([.A163]=0;[.A163]+0.05;[.A163]*1.5)" office:value-type="float" office:value="-0.13494645" calcext:value-type="float">
            <text:p>-0.13494645</text:p>
          </table:table-cell>
          <table:table-cell table:formula="of:=IF([.A163]=0;[.A163]-0.05;[.A163]*0.5)" office:value-type="float" office:value="-0.04498215" calcext:value-type="float">
            <text:p>-0.04498215</text:p>
          </table:table-cell>
        </table:table-row>
        <table:table-row table:style-name="ro1">
          <table:table-cell office:value-type="float" office:value="-0.0929649" calcext:value-type="float">
            <text:p>-0.0929649</text:p>
          </table:table-cell>
          <table:table-cell office:value-type="float" office:value="-0.230303" calcext:value-type="float">
            <text:p>-0.230303</text:p>
          </table:table-cell>
          <table:table-cell table:formula="of:=IF([.A164]=0;[.A164]+0.05;[.A164]*1.5)" office:value-type="float" office:value="-0.13944735" calcext:value-type="float">
            <text:p>-0.13944735</text:p>
          </table:table-cell>
          <table:table-cell table:formula="of:=IF([.A164]=0;[.A164]-0.05;[.A164]*0.5)" office:value-type="float" office:value="-0.04648245" calcext:value-type="float">
            <text:p>-0.04648245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194357" calcext:value-type="float">
            <text:p>-0.194357</text:p>
          </table:table-cell>
          <table:table-cell table:formula="of:=IF([.A165]=0;[.A165]+0.05;[.A165]*1.5)" office:value-type="float" office:value="-0.1079544" calcext:value-type="float">
            <text:p>-0.1079544</text:p>
          </table:table-cell>
          <table:table-cell table:formula="of:=IF([.A165]=0;[.A165]-0.05;[.A165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08651" calcext:value-type="float">
            <text:p>-0.208651</text:p>
          </table:table-cell>
          <table:table-cell table:formula="of:=IF([.A166]=0;[.A166]+0.05;[.A166]*1.5)" office:value-type="float" office:value="0.05" calcext:value-type="float">
            <text:p>0.05</text:p>
          </table:table-cell>
          <table:table-cell table:formula="of:=IF([.A166]=0;[.A166]-0.05;[.A16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67]=0;[.A167]+0.05;[.A167]*1.5)" office:value-type="float" office:value="0.05" calcext:value-type="float">
            <text:p>0.05</text:p>
          </table:table-cell>
          <table:table-cell table:formula="of:=IF([.A167]=0;[.A167]-0.05;[.A167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90476" calcext:value-type="float">
            <text:p>-0.190476</text:p>
          </table:table-cell>
          <table:table-cell table:formula="of:=IF([.A168]=0;[.A168]+0.05;[.A168]*1.5)" office:value-type="float" office:value="0.05" calcext:value-type="float">
            <text:p>0.05</text:p>
          </table:table-cell>
          <table:table-cell table:formula="of:=IF([.A168]=0;[.A168]-0.05;[.A168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13873" calcext:value-type="float">
            <text:p>-0.213873</text:p>
          </table:table-cell>
          <table:table-cell table:formula="of:=IF([.A169]=0;[.A169]+0.05;[.A169]*1.5)" office:value-type="float" office:value="0.05" calcext:value-type="float">
            <text:p>0.05</text:p>
          </table:table-cell>
          <table:table-cell table:formula="of:=IF([.A169]=0;[.A169]-0.05;[.A16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869637" calcext:value-type="float">
            <text:p>-0.0869637</text:p>
          </table:table-cell>
          <table:table-cell office:value-type="float" office:value="-0.218905" calcext:value-type="float">
            <text:p>-0.218905</text:p>
          </table:table-cell>
          <table:table-cell table:formula="of:=IF([.A170]=0;[.A170]+0.05;[.A170]*1.5)" office:value-type="float" office:value="-0.13044555" calcext:value-type="float">
            <text:p>-0.13044555</text:p>
          </table:table-cell>
          <table:table-cell table:formula="of:=IF([.A170]=0;[.A170]-0.05;[.A170]*0.5)" office:value-type="float" office:value="-0.04348185" calcext:value-type="float">
            <text:p>-0.04348185</text:p>
          </table:table-cell>
        </table:table-row>
        <table:table-row table:style-name="ro1">
          <table:table-cell office:value-type="float" office:value="-0.239914" calcext:value-type="float">
            <text:p>-0.239914</text:p>
          </table:table-cell>
          <table:table-cell office:value-type="float" office:value="-0.206044" calcext:value-type="float">
            <text:p>-0.206044</text:p>
          </table:table-cell>
          <table:table-cell table:formula="of:=IF([.A171]=0;[.A171]+0.05;[.A171]*1.5)" office:value-type="float" office:value="-0.359871" calcext:value-type="float">
            <text:p>-0.359871</text:p>
          </table:table-cell>
          <table:table-cell table:formula="of:=IF([.A171]=0;[.A171]-0.05;[.A171]*0.5)" office:value-type="float" office:value="-0.119957" calcext:value-type="float">
            <text:p>-0.119957</text:p>
          </table:table-cell>
        </table:table-row>
        <table:table-row table:style-name="ro1">
          <table:table-cell office:value-type="float" office:value="-0.014994" calcext:value-type="float">
            <text:p>-0.014994</text:p>
          </table:table-cell>
          <table:table-cell office:value-type="float" office:value="-0.202765" calcext:value-type="float">
            <text:p>-0.202765</text:p>
          </table:table-cell>
          <table:table-cell table:formula="of:=IF([.A172]=0;[.A172]+0.05;[.A172]*1.5)" office:value-type="float" office:value="-0.022491" calcext:value-type="float">
            <text:p>-0.022491</text:p>
          </table:table-cell>
          <table:table-cell table:formula="of:=IF([.A172]=0;[.A172]-0.05;[.A172]*0.5)" office:value-type="float" office:value="-0.007497" calcext:value-type="float">
            <text:p>-0.00749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89062" calcext:value-type="float">
            <text:p>-0.289062</text:p>
          </table:table-cell>
          <table:table-cell table:formula="of:=IF([.A173]=0;[.A173]+0.05;[.A173]*1.5)" office:value-type="float" office:value="0.05" calcext:value-type="float">
            <text:p>0.05</text:p>
          </table:table-cell>
          <table:table-cell table:formula="of:=IF([.A173]=0;[.A173]-0.05;[.A17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70068" calcext:value-type="float">
            <text:p>-0.170068</text:p>
          </table:table-cell>
          <table:table-cell table:formula="of:=IF([.A174]=0;[.A174]+0.05;[.A174]*1.5)" office:value-type="float" office:value="0.05" calcext:value-type="float">
            <text:p>0.05</text:p>
          </table:table-cell>
          <table:table-cell table:formula="of:=IF([.A174]=0;[.A174]-0.05;[.A17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19952" calcext:value-type="float">
            <text:p>-0.119952</text:p>
          </table:table-cell>
          <table:table-cell office:value-type="float" office:value="-0.241176" calcext:value-type="float">
            <text:p>-0.241176</text:p>
          </table:table-cell>
          <table:table-cell table:formula="of:=IF([.A175]=0;[.A175]+0.05;[.A175]*1.5)" office:value-type="float" office:value="-0.179928" calcext:value-type="float">
            <text:p>-0.179928</text:p>
          </table:table-cell>
          <table:table-cell table:formula="of:=IF([.A175]=0;[.A175]-0.05;[.A175]*0.5)" office:value-type="float" office:value="-0.059976" calcext:value-type="float">
            <text:p>-0.059976</text:p>
          </table:table-cell>
        </table:table-row>
        <table:table-row table:style-name="ro1">
          <table:table-cell office:value-type="float" office:value="-0.116952" calcext:value-type="float">
            <text:p>-0.116952</text:p>
          </table:table-cell>
          <table:table-cell office:value-type="float" office:value="-0.193103" calcext:value-type="float">
            <text:p>-0.193103</text:p>
          </table:table-cell>
          <table:table-cell table:formula="of:=IF([.A176]=0;[.A176]+0.05;[.A176]*1.5)" office:value-type="float" office:value="-0.175428" calcext:value-type="float">
            <text:p>-0.175428</text:p>
          </table:table-cell>
          <table:table-cell table:formula="of:=IF([.A176]=0;[.A176]-0.05;[.A176]*0.5)" office:value-type="float" office:value="-0.058476" calcext:value-type="float">
            <text:p>-0.058476</text:p>
          </table:table-cell>
        </table:table-row>
        <table:table-row table:style-name="ro1">
          <table:table-cell office:value-type="float" office:value="-0.116952" calcext:value-type="float">
            <text:p>-0.116952</text:p>
          </table:table-cell>
          <table:table-cell office:value-type="float" office:value="-0.218659" calcext:value-type="float">
            <text:p>-0.218659</text:p>
          </table:table-cell>
          <table:table-cell table:formula="of:=IF([.A177]=0;[.A177]+0.05;[.A177]*1.5)" office:value-type="float" office:value="-0.175428" calcext:value-type="float">
            <text:p>-0.175428</text:p>
          </table:table-cell>
          <table:table-cell table:formula="of:=IF([.A177]=0;[.A177]-0.05;[.A177]*0.5)" office:value-type="float" office:value="-0.058476" calcext:value-type="float">
            <text:p>-0.058476</text:p>
          </table:table-cell>
        </table:table-row>
        <table:table-row table:style-name="ro1">
          <table:table-cell office:value-type="float" office:value="-0.116952" calcext:value-type="float">
            <text:p>-0.116952</text:p>
          </table:table-cell>
          <table:table-cell office:value-type="float" office:value="-0.186275" calcext:value-type="float">
            <text:p>-0.186275</text:p>
          </table:table-cell>
          <table:table-cell table:formula="of:=IF([.A178]=0;[.A178]+0.05;[.A178]*1.5)" office:value-type="float" office:value="-0.175428" calcext:value-type="float">
            <text:p>-0.175428</text:p>
          </table:table-cell>
          <table:table-cell table:formula="of:=IF([.A178]=0;[.A178]-0.05;[.A178]*0.5)" office:value-type="float" office:value="-0.058476" calcext:value-type="float">
            <text:p>-0.058476</text:p>
          </table:table-cell>
        </table:table-row>
        <table:table-row table:style-name="ro1">
          <table:table-cell office:value-type="float" office:value="-0.116952" calcext:value-type="float">
            <text:p>-0.116952</text:p>
          </table:table-cell>
          <table:table-cell office:value-type="float" office:value="-0.247788" calcext:value-type="float">
            <text:p>-0.247788</text:p>
          </table:table-cell>
          <table:table-cell table:formula="of:=IF([.A179]=0;[.A179]+0.05;[.A179]*1.5)" office:value-type="float" office:value="-0.175428" calcext:value-type="float">
            <text:p>-0.175428</text:p>
          </table:table-cell>
          <table:table-cell table:formula="of:=IF([.A179]=0;[.A179]-0.05;[.A179]*0.5)" office:value-type="float" office:value="-0.058476" calcext:value-type="float">
            <text:p>-0.058476</text:p>
          </table:table-cell>
        </table:table-row>
        <table:table-row table:style-name="ro1">
          <table:table-cell office:value-type="float" office:value="-0.116952" calcext:value-type="float">
            <text:p>-0.116952</text:p>
          </table:table-cell>
          <table:table-cell office:value-type="float" office:value="-0.191235" calcext:value-type="float">
            <text:p>-0.191235</text:p>
          </table:table-cell>
          <table:table-cell table:formula="of:=IF([.A180]=0;[.A180]+0.05;[.A180]*1.5)" office:value-type="float" office:value="-0.175428" calcext:value-type="float">
            <text:p>-0.175428</text:p>
          </table:table-cell>
          <table:table-cell table:formula="of:=IF([.A180]=0;[.A180]-0.05;[.A180]*0.5)" office:value-type="float" office:value="-0.058476" calcext:value-type="float">
            <text:p>-0.058476</text:p>
          </table:table-cell>
        </table:table-row>
        <table:table-row table:style-name="ro1">
          <table:table-cell office:value-type="float" office:value="-0.116952" calcext:value-type="float">
            <text:p>-0.116952</text:p>
          </table:table-cell>
          <table:table-cell office:value-type="float" office:value="-0.17217" calcext:value-type="float">
            <text:p>-0.17217</text:p>
          </table:table-cell>
          <table:table-cell table:formula="of:=IF([.A181]=0;[.A181]+0.05;[.A181]*1.5)" office:value-type="float" office:value="-0.175428" calcext:value-type="float">
            <text:p>-0.175428</text:p>
          </table:table-cell>
          <table:table-cell table:formula="of:=IF([.A181]=0;[.A181]-0.05;[.A181]*0.5)" office:value-type="float" office:value="-0.058476" calcext:value-type="float">
            <text:p>-0.058476</text:p>
          </table:table-cell>
        </table:table-row>
        <table:table-row table:style-name="ro1">
          <table:table-cell office:value-type="float" office:value="-0.113951" calcext:value-type="float">
            <text:p>-0.113951</text:p>
          </table:table-cell>
          <table:table-cell office:value-type="float" office:value="-0.292593" calcext:value-type="float">
            <text:p>-0.292593</text:p>
          </table:table-cell>
          <table:table-cell table:formula="of:=IF([.A182]=0;[.A182]+0.05;[.A182]*1.5)" office:value-type="float" office:value="-0.1709265" calcext:value-type="float">
            <text:p>-0.1709265</text:p>
          </table:table-cell>
          <table:table-cell table:formula="of:=IF([.A182]=0;[.A182]-0.05;[.A182]*0.5)" office:value-type="float" office:value="-0.0569755" calcext:value-type="float">
            <text:p>-0.0569755</text:p>
          </table:table-cell>
        </table:table-row>
        <table:table-row table:style-name="ro1">
          <table:table-cell office:value-type="float" office:value="-0.110959" calcext:value-type="float">
            <text:p>-0.110959</text:p>
          </table:table-cell>
          <table:table-cell office:value-type="float" office:value="-0.139241" calcext:value-type="float">
            <text:p>-0.139241</text:p>
          </table:table-cell>
          <table:table-cell table:formula="of:=IF([.A183]=0;[.A183]+0.05;[.A183]*1.5)" office:value-type="float" office:value="-0.1664385" calcext:value-type="float">
            <text:p>-0.1664385</text:p>
          </table:table-cell>
          <table:table-cell table:formula="of:=IF([.A183]=0;[.A183]-0.05;[.A183]*0.5)" office:value-type="float" office:value="-0.0554795" calcext:value-type="float">
            <text:p>-0.0554795</text:p>
          </table:table-cell>
        </table:table-row>
        <table:table-row table:style-name="ro1">
          <table:table-cell office:value-type="float" office:value="-0.110959" calcext:value-type="float">
            <text:p>-0.110959</text:p>
          </table:table-cell>
          <table:table-cell office:value-type="float" office:value="0" calcext:value-type="float">
            <text:p>0</text:p>
          </table:table-cell>
          <table:table-cell table:formula="of:=IF([.A184]=0;[.A184]+0.05;[.A184]*1.5)" office:value-type="float" office:value="-0.1664385" calcext:value-type="float">
            <text:p>-0.1664385</text:p>
          </table:table-cell>
          <table:table-cell table:formula="of:=IF([.A184]=0;[.A184]-0.05;[.A184]*0.5)" office:value-type="float" office:value="-0.0554795" calcext:value-type="float">
            <text:p>-0.0554795</text:p>
          </table:table-cell>
        </table:table-row>
        <table:table-row table:style-name="ro1">
          <table:table-cell office:value-type="float" office:value="-0.0929649" calcext:value-type="float">
            <text:p>-0.0929649</text:p>
          </table:table-cell>
          <table:table-cell office:value-type="float" office:value="-0.203857" calcext:value-type="float">
            <text:p>-0.203857</text:p>
          </table:table-cell>
          <table:table-cell table:formula="of:=IF([.A185]=0;[.A185]+0.05;[.A185]*1.5)" office:value-type="float" office:value="-0.13944735" calcext:value-type="float">
            <text:p>-0.13944735</text:p>
          </table:table-cell>
          <table:table-cell table:formula="of:=IF([.A185]=0;[.A185]-0.05;[.A185]*0.5)" office:value-type="float" office:value="-0.04648245" calcext:value-type="float">
            <text:p>-0.04648245</text:p>
          </table:table-cell>
        </table:table-row>
        <table:table-row table:style-name="ro1">
          <table:table-cell office:value-type="float" office:value="-0.0659685" calcext:value-type="float">
            <text:p>-0.0659685</text:p>
          </table:table-cell>
          <table:table-cell office:value-type="float" office:value="-0.221709" calcext:value-type="float">
            <text:p>-0.221709</text:p>
          </table:table-cell>
          <table:table-cell table:formula="of:=IF([.A186]=0;[.A186]+0.05;[.A186]*1.5)" office:value-type="float" office:value="-0.09895275" calcext:value-type="float">
            <text:p>-0.09895275</text:p>
          </table:table-cell>
          <table:table-cell table:formula="of:=IF([.A186]=0;[.A186]-0.05;[.A186]*0.5)" office:value-type="float" office:value="-0.03298425" calcext:value-type="float">
            <text:p>-0.0329842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25275" calcext:value-type="float">
            <text:p>-0.225275</text:p>
          </table:table-cell>
          <table:table-cell table:formula="of:=IF([.A187]=0;[.A187]+0.05;[.A187]*1.5)" office:value-type="float" office:value="0.05" calcext:value-type="float">
            <text:p>0.05</text:p>
          </table:table-cell>
          <table:table-cell table:formula="of:=IF([.A187]=0;[.A187]-0.05;[.A18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88]=0;[.A188]+0.05;[.A188]*1.5)" office:value-type="float" office:value="0.05" calcext:value-type="float">
            <text:p>0.05</text:p>
          </table:table-cell>
          <table:table-cell table:formula="of:=IF([.A188]=0;[.A188]-0.05;[.A18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89]=0;[.A189]+0.05;[.A189]*1.5)" office:value-type="float" office:value="0.05" calcext:value-type="float">
            <text:p>0.05</text:p>
          </table:table-cell>
          <table:table-cell table:formula="of:=IF([.A189]=0;[.A189]-0.05;[.A18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90]=0;[.A190]+0.05;[.A190]*1.5)" office:value-type="float" office:value="0.05" calcext:value-type="float">
            <text:p>0.05</text:p>
          </table:table-cell>
          <table:table-cell table:formula="of:=IF([.A190]=0;[.A190]-0.05;[.A190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22953" calcext:value-type="float">
            <text:p>-0.122953</text:p>
          </table:table-cell>
          <table:table-cell office:value-type="float" office:value="0" calcext:value-type="float">
            <text:p>0</text:p>
          </table:table-cell>
          <table:table-cell table:formula="of:=IF([.A191]=0;[.A191]+0.05;[.A191]*1.5)" office:value-type="float" office:value="-0.1844295" calcext:value-type="float">
            <text:p>-0.1844295</text:p>
          </table:table-cell>
          <table:table-cell table:formula="of:=IF([.A191]=0;[.A191]-0.05;[.A191]*0.5)" office:value-type="float" office:value="-0.0614765" calcext:value-type="float">
            <text:p>-0.061476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92]=0;[.A192]+0.05;[.A192]*1.5)" office:value-type="float" office:value="0.05" calcext:value-type="float">
            <text:p>0.05</text:p>
          </table:table-cell>
          <table:table-cell table:formula="of:=IF([.A192]=0;[.A192]-0.05;[.A19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93]=0;[.A193]+0.05;[.A193]*1.5)" office:value-type="float" office:value="0.05" calcext:value-type="float">
            <text:p>0.05</text:p>
          </table:table-cell>
          <table:table-cell table:formula="of:=IF([.A193]=0;[.A193]-0.05;[.A19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599229" calcext:value-type="float">
            <text:p>-0.00599229</text:p>
          </table:table-cell>
          <table:table-cell office:value-type="float" office:value="0" calcext:value-type="float">
            <text:p>0</text:p>
          </table:table-cell>
          <table:table-cell table:formula="of:=IF([.A194]=0;[.A194]+0.05;[.A194]*1.5)" office:value-type="float" office:value="-0.008988435" calcext:value-type="float">
            <text:p>-0.008988435</text:p>
          </table:table-cell>
          <table:table-cell table:formula="of:=IF([.A194]=0;[.A194]-0.05;[.A194]*0.5)" office:value-type="float" office:value="-0.002996145" calcext:value-type="float">
            <text:p>-0.002996145</text:p>
          </table:table-cell>
        </table:table-row>
        <table:table-row table:style-name="ro1">
          <table:table-cell office:value-type="float" office:value="-0.215918" calcext:value-type="float">
            <text:p>-0.215918</text:p>
          </table:table-cell>
          <table:table-cell office:value-type="float" office:value="0" calcext:value-type="float">
            <text:p>0</text:p>
          </table:table-cell>
          <table:table-cell table:formula="of:=IF([.A195]=0;[.A195]+0.05;[.A195]*1.5)" office:value-type="float" office:value="-0.323877" calcext:value-type="float">
            <text:p>-0.323877</text:p>
          </table:table-cell>
          <table:table-cell table:formula="of:=IF([.A195]=0;[.A195]-0.05;[.A195]*0.5)" office:value-type="float" office:value="-0.107959" calcext:value-type="float">
            <text:p>-0.10795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96]=0;[.A196]+0.05;[.A196]*1.5)" office:value-type="float" office:value="0.05" calcext:value-type="float">
            <text:p>0.05</text:p>
          </table:table-cell>
          <table:table-cell table:formula="of:=IF([.A196]=0;[.A196]-0.05;[.A19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97]=0;[.A197]+0.05;[.A197]*1.5)" office:value-type="float" office:value="0.05" calcext:value-type="float">
            <text:p>0.05</text:p>
          </table:table-cell>
          <table:table-cell table:formula="of:=IF([.A197]=0;[.A197]-0.05;[.A19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98]=0;[.A198]+0.05;[.A198]*1.5)" office:value-type="float" office:value="0.05" calcext:value-type="float">
            <text:p>0.05</text:p>
          </table:table-cell>
          <table:table-cell table:formula="of:=IF([.A198]=0;[.A198]-0.05;[.A19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199]=0;[.A199]+0.05;[.A199]*1.5)" office:value-type="float" office:value="0.05" calcext:value-type="float">
            <text:p>0.05</text:p>
          </table:table-cell>
          <table:table-cell table:formula="of:=IF([.A199]=0;[.A199]-0.05;[.A19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00]=0;[.A200]+0.05;[.A200]*1.5)" office:value-type="float" office:value="0.05" calcext:value-type="float">
            <text:p>0.05</text:p>
          </table:table-cell>
          <table:table-cell table:formula="of:=IF([.A200]=0;[.A200]-0.05;[.A20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01]=0;[.A201]+0.05;[.A201]*1.5)" office:value-type="float" office:value="0.05" calcext:value-type="float">
            <text:p>0.05</text:p>
          </table:table-cell>
          <table:table-cell table:formula="of:=IF([.A201]=0;[.A201]-0.05;[.A20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02]=0;[.A202]+0.05;[.A202]*1.5)" office:value-type="float" office:value="0.05" calcext:value-type="float">
            <text:p>0.05</text:p>
          </table:table-cell>
          <table:table-cell table:formula="of:=IF([.A202]=0;[.A202]-0.05;[.A20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03]=0;[.A203]+0.05;[.A203]*1.5)" office:value-type="float" office:value="0.05" calcext:value-type="float">
            <text:p>0.05</text:p>
          </table:table-cell>
          <table:table-cell table:formula="of:=IF([.A203]=0;[.A203]-0.05;[.A20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04]=0;[.A204]+0.05;[.A204]*1.5)" office:value-type="float" office:value="0.05" calcext:value-type="float">
            <text:p>0.05</text:p>
          </table:table-cell>
          <table:table-cell table:formula="of:=IF([.A204]=0;[.A204]-0.05;[.A20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05]=0;[.A205]+0.05;[.A205]*1.5)" office:value-type="float" office:value="0.05" calcext:value-type="float">
            <text:p>0.05</text:p>
          </table:table-cell>
          <table:table-cell table:formula="of:=IF([.A205]=0;[.A205]-0.05;[.A20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06]=0;[.A206]+0.05;[.A206]*1.5)" office:value-type="float" office:value="0.05" calcext:value-type="float">
            <text:p>0.05</text:p>
          </table:table-cell>
          <table:table-cell table:formula="of:=IF([.A206]=0;[.A206]-0.05;[.A20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07]=0;[.A207]+0.05;[.A207]*1.5)" office:value-type="float" office:value="0.05" calcext:value-type="float">
            <text:p>0.05</text:p>
          </table:table-cell>
          <table:table-cell table:formula="of:=IF([.A207]=0;[.A207]-0.05;[.A20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08]=0;[.A208]+0.05;[.A208]*1.5)" office:value-type="float" office:value="0.05" calcext:value-type="float">
            <text:p>0.05</text:p>
          </table:table-cell>
          <table:table-cell table:formula="of:=IF([.A208]=0;[.A208]-0.05;[.A208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  <table:table-cell table:formula="of:=IF([.A209]=0;[.A209]+0.05;[.A209]*1.5)" office:value-type="float" office:value="0.07647495" calcext:value-type="float">
            <text:p>0.07647495</text:p>
          </table:table-cell>
          <table:table-cell table:formula="of:=IF([.A209]=0;[.A209]-0.05;[.A209]*0.5)" office:value-type="float" office:value="0.02549165" calcext:value-type="float">
            <text:p>0.02549165</text:p>
          </table:table-cell>
        </table:table-row>
        <table:table-row table:style-name="ro1">
          <table:table-cell office:value-type="float" office:value="0.0659773" calcext:value-type="float">
            <text:p>0.0659773</text:p>
          </table:table-cell>
          <table:table-cell office:value-type="float" office:value="0.142077" calcext:value-type="float">
            <text:p>0.142077</text:p>
          </table:table-cell>
          <table:table-cell table:formula="of:=IF([.A210]=0;[.A210]+0.05;[.A210]*1.5)" office:value-type="float" office:value="0.09896595" calcext:value-type="float">
            <text:p>0.09896595</text:p>
          </table:table-cell>
          <table:table-cell table:formula="of:=IF([.A210]=0;[.A210]-0.05;[.A210]*0.5)" office:value-type="float" office:value="0.03298865" calcext:value-type="float">
            <text:p>0.03298865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15404" calcext:value-type="float">
            <text:p>0.15404</text:p>
          </table:table-cell>
          <table:table-cell table:formula="of:=IF([.A211]=0;[.A211]+0.05;[.A211]*1.5)" office:value-type="float" office:value="0.11246865" calcext:value-type="float">
            <text:p>0.11246865</text:p>
          </table:table-cell>
          <table:table-cell table:formula="of:=IF([.A211]=0;[.A211]-0.05;[.A211]*0.5)" office:value-type="float" office:value="0.03748955" calcext:value-type="float">
            <text:p>0.03748955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170306" calcext:value-type="float">
            <text:p>0.170306</text:p>
          </table:table-cell>
          <table:table-cell table:formula="of:=IF([.A212]=0;[.A212]+0.05;[.A212]*1.5)" office:value-type="float" office:value="0.13946055" calcext:value-type="float">
            <text:p>0.13946055</text:p>
          </table:table-cell>
          <table:table-cell table:formula="of:=IF([.A212]=0;[.A212]-0.05;[.A212]*0.5)" office:value-type="float" office:value="0.04648685" calcext:value-type="float">
            <text:p>0.04648685</text:p>
          </table:table-cell>
        </table:table-row>
        <table:table-row table:style-name="ro1">
          <table:table-cell office:value-type="float" office:value="0.0869726" calcext:value-type="float">
            <text:p>0.0869726</text:p>
          </table:table-cell>
          <table:table-cell office:value-type="float" office:value="0.214286" calcext:value-type="float">
            <text:p>0.214286</text:p>
          </table:table-cell>
          <table:table-cell table:formula="of:=IF([.A213]=0;[.A213]+0.05;[.A213]*1.5)" office:value-type="float" office:value="0.1304589" calcext:value-type="float">
            <text:p>0.1304589</text:p>
          </table:table-cell>
          <table:table-cell table:formula="of:=IF([.A213]=0;[.A213]-0.05;[.A213]*0.5)" office:value-type="float" office:value="0.0434863" calcext:value-type="float">
            <text:p>0.0434863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.21164" calcext:value-type="float">
            <text:p>0.21164</text:p>
          </table:table-cell>
          <table:table-cell table:formula="of:=IF([.A214]=0;[.A214]+0.05;[.A214]*1.5)" office:value-type="float" office:value="0.10346685" calcext:value-type="float">
            <text:p>0.10346685</text:p>
          </table:table-cell>
          <table:table-cell table:formula="of:=IF([.A214]=0;[.A214]-0.05;[.A214]*0.5)" office:value-type="float" office:value="0.03448895" calcext:value-type="float">
            <text:p>0.03448895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  <table:table-cell table:formula="of:=IF([.A215]=0;[.A215]+0.05;[.A215]*1.5)" office:value-type="float" office:value="0.10346685" calcext:value-type="float">
            <text:p>0.10346685</text:p>
          </table:table-cell>
          <table:table-cell table:formula="of:=IF([.A215]=0;[.A215]-0.05;[.A215]*0.5)" office:value-type="float" office:value="0.03448895" calcext:value-type="float">
            <text:p>0.03448895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  <table:table-cell table:formula="of:=IF([.A216]=0;[.A216]+0.05;[.A216]*1.5)" office:value-type="float" office:value="0.10346685" calcext:value-type="float">
            <text:p>0.10346685</text:p>
          </table:table-cell>
          <table:table-cell table:formula="of:=IF([.A216]=0;[.A216]-0.05;[.A216]*0.5)" office:value-type="float" office:value="0.03448895" calcext:value-type="float">
            <text:p>0.03448895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  <table:table-cell table:formula="of:=IF([.A217]=0;[.A217]+0.05;[.A217]*1.5)" office:value-type="float" office:value="0.10346685" calcext:value-type="float">
            <text:p>0.10346685</text:p>
          </table:table-cell>
          <table:table-cell table:formula="of:=IF([.A217]=0;[.A217]-0.05;[.A217]*0.5)" office:value-type="float" office:value="0.03448895" calcext:value-type="float">
            <text:p>0.03448895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  <table:table-cell table:formula="of:=IF([.A218]=0;[.A218]+0.05;[.A218]*1.5)" office:value-type="float" office:value="0.10346685" calcext:value-type="float">
            <text:p>0.10346685</text:p>
          </table:table-cell>
          <table:table-cell table:formula="of:=IF([.A218]=0;[.A218]-0.05;[.A218]*0.5)" office:value-type="float" office:value="0.03448895" calcext:value-type="float">
            <text:p>0.03448895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  <table:table-cell table:formula="of:=IF([.A219]=0;[.A219]+0.05;[.A219]*1.5)" office:value-type="float" office:value="0.10346685" calcext:value-type="float">
            <text:p>0.10346685</text:p>
          </table:table-cell>
          <table:table-cell table:formula="of:=IF([.A219]=0;[.A219]-0.05;[.A219]*0.5)" office:value-type="float" office:value="0.03448895" calcext:value-type="float">
            <text:p>0.03448895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  <table:table-cell table:formula="of:=IF([.A220]=0;[.A220]+0.05;[.A220]*1.5)" office:value-type="float" office:value="0.10346685" calcext:value-type="float">
            <text:p>0.10346685</text:p>
          </table:table-cell>
          <table:table-cell table:formula="of:=IF([.A220]=0;[.A220]-0.05;[.A220]*0.5)" office:value-type="float" office:value="0.03448895" calcext:value-type="float">
            <text:p>0.03448895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  <table:table-cell table:formula="of:=IF([.A221]=0;[.A221]+0.05;[.A221]*1.5)" office:value-type="float" office:value="0.10346685" calcext:value-type="float">
            <text:p>0.10346685</text:p>
          </table:table-cell>
          <table:table-cell table:formula="of:=IF([.A221]=0;[.A221]-0.05;[.A221]*0.5)" office:value-type="float" office:value="0.03448895" calcext:value-type="float">
            <text:p>0.03448895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  <table:table-cell table:formula="of:=IF([.A222]=0;[.A222]+0.05;[.A222]*1.5)" office:value-type="float" office:value="0.10796775" calcext:value-type="float">
            <text:p>0.10796775</text:p>
          </table:table-cell>
          <table:table-cell table:formula="of:=IF([.A222]=0;[.A222]-0.05;[.A222]*0.5)" office:value-type="float" office:value="0.03598925" calcext:value-type="float">
            <text:p>0.03598925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  <table:table-cell table:formula="of:=IF([.A223]=0;[.A223]+0.05;[.A223]*1.5)" office:value-type="float" office:value="0.10346685" calcext:value-type="float">
            <text:p>0.10346685</text:p>
          </table:table-cell>
          <table:table-cell table:formula="of:=IF([.A223]=0;[.A223]-0.05;[.A223]*0.5)" office:value-type="float" office:value="0.03448895" calcext:value-type="float">
            <text:p>0.03448895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  <table:table-cell table:formula="of:=IF([.A224]=0;[.A224]+0.05;[.A224]*1.5)" office:value-type="float" office:value="0.10346685" calcext:value-type="float">
            <text:p>0.10346685</text:p>
          </table:table-cell>
          <table:table-cell table:formula="of:=IF([.A224]=0;[.A224]-0.05;[.A224]*0.5)" office:value-type="float" office:value="0.03448895" calcext:value-type="float">
            <text:p>0.03448895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  <table:table-cell table:formula="of:=IF([.A225]=0;[.A225]+0.05;[.A225]*1.5)" office:value-type="float" office:value="0.10796775" calcext:value-type="float">
            <text:p>0.10796775</text:p>
          </table:table-cell>
          <table:table-cell table:formula="of:=IF([.A225]=0;[.A225]-0.05;[.A225]*0.5)" office:value-type="float" office:value="0.03598925" calcext:value-type="float">
            <text:p>0.03598925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  <table:table-cell table:formula="of:=IF([.A226]=0;[.A226]+0.05;[.A226]*1.5)" office:value-type="float" office:value="0.10346685" calcext:value-type="float">
            <text:p>0.10346685</text:p>
          </table:table-cell>
          <table:table-cell table:formula="of:=IF([.A226]=0;[.A226]-0.05;[.A226]*0.5)" office:value-type="float" office:value="0.03448895" calcext:value-type="float">
            <text:p>0.0344889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27]=0;[.A227]+0.05;[.A227]*1.5)" office:value-type="float" office:value="0.05" calcext:value-type="float">
            <text:p>0.05</text:p>
          </table:table-cell>
          <table:table-cell table:formula="of:=IF([.A227]=0;[.A227]-0.05;[.A227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479827" calcext:value-type="float">
            <text:p>-0.0479827</text:p>
          </table:table-cell>
          <table:table-cell office:value-type="float" office:value="0" calcext:value-type="float">
            <text:p>0</text:p>
          </table:table-cell>
          <table:table-cell table:formula="of:=IF([.A228]=0;[.A228]+0.05;[.A228]*1.5)" office:value-type="float" office:value="-0.07197405" calcext:value-type="float">
            <text:p>-0.07197405</text:p>
          </table:table-cell>
          <table:table-cell table:formula="of:=IF([.A228]=0;[.A228]-0.05;[.A228]*0.5)" office:value-type="float" office:value="-0.02399135" calcext:value-type="float">
            <text:p>-0.02399135</text:p>
          </table:table-cell>
        </table:table-row>
        <table:table-row table:style-name="ro1">
          <table:table-cell office:value-type="float" office:value="-0.14694" calcext:value-type="float">
            <text:p>-0.14694</text:p>
          </table:table-cell>
          <table:table-cell office:value-type="float" office:value="-0.162832" calcext:value-type="float">
            <text:p>-0.162832</text:p>
          </table:table-cell>
          <table:table-cell table:formula="of:=IF([.A229]=0;[.A229]+0.05;[.A229]*1.5)" office:value-type="float" office:value="-0.22041" calcext:value-type="float">
            <text:p>-0.22041</text:p>
          </table:table-cell>
          <table:table-cell table:formula="of:=IF([.A229]=0;[.A229]-0.05;[.A229]*0.5)" office:value-type="float" office:value="-0.07347" calcext:value-type="float">
            <text:p>-0.07347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-0.0894118" calcext:value-type="float">
            <text:p>-0.0894118</text:p>
          </table:table-cell>
          <table:table-cell table:formula="of:=IF([.A230]=0;[.A230]+0.05;[.A230]*1.5)" office:value-type="float" office:value="-0.202419" calcext:value-type="float">
            <text:p>-0.202419</text:p>
          </table:table-cell>
          <table:table-cell table:formula="of:=IF([.A230]=0;[.A230]-0.05;[.A230]*0.5)" office:value-type="float" office:value="-0.067473" calcext:value-type="float">
            <text:p>-0.067473</text:p>
          </table:table-cell>
        </table:table-row>
        <table:table-row table:style-name="ro1">
          <table:table-cell office:value-type="float" office:value="-0.128954" calcext:value-type="float">
            <text:p>-0.128954</text:p>
          </table:table-cell>
          <table:table-cell office:value-type="float" office:value="-0.103448" calcext:value-type="float">
            <text:p>-0.103448</text:p>
          </table:table-cell>
          <table:table-cell table:formula="of:=IF([.A231]=0;[.A231]+0.05;[.A231]*1.5)" office:value-type="float" office:value="-0.193431" calcext:value-type="float">
            <text:p>-0.193431</text:p>
          </table:table-cell>
          <table:table-cell table:formula="of:=IF([.A231]=0;[.A231]-0.05;[.A231]*0.5)" office:value-type="float" office:value="-0.064477" calcext:value-type="float">
            <text:p>-0.064477</text:p>
          </table:table-cell>
        </table:table-row>
        <table:table-row table:style-name="ro1">
          <table:table-cell office:value-type="float" office:value="-0.128954" calcext:value-type="float">
            <text:p>-0.128954</text:p>
          </table:table-cell>
          <table:table-cell office:value-type="float" office:value="-0.122677" calcext:value-type="float">
            <text:p>-0.122677</text:p>
          </table:table-cell>
          <table:table-cell table:formula="of:=IF([.A232]=0;[.A232]+0.05;[.A232]*1.5)" office:value-type="float" office:value="-0.193431" calcext:value-type="float">
            <text:p>-0.193431</text:p>
          </table:table-cell>
          <table:table-cell table:formula="of:=IF([.A232]=0;[.A232]-0.05;[.A232]*0.5)" office:value-type="float" office:value="-0.064477" calcext:value-type="float">
            <text:p>-0.064477</text:p>
          </table:table-cell>
        </table:table-row>
        <table:table-row table:style-name="ro1">
          <table:table-cell office:value-type="float" office:value="-0.128954" calcext:value-type="float">
            <text:p>-0.128954</text:p>
          </table:table-cell>
          <table:table-cell office:value-type="float" office:value="-0.104317" calcext:value-type="float">
            <text:p>-0.104317</text:p>
          </table:table-cell>
          <table:table-cell table:formula="of:=IF([.A233]=0;[.A233]+0.05;[.A233]*1.5)" office:value-type="float" office:value="-0.193431" calcext:value-type="float">
            <text:p>-0.193431</text:p>
          </table:table-cell>
          <table:table-cell table:formula="of:=IF([.A233]=0;[.A233]-0.05;[.A233]*0.5)" office:value-type="float" office:value="-0.064477" calcext:value-type="float">
            <text:p>-0.064477</text:p>
          </table:table-cell>
        </table:table-row>
        <table:table-row table:style-name="ro1">
          <table:table-cell office:value-type="float" office:value="-0.128954" calcext:value-type="float">
            <text:p>-0.128954</text:p>
          </table:table-cell>
          <table:table-cell office:value-type="float" office:value="-0.169165" calcext:value-type="float">
            <text:p>-0.169165</text:p>
          </table:table-cell>
          <table:table-cell table:formula="of:=IF([.A234]=0;[.A234]+0.05;[.A234]*1.5)" office:value-type="float" office:value="-0.193431" calcext:value-type="float">
            <text:p>-0.193431</text:p>
          </table:table-cell>
          <table:table-cell table:formula="of:=IF([.A234]=0;[.A234]-0.05;[.A234]*0.5)" office:value-type="float" office:value="-0.064477" calcext:value-type="float">
            <text:p>-0.064477</text:p>
          </table:table-cell>
        </table:table-row>
        <table:table-row table:style-name="ro1">
          <table:table-cell office:value-type="float" office:value="-0.107959" calcext:value-type="float">
            <text:p>-0.107959</text:p>
          </table:table-cell>
          <table:table-cell office:value-type="float" office:value="0.0470588" calcext:value-type="float">
            <text:p>0.0470588</text:p>
          </table:table-cell>
          <table:table-cell table:formula="of:=IF([.A235]=0;[.A235]+0.05;[.A235]*1.5)" office:value-type="float" office:value="-0.1619385" calcext:value-type="float">
            <text:p>-0.1619385</text:p>
          </table:table-cell>
          <table:table-cell table:formula="of:=IF([.A235]=0;[.A235]-0.05;[.A235]*0.5)" office:value-type="float" office:value="-0.0539795" calcext:value-type="float">
            <text:p>-0.0539795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165" calcext:value-type="float">
            <text:p>-0.165</text:p>
          </table:table-cell>
          <table:table-cell table:formula="of:=IF([.A236]=0;[.A236]+0.05;[.A236]*1.5)" office:value-type="float" office:value="-0.157437" calcext:value-type="float">
            <text:p>-0.157437</text:p>
          </table:table-cell>
          <table:table-cell table:formula="of:=IF([.A236]=0;[.A236]-0.05;[.A236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222011" calcext:value-type="float">
            <text:p>-0.222011</text:p>
          </table:table-cell>
          <table:table-cell table:formula="of:=IF([.A237]=0;[.A237]+0.05;[.A237]*1.5)" office:value-type="float" office:value="-0.157437" calcext:value-type="float">
            <text:p>-0.157437</text:p>
          </table:table-cell>
          <table:table-cell table:formula="of:=IF([.A237]=0;[.A237]-0.05;[.A237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238189" calcext:value-type="float">
            <text:p>-0.238189</text:p>
          </table:table-cell>
          <table:table-cell table:formula="of:=IF([.A238]=0;[.A238]+0.05;[.A238]*1.5)" office:value-type="float" office:value="-0.157437" calcext:value-type="float">
            <text:p>-0.157437</text:p>
          </table:table-cell>
          <table:table-cell table:formula="of:=IF([.A238]=0;[.A238]-0.05;[.A238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165948" calcext:value-type="float">
            <text:p>-0.165948</text:p>
          </table:table-cell>
          <table:table-cell table:formula="of:=IF([.A239]=0;[.A239]+0.05;[.A239]*1.5)" office:value-type="float" office:value="-0.157437" calcext:value-type="float">
            <text:p>-0.157437</text:p>
          </table:table-cell>
          <table:table-cell table:formula="of:=IF([.A239]=0;[.A239]-0.05;[.A239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0959654" calcext:value-type="float">
            <text:p>-0.0959654</text:p>
          </table:table-cell>
          <table:table-cell office:value-type="float" office:value="-0.139381" calcext:value-type="float">
            <text:p>-0.139381</text:p>
          </table:table-cell>
          <table:table-cell table:formula="of:=IF([.A240]=0;[.A240]+0.05;[.A240]*1.5)" office:value-type="float" office:value="-0.1439481" calcext:value-type="float">
            <text:p>-0.1439481</text:p>
          </table:table-cell>
          <table:table-cell table:formula="of:=IF([.A240]=0;[.A240]-0.05;[.A240]*0.5)" office:value-type="float" office:value="-0.0479827" calcext:value-type="float">
            <text:p>-0.047982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14035" calcext:value-type="float">
            <text:p>-0.114035</text:p>
          </table:table-cell>
          <table:table-cell table:formula="of:=IF([.A241]=0;[.A241]+0.05;[.A241]*1.5)" office:value-type="float" office:value="0.05" calcext:value-type="float">
            <text:p>0.05</text:p>
          </table:table-cell>
          <table:table-cell table:formula="of:=IF([.A241]=0;[.A241]-0.05;[.A241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36029" calcext:value-type="float">
            <text:p>-0.136029</text:p>
          </table:table-cell>
          <table:table-cell table:formula="of:=IF([.A242]=0;[.A242]+0.05;[.A242]*1.5)" office:value-type="float" office:value="0.05" calcext:value-type="float">
            <text:p>0.05</text:p>
          </table:table-cell>
          <table:table-cell table:formula="of:=IF([.A242]=0;[.A242]-0.05;[.A24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16867" calcext:value-type="float">
            <text:p>-0.216867</text:p>
          </table:table-cell>
          <table:table-cell table:formula="of:=IF([.A243]=0;[.A243]+0.05;[.A243]*1.5)" office:value-type="float" office:value="0.05" calcext:value-type="float">
            <text:p>0.05</text:p>
          </table:table-cell>
          <table:table-cell table:formula="of:=IF([.A243]=0;[.A243]-0.05;[.A24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44]=0;[.A244]+0.05;[.A244]*1.5)" office:value-type="float" office:value="0.05" calcext:value-type="float">
            <text:p>0.05</text:p>
          </table:table-cell>
          <table:table-cell table:formula="of:=IF([.A244]=0;[.A244]-0.05;[.A24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929649" calcext:value-type="float">
            <text:p>-0.0929649</text:p>
          </table:table-cell>
          <table:table-cell office:value-type="float" office:value="0" calcext:value-type="float">
            <text:p>0</text:p>
          </table:table-cell>
          <table:table-cell table:formula="of:=IF([.A245]=0;[.A245]+0.05;[.A245]*1.5)" office:value-type="float" office:value="-0.13944735" calcext:value-type="float">
            <text:p>-0.13944735</text:p>
          </table:table-cell>
          <table:table-cell table:formula="of:=IF([.A245]=0;[.A245]-0.05;[.A245]*0.5)" office:value-type="float" office:value="-0.04648245" calcext:value-type="float">
            <text:p>-0.04648245</text:p>
          </table:table-cell>
        </table:table-row>
        <table:table-row table:style-name="ro1">
          <table:table-cell office:value-type="float" office:value="-0.0929649" calcext:value-type="float">
            <text:p>-0.0929649</text:p>
          </table:table-cell>
          <table:table-cell office:value-type="float" office:value="0" calcext:value-type="float">
            <text:p>0</text:p>
          </table:table-cell>
          <table:table-cell table:formula="of:=IF([.A246]=0;[.A246]+0.05;[.A246]*1.5)" office:value-type="float" office:value="-0.13944735" calcext:value-type="float">
            <text:p>-0.13944735</text:p>
          </table:table-cell>
          <table:table-cell table:formula="of:=IF([.A246]=0;[.A246]-0.05;[.A246]*0.5)" office:value-type="float" office:value="-0.04648245" calcext:value-type="float">
            <text:p>-0.04648245</text:p>
          </table:table-cell>
        </table:table-row>
        <table:table-row table:style-name="ro1">
          <table:table-cell office:value-type="float" office:value="-0.0929649" calcext:value-type="float">
            <text:p>-0.0929649</text:p>
          </table:table-cell>
          <table:table-cell office:value-type="float" office:value="0" calcext:value-type="float">
            <text:p>0</text:p>
          </table:table-cell>
          <table:table-cell table:formula="of:=IF([.A247]=0;[.A247]+0.05;[.A247]*1.5)" office:value-type="float" office:value="-0.13944735" calcext:value-type="float">
            <text:p>-0.13944735</text:p>
          </table:table-cell>
          <table:table-cell table:formula="of:=IF([.A247]=0;[.A247]-0.05;[.A247]*0.5)" office:value-type="float" office:value="-0.04648245" calcext:value-type="float">
            <text:p>-0.04648245</text:p>
          </table:table-cell>
        </table:table-row>
        <table:table-row table:style-name="ro1">
          <table:table-cell office:value-type="float" office:value="-0.0929649" calcext:value-type="float">
            <text:p>-0.0929649</text:p>
          </table:table-cell>
          <table:table-cell office:value-type="float" office:value="-1" calcext:value-type="float">
            <text:p>-1</text:p>
          </table:table-cell>
          <table:table-cell table:formula="of:=IF([.A248]=0;[.A248]+0.05;[.A248]*1.5)" office:value-type="float" office:value="-0.13944735" calcext:value-type="float">
            <text:p>-0.13944735</text:p>
          </table:table-cell>
          <table:table-cell table:formula="of:=IF([.A248]=0;[.A248]-0.05;[.A248]*0.5)" office:value-type="float" office:value="-0.04648245" calcext:value-type="float">
            <text:p>-0.04648245</text:p>
          </table:table-cell>
        </table:table-row>
        <table:table-row table:style-name="ro1">
          <table:table-cell office:value-type="float" office:value="-0.125954" calcext:value-type="float">
            <text:p>-0.125954</text:p>
          </table:table-cell>
          <table:table-cell office:value-type="float" office:value="0" calcext:value-type="float">
            <text:p>0</text:p>
          </table:table-cell>
          <table:table-cell table:formula="of:=IF([.A249]=0;[.A249]+0.05;[.A249]*1.5)" office:value-type="float" office:value="-0.188931" calcext:value-type="float">
            <text:p>-0.188931</text:p>
          </table:table-cell>
          <table:table-cell table:formula="of:=IF([.A249]=0;[.A249]-0.05;[.A249]*0.5)" office:value-type="float" office:value="-0.062977" calcext:value-type="float">
            <text:p>-0.062977</text:p>
          </table:table-cell>
        </table:table-row>
        <table:table-row table:style-name="ro1">
          <table:table-cell office:value-type="float" office:value="-0.191931" calcext:value-type="float">
            <text:p>-0.191931</text:p>
          </table:table-cell>
          <table:table-cell office:value-type="float" office:value="0" calcext:value-type="float">
            <text:p>0</text:p>
          </table:table-cell>
          <table:table-cell table:formula="of:=IF([.A250]=0;[.A250]+0.05;[.A250]*1.5)" office:value-type="float" office:value="-0.2878965" calcext:value-type="float">
            <text:p>-0.2878965</text:p>
          </table:table-cell>
          <table:table-cell table:formula="of:=IF([.A250]=0;[.A250]-0.05;[.A250]*0.5)" office:value-type="float" office:value="-0.0959655" calcext:value-type="float">
            <text:p>-0.0959655</text:p>
          </table:table-cell>
        </table:table-row>
        <table:table-row table:style-name="ro1">
          <table:table-cell office:value-type="float" office:value="-0.287896" calcext:value-type="float">
            <text:p>-0.287896</text:p>
          </table:table-cell>
          <table:table-cell office:value-type="float" office:value="0" calcext:value-type="float">
            <text:p>0</text:p>
          </table:table-cell>
          <table:table-cell table:formula="of:=IF([.A251]=0;[.A251]+0.05;[.A251]*1.5)" office:value-type="float" office:value="-0.431844" calcext:value-type="float">
            <text:p>-0.431844</text:p>
          </table:table-cell>
          <table:table-cell table:formula="of:=IF([.A251]=0;[.A251]-0.05;[.A251]*0.5)" office:value-type="float" office:value="-0.143948" calcext:value-type="float">
            <text:p>-0.143948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  <table:table-cell table:formula="of:=IF([.A252]=0;[.A252]+0.05;[.A252]*1.5)" office:value-type="float" office:value="-0.436332" calcext:value-type="float">
            <text:p>-0.436332</text:p>
          </table:table-cell>
          <table:table-cell table:formula="of:=IF([.A252]=0;[.A252]-0.05;[.A252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173936" calcext:value-type="float">
            <text:p>-0.173936</text:p>
          </table:table-cell>
          <table:table-cell office:value-type="float" office:value="0" calcext:value-type="float">
            <text:p>0</text:p>
          </table:table-cell>
          <table:table-cell table:formula="of:=IF([.A253]=0;[.A253]+0.05;[.A253]*1.5)" office:value-type="float" office:value="-0.260904" calcext:value-type="float">
            <text:p>-0.260904</text:p>
          </table:table-cell>
          <table:table-cell table:formula="of:=IF([.A253]=0;[.A253]-0.05;[.A253]*0.5)" office:value-type="float" office:value="-0.086968" calcext:value-type="float">
            <text:p>-0.08696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5625" calcext:value-type="float">
            <text:p>0.15625</text:p>
          </table:table-cell>
          <table:table-cell table:formula="of:=IF([.A254]=0;[.A254]+0.05;[.A254]*1.5)" office:value-type="float" office:value="0.05" calcext:value-type="float">
            <text:p>0.05</text:p>
          </table:table-cell>
          <table:table-cell table:formula="of:=IF([.A254]=0;[.A254]-0.05;[.A25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42342" calcext:value-type="float">
            <text:p>0.342342</text:p>
          </table:table-cell>
          <table:table-cell table:formula="of:=IF([.A255]=0;[.A255]+0.05;[.A255]*1.5)" office:value-type="float" office:value="0.05" calcext:value-type="float">
            <text:p>0.05</text:p>
          </table:table-cell>
          <table:table-cell table:formula="of:=IF([.A255]=0;[.A255]-0.05;[.A25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56]=0;[.A256]+0.05;[.A256]*1.5)" office:value-type="float" office:value="0.05" calcext:value-type="float">
            <text:p>0.05</text:p>
          </table:table-cell>
          <table:table-cell table:formula="of:=IF([.A256]=0;[.A256]-0.05;[.A25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57]=0;[.A257]+0.05;[.A257]*1.5)" office:value-type="float" office:value="0.05" calcext:value-type="float">
            <text:p>0.05</text:p>
          </table:table-cell>
          <table:table-cell table:formula="of:=IF([.A257]=0;[.A257]-0.05;[.A25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58]=0;[.A258]+0.05;[.A258]*1.5)" office:value-type="float" office:value="0.05" calcext:value-type="float">
            <text:p>0.05</text:p>
          </table:table-cell>
          <table:table-cell table:formula="of:=IF([.A258]=0;[.A258]-0.05;[.A25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59]=0;[.A259]+0.05;[.A259]*1.5)" office:value-type="float" office:value="0.05" calcext:value-type="float">
            <text:p>0.05</text:p>
          </table:table-cell>
          <table:table-cell table:formula="of:=IF([.A259]=0;[.A259]-0.05;[.A25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60]=0;[.A260]+0.05;[.A260]*1.5)" office:value-type="float" office:value="0.05" calcext:value-type="float">
            <text:p>0.05</text:p>
          </table:table-cell>
          <table:table-cell table:formula="of:=IF([.A260]=0;[.A260]-0.05;[.A26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61]=0;[.A261]+0.05;[.A261]*1.5)" office:value-type="float" office:value="0.05" calcext:value-type="float">
            <text:p>0.05</text:p>
          </table:table-cell>
          <table:table-cell table:formula="of:=IF([.A261]=0;[.A261]-0.05;[.A26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62]=0;[.A262]+0.05;[.A262]*1.5)" office:value-type="float" office:value="0.05" calcext:value-type="float">
            <text:p>0.05</text:p>
          </table:table-cell>
          <table:table-cell table:formula="of:=IF([.A262]=0;[.A262]-0.05;[.A26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63]=0;[.A263]+0.05;[.A263]*1.5)" office:value-type="float" office:value="0.05" calcext:value-type="float">
            <text:p>0.05</text:p>
          </table:table-cell>
          <table:table-cell table:formula="of:=IF([.A263]=0;[.A263]-0.05;[.A26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64]=0;[.A264]+0.05;[.A264]*1.5)" office:value-type="float" office:value="0.05" calcext:value-type="float">
            <text:p>0.05</text:p>
          </table:table-cell>
          <table:table-cell table:formula="of:=IF([.A264]=0;[.A264]-0.05;[.A26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65]=0;[.A265]+0.05;[.A265]*1.5)" office:value-type="float" office:value="0.05" calcext:value-type="float">
            <text:p>0.05</text:p>
          </table:table-cell>
          <table:table-cell table:formula="of:=IF([.A265]=0;[.A265]-0.05;[.A26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66]=0;[.A266]+0.05;[.A266]*1.5)" office:value-type="float" office:value="0.05" calcext:value-type="float">
            <text:p>0.05</text:p>
          </table:table-cell>
          <table:table-cell table:formula="of:=IF([.A266]=0;[.A266]-0.05;[.A26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67]=0;[.A267]+0.05;[.A267]*1.5)" office:value-type="float" office:value="0.05" calcext:value-type="float">
            <text:p>0.05</text:p>
          </table:table-cell>
          <table:table-cell table:formula="of:=IF([.A267]=0;[.A267]-0.05;[.A26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68]=0;[.A268]+0.05;[.A268]*1.5)" office:value-type="float" office:value="0.05" calcext:value-type="float">
            <text:p>0.05</text:p>
          </table:table-cell>
          <table:table-cell table:formula="of:=IF([.A268]=0;[.A268]-0.05;[.A26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69]=0;[.A269]+0.05;[.A269]*1.5)" office:value-type="float" office:value="0.05" calcext:value-type="float">
            <text:p>0.05</text:p>
          </table:table-cell>
          <table:table-cell table:formula="of:=IF([.A269]=0;[.A269]-0.05;[.A26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70]=0;[.A270]+0.05;[.A270]*1.5)" office:value-type="float" office:value="0.05" calcext:value-type="float">
            <text:p>0.05</text:p>
          </table:table-cell>
          <table:table-cell table:formula="of:=IF([.A270]=0;[.A270]-0.05;[.A27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71]=0;[.A271]+0.05;[.A271]*1.5)" office:value-type="float" office:value="0.05" calcext:value-type="float">
            <text:p>0.05</text:p>
          </table:table-cell>
          <table:table-cell table:formula="of:=IF([.A271]=0;[.A271]-0.05;[.A27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72]=0;[.A272]+0.05;[.A272]*1.5)" office:value-type="float" office:value="0.05" calcext:value-type="float">
            <text:p>0.05</text:p>
          </table:table-cell>
          <table:table-cell table:formula="of:=IF([.A272]=0;[.A272]-0.05;[.A27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73]=0;[.A273]+0.05;[.A273]*1.5)" office:value-type="float" office:value="0.05" calcext:value-type="float">
            <text:p>0.05</text:p>
          </table:table-cell>
          <table:table-cell table:formula="of:=IF([.A273]=0;[.A273]-0.05;[.A27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74]=0;[.A274]+0.05;[.A274]*1.5)" office:value-type="float" office:value="0.05" calcext:value-type="float">
            <text:p>0.05</text:p>
          </table:table-cell>
          <table:table-cell table:formula="of:=IF([.A274]=0;[.A274]-0.05;[.A27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75]=0;[.A275]+0.05;[.A275]*1.5)" office:value-type="float" office:value="0.05" calcext:value-type="float">
            <text:p>0.05</text:p>
          </table:table-cell>
          <table:table-cell table:formula="of:=IF([.A275]=0;[.A275]-0.05;[.A27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76]=0;[.A276]+0.05;[.A276]*1.5)" office:value-type="float" office:value="0.05" calcext:value-type="float">
            <text:p>0.05</text:p>
          </table:table-cell>
          <table:table-cell table:formula="of:=IF([.A276]=0;[.A276]-0.05;[.A27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77]=0;[.A277]+0.05;[.A277]*1.5)" office:value-type="float" office:value="0.05" calcext:value-type="float">
            <text:p>0.05</text:p>
          </table:table-cell>
          <table:table-cell table:formula="of:=IF([.A277]=0;[.A277]-0.05;[.A27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78]=0;[.A278]+0.05;[.A278]*1.5)" office:value-type="float" office:value="0.05" calcext:value-type="float">
            <text:p>0.05</text:p>
          </table:table-cell>
          <table:table-cell table:formula="of:=IF([.A278]=0;[.A278]-0.05;[.A27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79]=0;[.A279]+0.05;[.A279]*1.5)" office:value-type="float" office:value="0.05" calcext:value-type="float">
            <text:p>0.05</text:p>
          </table:table-cell>
          <table:table-cell table:formula="of:=IF([.A279]=0;[.A279]-0.05;[.A27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80]=0;[.A280]+0.05;[.A280]*1.5)" office:value-type="float" office:value="0.05" calcext:value-type="float">
            <text:p>0.05</text:p>
          </table:table-cell>
          <table:table-cell table:formula="of:=IF([.A280]=0;[.A280]-0.05;[.A28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81]=0;[.A281]+0.05;[.A281]*1.5)" office:value-type="float" office:value="0.05" calcext:value-type="float">
            <text:p>0.05</text:p>
          </table:table-cell>
          <table:table-cell table:formula="of:=IF([.A281]=0;[.A281]-0.05;[.A28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82]=0;[.A282]+0.05;[.A282]*1.5)" office:value-type="float" office:value="0.05" calcext:value-type="float">
            <text:p>0.05</text:p>
          </table:table-cell>
          <table:table-cell table:formula="of:=IF([.A282]=0;[.A282]-0.05;[.A28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283]=0;[.A283]+0.05;[.A283]*1.5)" office:value-type="float" office:value="0.05" calcext:value-type="float">
            <text:p>0.05</text:p>
          </table:table-cell>
          <table:table-cell table:formula="of:=IF([.A283]=0;[.A283]-0.05;[.A28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08932" calcext:value-type="float">
            <text:p>-0.108932</text:p>
          </table:table-cell>
          <table:table-cell table:formula="of:=IF([.A284]=0;[.A284]+0.05;[.A284]*1.5)" office:value-type="float" office:value="0.05" calcext:value-type="float">
            <text:p>0.05</text:p>
          </table:table-cell>
          <table:table-cell table:formula="of:=IF([.A284]=0;[.A284]-0.05;[.A28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22953" calcext:value-type="float">
            <text:p>-0.122953</text:p>
          </table:table-cell>
          <table:table-cell office:value-type="float" office:value="-0.0532319" calcext:value-type="float">
            <text:p>-0.0532319</text:p>
          </table:table-cell>
          <table:table-cell table:formula="of:=IF([.A285]=0;[.A285]+0.05;[.A285]*1.5)" office:value-type="float" office:value="-0.1844295" calcext:value-type="float">
            <text:p>-0.1844295</text:p>
          </table:table-cell>
          <table:table-cell table:formula="of:=IF([.A285]=0;[.A285]-0.05;[.A285]*0.5)" office:value-type="float" office:value="-0.0614765" calcext:value-type="float">
            <text:p>-0.0614765</text:p>
          </table:table-cell>
        </table:table-row>
        <table:table-row table:style-name="ro1">
          <table:table-cell office:value-type="float" office:value="-0.137947" calcext:value-type="float">
            <text:p>-0.137947</text:p>
          </table:table-cell>
          <table:table-cell office:value-type="float" office:value="-0.0816327" calcext:value-type="float">
            <text:p>-0.0816327</text:p>
          </table:table-cell>
          <table:table-cell table:formula="of:=IF([.A286]=0;[.A286]+0.05;[.A286]*1.5)" office:value-type="float" office:value="-0.2069205" calcext:value-type="float">
            <text:p>-0.2069205</text:p>
          </table:table-cell>
          <table:table-cell table:formula="of:=IF([.A286]=0;[.A286]-0.05;[.A286]*0.5)" office:value-type="float" office:value="-0.0689735" calcext:value-type="float">
            <text:p>-0.0689735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-0.095092" calcext:value-type="float">
            <text:p>-0.095092</text:p>
          </table:table-cell>
          <table:table-cell table:formula="of:=IF([.A287]=0;[.A287]+0.05;[.A287]*1.5)" office:value-type="float" office:value="-0.202419" calcext:value-type="float">
            <text:p>-0.202419</text:p>
          </table:table-cell>
          <table:table-cell table:formula="of:=IF([.A287]=0;[.A287]-0.05;[.A287]*0.5)" office:value-type="float" office:value="-0.067473" calcext:value-type="float">
            <text:p>-0.067473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-0.090573" calcext:value-type="float">
            <text:p>-0.090573</text:p>
          </table:table-cell>
          <table:table-cell table:formula="of:=IF([.A288]=0;[.A288]+0.05;[.A288]*1.5)" office:value-type="float" office:value="-0.202419" calcext:value-type="float">
            <text:p>-0.202419</text:p>
          </table:table-cell>
          <table:table-cell table:formula="of:=IF([.A288]=0;[.A288]-0.05;[.A288]*0.5)" office:value-type="float" office:value="-0.067473" calcext:value-type="float">
            <text:p>-0.067473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-0.0892857" calcext:value-type="float">
            <text:p>-0.0892857</text:p>
          </table:table-cell>
          <table:table-cell table:formula="of:=IF([.A289]=0;[.A289]+0.05;[.A289]*1.5)" office:value-type="float" office:value="-0.202419" calcext:value-type="float">
            <text:p>-0.202419</text:p>
          </table:table-cell>
          <table:table-cell table:formula="of:=IF([.A289]=0;[.A289]-0.05;[.A289]*0.5)" office:value-type="float" office:value="-0.067473" calcext:value-type="float">
            <text:p>-0.067473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-0.077957" calcext:value-type="float">
            <text:p>-0.077957</text:p>
          </table:table-cell>
          <table:table-cell table:formula="of:=IF([.A290]=0;[.A290]+0.05;[.A290]*1.5)" office:value-type="float" office:value="-0.202419" calcext:value-type="float">
            <text:p>-0.202419</text:p>
          </table:table-cell>
          <table:table-cell table:formula="of:=IF([.A290]=0;[.A290]-0.05;[.A290]*0.5)" office:value-type="float" office:value="-0.067473" calcext:value-type="float">
            <text:p>-0.067473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-0.0891089" calcext:value-type="float">
            <text:p>-0.0891089</text:p>
          </table:table-cell>
          <table:table-cell table:formula="of:=IF([.A291]=0;[.A291]+0.05;[.A291]*1.5)" office:value-type="float" office:value="-0.202419" calcext:value-type="float">
            <text:p>-0.202419</text:p>
          </table:table-cell>
          <table:table-cell table:formula="of:=IF([.A291]=0;[.A291]-0.05;[.A291]*0.5)" office:value-type="float" office:value="-0.067473" calcext:value-type="float">
            <text:p>-0.067473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-0.122494" calcext:value-type="float">
            <text:p>-0.122494</text:p>
          </table:table-cell>
          <table:table-cell table:formula="of:=IF([.A292]=0;[.A292]+0.05;[.A292]*1.5)" office:value-type="float" office:value="-0.202419" calcext:value-type="float">
            <text:p>-0.202419</text:p>
          </table:table-cell>
          <table:table-cell table:formula="of:=IF([.A292]=0;[.A292]-0.05;[.A292]*0.5)" office:value-type="float" office:value="-0.067473" calcext:value-type="float">
            <text:p>-0.067473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-0.0844687" calcext:value-type="float">
            <text:p>-0.0844687</text:p>
          </table:table-cell>
          <table:table-cell table:formula="of:=IF([.A293]=0;[.A293]+0.05;[.A293]*1.5)" office:value-type="float" office:value="-0.202419" calcext:value-type="float">
            <text:p>-0.202419</text:p>
          </table:table-cell>
          <table:table-cell table:formula="of:=IF([.A293]=0;[.A293]-0.05;[.A293]*0.5)" office:value-type="float" office:value="-0.067473" calcext:value-type="float">
            <text:p>-0.067473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-0.106218" calcext:value-type="float">
            <text:p>-0.106218</text:p>
          </table:table-cell>
          <table:table-cell table:formula="of:=IF([.A294]=0;[.A294]+0.05;[.A294]*1.5)" office:value-type="float" office:value="-0.202419" calcext:value-type="float">
            <text:p>-0.202419</text:p>
          </table:table-cell>
          <table:table-cell table:formula="of:=IF([.A294]=0;[.A294]-0.05;[.A294]*0.5)" office:value-type="float" office:value="-0.067473" calcext:value-type="float">
            <text:p>-0.067473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-0.115385" calcext:value-type="float">
            <text:p>-0.115385</text:p>
          </table:table-cell>
          <table:table-cell table:formula="of:=IF([.A295]=0;[.A295]+0.05;[.A295]*1.5)" office:value-type="float" office:value="-0.202419" calcext:value-type="float">
            <text:p>-0.202419</text:p>
          </table:table-cell>
          <table:table-cell table:formula="of:=IF([.A295]=0;[.A295]-0.05;[.A295]*0.5)" office:value-type="float" office:value="-0.067473" calcext:value-type="float">
            <text:p>-0.067473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-0.125" calcext:value-type="float">
            <text:p>-0.125</text:p>
          </table:table-cell>
          <table:table-cell table:formula="of:=IF([.A296]=0;[.A296]+0.05;[.A296]*1.5)" office:value-type="float" office:value="-0.202419" calcext:value-type="float">
            <text:p>-0.202419</text:p>
          </table:table-cell>
          <table:table-cell table:formula="of:=IF([.A296]=0;[.A296]-0.05;[.A296]*0.5)" office:value-type="float" office:value="-0.067473" calcext:value-type="float">
            <text:p>-0.067473</text:p>
          </table:table-cell>
        </table:table-row>
        <table:table-row table:style-name="ro1">
          <table:table-cell office:value-type="float" office:value="-0.140948" calcext:value-type="float">
            <text:p>-0.140948</text:p>
          </table:table-cell>
          <table:table-cell office:value-type="float" office:value="-0.15873" calcext:value-type="float">
            <text:p>-0.15873</text:p>
          </table:table-cell>
          <table:table-cell table:formula="of:=IF([.A297]=0;[.A297]+0.05;[.A297]*1.5)" office:value-type="float" office:value="-0.211422" calcext:value-type="float">
            <text:p>-0.211422</text:p>
          </table:table-cell>
          <table:table-cell table:formula="of:=IF([.A297]=0;[.A297]-0.05;[.A297]*0.5)" office:value-type="float" office:value="-0.070474" calcext:value-type="float">
            <text:p>-0.070474</text:p>
          </table:table-cell>
        </table:table-row>
        <table:table-row table:style-name="ro1">
          <table:table-cell office:value-type="float" office:value="-0.143948" calcext:value-type="float">
            <text:p>-0.143948</text:p>
          </table:table-cell>
          <table:table-cell office:value-type="float" office:value="-0.137725" calcext:value-type="float">
            <text:p>-0.137725</text:p>
          </table:table-cell>
          <table:table-cell table:formula="of:=IF([.A298]=0;[.A298]+0.05;[.A298]*1.5)" office:value-type="float" office:value="-0.215922" calcext:value-type="float">
            <text:p>-0.215922</text:p>
          </table:table-cell>
          <table:table-cell table:formula="of:=IF([.A298]=0;[.A298]-0.05;[.A298]*0.5)" office:value-type="float" office:value="-0.071974" calcext:value-type="float">
            <text:p>-0.071974</text:p>
          </table:table-cell>
        </table:table-row>
        <table:table-row table:style-name="ro1">
          <table:table-cell office:value-type="float" office:value="-0.143948" calcext:value-type="float">
            <text:p>-0.143948</text:p>
          </table:table-cell>
          <table:table-cell office:value-type="float" office:value="-0.162921" calcext:value-type="float">
            <text:p>-0.162921</text:p>
          </table:table-cell>
          <table:table-cell table:formula="of:=IF([.A299]=0;[.A299]+0.05;[.A299]*1.5)" office:value-type="float" office:value="-0.215922" calcext:value-type="float">
            <text:p>-0.215922</text:p>
          </table:table-cell>
          <table:table-cell table:formula="of:=IF([.A299]=0;[.A299]-0.05;[.A299]*0.5)" office:value-type="float" office:value="-0.071974" calcext:value-type="float">
            <text:p>-0.071974</text:p>
          </table:table-cell>
        </table:table-row>
        <table:table-row table:style-name="ro1">
          <table:table-cell office:value-type="float" office:value="-0.143948" calcext:value-type="float">
            <text:p>-0.143948</text:p>
          </table:table-cell>
          <table:table-cell office:value-type="float" office:value="-0.20197" calcext:value-type="float">
            <text:p>-0.20197</text:p>
          </table:table-cell>
          <table:table-cell table:formula="of:=IF([.A300]=0;[.A300]+0.05;[.A300]*1.5)" office:value-type="float" office:value="-0.215922" calcext:value-type="float">
            <text:p>-0.215922</text:p>
          </table:table-cell>
          <table:table-cell table:formula="of:=IF([.A300]=0;[.A300]-0.05;[.A300]*0.5)" office:value-type="float" office:value="-0.071974" calcext:value-type="float">
            <text:p>-0.071974</text:p>
          </table:table-cell>
        </table:table-row>
        <table:table-row table:style-name="ro1">
          <table:table-cell office:value-type="float" office:value="-0.125954" calcext:value-type="float">
            <text:p>-0.125954</text:p>
          </table:table-cell>
          <table:table-cell office:value-type="float" office:value="-0.236051" calcext:value-type="float">
            <text:p>-0.236051</text:p>
          </table:table-cell>
          <table:table-cell table:formula="of:=IF([.A301]=0;[.A301]+0.05;[.A301]*1.5)" office:value-type="float" office:value="-0.188931" calcext:value-type="float">
            <text:p>-0.188931</text:p>
          </table:table-cell>
          <table:table-cell table:formula="of:=IF([.A301]=0;[.A301]-0.05;[.A301]*0.5)" office:value-type="float" office:value="-0.062977" calcext:value-type="float">
            <text:p>-0.062977</text:p>
          </table:table-cell>
        </table:table-row>
        <table:table-row table:style-name="ro1">
          <table:table-cell office:value-type="float" office:value="-0.128954" calcext:value-type="float">
            <text:p>-0.128954</text:p>
          </table:table-cell>
          <table:table-cell office:value-type="float" office:value="0" calcext:value-type="float">
            <text:p>0</text:p>
          </table:table-cell>
          <table:table-cell table:formula="of:=IF([.A302]=0;[.A302]+0.05;[.A302]*1.5)" office:value-type="float" office:value="-0.193431" calcext:value-type="float">
            <text:p>-0.193431</text:p>
          </table:table-cell>
          <table:table-cell table:formula="of:=IF([.A302]=0;[.A302]-0.05;[.A302]*0.5)" office:value-type="float" office:value="-0.064477" calcext:value-type="float">
            <text:p>-0.064477</text:p>
          </table:table-cell>
        </table:table-row>
        <table:table-row table:style-name="ro1">
          <table:table-cell office:value-type="float" office:value="-0.116952" calcext:value-type="float">
            <text:p>-0.116952</text:p>
          </table:table-cell>
          <table:table-cell office:value-type="float" office:value="0" calcext:value-type="float">
            <text:p>0</text:p>
          </table:table-cell>
          <table:table-cell table:formula="of:=IF([.A303]=0;[.A303]+0.05;[.A303]*1.5)" office:value-type="float" office:value="-0.175428" calcext:value-type="float">
            <text:p>-0.175428</text:p>
          </table:table-cell>
          <table:table-cell table:formula="of:=IF([.A303]=0;[.A303]-0.05;[.A303]*0.5)" office:value-type="float" office:value="-0.058476" calcext:value-type="float">
            <text:p>-0.058476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04]=0;[.A304]+0.05;[.A304]*1.5)" office:value-type="float" office:value="0.05" calcext:value-type="float">
            <text:p>0.05</text:p>
          </table:table-cell>
          <table:table-cell table:formula="of:=IF([.A304]=0;[.A304]-0.05;[.A30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05]=0;[.A305]+0.05;[.A305]*1.5)" office:value-type="float" office:value="0.05" calcext:value-type="float">
            <text:p>0.05</text:p>
          </table:table-cell>
          <table:table-cell table:formula="of:=IF([.A305]=0;[.A305]-0.05;[.A30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06]=0;[.A306]+0.05;[.A306]*1.5)" office:value-type="float" office:value="0.05" calcext:value-type="float">
            <text:p>0.05</text:p>
          </table:table-cell>
          <table:table-cell table:formula="of:=IF([.A306]=0;[.A306]-0.05;[.A30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07]=0;[.A307]+0.05;[.A307]*1.5)" office:value-type="float" office:value="0.05" calcext:value-type="float">
            <text:p>0.05</text:p>
          </table:table-cell>
          <table:table-cell table:formula="of:=IF([.A307]=0;[.A307]-0.05;[.A30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08]=0;[.A308]+0.05;[.A308]*1.5)" office:value-type="float" office:value="0.05" calcext:value-type="float">
            <text:p>0.05</text:p>
          </table:table-cell>
          <table:table-cell table:formula="of:=IF([.A308]=0;[.A308]-0.05;[.A30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09]=0;[.A309]+0.05;[.A309]*1.5)" office:value-type="float" office:value="0.05" calcext:value-type="float">
            <text:p>0.05</text:p>
          </table:table-cell>
          <table:table-cell table:formula="of:=IF([.A309]=0;[.A309]-0.05;[.A30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10]=0;[.A310]+0.05;[.A310]*1.5)" office:value-type="float" office:value="0.05" calcext:value-type="float">
            <text:p>0.05</text:p>
          </table:table-cell>
          <table:table-cell table:formula="of:=IF([.A310]=0;[.A310]-0.05;[.A31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11]=0;[.A311]+0.05;[.A311]*1.5)" office:value-type="float" office:value="0.05" calcext:value-type="float">
            <text:p>0.05</text:p>
          </table:table-cell>
          <table:table-cell table:formula="of:=IF([.A311]=0;[.A311]-0.05;[.A31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12]=0;[.A312]+0.05;[.A312]*1.5)" office:value-type="float" office:value="0.05" calcext:value-type="float">
            <text:p>0.05</text:p>
          </table:table-cell>
          <table:table-cell table:formula="of:=IF([.A312]=0;[.A312]-0.05;[.A31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13]=0;[.A313]+0.05;[.A313]*1.5)" office:value-type="float" office:value="0.05" calcext:value-type="float">
            <text:p>0.05</text:p>
          </table:table-cell>
          <table:table-cell table:formula="of:=IF([.A313]=0;[.A313]-0.05;[.A31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14]=0;[.A314]+0.05;[.A314]*1.5)" office:value-type="float" office:value="0.05" calcext:value-type="float">
            <text:p>0.05</text:p>
          </table:table-cell>
          <table:table-cell table:formula="of:=IF([.A314]=0;[.A314]-0.05;[.A31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15]=0;[.A315]+0.05;[.A315]*1.5)" office:value-type="float" office:value="0.05" calcext:value-type="float">
            <text:p>0.05</text:p>
          </table:table-cell>
          <table:table-cell table:formula="of:=IF([.A315]=0;[.A315]-0.05;[.A31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16]=0;[.A316]+0.05;[.A316]*1.5)" office:value-type="float" office:value="0.05" calcext:value-type="float">
            <text:p>0.05</text:p>
          </table:table-cell>
          <table:table-cell table:formula="of:=IF([.A316]=0;[.A316]-0.05;[.A31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17]=0;[.A317]+0.05;[.A317]*1.5)" office:value-type="float" office:value="0.05" calcext:value-type="float">
            <text:p>0.05</text:p>
          </table:table-cell>
          <table:table-cell table:formula="of:=IF([.A317]=0;[.A317]-0.05;[.A31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18]=0;[.A318]+0.05;[.A318]*1.5)" office:value-type="float" office:value="0.05" calcext:value-type="float">
            <text:p>0.05</text:p>
          </table:table-cell>
          <table:table-cell table:formula="of:=IF([.A318]=0;[.A318]-0.05;[.A31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19]=0;[.A319]+0.05;[.A319]*1.5)" office:value-type="float" office:value="0.05" calcext:value-type="float">
            <text:p>0.05</text:p>
          </table:table-cell>
          <table:table-cell table:formula="of:=IF([.A319]=0;[.A319]-0.05;[.A31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20]=0;[.A320]+0.05;[.A320]*1.5)" office:value-type="float" office:value="0.05" calcext:value-type="float">
            <text:p>0.05</text:p>
          </table:table-cell>
          <table:table-cell table:formula="of:=IF([.A320]=0;[.A320]-0.05;[.A32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21]=0;[.A321]+0.05;[.A321]*1.5)" office:value-type="float" office:value="0.05" calcext:value-type="float">
            <text:p>0.05</text:p>
          </table:table-cell>
          <table:table-cell table:formula="of:=IF([.A321]=0;[.A321]-0.05;[.A32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22]=0;[.A322]+0.05;[.A322]*1.5)" office:value-type="float" office:value="0.05" calcext:value-type="float">
            <text:p>0.05</text:p>
          </table:table-cell>
          <table:table-cell table:formula="of:=IF([.A322]=0;[.A322]-0.05;[.A32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23]=0;[.A323]+0.05;[.A323]*1.5)" office:value-type="float" office:value="0.05" calcext:value-type="float">
            <text:p>0.05</text:p>
          </table:table-cell>
          <table:table-cell table:formula="of:=IF([.A323]=0;[.A323]-0.05;[.A32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24]=0;[.A324]+0.05;[.A324]*1.5)" office:value-type="float" office:value="0.05" calcext:value-type="float">
            <text:p>0.05</text:p>
          </table:table-cell>
          <table:table-cell table:formula="of:=IF([.A324]=0;[.A324]-0.05;[.A32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25]=0;[.A325]+0.05;[.A325]*1.5)" office:value-type="float" office:value="0.05" calcext:value-type="float">
            <text:p>0.05</text:p>
          </table:table-cell>
          <table:table-cell table:formula="of:=IF([.A325]=0;[.A325]-0.05;[.A32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26]=0;[.A326]+0.05;[.A326]*1.5)" office:value-type="float" office:value="0.05" calcext:value-type="float">
            <text:p>0.05</text:p>
          </table:table-cell>
          <table:table-cell table:formula="of:=IF([.A326]=0;[.A326]-0.05;[.A32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27]=0;[.A327]+0.05;[.A327]*1.5)" office:value-type="float" office:value="0.05" calcext:value-type="float">
            <text:p>0.05</text:p>
          </table:table-cell>
          <table:table-cell table:formula="of:=IF([.A327]=0;[.A327]-0.05;[.A32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28]=0;[.A328]+0.05;[.A328]*1.5)" office:value-type="float" office:value="0.05" calcext:value-type="float">
            <text:p>0.05</text:p>
          </table:table-cell>
          <table:table-cell table:formula="of:=IF([.A328]=0;[.A328]-0.05;[.A32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29]=0;[.A329]+0.05;[.A329]*1.5)" office:value-type="float" office:value="0.05" calcext:value-type="float">
            <text:p>0.05</text:p>
          </table:table-cell>
          <table:table-cell table:formula="of:=IF([.A329]=0;[.A329]-0.05;[.A32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  <table:table-cell table:formula="of:=IF([.A330]=0;[.A330]+0.05;[.A330]*1.5)" office:value-type="float" office:value="0.07647495" calcext:value-type="float">
            <text:p>0.07647495</text:p>
          </table:table-cell>
          <table:table-cell table:formula="of:=IF([.A330]=0;[.A330]-0.05;[.A330]*0.5)" office:value-type="float" office:value="0.02549165" calcext:value-type="float">
            <text:p>0.0254916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31]=0;[.A331]+0.05;[.A331]*1.5)" office:value-type="float" office:value="0.05" calcext:value-type="float">
            <text:p>0.05</text:p>
          </table:table-cell>
          <table:table-cell table:formula="of:=IF([.A331]=0;[.A331]-0.05;[.A33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32]=0;[.A332]+0.05;[.A332]*1.5)" office:value-type="float" office:value="0.05" calcext:value-type="float">
            <text:p>0.05</text:p>
          </table:table-cell>
          <table:table-cell table:formula="of:=IF([.A332]=0;[.A332]-0.05;[.A33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33]=0;[.A333]+0.05;[.A333]*1.5)" office:value-type="float" office:value="0.05" calcext:value-type="float">
            <text:p>0.05</text:p>
          </table:table-cell>
          <table:table-cell table:formula="of:=IF([.A333]=0;[.A333]-0.05;[.A33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34]=0;[.A334]+0.05;[.A334]*1.5)" office:value-type="float" office:value="0.05" calcext:value-type="float">
            <text:p>0.05</text:p>
          </table:table-cell>
          <table:table-cell table:formula="of:=IF([.A334]=0;[.A334]-0.05;[.A33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35]=0;[.A335]+0.05;[.A335]*1.5)" office:value-type="float" office:value="0.05" calcext:value-type="float">
            <text:p>0.05</text:p>
          </table:table-cell>
          <table:table-cell table:formula="of:=IF([.A335]=0;[.A335]-0.05;[.A33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36]=0;[.A336]+0.05;[.A336]*1.5)" office:value-type="float" office:value="0.05" calcext:value-type="float">
            <text:p>0.05</text:p>
          </table:table-cell>
          <table:table-cell table:formula="of:=IF([.A336]=0;[.A336]-0.05;[.A33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37]=0;[.A337]+0.05;[.A337]*1.5)" office:value-type="float" office:value="0.05" calcext:value-type="float">
            <text:p>0.05</text:p>
          </table:table-cell>
          <table:table-cell table:formula="of:=IF([.A337]=0;[.A337]-0.05;[.A33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38]=0;[.A338]+0.05;[.A338]*1.5)" office:value-type="float" office:value="0.05" calcext:value-type="float">
            <text:p>0.05</text:p>
          </table:table-cell>
          <table:table-cell table:formula="of:=IF([.A338]=0;[.A338]-0.05;[.A33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39]=0;[.A339]+0.05;[.A339]*1.5)" office:value-type="float" office:value="0.05" calcext:value-type="float">
            <text:p>0.05</text:p>
          </table:table-cell>
          <table:table-cell table:formula="of:=IF([.A339]=0;[.A339]-0.05;[.A33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40]=0;[.A340]+0.05;[.A340]*1.5)" office:value-type="float" office:value="0.05" calcext:value-type="float">
            <text:p>0.05</text:p>
          </table:table-cell>
          <table:table-cell table:formula="of:=IF([.A340]=0;[.A340]-0.05;[.A34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41]=0;[.A341]+0.05;[.A341]*1.5)" office:value-type="float" office:value="0.05" calcext:value-type="float">
            <text:p>0.05</text:p>
          </table:table-cell>
          <table:table-cell table:formula="of:=IF([.A341]=0;[.A341]-0.05;[.A34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42]=0;[.A342]+0.05;[.A342]*1.5)" office:value-type="float" office:value="0.05" calcext:value-type="float">
            <text:p>0.05</text:p>
          </table:table-cell>
          <table:table-cell table:formula="of:=IF([.A342]=0;[.A342]-0.05;[.A34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43]=0;[.A343]+0.05;[.A343]*1.5)" office:value-type="float" office:value="0.05" calcext:value-type="float">
            <text:p>0.05</text:p>
          </table:table-cell>
          <table:table-cell table:formula="of:=IF([.A343]=0;[.A343]-0.05;[.A34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44]=0;[.A344]+0.05;[.A344]*1.5)" office:value-type="float" office:value="0.05" calcext:value-type="float">
            <text:p>0.05</text:p>
          </table:table-cell>
          <table:table-cell table:formula="of:=IF([.A344]=0;[.A344]-0.05;[.A34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45]=0;[.A345]+0.05;[.A345]*1.5)" office:value-type="float" office:value="0.05" calcext:value-type="float">
            <text:p>0.05</text:p>
          </table:table-cell>
          <table:table-cell table:formula="of:=IF([.A345]=0;[.A345]-0.05;[.A34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46]=0;[.A346]+0.05;[.A346]*1.5)" office:value-type="float" office:value="0.05" calcext:value-type="float">
            <text:p>0.05</text:p>
          </table:table-cell>
          <table:table-cell table:formula="of:=IF([.A346]=0;[.A346]-0.05;[.A34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47]=0;[.A347]+0.05;[.A347]*1.5)" office:value-type="float" office:value="0.05" calcext:value-type="float">
            <text:p>0.05</text:p>
          </table:table-cell>
          <table:table-cell table:formula="of:=IF([.A347]=0;[.A347]-0.05;[.A34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48]=0;[.A348]+0.05;[.A348]*1.5)" office:value-type="float" office:value="0.05" calcext:value-type="float">
            <text:p>0.05</text:p>
          </table:table-cell>
          <table:table-cell table:formula="of:=IF([.A348]=0;[.A348]-0.05;[.A348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" calcext:value-type="float">
            <text:p>0</text:p>
          </table:table-cell>
          <table:table-cell table:formula="of:=IF([.A349]=0;[.A349]+0.05;[.A349]*1.5)" office:value-type="float" office:value="0.2789085" calcext:value-type="float">
            <text:p>0.2789085</text:p>
          </table:table-cell>
          <table:table-cell table:formula="of:=IF([.A349]=0;[.A349]-0.05;[.A349]*0.5)" office:value-type="float" office:value="0.0929695" calcext:value-type="float">
            <text:p>0.092969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50]=0;[.A350]+0.05;[.A350]*1.5)" office:value-type="float" office:value="0.05" calcext:value-type="float">
            <text:p>0.05</text:p>
          </table:table-cell>
          <table:table-cell table:formula="of:=IF([.A350]=0;[.A350]-0.05;[.A35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51]=0;[.A351]+0.05;[.A351]*1.5)" office:value-type="float" office:value="0.05" calcext:value-type="float">
            <text:p>0.05</text:p>
          </table:table-cell>
          <table:table-cell table:formula="of:=IF([.A351]=0;[.A351]-0.05;[.A35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52]=0;[.A352]+0.05;[.A352]*1.5)" office:value-type="float" office:value="0.05" calcext:value-type="float">
            <text:p>0.05</text:p>
          </table:table-cell>
          <table:table-cell table:formula="of:=IF([.A352]=0;[.A352]-0.05;[.A35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53]=0;[.A353]+0.05;[.A353]*1.5)" office:value-type="float" office:value="0.05" calcext:value-type="float">
            <text:p>0.05</text:p>
          </table:table-cell>
          <table:table-cell table:formula="of:=IF([.A353]=0;[.A353]-0.05;[.A35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54]=0;[.A354]+0.05;[.A354]*1.5)" office:value-type="float" office:value="0.05" calcext:value-type="float">
            <text:p>0.05</text:p>
          </table:table-cell>
          <table:table-cell table:formula="of:=IF([.A354]=0;[.A354]-0.05;[.A35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55]=0;[.A355]+0.05;[.A355]*1.5)" office:value-type="float" office:value="0.05" calcext:value-type="float">
            <text:p>0.05</text:p>
          </table:table-cell>
          <table:table-cell table:formula="of:=IF([.A355]=0;[.A355]-0.05;[.A35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56]=0;[.A356]+0.05;[.A356]*1.5)" office:value-type="float" office:value="0.05" calcext:value-type="float">
            <text:p>0.05</text:p>
          </table:table-cell>
          <table:table-cell table:formula="of:=IF([.A356]=0;[.A356]-0.05;[.A35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57]=0;[.A357]+0.05;[.A357]*1.5)" office:value-type="float" office:value="0.05" calcext:value-type="float">
            <text:p>0.05</text:p>
          </table:table-cell>
          <table:table-cell table:formula="of:=IF([.A357]=0;[.A357]-0.05;[.A357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209863" calcext:value-type="float">
            <text:p>-0.0209863</text:p>
          </table:table-cell>
          <table:table-cell office:value-type="float" office:value="-0.224044" calcext:value-type="float">
            <text:p>-0.224044</text:p>
          </table:table-cell>
          <table:table-cell table:formula="of:=IF([.A358]=0;[.A358]+0.05;[.A358]*1.5)" office:value-type="float" office:value="-0.03147945" calcext:value-type="float">
            <text:p>-0.03147945</text:p>
          </table:table-cell>
          <table:table-cell table:formula="of:=IF([.A358]=0;[.A358]-0.05;[.A358]*0.5)" office:value-type="float" office:value="-0.01049315" calcext:value-type="float">
            <text:p>-0.01049315</text:p>
          </table:table-cell>
        </table:table-row>
        <table:table-row table:style-name="ro1">
          <table:table-cell office:value-type="float" office:value="-0.0959654" calcext:value-type="float">
            <text:p>-0.0959654</text:p>
          </table:table-cell>
          <table:table-cell office:value-type="float" office:value="-0.205357" calcext:value-type="float">
            <text:p>-0.205357</text:p>
          </table:table-cell>
          <table:table-cell table:formula="of:=IF([.A359]=0;[.A359]+0.05;[.A359]*1.5)" office:value-type="float" office:value="-0.1439481" calcext:value-type="float">
            <text:p>-0.1439481</text:p>
          </table:table-cell>
          <table:table-cell table:formula="of:=IF([.A359]=0;[.A359]-0.05;[.A359]*0.5)" office:value-type="float" office:value="-0.0479827" calcext:value-type="float">
            <text:p>-0.0479827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145299" calcext:value-type="float">
            <text:p>-0.145299</text:p>
          </table:table-cell>
          <table:table-cell table:formula="of:=IF([.A360]=0;[.A360]+0.05;[.A360]*1.5)" office:value-type="float" office:value="-0.157437" calcext:value-type="float">
            <text:p>-0.157437</text:p>
          </table:table-cell>
          <table:table-cell table:formula="of:=IF([.A360]=0;[.A360]-0.05;[.A360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109223" calcext:value-type="float">
            <text:p>-0.109223</text:p>
          </table:table-cell>
          <table:table-cell table:formula="of:=IF([.A361]=0;[.A361]+0.05;[.A361]*1.5)" office:value-type="float" office:value="-0.157437" calcext:value-type="float">
            <text:p>-0.157437</text:p>
          </table:table-cell>
          <table:table-cell table:formula="of:=IF([.A361]=0;[.A361]-0.05;[.A361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108153" calcext:value-type="float">
            <text:p>-0.108153</text:p>
          </table:table-cell>
          <table:table-cell table:formula="of:=IF([.A362]=0;[.A362]+0.05;[.A362]*1.5)" office:value-type="float" office:value="-0.157437" calcext:value-type="float">
            <text:p>-0.157437</text:p>
          </table:table-cell>
          <table:table-cell table:formula="of:=IF([.A362]=0;[.A362]-0.05;[.A362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0705882" calcext:value-type="float">
            <text:p>-0.0705882</text:p>
          </table:table-cell>
          <table:table-cell table:formula="of:=IF([.A363]=0;[.A363]+0.05;[.A363]*1.5)" office:value-type="float" office:value="-0.157437" calcext:value-type="float">
            <text:p>-0.157437</text:p>
          </table:table-cell>
          <table:table-cell table:formula="of:=IF([.A363]=0;[.A363]-0.05;[.A363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080786" calcext:value-type="float">
            <text:p>-0.080786</text:p>
          </table:table-cell>
          <table:table-cell table:formula="of:=IF([.A364]=0;[.A364]+0.05;[.A364]*1.5)" office:value-type="float" office:value="-0.157437" calcext:value-type="float">
            <text:p>-0.157437</text:p>
          </table:table-cell>
          <table:table-cell table:formula="of:=IF([.A364]=0;[.A364]-0.05;[.A364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0945946" calcext:value-type="float">
            <text:p>-0.0945946</text:p>
          </table:table-cell>
          <table:table-cell table:formula="of:=IF([.A365]=0;[.A365]+0.05;[.A365]*1.5)" office:value-type="float" office:value="-0.157437" calcext:value-type="float">
            <text:p>-0.157437</text:p>
          </table:table-cell>
          <table:table-cell table:formula="of:=IF([.A365]=0;[.A365]-0.05;[.A365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0681115" calcext:value-type="float">
            <text:p>-0.0681115</text:p>
          </table:table-cell>
          <table:table-cell table:formula="of:=IF([.A366]=0;[.A366]+0.05;[.A366]*1.5)" office:value-type="float" office:value="-0.157437" calcext:value-type="float">
            <text:p>-0.157437</text:p>
          </table:table-cell>
          <table:table-cell table:formula="of:=IF([.A366]=0;[.A366]-0.05;[.A366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0830946" calcext:value-type="float">
            <text:p>-0.0830946</text:p>
          </table:table-cell>
          <table:table-cell table:formula="of:=IF([.A367]=0;[.A367]+0.05;[.A367]*1.5)" office:value-type="float" office:value="-0.157437" calcext:value-type="float">
            <text:p>-0.157437</text:p>
          </table:table-cell>
          <table:table-cell table:formula="of:=IF([.A367]=0;[.A367]-0.05;[.A367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0850515" calcext:value-type="float">
            <text:p>-0.0850515</text:p>
          </table:table-cell>
          <table:table-cell table:formula="of:=IF([.A368]=0;[.A368]+0.05;[.A368]*1.5)" office:value-type="float" office:value="-0.157437" calcext:value-type="float">
            <text:p>-0.157437</text:p>
          </table:table-cell>
          <table:table-cell table:formula="of:=IF([.A368]=0;[.A368]-0.05;[.A368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113951" calcext:value-type="float">
            <text:p>-0.113951</text:p>
          </table:table-cell>
          <table:table-cell office:value-type="float" office:value="-0.162281" calcext:value-type="float">
            <text:p>-0.162281</text:p>
          </table:table-cell>
          <table:table-cell table:formula="of:=IF([.A369]=0;[.A369]+0.05;[.A369]*1.5)" office:value-type="float" office:value="-0.1709265" calcext:value-type="float">
            <text:p>-0.1709265</text:p>
          </table:table-cell>
          <table:table-cell table:formula="of:=IF([.A369]=0;[.A369]-0.05;[.A369]*0.5)" office:value-type="float" office:value="-0.0569755" calcext:value-type="float">
            <text:p>-0.0569755</text:p>
          </table:table-cell>
        </table:table-row>
        <table:table-row table:style-name="ro1">
          <table:table-cell office:value-type="float" office:value="-0.155942" calcext:value-type="float">
            <text:p>-0.155942</text:p>
          </table:table-cell>
          <table:table-cell office:value-type="float" office:value="-0.0734463" calcext:value-type="float">
            <text:p>-0.0734463</text:p>
          </table:table-cell>
          <table:table-cell table:formula="of:=IF([.A370]=0;[.A370]+0.05;[.A370]*1.5)" office:value-type="float" office:value="-0.233913" calcext:value-type="float">
            <text:p>-0.233913</text:p>
          </table:table-cell>
          <table:table-cell table:formula="of:=IF([.A370]=0;[.A370]-0.05;[.A370]*0.5)" office:value-type="float" office:value="-0.077971" calcext:value-type="float">
            <text:p>-0.077971</text:p>
          </table:table-cell>
        </table:table-row>
        <table:table-row table:style-name="ro1">
          <table:table-cell office:value-type="float" office:value="-0.170936" calcext:value-type="float">
            <text:p>-0.170936</text:p>
          </table:table-cell>
          <table:table-cell office:value-type="float" office:value="-0.104167" calcext:value-type="float">
            <text:p>-0.104167</text:p>
          </table:table-cell>
          <table:table-cell table:formula="of:=IF([.A371]=0;[.A371]+0.05;[.A371]*1.5)" office:value-type="float" office:value="-0.256404" calcext:value-type="float">
            <text:p>-0.256404</text:p>
          </table:table-cell>
          <table:table-cell table:formula="of:=IF([.A371]=0;[.A371]-0.05;[.A371]*0.5)" office:value-type="float" office:value="-0.085468" calcext:value-type="float">
            <text:p>-0.085468</text:p>
          </table:table-cell>
        </table:table-row>
        <table:table-row table:style-name="ro1">
          <table:table-cell office:value-type="float" office:value="-0.167935" calcext:value-type="float">
            <text:p>-0.167935</text:p>
          </table:table-cell>
          <table:table-cell office:value-type="float" office:value="-0.0837104" calcext:value-type="float">
            <text:p>-0.0837104</text:p>
          </table:table-cell>
          <table:table-cell table:formula="of:=IF([.A372]=0;[.A372]+0.05;[.A372]*1.5)" office:value-type="float" office:value="-0.2519025" calcext:value-type="float">
            <text:p>-0.2519025</text:p>
          </table:table-cell>
          <table:table-cell table:formula="of:=IF([.A372]=0;[.A372]-0.05;[.A372]*0.5)" office:value-type="float" office:value="-0.0839675" calcext:value-type="float">
            <text:p>-0.0839675</text:p>
          </table:table-cell>
        </table:table-row>
        <table:table-row table:style-name="ro1">
          <table:table-cell office:value-type="float" office:value="-0.167935" calcext:value-type="float">
            <text:p>-0.167935</text:p>
          </table:table-cell>
          <table:table-cell office:value-type="float" office:value="-0.126394" calcext:value-type="float">
            <text:p>-0.126394</text:p>
          </table:table-cell>
          <table:table-cell table:formula="of:=IF([.A373]=0;[.A373]+0.05;[.A373]*1.5)" office:value-type="float" office:value="-0.2519025" calcext:value-type="float">
            <text:p>-0.2519025</text:p>
          </table:table-cell>
          <table:table-cell table:formula="of:=IF([.A373]=0;[.A373]-0.05;[.A373]*0.5)" office:value-type="float" office:value="-0.0839675" calcext:value-type="float">
            <text:p>-0.0839675</text:p>
          </table:table-cell>
        </table:table-row>
        <table:table-row table:style-name="ro1">
          <table:table-cell office:value-type="float" office:value="-0.167935" calcext:value-type="float">
            <text:p>-0.167935</text:p>
          </table:table-cell>
          <table:table-cell office:value-type="float" office:value="0" calcext:value-type="float">
            <text:p>0</text:p>
          </table:table-cell>
          <table:table-cell table:formula="of:=IF([.A374]=0;[.A374]+0.05;[.A374]*1.5)" office:value-type="float" office:value="-0.2519025" calcext:value-type="float">
            <text:p>-0.2519025</text:p>
          </table:table-cell>
          <table:table-cell table:formula="of:=IF([.A374]=0;[.A374]-0.05;[.A374]*0.5)" office:value-type="float" office:value="-0.0839675" calcext:value-type="float">
            <text:p>-0.0839675</text:p>
          </table:table-cell>
        </table:table-row>
        <table:table-row table:style-name="ro1">
          <table:table-cell office:value-type="float" office:value="-0.167935" calcext:value-type="float">
            <text:p>-0.167935</text:p>
          </table:table-cell>
          <table:table-cell office:value-type="float" office:value="0" calcext:value-type="float">
            <text:p>0</text:p>
          </table:table-cell>
          <table:table-cell table:formula="of:=IF([.A375]=0;[.A375]+0.05;[.A375]*1.5)" office:value-type="float" office:value="-0.2519025" calcext:value-type="float">
            <text:p>-0.2519025</text:p>
          </table:table-cell>
          <table:table-cell table:formula="of:=IF([.A375]=0;[.A375]-0.05;[.A375]*0.5)" office:value-type="float" office:value="-0.0839675" calcext:value-type="float">
            <text:p>-0.0839675</text:p>
          </table:table-cell>
        </table:table-row>
        <table:table-row table:style-name="ro1">
          <table:table-cell office:value-type="float" office:value="-0.167935" calcext:value-type="float">
            <text:p>-0.167935</text:p>
          </table:table-cell>
          <table:table-cell office:value-type="float" office:value="-0.151724" calcext:value-type="float">
            <text:p>-0.151724</text:p>
          </table:table-cell>
          <table:table-cell table:formula="of:=IF([.A376]=0;[.A376]+0.05;[.A376]*1.5)" office:value-type="float" office:value="-0.2519025" calcext:value-type="float">
            <text:p>-0.2519025</text:p>
          </table:table-cell>
          <table:table-cell table:formula="of:=IF([.A376]=0;[.A376]-0.05;[.A376]*0.5)" office:value-type="float" office:value="-0.0839675" calcext:value-type="float">
            <text:p>-0.0839675</text:p>
          </table:table-cell>
        </table:table-row>
        <table:table-row table:style-name="ro1">
          <table:table-cell office:value-type="float" office:value="-0.167935" calcext:value-type="float">
            <text:p>-0.167935</text:p>
          </table:table-cell>
          <table:table-cell office:value-type="float" office:value="-0.167155" calcext:value-type="float">
            <text:p>-0.167155</text:p>
          </table:table-cell>
          <table:table-cell table:formula="of:=IF([.A377]=0;[.A377]+0.05;[.A377]*1.5)" office:value-type="float" office:value="-0.2519025" calcext:value-type="float">
            <text:p>-0.2519025</text:p>
          </table:table-cell>
          <table:table-cell table:formula="of:=IF([.A377]=0;[.A377]-0.05;[.A377]*0.5)" office:value-type="float" office:value="-0.0839675" calcext:value-type="float">
            <text:p>-0.0839675</text:p>
          </table:table-cell>
        </table:table-row>
        <table:table-row table:style-name="ro1">
          <table:table-cell office:value-type="float" office:value="-0.167935" calcext:value-type="float">
            <text:p>-0.167935</text:p>
          </table:table-cell>
          <table:table-cell office:value-type="float" office:value="0" calcext:value-type="float">
            <text:p>0</text:p>
          </table:table-cell>
          <table:table-cell table:formula="of:=IF([.A378]=0;[.A378]+0.05;[.A378]*1.5)" office:value-type="float" office:value="-0.2519025" calcext:value-type="float">
            <text:p>-0.2519025</text:p>
          </table:table-cell>
          <table:table-cell table:formula="of:=IF([.A378]=0;[.A378]-0.05;[.A378]*0.5)" office:value-type="float" office:value="-0.0839675" calcext:value-type="float">
            <text:p>-0.0839675</text:p>
          </table:table-cell>
        </table:table-row>
        <table:table-row table:style-name="ro1">
          <table:table-cell office:value-type="float" office:value="-0.167935" calcext:value-type="float">
            <text:p>-0.167935</text:p>
          </table:table-cell>
          <table:table-cell office:value-type="float" office:value="0" calcext:value-type="float">
            <text:p>0</text:p>
          </table:table-cell>
          <table:table-cell table:formula="of:=IF([.A379]=0;[.A379]+0.05;[.A379]*1.5)" office:value-type="float" office:value="-0.2519025" calcext:value-type="float">
            <text:p>-0.2519025</text:p>
          </table:table-cell>
          <table:table-cell table:formula="of:=IF([.A379]=0;[.A379]-0.05;[.A379]*0.5)" office:value-type="float" office:value="-0.0839675" calcext:value-type="float">
            <text:p>-0.083967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80]=0;[.A380]+0.05;[.A380]*1.5)" office:value-type="float" office:value="0.05" calcext:value-type="float">
            <text:p>0.05</text:p>
          </table:table-cell>
          <table:table-cell table:formula="of:=IF([.A380]=0;[.A380]-0.05;[.A38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81]=0;[.A381]+0.05;[.A381]*1.5)" office:value-type="float" office:value="0.05" calcext:value-type="float">
            <text:p>0.05</text:p>
          </table:table-cell>
          <table:table-cell table:formula="of:=IF([.A381]=0;[.A381]-0.05;[.A38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82]=0;[.A382]+0.05;[.A382]*1.5)" office:value-type="float" office:value="0.05" calcext:value-type="float">
            <text:p>0.05</text:p>
          </table:table-cell>
          <table:table-cell table:formula="of:=IF([.A382]=0;[.A382]-0.05;[.A38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83]=0;[.A383]+0.05;[.A383]*1.5)" office:value-type="float" office:value="0.05" calcext:value-type="float">
            <text:p>0.05</text:p>
          </table:table-cell>
          <table:table-cell table:formula="of:=IF([.A383]=0;[.A383]-0.05;[.A38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14994" calcext:value-type="float">
            <text:p>-0.014994</text:p>
          </table:table-cell>
          <table:table-cell office:value-type="float" office:value="0" calcext:value-type="float">
            <text:p>0</text:p>
          </table:table-cell>
          <table:table-cell table:formula="of:=IF([.A384]=0;[.A384]+0.05;[.A384]*1.5)" office:value-type="float" office:value="-0.022491" calcext:value-type="float">
            <text:p>-0.022491</text:p>
          </table:table-cell>
          <table:table-cell table:formula="of:=IF([.A384]=0;[.A384]-0.05;[.A384]*0.5)" office:value-type="float" office:value="-0.007497" calcext:value-type="float">
            <text:p>-0.007497</text:p>
          </table:table-cell>
        </table:table-row>
        <table:table-row table:style-name="ro1"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  <table:table-cell table:formula="of:=IF([.A385]=0;[.A385]+0.05;[.A385]*1.5)" office:value-type="float" office:value="-0.0539706" calcext:value-type="float">
            <text:p>-0.0539706</text:p>
          </table:table-cell>
          <table:table-cell table:formula="of:=IF([.A385]=0;[.A385]-0.05;[.A385]*0.5)" office:value-type="float" office:value="-0.0179902" calcext:value-type="float">
            <text:p>-0.0179902</text:p>
          </table:table-cell>
        </table:table-row>
        <table:table-row table:style-name="ro1"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  <table:table-cell table:formula="of:=IF([.A386]=0;[.A386]+0.05;[.A386]*1.5)" office:value-type="float" office:value="-0.0539706" calcext:value-type="float">
            <text:p>-0.0539706</text:p>
          </table:table-cell>
          <table:table-cell table:formula="of:=IF([.A386]=0;[.A386]-0.05;[.A386]*0.5)" office:value-type="float" office:value="-0.0179902" calcext:value-type="float">
            <text:p>-0.0179902</text:p>
          </table:table-cell>
        </table:table-row>
        <table:table-row table:style-name="ro1">
          <table:table-cell office:value-type="float" office:value="-0.014994" calcext:value-type="float">
            <text:p>-0.014994</text:p>
          </table:table-cell>
          <table:table-cell office:value-type="float" office:value="0" calcext:value-type="float">
            <text:p>0</text:p>
          </table:table-cell>
          <table:table-cell table:formula="of:=IF([.A387]=0;[.A387]+0.05;[.A387]*1.5)" office:value-type="float" office:value="-0.022491" calcext:value-type="float">
            <text:p>-0.022491</text:p>
          </table:table-cell>
          <table:table-cell table:formula="of:=IF([.A387]=0;[.A387]-0.05;[.A387]*0.5)" office:value-type="float" office:value="-0.007497" calcext:value-type="float">
            <text:p>-0.007497</text:p>
          </table:table-cell>
        </table:table-row>
        <table:table-row table:style-name="ro1">
          <table:table-cell office:value-type="float" office:value="-0.014994" calcext:value-type="float">
            <text:p>-0.014994</text:p>
          </table:table-cell>
          <table:table-cell office:value-type="float" office:value="0" calcext:value-type="float">
            <text:p>0</text:p>
          </table:table-cell>
          <table:table-cell table:formula="of:=IF([.A388]=0;[.A388]+0.05;[.A388]*1.5)" office:value-type="float" office:value="-0.022491" calcext:value-type="float">
            <text:p>-0.022491</text:p>
          </table:table-cell>
          <table:table-cell table:formula="of:=IF([.A388]=0;[.A388]-0.05;[.A388]*0.5)" office:value-type="float" office:value="-0.007497" calcext:value-type="float">
            <text:p>-0.007497</text:p>
          </table:table-cell>
        </table:table-row>
        <table:table-row table:style-name="ro1">
          <table:table-cell office:value-type="float" office:value="-0.014994" calcext:value-type="float">
            <text:p>-0.014994</text:p>
          </table:table-cell>
          <table:table-cell office:value-type="float" office:value="0" calcext:value-type="float">
            <text:p>0</text:p>
          </table:table-cell>
          <table:table-cell table:formula="of:=IF([.A389]=0;[.A389]+0.05;[.A389]*1.5)" office:value-type="float" office:value="-0.022491" calcext:value-type="float">
            <text:p>-0.022491</text:p>
          </table:table-cell>
          <table:table-cell table:formula="of:=IF([.A389]=0;[.A389]-0.05;[.A389]*0.5)" office:value-type="float" office:value="-0.007497" calcext:value-type="float">
            <text:p>-0.007497</text:p>
          </table:table-cell>
        </table:table-row>
        <table:table-row table:style-name="ro1">
          <table:table-cell office:value-type="float" office:value="-0.014994" calcext:value-type="float">
            <text:p>-0.014994</text:p>
          </table:table-cell>
          <table:table-cell office:value-type="float" office:value="0" calcext:value-type="float">
            <text:p>0</text:p>
          </table:table-cell>
          <table:table-cell table:formula="of:=IF([.A390]=0;[.A390]+0.05;[.A390]*1.5)" office:value-type="float" office:value="-0.022491" calcext:value-type="float">
            <text:p>-0.022491</text:p>
          </table:table-cell>
          <table:table-cell table:formula="of:=IF([.A390]=0;[.A390]-0.05;[.A390]*0.5)" office:value-type="float" office:value="-0.007497" calcext:value-type="float">
            <text:p>-0.007497</text:p>
          </table:table-cell>
        </table:table-row>
        <table:table-row table:style-name="ro1">
          <table:table-cell office:value-type="float" office:value="-0.00299171" calcext:value-type="float">
            <text:p>-0.00299171</text:p>
          </table:table-cell>
          <table:table-cell office:value-type="float" office:value="0" calcext:value-type="float">
            <text:p>0</text:p>
          </table:table-cell>
          <table:table-cell table:formula="of:=IF([.A391]=0;[.A391]+0.05;[.A391]*1.5)" office:value-type="float" office:value="-0.004487565" calcext:value-type="float">
            <text:p>-0.004487565</text:p>
          </table:table-cell>
          <table:table-cell table:formula="of:=IF([.A391]=0;[.A391]-0.05;[.A391]*0.5)" office:value-type="float" office:value="-0.001495855" calcext:value-type="float">
            <text:p>-0.001495855</text:p>
          </table:table-cell>
        </table:table-row>
        <table:table-row table:style-name="ro1">
          <table:table-cell office:value-type="float" office:value="-0.00899288" calcext:value-type="float">
            <text:p>-0.00899288</text:p>
          </table:table-cell>
          <table:table-cell office:value-type="float" office:value="0" calcext:value-type="float">
            <text:p>0</text:p>
          </table:table-cell>
          <table:table-cell table:formula="of:=IF([.A392]=0;[.A392]+0.05;[.A392]*1.5)" office:value-type="float" office:value="-0.01348932" calcext:value-type="float">
            <text:p>-0.01348932</text:p>
          </table:table-cell>
          <table:table-cell table:formula="of:=IF([.A392]=0;[.A392]-0.05;[.A392]*0.5)" office:value-type="float" office:value="-0.00449644" calcext:value-type="float">
            <text:p>-0.00449644</text:p>
          </table:table-cell>
        </table:table-row>
        <table:table-row table:style-name="ro1">
          <table:table-cell office:value-type="float" office:value="-0.053975" calcext:value-type="float">
            <text:p>-0.053975</text:p>
          </table:table-cell>
          <table:table-cell office:value-type="float" office:value="0" calcext:value-type="float">
            <text:p>0</text:p>
          </table:table-cell>
          <table:table-cell table:formula="of:=IF([.A393]=0;[.A393]+0.05;[.A393]*1.5)" office:value-type="float" office:value="-0.0809625" calcext:value-type="float">
            <text:p>-0.0809625</text:p>
          </table:table-cell>
          <table:table-cell table:formula="of:=IF([.A393]=0;[.A393]-0.05;[.A393]*0.5)" office:value-type="float" office:value="-0.0269875" calcext:value-type="float">
            <text:p>-0.0269875</text:p>
          </table:table-cell>
        </table:table-row>
        <table:table-row table:style-name="ro1">
          <table:table-cell office:value-type="float" office:value="-0.053975" calcext:value-type="float">
            <text:p>-0.053975</text:p>
          </table:table-cell>
          <table:table-cell office:value-type="float" office:value="0" calcext:value-type="float">
            <text:p>0</text:p>
          </table:table-cell>
          <table:table-cell table:formula="of:=IF([.A394]=0;[.A394]+0.05;[.A394]*1.5)" office:value-type="float" office:value="-0.0809625" calcext:value-type="float">
            <text:p>-0.0809625</text:p>
          </table:table-cell>
          <table:table-cell table:formula="of:=IF([.A394]=0;[.A394]-0.05;[.A394]*0.5)" office:value-type="float" office:value="-0.0269875" calcext:value-type="float">
            <text:p>-0.0269875</text:p>
          </table:table-cell>
        </table:table-row>
        <table:table-row table:style-name="ro1">
          <table:table-cell office:value-type="float" office:value="-0.053975" calcext:value-type="float">
            <text:p>-0.053975</text:p>
          </table:table-cell>
          <table:table-cell office:value-type="float" office:value="0" calcext:value-type="float">
            <text:p>0</text:p>
          </table:table-cell>
          <table:table-cell table:formula="of:=IF([.A395]=0;[.A395]+0.05;[.A395]*1.5)" office:value-type="float" office:value="-0.0809625" calcext:value-type="float">
            <text:p>-0.0809625</text:p>
          </table:table-cell>
          <table:table-cell table:formula="of:=IF([.A395]=0;[.A395]-0.05;[.A395]*0.5)" office:value-type="float" office:value="-0.0269875" calcext:value-type="float">
            <text:p>-0.0269875</text:p>
          </table:table-cell>
        </table:table-row>
        <table:table-row table:style-name="ro1">
          <table:table-cell office:value-type="float" office:value="-0.053975" calcext:value-type="float">
            <text:p>-0.053975</text:p>
          </table:table-cell>
          <table:table-cell office:value-type="float" office:value="0" calcext:value-type="float">
            <text:p>0</text:p>
          </table:table-cell>
          <table:table-cell table:formula="of:=IF([.A396]=0;[.A396]+0.05;[.A396]*1.5)" office:value-type="float" office:value="-0.0809625" calcext:value-type="float">
            <text:p>-0.0809625</text:p>
          </table:table-cell>
          <table:table-cell table:formula="of:=IF([.A396]=0;[.A396]-0.05;[.A396]*0.5)" office:value-type="float" office:value="-0.0269875" calcext:value-type="float">
            <text:p>-0.0269875</text:p>
          </table:table-cell>
        </table:table-row>
        <table:table-row table:style-name="ro1"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  <table:table-cell table:formula="of:=IF([.A397]=0;[.A397]+0.05;[.A397]*1.5)" office:value-type="float" office:value="-0.0539706" calcext:value-type="float">
            <text:p>-0.0539706</text:p>
          </table:table-cell>
          <table:table-cell table:formula="of:=IF([.A397]=0;[.A397]-0.05;[.A397]*0.5)" office:value-type="float" office:value="-0.0179902" calcext:value-type="float">
            <text:p>-0.0179902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98]=0;[.A398]+0.05;[.A398]*1.5)" office:value-type="float" office:value="0.05" calcext:value-type="float">
            <text:p>0.05</text:p>
          </table:table-cell>
          <table:table-cell table:formula="of:=IF([.A398]=0;[.A398]-0.05;[.A39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399]=0;[.A399]+0.05;[.A399]*1.5)" office:value-type="float" office:value="0.05" calcext:value-type="float">
            <text:p>0.05</text:p>
          </table:table-cell>
          <table:table-cell table:formula="of:=IF([.A399]=0;[.A399]-0.05;[.A39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00]=0;[.A400]+0.05;[.A400]*1.5)" office:value-type="float" office:value="0.05" calcext:value-type="float">
            <text:p>0.05</text:p>
          </table:table-cell>
          <table:table-cell table:formula="of:=IF([.A400]=0;[.A400]-0.05;[.A400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58586" calcext:value-type="float">
            <text:p>0.358586</text:p>
          </table:table-cell>
          <table:table-cell table:formula="of:=IF([.A401]=0;[.A401]+0.05;[.A401]*1.5)" office:value-type="float" office:value="0.05" calcext:value-type="float">
            <text:p>0.05</text:p>
          </table:table-cell>
          <table:table-cell table:formula="of:=IF([.A401]=0;[.A401]-0.05;[.A40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02]=0;[.A402]+0.05;[.A402]*1.5)" office:value-type="float" office:value="0.05" calcext:value-type="float">
            <text:p>0.05</text:p>
          </table:table-cell>
          <table:table-cell table:formula="of:=IF([.A402]=0;[.A402]-0.05;[.A40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03]=0;[.A403]+0.05;[.A403]*1.5)" office:value-type="float" office:value="0.05" calcext:value-type="float">
            <text:p>0.05</text:p>
          </table:table-cell>
          <table:table-cell table:formula="of:=IF([.A403]=0;[.A403]-0.05;[.A40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04]=0;[.A404]+0.05;[.A404]*1.5)" office:value-type="float" office:value="0.05" calcext:value-type="float">
            <text:p>0.05</text:p>
          </table:table-cell>
          <table:table-cell table:formula="of:=IF([.A404]=0;[.A404]-0.05;[.A40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05]=0;[.A405]+0.05;[.A405]*1.5)" office:value-type="float" office:value="0.05" calcext:value-type="float">
            <text:p>0.05</text:p>
          </table:table-cell>
          <table:table-cell table:formula="of:=IF([.A405]=0;[.A405]-0.05;[.A40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06]=0;[.A406]+0.05;[.A406]*1.5)" office:value-type="float" office:value="0.05" calcext:value-type="float">
            <text:p>0.05</text:p>
          </table:table-cell>
          <table:table-cell table:formula="of:=IF([.A406]=0;[.A406]-0.05;[.A40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07]=0;[.A407]+0.05;[.A407]*1.5)" office:value-type="float" office:value="0.05" calcext:value-type="float">
            <text:p>0.05</text:p>
          </table:table-cell>
          <table:table-cell table:formula="of:=IF([.A407]=0;[.A407]-0.05;[.A40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08]=0;[.A408]+0.05;[.A408]*1.5)" office:value-type="float" office:value="0.05" calcext:value-type="float">
            <text:p>0.05</text:p>
          </table:table-cell>
          <table:table-cell table:formula="of:=IF([.A408]=0;[.A408]-0.05;[.A408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119961" calcext:value-type="float">
            <text:p>0.119961</text:p>
          </table:table-cell>
          <table:table-cell office:value-type="float" office:value="0" calcext:value-type="float">
            <text:p>0</text:p>
          </table:table-cell>
          <table:table-cell table:formula="of:=IF([.A409]=0;[.A409]+0.05;[.A409]*1.5)" office:value-type="float" office:value="0.1799415" calcext:value-type="float">
            <text:p>0.1799415</text:p>
          </table:table-cell>
          <table:table-cell table:formula="of:=IF([.A409]=0;[.A409]-0.05;[.A409]*0.5)" office:value-type="float" office:value="0.0599805" calcext:value-type="float">
            <text:p>0.05998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48872" calcext:value-type="float">
            <text:p>0.548872</text:p>
          </table:table-cell>
          <table:table-cell table:formula="of:=IF([.A410]=0;[.A410]+0.05;[.A410]*1.5)" office:value-type="float" office:value="0.05" calcext:value-type="float">
            <text:p>0.05</text:p>
          </table:table-cell>
          <table:table-cell table:formula="of:=IF([.A410]=0;[.A410]-0.05;[.A41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11]=0;[.A411]+0.05;[.A411]*1.5)" office:value-type="float" office:value="0.05" calcext:value-type="float">
            <text:p>0.05</text:p>
          </table:table-cell>
          <table:table-cell table:formula="of:=IF([.A411]=0;[.A411]-0.05;[.A41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12]=0;[.A412]+0.05;[.A412]*1.5)" office:value-type="float" office:value="0.05" calcext:value-type="float">
            <text:p>0.05</text:p>
          </table:table-cell>
          <table:table-cell table:formula="of:=IF([.A412]=0;[.A412]-0.05;[.A41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13]=0;[.A413]+0.05;[.A413]*1.5)" office:value-type="float" office:value="0.05" calcext:value-type="float">
            <text:p>0.05</text:p>
          </table:table-cell>
          <table:table-cell table:formula="of:=IF([.A413]=0;[.A413]-0.05;[.A41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14]=0;[.A414]+0.05;[.A414]*1.5)" office:value-type="float" office:value="0.05" calcext:value-type="float">
            <text:p>0.05</text:p>
          </table:table-cell>
          <table:table-cell table:formula="of:=IF([.A414]=0;[.A414]-0.05;[.A41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149949" calcext:value-type="float">
            <text:p>0.149949</text:p>
          </table:table-cell>
          <table:table-cell office:value-type="float" office:value="0" calcext:value-type="float">
            <text:p>0</text:p>
          </table:table-cell>
          <table:table-cell table:formula="of:=IF([.A415]=0;[.A415]+0.05;[.A415]*1.5)" office:value-type="float" office:value="0.2249235" calcext:value-type="float">
            <text:p>0.2249235</text:p>
          </table:table-cell>
          <table:table-cell table:formula="of:=IF([.A415]=0;[.A415]-0.05;[.A415]*0.5)" office:value-type="float" office:value="0.0749745" calcext:value-type="float">
            <text:p>0.0749745</text:p>
          </table:table-cell>
        </table:table-row>
        <table:table-row table:style-name="ro1">
          <table:table-cell office:value-type="float" office:value="0.239922" calcext:value-type="float">
            <text:p>0.239922</text:p>
          </table:table-cell>
          <table:table-cell office:value-type="float" office:value="0" calcext:value-type="float">
            <text:p>0</text:p>
          </table:table-cell>
          <table:table-cell table:formula="of:=IF([.A416]=0;[.A416]+0.05;[.A416]*1.5)" office:value-type="float" office:value="0.359883" calcext:value-type="float">
            <text:p>0.359883</text:p>
          </table:table-cell>
          <table:table-cell table:formula="of:=IF([.A416]=0;[.A416]-0.05;[.A416]*0.5)" office:value-type="float" office:value="0.119961" calcext:value-type="float">
            <text:p>0.119961</text:p>
          </table:table-cell>
        </table:table-row>
        <table:table-row table:style-name="ro1">
          <table:table-cell office:value-type="float" office:value="0.224928" calcext:value-type="float">
            <text:p>0.224928</text:p>
          </table:table-cell>
          <table:table-cell office:value-type="float" office:value="0" calcext:value-type="float">
            <text:p>0</text:p>
          </table:table-cell>
          <table:table-cell table:formula="of:=IF([.A417]=0;[.A417]+0.05;[.A417]*1.5)" office:value-type="float" office:value="0.337392" calcext:value-type="float">
            <text:p>0.337392</text:p>
          </table:table-cell>
          <table:table-cell table:formula="of:=IF([.A417]=0;[.A417]-0.05;[.A417]*0.5)" office:value-type="float" office:value="0.112464" calcext:value-type="float">
            <text:p>0.11246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18]=0;[.A418]+0.05;[.A418]*1.5)" office:value-type="float" office:value="0.05" calcext:value-type="float">
            <text:p>0.05</text:p>
          </table:table-cell>
          <table:table-cell table:formula="of:=IF([.A418]=0;[.A418]-0.05;[.A41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19]=0;[.A419]+0.05;[.A419]*1.5)" office:value-type="float" office:value="0.05" calcext:value-type="float">
            <text:p>0.05</text:p>
          </table:table-cell>
          <table:table-cell table:formula="of:=IF([.A419]=0;[.A419]-0.05;[.A41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449821" calcext:value-type="float">
            <text:p>-0.0449821</text:p>
          </table:table-cell>
          <table:table-cell office:value-type="float" office:value="-0.213115" calcext:value-type="float">
            <text:p>-0.213115</text:p>
          </table:table-cell>
          <table:table-cell table:formula="of:=IF([.A420]=0;[.A420]+0.05;[.A420]*1.5)" office:value-type="float" office:value="-0.06747315" calcext:value-type="float">
            <text:p>-0.06747315</text:p>
          </table:table-cell>
          <table:table-cell table:formula="of:=IF([.A420]=0;[.A420]-0.05;[.A420]*0.5)" office:value-type="float" office:value="-0.02249105" calcext:value-type="float">
            <text:p>-0.02249105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85102" calcext:value-type="float">
            <text:p>-0.185102</text:p>
          </table:table-cell>
          <table:table-cell table:formula="of:=IF([.A421]=0;[.A421]+0.05;[.A421]*1.5)" office:value-type="float" office:value="-0.436332" calcext:value-type="float">
            <text:p>-0.436332</text:p>
          </table:table-cell>
          <table:table-cell table:formula="of:=IF([.A421]=0;[.A421]-0.05;[.A421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52941" calcext:value-type="float">
            <text:p>-0.152941</text:p>
          </table:table-cell>
          <table:table-cell table:formula="of:=IF([.A422]=0;[.A422]+0.05;[.A422]*1.5)" office:value-type="float" office:value="-0.436332" calcext:value-type="float">
            <text:p>-0.436332</text:p>
          </table:table-cell>
          <table:table-cell table:formula="of:=IF([.A422]=0;[.A422]-0.05;[.A422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75258" calcext:value-type="float">
            <text:p>-0.175258</text:p>
          </table:table-cell>
          <table:table-cell table:formula="of:=IF([.A423]=0;[.A423]+0.05;[.A423]*1.5)" office:value-type="float" office:value="-0.436332" calcext:value-type="float">
            <text:p>-0.436332</text:p>
          </table:table-cell>
          <table:table-cell table:formula="of:=IF([.A423]=0;[.A423]-0.05;[.A423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2492" calcext:value-type="float">
            <text:p>-0.22492</text:p>
          </table:table-cell>
          <table:table-cell office:value-type="float" office:value="-0.132159" calcext:value-type="float">
            <text:p>-0.132159</text:p>
          </table:table-cell>
          <table:table-cell table:formula="of:=IF([.A424]=0;[.A424]+0.05;[.A424]*1.5)" office:value-type="float" office:value="-0.33738" calcext:value-type="float">
            <text:p>-0.33738</text:p>
          </table:table-cell>
          <table:table-cell table:formula="of:=IF([.A424]=0;[.A424]-0.05;[.A424]*0.5)" office:value-type="float" office:value="-0.11246" calcext:value-type="float">
            <text:p>-0.11246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96544" calcext:value-type="float">
            <text:p>-0.196544</text:p>
          </table:table-cell>
          <table:table-cell table:formula="of:=IF([.A425]=0;[.A425]+0.05;[.A425]*1.5)" office:value-type="float" office:value="-0.436332" calcext:value-type="float">
            <text:p>-0.436332</text:p>
          </table:table-cell>
          <table:table-cell table:formula="of:=IF([.A425]=0;[.A425]-0.05;[.A425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16129" calcext:value-type="float">
            <text:p>-0.116129</text:p>
          </table:table-cell>
          <table:table-cell table:formula="of:=IF([.A426]=0;[.A426]+0.05;[.A426]*1.5)" office:value-type="float" office:value="-0.436332" calcext:value-type="float">
            <text:p>-0.436332</text:p>
          </table:table-cell>
          <table:table-cell table:formula="of:=IF([.A426]=0;[.A426]-0.05;[.A426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73684" calcext:value-type="float">
            <text:p>-0.173684</text:p>
          </table:table-cell>
          <table:table-cell table:formula="of:=IF([.A427]=0;[.A427]+0.05;[.A427]*1.5)" office:value-type="float" office:value="-0.436332" calcext:value-type="float">
            <text:p>-0.436332</text:p>
          </table:table-cell>
          <table:table-cell table:formula="of:=IF([.A427]=0;[.A427]-0.05;[.A427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229008" calcext:value-type="float">
            <text:p>-0.229008</text:p>
          </table:table-cell>
          <table:table-cell table:formula="of:=IF([.A428]=0;[.A428]+0.05;[.A428]*1.5)" office:value-type="float" office:value="-0.436332" calcext:value-type="float">
            <text:p>-0.436332</text:p>
          </table:table-cell>
          <table:table-cell table:formula="of:=IF([.A428]=0;[.A428]-0.05;[.A428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155942" calcext:value-type="float">
            <text:p>-0.155942</text:p>
          </table:table-cell>
          <table:table-cell office:value-type="float" office:value="-0.22963" calcext:value-type="float">
            <text:p>-0.22963</text:p>
          </table:table-cell>
          <table:table-cell table:formula="of:=IF([.A429]=0;[.A429]+0.05;[.A429]*1.5)" office:value-type="float" office:value="-0.233913" calcext:value-type="float">
            <text:p>-0.233913</text:p>
          </table:table-cell>
          <table:table-cell table:formula="of:=IF([.A429]=0;[.A429]-0.05;[.A429]*0.5)" office:value-type="float" office:value="-0.077971" calcext:value-type="float">
            <text:p>-0.077971</text:p>
          </table:table-cell>
        </table:table-row>
        <table:table-row table:style-name="ro1">
          <table:table-cell office:value-type="float" office:value="-0.155942" calcext:value-type="float">
            <text:p>-0.155942</text:p>
          </table:table-cell>
          <table:table-cell office:value-type="float" office:value="-0.241573" calcext:value-type="float">
            <text:p>-0.241573</text:p>
          </table:table-cell>
          <table:table-cell table:formula="of:=IF([.A430]=0;[.A430]+0.05;[.A430]*1.5)" office:value-type="float" office:value="-0.233913" calcext:value-type="float">
            <text:p>-0.233913</text:p>
          </table:table-cell>
          <table:table-cell table:formula="of:=IF([.A430]=0;[.A430]-0.05;[.A430]*0.5)" office:value-type="float" office:value="-0.077971" calcext:value-type="float">
            <text:p>-0.077971</text:p>
          </table:table-cell>
        </table:table-row>
        <table:table-row table:style-name="ro1">
          <table:table-cell office:value-type="float" office:value="-0.152941" calcext:value-type="float">
            <text:p>-0.152941</text:p>
          </table:table-cell>
          <table:table-cell office:value-type="float" office:value="0" calcext:value-type="float">
            <text:p>0</text:p>
          </table:table-cell>
          <table:table-cell table:formula="of:=IF([.A431]=0;[.A431]+0.05;[.A431]*1.5)" office:value-type="float" office:value="-0.2294115" calcext:value-type="float">
            <text:p>-0.2294115</text:p>
          </table:table-cell>
          <table:table-cell table:formula="of:=IF([.A431]=0;[.A431]-0.05;[.A431]*0.5)" office:value-type="float" office:value="-0.0764705" calcext:value-type="float">
            <text:p>-0.0764705</text:p>
          </table:table-cell>
        </table:table-row>
        <table:table-row table:style-name="ro1">
          <table:table-cell office:value-type="float" office:value="-0.191931" calcext:value-type="float">
            <text:p>-0.191931</text:p>
          </table:table-cell>
          <table:table-cell office:value-type="float" office:value="0" calcext:value-type="float">
            <text:p>0</text:p>
          </table:table-cell>
          <table:table-cell table:formula="of:=IF([.A432]=0;[.A432]+0.05;[.A432]*1.5)" office:value-type="float" office:value="-0.2878965" calcext:value-type="float">
            <text:p>-0.2878965</text:p>
          </table:table-cell>
          <table:table-cell table:formula="of:=IF([.A432]=0;[.A432]-0.05;[.A432]*0.5)" office:value-type="float" office:value="-0.0959655" calcext:value-type="float">
            <text:p>-0.0959655</text:p>
          </table:table-cell>
        </table:table-row>
        <table:table-row table:style-name="ro1">
          <table:table-cell office:value-type="float" office:value="-0.0869637" calcext:value-type="float">
            <text:p>-0.0869637</text:p>
          </table:table-cell>
          <table:table-cell office:value-type="float" office:value="0" calcext:value-type="float">
            <text:p>0</text:p>
          </table:table-cell>
          <table:table-cell table:formula="of:=IF([.A433]=0;[.A433]+0.05;[.A433]*1.5)" office:value-type="float" office:value="-0.13044555" calcext:value-type="float">
            <text:p>-0.13044555</text:p>
          </table:table-cell>
          <table:table-cell table:formula="of:=IF([.A433]=0;[.A433]-0.05;[.A433]*0.5)" office:value-type="float" office:value="-0.04348185" calcext:value-type="float">
            <text:p>-0.0434818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-0.186207" calcext:value-type="float">
            <text:p>-0.186207</text:p>
          </table:table-cell>
          <table:table-cell table:formula="of:=IF([.A434]=0;[.A434]+0.05;[.A434]*1.5)" office:value-type="float" office:value="0.436332" calcext:value-type="float">
            <text:p>0.436332</text:p>
          </table:table-cell>
          <table:table-cell table:formula="of:=IF([.A434]=0;[.A434]-0.05;[.A434]*0.5)" office:value-type="float" office:value="0.145444" calcext:value-type="float">
            <text:p>0.14544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table:formula="of:=IF([.A435]=0;[.A435]+0.05;[.A435]*1.5)" office:value-type="float" office:value="0.436332" calcext:value-type="float">
            <text:p>0.436332</text:p>
          </table:table-cell>
          <table:table-cell table:formula="of:=IF([.A435]=0;[.A435]-0.05;[.A435]*0.5)" office:value-type="float" office:value="0.145444" calcext:value-type="float">
            <text:p>0.145444</text:p>
          </table:table-cell>
        </table:table-row>
        <table:table-row table:style-name="ro1"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  <table:table-cell table:formula="of:=IF([.A436]=0;[.A436]+0.05;[.A436]*1.5)" office:value-type="float" office:value="0.14396145" calcext:value-type="float">
            <text:p>0.14396145</text:p>
          </table:table-cell>
          <table:table-cell table:formula="of:=IF([.A436]=0;[.A436]-0.05;[.A436]*0.5)" office:value-type="float" office:value="0.04798715" calcext:value-type="float">
            <text:p>0.0479871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37]=0;[.A437]+0.05;[.A437]*1.5)" office:value-type="float" office:value="0.05" calcext:value-type="float">
            <text:p>0.05</text:p>
          </table:table-cell>
          <table:table-cell table:formula="of:=IF([.A437]=0;[.A437]-0.05;[.A437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179858" calcext:value-type="float">
            <text:p>-0.0179858</text:p>
          </table:table-cell>
          <table:table-cell office:value-type="float" office:value="-0.150235" calcext:value-type="float">
            <text:p>-0.150235</text:p>
          </table:table-cell>
          <table:table-cell table:formula="of:=IF([.A438]=0;[.A438]+0.05;[.A438]*1.5)" office:value-type="float" office:value="-0.0269787" calcext:value-type="float">
            <text:p>-0.0269787</text:p>
          </table:table-cell>
          <table:table-cell table:formula="of:=IF([.A438]=0;[.A438]-0.05;[.A438]*0.5)" office:value-type="float" office:value="-0.0089929" calcext:value-type="float">
            <text:p>-0.0089929</text:p>
          </table:table-cell>
        </table:table-row>
        <table:table-row table:style-name="ro1">
          <table:table-cell office:value-type="float" office:value="-0.230912" calcext:value-type="float">
            <text:p>-0.230912</text:p>
          </table:table-cell>
          <table:table-cell office:value-type="float" office:value="-0.189723" calcext:value-type="float">
            <text:p>-0.189723</text:p>
          </table:table-cell>
          <table:table-cell table:formula="of:=IF([.A439]=0;[.A439]+0.05;[.A439]*1.5)" office:value-type="float" office:value="-0.346368" calcext:value-type="float">
            <text:p>-0.346368</text:p>
          </table:table-cell>
          <table:table-cell table:formula="of:=IF([.A439]=0;[.A439]-0.05;[.A439]*0.5)" office:value-type="float" office:value="-0.115456" calcext:value-type="float">
            <text:p>-0.115456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6777" calcext:value-type="float">
            <text:p>-0.16777</text:p>
          </table:table-cell>
          <table:table-cell table:formula="of:=IF([.A440]=0;[.A440]+0.05;[.A440]*1.5)" office:value-type="float" office:value="-0.436332" calcext:value-type="float">
            <text:p>-0.436332</text:p>
          </table:table-cell>
          <table:table-cell table:formula="of:=IF([.A440]=0;[.A440]-0.05;[.A440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28378" calcext:value-type="float">
            <text:p>-0.128378</text:p>
          </table:table-cell>
          <table:table-cell table:formula="of:=IF([.A441]=0;[.A441]+0.05;[.A441]*1.5)" office:value-type="float" office:value="0.05" calcext:value-type="float">
            <text:p>0.05</text:p>
          </table:table-cell>
          <table:table-cell table:formula="of:=IF([.A441]=0;[.A441]-0.05;[.A441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63743" calcext:value-type="float">
            <text:p>-0.163743</text:p>
          </table:table-cell>
          <table:table-cell table:formula="of:=IF([.A442]=0;[.A442]+0.05;[.A442]*1.5)" office:value-type="float" office:value="0.05" calcext:value-type="float">
            <text:p>0.05</text:p>
          </table:table-cell>
          <table:table-cell table:formula="of:=IF([.A442]=0;[.A442]-0.05;[.A44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73077" calcext:value-type="float">
            <text:p>-0.173077</text:p>
          </table:table-cell>
          <table:table-cell table:formula="of:=IF([.A443]=0;[.A443]+0.05;[.A443]*1.5)" office:value-type="float" office:value="0.05" calcext:value-type="float">
            <text:p>0.05</text:p>
          </table:table-cell>
          <table:table-cell table:formula="of:=IF([.A443]=0;[.A443]-0.05;[.A44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272902" calcext:value-type="float">
            <text:p>-0.272902</text:p>
          </table:table-cell>
          <table:table-cell office:value-type="float" office:value="-0.213178" calcext:value-type="float">
            <text:p>-0.213178</text:p>
          </table:table-cell>
          <table:table-cell table:formula="of:=IF([.A444]=0;[.A444]+0.05;[.A444]*1.5)" office:value-type="float" office:value="-0.409353" calcext:value-type="float">
            <text:p>-0.409353</text:p>
          </table:table-cell>
          <table:table-cell table:formula="of:=IF([.A444]=0;[.A444]-0.05;[.A444]*0.5)" office:value-type="float" office:value="-0.136451" calcext:value-type="float">
            <text:p>-0.136451</text:p>
          </table:table-cell>
        </table:table-row>
        <table:table-row table:style-name="ro1">
          <table:table-cell office:value-type="float" office:value="-0.272902" calcext:value-type="float">
            <text:p>-0.272902</text:p>
          </table:table-cell>
          <table:table-cell office:value-type="float" office:value="-0.20614" calcext:value-type="float">
            <text:p>-0.20614</text:p>
          </table:table-cell>
          <table:table-cell table:formula="of:=IF([.A445]=0;[.A445]+0.05;[.A445]*1.5)" office:value-type="float" office:value="-0.409353" calcext:value-type="float">
            <text:p>-0.409353</text:p>
          </table:table-cell>
          <table:table-cell table:formula="of:=IF([.A445]=0;[.A445]-0.05;[.A445]*0.5)" office:value-type="float" office:value="-0.136451" calcext:value-type="float">
            <text:p>-0.136451</text:p>
          </table:table-cell>
        </table:table-row>
        <table:table-row table:style-name="ro1">
          <table:table-cell office:value-type="float" office:value="-0.275894" calcext:value-type="float">
            <text:p>-0.275894</text:p>
          </table:table-cell>
          <table:table-cell office:value-type="float" office:value="-0.361538" calcext:value-type="float">
            <text:p>-0.361538</text:p>
          </table:table-cell>
          <table:table-cell table:formula="of:=IF([.A446]=0;[.A446]+0.05;[.A446]*1.5)" office:value-type="float" office:value="-0.413841" calcext:value-type="float">
            <text:p>-0.413841</text:p>
          </table:table-cell>
          <table:table-cell table:formula="of:=IF([.A446]=0;[.A446]-0.05;[.A446]*0.5)" office:value-type="float" office:value="-0.137947" calcext:value-type="float">
            <text:p>-0.13794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59722" calcext:value-type="float">
            <text:p>-0.159722</text:p>
          </table:table-cell>
          <table:table-cell table:formula="of:=IF([.A447]=0;[.A447]+0.05;[.A447]*1.5)" office:value-type="float" office:value="0.05" calcext:value-type="float">
            <text:p>0.05</text:p>
          </table:table-cell>
          <table:table-cell table:formula="of:=IF([.A447]=0;[.A447]-0.05;[.A447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0899288" calcext:value-type="float">
            <text:p>-0.00899288</text:p>
          </table:table-cell>
          <table:table-cell office:value-type="float" office:value="-0.205202" calcext:value-type="float">
            <text:p>-0.205202</text:p>
          </table:table-cell>
          <table:table-cell table:formula="of:=IF([.A448]=0;[.A448]+0.05;[.A448]*1.5)" office:value-type="float" office:value="-0.01348932" calcext:value-type="float">
            <text:p>-0.01348932</text:p>
          </table:table-cell>
          <table:table-cell table:formula="of:=IF([.A448]=0;[.A448]-0.05;[.A448]*0.5)" office:value-type="float" office:value="-0.00449644" calcext:value-type="float">
            <text:p>-0.00449644</text:p>
          </table:table-cell>
        </table:table-row>
        <table:table-row table:style-name="ro1">
          <table:table-cell office:value-type="float" office:value="-0.18893" calcext:value-type="float">
            <text:p>-0.18893</text:p>
          </table:table-cell>
          <table:table-cell office:value-type="float" office:value="-0.12426" calcext:value-type="float">
            <text:p>-0.12426</text:p>
          </table:table-cell>
          <table:table-cell table:formula="of:=IF([.A449]=0;[.A449]+0.05;[.A449]*1.5)" office:value-type="float" office:value="-0.283395" calcext:value-type="float">
            <text:p>-0.283395</text:p>
          </table:table-cell>
          <table:table-cell table:formula="of:=IF([.A449]=0;[.A449]-0.05;[.A449]*0.5)" office:value-type="float" office:value="-0.094465" calcext:value-type="float">
            <text:p>-0.094465</text:p>
          </table:table-cell>
        </table:table-row>
        <table:table-row table:style-name="ro1">
          <table:table-cell office:value-type="float" office:value="-0.242905" calcext:value-type="float">
            <text:p>-0.242905</text:p>
          </table:table-cell>
          <table:table-cell office:value-type="float" office:value="0" calcext:value-type="float">
            <text:p>0</text:p>
          </table:table-cell>
          <table:table-cell table:formula="of:=IF([.A450]=0;[.A450]+0.05;[.A450]*1.5)" office:value-type="float" office:value="-0.3643575" calcext:value-type="float">
            <text:p>-0.3643575</text:p>
          </table:table-cell>
          <table:table-cell table:formula="of:=IF([.A450]=0;[.A450]-0.05;[.A450]*0.5)" office:value-type="float" office:value="-0.1214525" calcext:value-type="float">
            <text:p>-0.121452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51]=0;[.A451]+0.05;[.A451]*1.5)" office:value-type="float" office:value="0.05" calcext:value-type="float">
            <text:p>0.05</text:p>
          </table:table-cell>
          <table:table-cell table:formula="of:=IF([.A451]=0;[.A451]-0.05;[.A45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52]=0;[.A452]+0.05;[.A452]*1.5)" office:value-type="float" office:value="0.05" calcext:value-type="float">
            <text:p>0.05</text:p>
          </table:table-cell>
          <table:table-cell table:formula="of:=IF([.A452]=0;[.A452]-0.05;[.A45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53]=0;[.A453]+0.05;[.A453]*1.5)" office:value-type="float" office:value="0.05" calcext:value-type="float">
            <text:p>0.05</text:p>
          </table:table-cell>
          <table:table-cell table:formula="of:=IF([.A453]=0;[.A453]-0.05;[.A45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200924" calcext:value-type="float">
            <text:p>-0.200924</text:p>
          </table:table-cell>
          <table:table-cell office:value-type="float" office:value="0" calcext:value-type="float">
            <text:p>0</text:p>
          </table:table-cell>
          <table:table-cell table:formula="of:=IF([.A454]=0;[.A454]+0.05;[.A454]*1.5)" office:value-type="float" office:value="-0.301386" calcext:value-type="float">
            <text:p>-0.301386</text:p>
          </table:table-cell>
          <table:table-cell table:formula="of:=IF([.A454]=0;[.A454]-0.05;[.A454]*0.5)" office:value-type="float" office:value="-0.100462" calcext:value-type="float">
            <text:p>-0.100462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55]=0;[.A455]+0.05;[.A455]*1.5)" office:value-type="float" office:value="0.05" calcext:value-type="float">
            <text:p>0.05</text:p>
          </table:table-cell>
          <table:table-cell table:formula="of:=IF([.A455]=0;[.A455]-0.05;[.A45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56]=0;[.A456]+0.05;[.A456]*1.5)" office:value-type="float" office:value="0.05" calcext:value-type="float">
            <text:p>0.05</text:p>
          </table:table-cell>
          <table:table-cell table:formula="of:=IF([.A456]=0;[.A456]-0.05;[.A456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43948" calcext:value-type="float">
            <text:p>-0.143948</text:p>
          </table:table-cell>
          <table:table-cell office:value-type="float" office:value="0" calcext:value-type="float">
            <text:p>0</text:p>
          </table:table-cell>
          <table:table-cell table:formula="of:=IF([.A457]=0;[.A457]+0.05;[.A457]*1.5)" office:value-type="float" office:value="-0.215922" calcext:value-type="float">
            <text:p>-0.215922</text:p>
          </table:table-cell>
          <table:table-cell table:formula="of:=IF([.A457]=0;[.A457]-0.05;[.A457]*0.5)" office:value-type="float" office:value="-0.071974" calcext:value-type="float">
            <text:p>-0.071974</text:p>
          </table:table-cell>
        </table:table-row>
        <table:table-row table:style-name="ro1">
          <table:table-cell office:value-type="float" office:value="-0.206925" calcext:value-type="float">
            <text:p>-0.206925</text:p>
          </table:table-cell>
          <table:table-cell office:value-type="float" office:value="0" calcext:value-type="float">
            <text:p>0</text:p>
          </table:table-cell>
          <table:table-cell table:formula="of:=IF([.A458]=0;[.A458]+0.05;[.A458]*1.5)" office:value-type="float" office:value="-0.3103875" calcext:value-type="float">
            <text:p>-0.3103875</text:p>
          </table:table-cell>
          <table:table-cell table:formula="of:=IF([.A458]=0;[.A458]-0.05;[.A458]*0.5)" office:value-type="float" office:value="-0.1034625" calcext:value-type="float">
            <text:p>-0.1034625</text:p>
          </table:table-cell>
        </table:table-row>
        <table:table-row table:style-name="ro1">
          <table:table-cell office:value-type="float" office:value="-0.209925" calcext:value-type="float">
            <text:p>-0.209925</text:p>
          </table:table-cell>
          <table:table-cell office:value-type="float" office:value="0" calcext:value-type="float">
            <text:p>0</text:p>
          </table:table-cell>
          <table:table-cell table:formula="of:=IF([.A459]=0;[.A459]+0.05;[.A459]*1.5)" office:value-type="float" office:value="-0.3148875" calcext:value-type="float">
            <text:p>-0.3148875</text:p>
          </table:table-cell>
          <table:table-cell table:formula="of:=IF([.A459]=0;[.A459]-0.05;[.A459]*0.5)" office:value-type="float" office:value="-0.1049625" calcext:value-type="float">
            <text:p>-0.1049625</text:p>
          </table:table-cell>
        </table:table-row>
        <table:table-row table:style-name="ro1">
          <table:table-cell office:value-type="float" office:value="-0.14994" calcext:value-type="float">
            <text:p>-0.14994</text:p>
          </table:table-cell>
          <table:table-cell office:value-type="float" office:value="0" calcext:value-type="float">
            <text:p>0</text:p>
          </table:table-cell>
          <table:table-cell table:formula="of:=IF([.A460]=0;[.A460]+0.05;[.A460]*1.5)" office:value-type="float" office:value="-0.22491" calcext:value-type="float">
            <text:p>-0.22491</text:p>
          </table:table-cell>
          <table:table-cell table:formula="of:=IF([.A460]=0;[.A460]-0.05;[.A460]*0.5)" office:value-type="float" office:value="-0.07497" calcext:value-type="float">
            <text:p>-0.07497</text:p>
          </table:table-cell>
        </table:table-row>
        <table:table-row table:style-name="ro1">
          <table:table-cell office:value-type="float" office:value="-0.134946" calcext:value-type="float">
            <text:p>-0.134946</text:p>
          </table:table-cell>
          <table:table-cell office:value-type="float" office:value="0" calcext:value-type="float">
            <text:p>0</text:p>
          </table:table-cell>
          <table:table-cell table:formula="of:=IF([.A461]=0;[.A461]+0.05;[.A461]*1.5)" office:value-type="float" office:value="-0.202419" calcext:value-type="float">
            <text:p>-0.202419</text:p>
          </table:table-cell>
          <table:table-cell table:formula="of:=IF([.A461]=0;[.A461]-0.05;[.A461]*0.5)" office:value-type="float" office:value="-0.067473" calcext:value-type="float">
            <text:p>-0.067473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62]=0;[.A462]+0.05;[.A462]*1.5)" office:value-type="float" office:value="0.05" calcext:value-type="float">
            <text:p>0.05</text:p>
          </table:table-cell>
          <table:table-cell table:formula="of:=IF([.A462]=0;[.A462]-0.05;[.A46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table:formula="of:=IF([.A463]=0;[.A463]+0.05;[.A463]*1.5)" office:value-type="float" office:value="0.436332" calcext:value-type="float">
            <text:p>0.436332</text:p>
          </table:table-cell>
          <table:table-cell table:formula="of:=IF([.A463]=0;[.A463]-0.05;[.A463]*0.5)" office:value-type="float" office:value="0.145444" calcext:value-type="float">
            <text:p>0.14544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table:formula="of:=IF([.A464]=0;[.A464]+0.05;[.A464]*1.5)" office:value-type="float" office:value="0.436332" calcext:value-type="float">
            <text:p>0.436332</text:p>
          </table:table-cell>
          <table:table-cell table:formula="of:=IF([.A464]=0;[.A464]-0.05;[.A464]*0.5)" office:value-type="float" office:value="0.145444" calcext:value-type="float">
            <text:p>0.145444</text:p>
          </table:table-cell>
        </table:table-row>
        <table:table-row table:style-name="ro1">
          <table:table-cell office:value-type="float" office:value="0.197932" calcext:value-type="float">
            <text:p>0.197932</text:p>
          </table:table-cell>
          <table:table-cell office:value-type="float" office:value="0" calcext:value-type="float">
            <text:p>0</text:p>
          </table:table-cell>
          <table:table-cell table:formula="of:=IF([.A465]=0;[.A465]+0.05;[.A465]*1.5)" office:value-type="float" office:value="0.296898" calcext:value-type="float">
            <text:p>0.296898</text:p>
          </table:table-cell>
          <table:table-cell table:formula="of:=IF([.A465]=0;[.A465]-0.05;[.A465]*0.5)" office:value-type="float" office:value="0.098966" calcext:value-type="float">
            <text:p>0.098966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66]=0;[.A466]+0.05;[.A466]*1.5)" office:value-type="float" office:value="0.05" calcext:value-type="float">
            <text:p>0.05</text:p>
          </table:table-cell>
          <table:table-cell table:formula="of:=IF([.A466]=0;[.A466]-0.05;[.A466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4994" calcext:value-type="float">
            <text:p>-0.14994</text:p>
          </table:table-cell>
          <table:table-cell office:value-type="float" office:value="0" calcext:value-type="float">
            <text:p>0</text:p>
          </table:table-cell>
          <table:table-cell table:formula="of:=IF([.A467]=0;[.A467]+0.05;[.A467]*1.5)" office:value-type="float" office:value="-0.22491" calcext:value-type="float">
            <text:p>-0.22491</text:p>
          </table:table-cell>
          <table:table-cell table:formula="of:=IF([.A467]=0;[.A467]-0.05;[.A467]*0.5)" office:value-type="float" office:value="-0.07497" calcext:value-type="float">
            <text:p>-0.07497</text:p>
          </table:table-cell>
        </table:table-row>
        <table:table-row table:style-name="ro1">
          <table:table-cell office:value-type="float" office:value="-0.257908" calcext:value-type="float">
            <text:p>-0.257908</text:p>
          </table:table-cell>
          <table:table-cell office:value-type="float" office:value="0" calcext:value-type="float">
            <text:p>0</text:p>
          </table:table-cell>
          <table:table-cell table:formula="of:=IF([.A468]=0;[.A468]+0.05;[.A468]*1.5)" office:value-type="float" office:value="-0.386862" calcext:value-type="float">
            <text:p>-0.386862</text:p>
          </table:table-cell>
          <table:table-cell table:formula="of:=IF([.A468]=0;[.A468]-0.05;[.A468]*0.5)" office:value-type="float" office:value="-0.128954" calcext:value-type="float">
            <text:p>-0.128954</text:p>
          </table:table-cell>
        </table:table-row>
        <table:table-row table:style-name="ro1">
          <table:table-cell office:value-type="float" office:value="-0.2639" calcext:value-type="float">
            <text:p>-0.2639</text:p>
          </table:table-cell>
          <table:table-cell office:value-type="float" office:value="0" calcext:value-type="float">
            <text:p>0</text:p>
          </table:table-cell>
          <table:table-cell table:formula="of:=IF([.A469]=0;[.A469]+0.05;[.A469]*1.5)" office:value-type="float" office:value="-0.39585" calcext:value-type="float">
            <text:p>-0.39585</text:p>
          </table:table-cell>
          <table:table-cell table:formula="of:=IF([.A469]=0;[.A469]-0.05;[.A469]*0.5)" office:value-type="float" office:value="-0.13195" calcext:value-type="float">
            <text:p>-0.1319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70]=0;[.A470]+0.05;[.A470]*1.5)" office:value-type="float" office:value="0.05" calcext:value-type="float">
            <text:p>0.05</text:p>
          </table:table-cell>
          <table:table-cell table:formula="of:=IF([.A470]=0;[.A470]-0.05;[.A470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34185" calcext:value-type="float">
            <text:p>0.134185</text:p>
          </table:table-cell>
          <table:table-cell table:formula="of:=IF([.A471]=0;[.A471]+0.05;[.A471]*1.5)" office:value-type="float" office:value="0.436332" calcext:value-type="float">
            <text:p>0.436332</text:p>
          </table:table-cell>
          <table:table-cell table:formula="of:=IF([.A471]=0;[.A471]-0.05;[.A471]*0.5)" office:value-type="float" office:value="0.145444" calcext:value-type="float">
            <text:p>0.14544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37026" calcext:value-type="float">
            <text:p>0.137026</text:p>
          </table:table-cell>
          <table:table-cell table:formula="of:=IF([.A472]=0;[.A472]+0.05;[.A472]*1.5)" office:value-type="float" office:value="0.436332" calcext:value-type="float">
            <text:p>0.436332</text:p>
          </table:table-cell>
          <table:table-cell table:formula="of:=IF([.A472]=0;[.A472]-0.05;[.A472]*0.5)" office:value-type="float" office:value="0.145444" calcext:value-type="float">
            <text:p>0.14544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49871" calcext:value-type="float">
            <text:p>0.149871</text:p>
          </table:table-cell>
          <table:table-cell table:formula="of:=IF([.A473]=0;[.A473]+0.05;[.A473]*1.5)" office:value-type="float" office:value="0.436332" calcext:value-type="float">
            <text:p>0.436332</text:p>
          </table:table-cell>
          <table:table-cell table:formula="of:=IF([.A473]=0;[.A473]-0.05;[.A473]*0.5)" office:value-type="float" office:value="0.145444" calcext:value-type="float">
            <text:p>0.14544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21739" calcext:value-type="float">
            <text:p>0.221739</text:p>
          </table:table-cell>
          <table:table-cell table:formula="of:=IF([.A474]=0;[.A474]+0.05;[.A474]*1.5)" office:value-type="float" office:value="0.05" calcext:value-type="float">
            <text:p>0.05</text:p>
          </table:table-cell>
          <table:table-cell table:formula="of:=IF([.A474]=0;[.A474]-0.05;[.A47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IF([.A475]=0;[.A475]+0.05;[.A475]*1.5)" office:value-type="float" office:value="0.05" calcext:value-type="float">
            <text:p>0.05</text:p>
          </table:table-cell>
          <table:table-cell table:formula="of:=IF([.A475]=0;[.A475]-0.05;[.A475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  <table:table-cell table:formula="of:=IF([.A476]=0;[.A476]+0.05;[.A476]*1.5)" office:value-type="float" office:value="0.02250435" calcext:value-type="float">
            <text:p>0.02250435</text:p>
          </table:table-cell>
          <table:table-cell table:formula="of:=IF([.A476]=0;[.A476]-0.05;[.A476]*0.5)" office:value-type="float" office:value="0.00750145" calcext:value-type="float">
            <text:p>0.00750145</text:p>
          </table:table-cell>
        </table:table-row>
        <table:table-row table:style-name="ro1">
          <table:table-cell office:value-type="float" office:value="0.0329887" calcext:value-type="float">
            <text:p>0.0329887</text:p>
          </table:table-cell>
          <table:table-cell office:value-type="float" office:value="0.32971" calcext:value-type="float">
            <text:p>0.32971</text:p>
          </table:table-cell>
          <table:table-cell table:formula="of:=IF([.A477]=0;[.A477]+0.05;[.A477]*1.5)" office:value-type="float" office:value="0.04948305" calcext:value-type="float">
            <text:p>0.04948305</text:p>
          </table:table-cell>
          <table:table-cell table:formula="of:=IF([.A477]=0;[.A477]-0.05;[.A477]*0.5)" office:value-type="float" office:value="0.01649435" calcext:value-type="float">
            <text:p>0.01649435</text:p>
          </table:table-cell>
        </table:table-row>
        <table:table-row table:style-name="ro1">
          <table:table-cell office:value-type="float" office:value="0.146949" calcext:value-type="float">
            <text:p>0.146949</text:p>
          </table:table-cell>
          <table:table-cell office:value-type="float" office:value="0" calcext:value-type="float">
            <text:p>0</text:p>
          </table:table-cell>
          <table:table-cell table:formula="of:=IF([.A478]=0;[.A478]+0.05;[.A478]*1.5)" office:value-type="float" office:value="0.2204235" calcext:value-type="float">
            <text:p>0.2204235</text:p>
          </table:table-cell>
          <table:table-cell table:formula="of:=IF([.A478]=0;[.A478]-0.05;[.A478]*0.5)" office:value-type="float" office:value="0.0734745" calcext:value-type="float">
            <text:p>0.0734745</text:p>
          </table:table-cell>
        </table:table-row>
        <table:table-row table:style-name="ro1">
          <table:table-cell office:value-type="float" office:value="0.275903" calcext:value-type="float">
            <text:p>0.275903</text:p>
          </table:table-cell>
          <table:table-cell office:value-type="float" office:value="-0.0977011" calcext:value-type="float">
            <text:p>-0.0977011</text:p>
          </table:table-cell>
          <table:table-cell table:formula="of:=IF([.A479]=0;[.A479]+0.05;[.A479]*1.5)" office:value-type="float" office:value="0.4138545" calcext:value-type="float">
            <text:p>0.4138545</text:p>
          </table:table-cell>
          <table:table-cell table:formula="of:=IF([.A479]=0;[.A479]-0.05;[.A479]*0.5)" office:value-type="float" office:value="0.1379515" calcext:value-type="float">
            <text:p>0.137951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15789" calcext:value-type="float">
            <text:p>-0.115789</text:p>
          </table:table-cell>
          <table:table-cell table:formula="of:=IF([.A480]=0;[.A480]+0.05;[.A480]*1.5)" office:value-type="float" office:value="0.05" calcext:value-type="float">
            <text:p>0.05</text:p>
          </table:table-cell>
          <table:table-cell table:formula="of:=IF([.A480]=0;[.A480]-0.05;[.A480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176946" calcext:value-type="float">
            <text:p>0.176946</text:p>
          </table:table-cell>
          <table:table-cell office:value-type="float" office:value="0" calcext:value-type="float">
            <text:p>0</text:p>
          </table:table-cell>
          <table:table-cell table:formula="of:=IF([.A481]=0;[.A481]+0.05;[.A481]*1.5)" office:value-type="float" office:value="0.265419" calcext:value-type="float">
            <text:p>0.265419</text:p>
          </table:table-cell>
          <table:table-cell table:formula="of:=IF([.A481]=0;[.A481]-0.05;[.A481]*0.5)" office:value-type="float" office:value="0.088473" calcext:value-type="float">
            <text:p>0.088473</text:p>
          </table:table-cell>
        </table:table-row>
        <table:table-row table:style-name="ro1">
          <table:table-cell office:value-type="float" office:value="0.251916" calcext:value-type="float">
            <text:p>0.251916</text:p>
          </table:table-cell>
          <table:table-cell office:value-type="float" office:value="0" calcext:value-type="float">
            <text:p>0</text:p>
          </table:table-cell>
          <table:table-cell table:formula="of:=IF([.A482]=0;[.A482]+0.05;[.A482]*1.5)" office:value-type="float" office:value="0.377874" calcext:value-type="float">
            <text:p>0.377874</text:p>
          </table:table-cell>
          <table:table-cell table:formula="of:=IF([.A482]=0;[.A482]-0.05;[.A482]*0.5)" office:value-type="float" office:value="0.125958" calcext:value-type="float">
            <text:p>0.12595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83]=0;[.A483]+0.05;[.A483]*1.5)" office:value-type="float" office:value="0.05" calcext:value-type="float">
            <text:p>0.05</text:p>
          </table:table-cell>
          <table:table-cell table:formula="of:=IF([.A483]=0;[.A483]-0.05;[.A48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69756" calcext:value-type="float">
            <text:p>-0.0569756</text:p>
          </table:table-cell>
          <table:table-cell office:value-type="float" office:value="0.0544218" calcext:value-type="float">
            <text:p>0.0544218</text:p>
          </table:table-cell>
          <table:table-cell table:formula="of:=IF([.A484]=0;[.A484]+0.05;[.A484]*1.5)" office:value-type="float" office:value="-0.0854634" calcext:value-type="float">
            <text:p>-0.0854634</text:p>
          </table:table-cell>
          <table:table-cell table:formula="of:=IF([.A484]=0;[.A484]-0.05;[.A484]*0.5)" office:value-type="float" office:value="-0.0284878" calcext:value-type="float">
            <text:p>-0.0284878</text:p>
          </table:table-cell>
        </table:table-row>
        <table:table-row table:style-name="ro1">
          <table:table-cell office:value-type="float" office:value="-0.0869637" calcext:value-type="float">
            <text:p>-0.0869637</text:p>
          </table:table-cell>
          <table:table-cell office:value-type="float" office:value="-0.162162" calcext:value-type="float">
            <text:p>-0.162162</text:p>
          </table:table-cell>
          <table:table-cell table:formula="of:=IF([.A485]=0;[.A485]+0.05;[.A485]*1.5)" office:value-type="float" office:value="-0.13044555" calcext:value-type="float">
            <text:p>-0.13044555</text:p>
          </table:table-cell>
          <table:table-cell table:formula="of:=IF([.A485]=0;[.A485]-0.05;[.A485]*0.5)" office:value-type="float" office:value="-0.04348185" calcext:value-type="float">
            <text:p>-0.04348185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41066" calcext:value-type="float">
            <text:p>-0.141066</text:p>
          </table:table-cell>
          <table:table-cell table:formula="of:=IF([.A486]=0;[.A486]+0.05;[.A486]*1.5)" office:value-type="float" office:value="-0.436332" calcext:value-type="float">
            <text:p>-0.436332</text:p>
          </table:table-cell>
          <table:table-cell table:formula="of:=IF([.A486]=0;[.A486]-0.05;[.A486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218679" calcext:value-type="float">
            <text:p>-0.218679</text:p>
          </table:table-cell>
          <table:table-cell table:formula="of:=IF([.A487]=0;[.A487]+0.05;[.A487]*1.5)" office:value-type="float" office:value="-0.436332" calcext:value-type="float">
            <text:p>-0.436332</text:p>
          </table:table-cell>
          <table:table-cell table:formula="of:=IF([.A487]=0;[.A487]-0.05;[.A487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27907" calcext:value-type="float">
            <text:p>-0.127907</text:p>
          </table:table-cell>
          <table:table-cell table:formula="of:=IF([.A488]=0;[.A488]+0.05;[.A488]*1.5)" office:value-type="float" office:value="-0.436332" calcext:value-type="float">
            <text:p>-0.436332</text:p>
          </table:table-cell>
          <table:table-cell table:formula="of:=IF([.A488]=0;[.A488]-0.05;[.A488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22449" calcext:value-type="float">
            <text:p>-0.22449</text:p>
          </table:table-cell>
          <table:table-cell table:formula="of:=IF([.A489]=0;[.A489]+0.05;[.A489]*1.5)" office:value-type="float" office:value="-0.436332" calcext:value-type="float">
            <text:p>-0.436332</text:p>
          </table:table-cell>
          <table:table-cell table:formula="of:=IF([.A489]=0;[.A489]-0.05;[.A489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  <table:table-cell table:formula="of:=IF([.A490]=0;[.A490]+0.05;[.A490]*1.5)" office:value-type="float" office:value="-0.436332" calcext:value-type="float">
            <text:p>-0.436332</text:p>
          </table:table-cell>
          <table:table-cell table:formula="of:=IF([.A490]=0;[.A490]-0.05;[.A490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  <table:table-cell table:formula="of:=IF([.A491]=0;[.A491]+0.05;[.A491]*1.5)" office:value-type="float" office:value="-0.436332" calcext:value-type="float">
            <text:p>-0.436332</text:p>
          </table:table-cell>
          <table:table-cell table:formula="of:=IF([.A491]=0;[.A491]-0.05;[.A491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.0304183" calcext:value-type="float">
            <text:p>0.0304183</text:p>
          </table:table-cell>
          <table:table-cell table:formula="of:=IF([.A492]=0;[.A492]+0.05;[.A492]*1.5)" office:value-type="float" office:value="-0.436332" calcext:value-type="float">
            <text:p>-0.436332</text:p>
          </table:table-cell>
          <table:table-cell table:formula="of:=IF([.A492]=0;[.A492]-0.05;[.A492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0443925" calcext:value-type="float">
            <text:p>-0.0443925</text:p>
          </table:table-cell>
          <table:table-cell table:formula="of:=IF([.A493]=0;[.A493]+0.05;[.A493]*1.5)" office:value-type="float" office:value="-0.436332" calcext:value-type="float">
            <text:p>-0.436332</text:p>
          </table:table-cell>
          <table:table-cell table:formula="of:=IF([.A493]=0;[.A493]-0.05;[.A493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-0.0323625" calcext:value-type="float">
            <text:p>-0.0323625</text:p>
          </table:table-cell>
          <table:table-cell table:formula="of:=IF([.A494]=0;[.A494]+0.05;[.A494]*1.5)" office:value-type="float" office:value="-0.157437" calcext:value-type="float">
            <text:p>-0.157437</text:p>
          </table:table-cell>
          <table:table-cell table:formula="of:=IF([.A494]=0;[.A494]-0.05;[.A494]*0.5)" office:value-type="float" office:value="-0.052479" calcext:value-type="float">
            <text:p>-0.052479</text:p>
          </table:table-cell>
        </table:table-row>
        <table:table-row table:style-name="ro1">
          <table:table-cell office:value-type="float" office:value="-0.0839631" calcext:value-type="float">
            <text:p>-0.0839631</text:p>
          </table:table-cell>
          <table:table-cell office:value-type="float" office:value="0.932203" calcext:value-type="float">
            <text:p>0.932203</text:p>
          </table:table-cell>
          <table:table-cell table:formula="of:=IF([.A495]=0;[.A495]+0.05;[.A495]*1.5)" office:value-type="float" office:value="-0.12594465" calcext:value-type="float">
            <text:p>-0.12594465</text:p>
          </table:table-cell>
          <table:table-cell table:formula="of:=IF([.A495]=0;[.A495]-0.05;[.A495]*0.5)" office:value-type="float" office:value="-0.04198155" calcext:value-type="float">
            <text:p>-0.04198155</text:p>
          </table:table-cell>
        </table:table-row>
        <table:table-row table:style-name="ro1">
          <table:table-cell office:value-type="float" office:value="-0.0779708" calcext:value-type="float">
            <text:p>-0.0779708</text:p>
          </table:table-cell>
          <table:table-cell office:value-type="float" office:value="0" calcext:value-type="float">
            <text:p>0</text:p>
          </table:table-cell>
          <table:table-cell table:formula="of:=IF([.A496]=0;[.A496]+0.05;[.A496]*1.5)" office:value-type="float" office:value="-0.1169562" calcext:value-type="float">
            <text:p>-0.1169562</text:p>
          </table:table-cell>
          <table:table-cell table:formula="of:=IF([.A496]=0;[.A496]-0.05;[.A496]*0.5)" office:value-type="float" office:value="-0.0389854" calcext:value-type="float">
            <text:p>-0.0389854</text:p>
          </table:table-cell>
        </table:table-row>
        <table:table-row table:style-name="ro1">
          <table:table-cell office:value-type="float" office:value="-0.110959" calcext:value-type="float">
            <text:p>-0.110959</text:p>
          </table:table-cell>
          <table:table-cell office:value-type="float" office:value="-0.273684" calcext:value-type="float">
            <text:p>-0.273684</text:p>
          </table:table-cell>
          <table:table-cell table:formula="of:=IF([.A497]=0;[.A497]+0.05;[.A497]*1.5)" office:value-type="float" office:value="-0.1664385" calcext:value-type="float">
            <text:p>-0.1664385</text:p>
          </table:table-cell>
          <table:table-cell table:formula="of:=IF([.A497]=0;[.A497]-0.05;[.A497]*0.5)" office:value-type="float" office:value="-0.0554795" calcext:value-type="float">
            <text:p>-0.0554795</text:p>
          </table:table-cell>
        </table:table-row>
        <table:table-row table:style-name="ro1">
          <table:table-cell office:value-type="float" office:value="-0.00299171" calcext:value-type="float">
            <text:p>-0.00299171</text:p>
          </table:table-cell>
          <table:table-cell office:value-type="float" office:value="0" calcext:value-type="float">
            <text:p>0</text:p>
          </table:table-cell>
          <table:table-cell table:formula="of:=IF([.A498]=0;[.A498]+0.05;[.A498]*1.5)" office:value-type="float" office:value="-0.004487565" calcext:value-type="float">
            <text:p>-0.004487565</text:p>
          </table:table-cell>
          <table:table-cell table:formula="of:=IF([.A498]=0;[.A498]-0.05;[.A498]*0.5)" office:value-type="float" office:value="-0.001495855" calcext:value-type="float">
            <text:p>-0.00149585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499]=0;[.A499]+0.05;[.A499]*1.5)" office:value-type="float" office:value="0.05" calcext:value-type="float">
            <text:p>0.05</text:p>
          </table:table-cell>
          <table:table-cell table:formula="of:=IF([.A499]=0;[.A499]-0.05;[.A49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00]=0;[.A500]+0.05;[.A500]*1.5)" office:value-type="float" office:value="0.05" calcext:value-type="float">
            <text:p>0.05</text:p>
          </table:table-cell>
          <table:table-cell table:formula="of:=IF([.A500]=0;[.A500]-0.05;[.A50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01]=0;[.A501]+0.05;[.A501]*1.5)" office:value-type="float" office:value="0.05" calcext:value-type="float">
            <text:p>0.05</text:p>
          </table:table-cell>
          <table:table-cell table:formula="of:=IF([.A501]=0;[.A501]-0.05;[.A50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02]=0;[.A502]+0.05;[.A502]*1.5)" office:value-type="float" office:value="0.05" calcext:value-type="float">
            <text:p>0.05</text:p>
          </table:table-cell>
          <table:table-cell table:formula="of:=IF([.A502]=0;[.A502]-0.05;[.A50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0" calcext:value-type="float">
            <text:p>0</text:p>
          </table:table-cell>
          <table:table-cell table:formula="of:=IF([.A503]=0;[.A503]+0.05;[.A503]*1.5)" office:value-type="float" office:value="-0.2743935" calcext:value-type="float">
            <text:p>-0.2743935</text:p>
          </table:table-cell>
          <table:table-cell table:formula="of:=IF([.A503]=0;[.A503]-0.05;[.A503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  <table:table-cell table:formula="of:=IF([.A504]=0;[.A504]+0.05;[.A504]*1.5)" office:value-type="float" office:value="-0.278895" calcext:value-type="float">
            <text:p>-0.278895</text:p>
          </table:table-cell>
          <table:table-cell table:formula="of:=IF([.A504]=0;[.A504]-0.05;[.A504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61934" calcext:value-type="float">
            <text:p>-0.161934</text:p>
          </table:table-cell>
          <table:table-cell office:value-type="float" office:value="0" calcext:value-type="float">
            <text:p>0</text:p>
          </table:table-cell>
          <table:table-cell table:formula="of:=IF([.A505]=0;[.A505]+0.05;[.A505]*1.5)" office:value-type="float" office:value="-0.242901" calcext:value-type="float">
            <text:p>-0.242901</text:p>
          </table:table-cell>
          <table:table-cell table:formula="of:=IF([.A505]=0;[.A505]-0.05;[.A505]*0.5)" office:value-type="float" office:value="-0.080967" calcext:value-type="float">
            <text:p>-0.080967</text:p>
          </table:table-cell>
        </table:table-row>
        <table:table-row table:style-name="ro1">
          <table:table-cell office:value-type="float" office:value="-0.0809625" calcext:value-type="float">
            <text:p>-0.0809625</text:p>
          </table:table-cell>
          <table:table-cell office:value-type="float" office:value="0.506024" calcext:value-type="float">
            <text:p>0.506024</text:p>
          </table:table-cell>
          <table:table-cell table:formula="of:=IF([.A506]=0;[.A506]+0.05;[.A506]*1.5)" office:value-type="float" office:value="-0.12144375" calcext:value-type="float">
            <text:p>-0.12144375</text:p>
          </table:table-cell>
          <table:table-cell table:formula="of:=IF([.A506]=0;[.A506]-0.05;[.A506]*0.5)" office:value-type="float" office:value="-0.04048125" calcext:value-type="float">
            <text:p>-0.04048125</text:p>
          </table:table-cell>
        </table:table-row>
        <table:table-row table:style-name="ro1">
          <table:table-cell office:value-type="float" office:value="-0.0689691" calcext:value-type="float">
            <text:p>-0.0689691</text:p>
          </table:table-cell>
          <table:table-cell office:value-type="float" office:value="0.275362" calcext:value-type="float">
            <text:p>0.275362</text:p>
          </table:table-cell>
          <table:table-cell table:formula="of:=IF([.A507]=0;[.A507]+0.05;[.A507]*1.5)" office:value-type="float" office:value="-0.10345365" calcext:value-type="float">
            <text:p>-0.10345365</text:p>
          </table:table-cell>
          <table:table-cell table:formula="of:=IF([.A507]=0;[.A507]-0.05;[.A507]*0.5)" office:value-type="float" office:value="-0.03448455" calcext:value-type="float">
            <text:p>-0.0344845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08]=0;[.A508]+0.05;[.A508]*1.5)" office:value-type="float" office:value="0.05" calcext:value-type="float">
            <text:p>0.05</text:p>
          </table:table-cell>
          <table:table-cell table:formula="of:=IF([.A508]=0;[.A508]-0.05;[.A508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table:formula="of:=IF([.A509]=0;[.A509]+0.05;[.A509]*1.5)" office:value-type="float" office:value="0.436332" calcext:value-type="float">
            <text:p>0.436332</text:p>
          </table:table-cell>
          <table:table-cell table:formula="of:=IF([.A509]=0;[.A509]-0.05;[.A509]*0.5)" office:value-type="float" office:value="0.145444" calcext:value-type="float">
            <text:p>0.14544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19802" calcext:value-type="float">
            <text:p>-0.019802</text:p>
          </table:table-cell>
          <table:table-cell table:formula="of:=IF([.A510]=0;[.A510]+0.05;[.A510]*1.5)" office:value-type="float" office:value="0.05" calcext:value-type="float">
            <text:p>0.05</text:p>
          </table:table-cell>
          <table:table-cell table:formula="of:=IF([.A510]=0;[.A510]-0.05;[.A51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11]=0;[.A511]+0.05;[.A511]*1.5)" office:value-type="float" office:value="0.05" calcext:value-type="float">
            <text:p>0.05</text:p>
          </table:table-cell>
          <table:table-cell table:formula="of:=IF([.A511]=0;[.A511]-0.05;[.A511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  <table:table-cell table:formula="of:=IF([.A512]=0;[.A512]+0.05;[.A512]*1.5)" office:value-type="float" office:value="0.0719874" calcext:value-type="float">
            <text:p>0.0719874</text:p>
          </table:table-cell>
          <table:table-cell table:formula="of:=IF([.A512]=0;[.A512]-0.05;[.A512]*0.5)" office:value-type="float" office:value="0.0239958" calcext:value-type="float">
            <text:p>0.023995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13]=0;[.A513]+0.05;[.A513]*1.5)" office:value-type="float" office:value="0.05" calcext:value-type="float">
            <text:p>0.05</text:p>
          </table:table-cell>
          <table:table-cell table:formula="of:=IF([.A513]=0;[.A513]-0.05;[.A51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14]=0;[.A514]+0.05;[.A514]*1.5)" office:value-type="float" office:value="0.05" calcext:value-type="float">
            <text:p>0.05</text:p>
          </table:table-cell>
          <table:table-cell table:formula="of:=IF([.A514]=0;[.A514]-0.05;[.A51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15]=0;[.A515]+0.05;[.A515]*1.5)" office:value-type="float" office:value="0.05" calcext:value-type="float">
            <text:p>0.05</text:p>
          </table:table-cell>
          <table:table-cell table:formula="of:=IF([.A515]=0;[.A515]-0.05;[.A51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16]=0;[.A516]+0.05;[.A516]*1.5)" office:value-type="float" office:value="0.05" calcext:value-type="float">
            <text:p>0.05</text:p>
          </table:table-cell>
          <table:table-cell table:formula="of:=IF([.A516]=0;[.A516]-0.05;[.A51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17]=0;[.A517]+0.05;[.A517]*1.5)" office:value-type="float" office:value="0.05" calcext:value-type="float">
            <text:p>0.05</text:p>
          </table:table-cell>
          <table:table-cell table:formula="of:=IF([.A517]=0;[.A517]-0.05;[.A51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18]=0;[.A518]+0.05;[.A518]*1.5)" office:value-type="float" office:value="0.05" calcext:value-type="float">
            <text:p>0.05</text:p>
          </table:table-cell>
          <table:table-cell table:formula="of:=IF([.A518]=0;[.A518]-0.05;[.A51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19]=0;[.A519]+0.05;[.A519]*1.5)" office:value-type="float" office:value="0.05" calcext:value-type="float">
            <text:p>0.05</text:p>
          </table:table-cell>
          <table:table-cell table:formula="of:=IF([.A519]=0;[.A519]-0.05;[.A51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20]=0;[.A520]+0.05;[.A520]*1.5)" office:value-type="float" office:value="0.05" calcext:value-type="float">
            <text:p>0.05</text:p>
          </table:table-cell>
          <table:table-cell table:formula="of:=IF([.A520]=0;[.A520]-0.05;[.A52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21]=0;[.A521]+0.05;[.A521]*1.5)" office:value-type="float" office:value="0.05" calcext:value-type="float">
            <text:p>0.05</text:p>
          </table:table-cell>
          <table:table-cell table:formula="of:=IF([.A521]=0;[.A521]-0.05;[.A52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22]=0;[.A522]+0.05;[.A522]*1.5)" office:value-type="float" office:value="0.05" calcext:value-type="float">
            <text:p>0.05</text:p>
          </table:table-cell>
          <table:table-cell table:formula="of:=IF([.A522]=0;[.A522]-0.05;[.A52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10959" calcext:value-type="float">
            <text:p>-0.110959</text:p>
          </table:table-cell>
          <table:table-cell office:value-type="float" office:value="-0.213115" calcext:value-type="float">
            <text:p>-0.213115</text:p>
          </table:table-cell>
          <table:table-cell table:formula="of:=IF([.A523]=0;[.A523]+0.05;[.A523]*1.5)" office:value-type="float" office:value="-0.1664385" calcext:value-type="float">
            <text:p>-0.1664385</text:p>
          </table:table-cell>
          <table:table-cell table:formula="of:=IF([.A523]=0;[.A523]-0.05;[.A523]*0.5)" office:value-type="float" office:value="-0.0554795" calcext:value-type="float">
            <text:p>-0.0554795</text:p>
          </table:table-cell>
        </table:table-row>
        <table:table-row table:style-name="ro1">
          <table:table-cell office:value-type="float" office:value="-0.191931" calcext:value-type="float">
            <text:p>-0.191931</text:p>
          </table:table-cell>
          <table:table-cell office:value-type="float" office:value="-0.138462" calcext:value-type="float">
            <text:p>-0.138462</text:p>
          </table:table-cell>
          <table:table-cell table:formula="of:=IF([.A524]=0;[.A524]+0.05;[.A524]*1.5)" office:value-type="float" office:value="-0.2878965" calcext:value-type="float">
            <text:p>-0.2878965</text:p>
          </table:table-cell>
          <table:table-cell table:formula="of:=IF([.A524]=0;[.A524]-0.05;[.A524]*0.5)" office:value-type="float" office:value="-0.0959655" calcext:value-type="float">
            <text:p>-0.0959655</text:p>
          </table:table-cell>
        </table:table-row>
        <table:table-row table:style-name="ro1">
          <table:table-cell office:value-type="float" office:value="-0.191931" calcext:value-type="float">
            <text:p>-0.191931</text:p>
          </table:table-cell>
          <table:table-cell office:value-type="float" office:value="-0.128806" calcext:value-type="float">
            <text:p>-0.128806</text:p>
          </table:table-cell>
          <table:table-cell table:formula="of:=IF([.A525]=0;[.A525]+0.05;[.A525]*1.5)" office:value-type="float" office:value="-0.2878965" calcext:value-type="float">
            <text:p>-0.2878965</text:p>
          </table:table-cell>
          <table:table-cell table:formula="of:=IF([.A525]=0;[.A525]-0.05;[.A525]*0.5)" office:value-type="float" office:value="-0.0959655" calcext:value-type="float">
            <text:p>-0.0959655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85819" calcext:value-type="float">
            <text:p>-0.185819</text:p>
          </table:table-cell>
          <table:table-cell table:formula="of:=IF([.A526]=0;[.A526]+0.05;[.A526]*1.5)" office:value-type="float" office:value="-0.436332" calcext:value-type="float">
            <text:p>-0.436332</text:p>
          </table:table-cell>
          <table:table-cell table:formula="of:=IF([.A526]=0;[.A526]-0.05;[.A526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68478" calcext:value-type="float">
            <text:p>-0.168478</text:p>
          </table:table-cell>
          <table:table-cell table:formula="of:=IF([.A527]=0;[.A527]+0.05;[.A527]*1.5)" office:value-type="float" office:value="-0.436332" calcext:value-type="float">
            <text:p>-0.436332</text:p>
          </table:table-cell>
          <table:table-cell table:formula="of:=IF([.A527]=0;[.A527]-0.05;[.A527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  <table:table-cell table:formula="of:=IF([.A528]=0;[.A528]+0.05;[.A528]*1.5)" office:value-type="float" office:value="-0.436332" calcext:value-type="float">
            <text:p>-0.436332</text:p>
          </table:table-cell>
          <table:table-cell table:formula="of:=IF([.A528]=0;[.A528]-0.05;[.A528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37755" calcext:value-type="float">
            <text:p>-0.137755</text:p>
          </table:table-cell>
          <table:table-cell table:formula="of:=IF([.A529]=0;[.A529]+0.05;[.A529]*1.5)" office:value-type="float" office:value="0.05" calcext:value-type="float">
            <text:p>0.05</text:p>
          </table:table-cell>
          <table:table-cell table:formula="of:=IF([.A529]=0;[.A529]-0.05;[.A52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909091" calcext:value-type="float">
            <text:p>-0.0909091</text:p>
          </table:table-cell>
          <table:table-cell table:formula="of:=IF([.A530]=0;[.A530]+0.05;[.A530]*1.5)" office:value-type="float" office:value="0.05" calcext:value-type="float">
            <text:p>0.05</text:p>
          </table:table-cell>
          <table:table-cell table:formula="of:=IF([.A530]=0;[.A530]-0.05;[.A530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251907" calcext:value-type="float">
            <text:p>-0.251907</text:p>
          </table:table-cell>
          <table:table-cell office:value-type="float" office:value="-0.143426" calcext:value-type="float">
            <text:p>-0.143426</text:p>
          </table:table-cell>
          <table:table-cell table:formula="of:=IF([.A531]=0;[.A531]+0.05;[.A531]*1.5)" office:value-type="float" office:value="-0.3778605" calcext:value-type="float">
            <text:p>-0.3778605</text:p>
          </table:table-cell>
          <table:table-cell table:formula="of:=IF([.A531]=0;[.A531]-0.05;[.A531]*0.5)" office:value-type="float" office:value="-0.1259535" calcext:value-type="float">
            <text:p>-0.1259535</text:p>
          </table:table-cell>
        </table:table-row>
        <table:table-row table:style-name="ro1">
          <table:table-cell office:value-type="float" office:value="-0.200924" calcext:value-type="float">
            <text:p>-0.200924</text:p>
          </table:table-cell>
          <table:table-cell office:value-type="float" office:value="-0.127854" calcext:value-type="float">
            <text:p>-0.127854</text:p>
          </table:table-cell>
          <table:table-cell table:formula="of:=IF([.A532]=0;[.A532]+0.05;[.A532]*1.5)" office:value-type="float" office:value="-0.301386" calcext:value-type="float">
            <text:p>-0.301386</text:p>
          </table:table-cell>
          <table:table-cell table:formula="of:=IF([.A532]=0;[.A532]-0.05;[.A532]*0.5)" office:value-type="float" office:value="-0.100462" calcext:value-type="float">
            <text:p>-0.100462</text:p>
          </table:table-cell>
        </table:table-row>
        <table:table-row table:style-name="ro1">
          <table:table-cell office:value-type="float" office:value="-0.206925" calcext:value-type="float">
            <text:p>-0.206925</text:p>
          </table:table-cell>
          <table:table-cell office:value-type="float" office:value="-0.148855" calcext:value-type="float">
            <text:p>-0.148855</text:p>
          </table:table-cell>
          <table:table-cell table:formula="of:=IF([.A533]=0;[.A533]+0.05;[.A533]*1.5)" office:value-type="float" office:value="-0.3103875" calcext:value-type="float">
            <text:p>-0.3103875</text:p>
          </table:table-cell>
          <table:table-cell table:formula="of:=IF([.A533]=0;[.A533]-0.05;[.A533]*0.5)" office:value-type="float" office:value="-0.1034625" calcext:value-type="float">
            <text:p>-0.1034625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17847" calcext:value-type="float">
            <text:p>-0.17847</text:p>
          </table:table-cell>
          <table:table-cell table:formula="of:=IF([.A534]=0;[.A534]+0.05;[.A534]*1.5)" office:value-type="float" office:value="-0.436332" calcext:value-type="float">
            <text:p>-0.436332</text:p>
          </table:table-cell>
          <table:table-cell table:formula="of:=IF([.A534]=0;[.A534]-0.05;[.A534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  <table:table-cell table:formula="of:=IF([.A535]=0;[.A535]+0.05;[.A535]*1.5)" office:value-type="float" office:value="-0.436332" calcext:value-type="float">
            <text:p>-0.436332</text:p>
          </table:table-cell>
          <table:table-cell table:formula="of:=IF([.A535]=0;[.A535]-0.05;[.A535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23684" calcext:value-type="float">
            <text:p>-0.223684</text:p>
          </table:table-cell>
          <table:table-cell table:formula="of:=IF([.A536]=0;[.A536]+0.05;[.A536]*1.5)" office:value-type="float" office:value="0.05" calcext:value-type="float">
            <text:p>0.05</text:p>
          </table:table-cell>
          <table:table-cell table:formula="of:=IF([.A536]=0;[.A536]-0.05;[.A53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37]=0;[.A537]+0.05;[.A537]*1.5)" office:value-type="float" office:value="0.05" calcext:value-type="float">
            <text:p>0.05</text:p>
          </table:table-cell>
          <table:table-cell table:formula="of:=IF([.A537]=0;[.A537]-0.05;[.A53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38]=0;[.A538]+0.05;[.A538]*1.5)" office:value-type="float" office:value="0.05" calcext:value-type="float">
            <text:p>0.05</text:p>
          </table:table-cell>
          <table:table-cell table:formula="of:=IF([.A538]=0;[.A538]-0.05;[.A53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39]=0;[.A539]+0.05;[.A539]*1.5)" office:value-type="float" office:value="0.05" calcext:value-type="float">
            <text:p>0.05</text:p>
          </table:table-cell>
          <table:table-cell table:formula="of:=IF([.A539]=0;[.A539]-0.05;[.A53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  <table:table-cell table:formula="of:=IF([.A540]=0;[.A540]+0.05;[.A540]*1.5)" office:value-type="float" office:value="0.02250435" calcext:value-type="float">
            <text:p>0.02250435</text:p>
          </table:table-cell>
          <table:table-cell table:formula="of:=IF([.A540]=0;[.A540]-0.05;[.A540]*0.5)" office:value-type="float" office:value="0.00750145" calcext:value-type="float">
            <text:p>0.00750145</text:p>
          </table:table-cell>
        </table:table-row>
        <table:table-row table:style-name="ro1">
          <table:table-cell office:value-type="float" office:value="0.239922" calcext:value-type="float">
            <text:p>0.239922</text:p>
          </table:table-cell>
          <table:table-cell office:value-type="float" office:value="0" calcext:value-type="float">
            <text:p>0</text:p>
          </table:table-cell>
          <table:table-cell table:formula="of:=IF([.A541]=0;[.A541]+0.05;[.A541]*1.5)" office:value-type="float" office:value="0.359883" calcext:value-type="float">
            <text:p>0.359883</text:p>
          </table:table-cell>
          <table:table-cell table:formula="of:=IF([.A541]=0;[.A541]-0.05;[.A541]*0.5)" office:value-type="float" office:value="0.119961" calcext:value-type="float">
            <text:p>0.119961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42]=0;[.A542]+0.05;[.A542]*1.5)" office:value-type="float" office:value="0.05" calcext:value-type="float">
            <text:p>0.05</text:p>
          </table:table-cell>
          <table:table-cell table:formula="of:=IF([.A542]=0;[.A542]-0.05;[.A54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43]=0;[.A543]+0.05;[.A543]*1.5)" office:value-type="float" office:value="0.05" calcext:value-type="float">
            <text:p>0.05</text:p>
          </table:table-cell>
          <table:table-cell table:formula="of:=IF([.A543]=0;[.A543]-0.05;[.A54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  <table:table-cell table:formula="of:=IF([.A544]=0;[.A544]+0.05;[.A544]*1.5)" office:value-type="float" office:value="0.0314928" calcext:value-type="float">
            <text:p>0.0314928</text:p>
          </table:table-cell>
          <table:table-cell table:formula="of:=IF([.A544]=0;[.A544]-0.05;[.A544]*0.5)" office:value-type="float" office:value="0.0104976" calcext:value-type="float">
            <text:p>0.0104976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45]=0;[.A545]+0.05;[.A545]*1.5)" office:value-type="float" office:value="0.05" calcext:value-type="float">
            <text:p>0.05</text:p>
          </table:table-cell>
          <table:table-cell table:formula="of:=IF([.A545]=0;[.A545]-0.05;[.A54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46]=0;[.A546]+0.05;[.A546]*1.5)" office:value-type="float" office:value="0.05" calcext:value-type="float">
            <text:p>0.05</text:p>
          </table:table-cell>
          <table:table-cell table:formula="of:=IF([.A546]=0;[.A546]-0.05;[.A54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47]=0;[.A547]+0.05;[.A547]*1.5)" office:value-type="float" office:value="0.05" calcext:value-type="float">
            <text:p>0.05</text:p>
          </table:table-cell>
          <table:table-cell table:formula="of:=IF([.A547]=0;[.A547]-0.05;[.A54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48]=0;[.A548]+0.05;[.A548]*1.5)" office:value-type="float" office:value="0.05" calcext:value-type="float">
            <text:p>0.05</text:p>
          </table:table-cell>
          <table:table-cell table:formula="of:=IF([.A548]=0;[.A548]-0.05;[.A54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49]=0;[.A549]+0.05;[.A549]*1.5)" office:value-type="float" office:value="0.05" calcext:value-type="float">
            <text:p>0.05</text:p>
          </table:table-cell>
          <table:table-cell table:formula="of:=IF([.A549]=0;[.A549]-0.05;[.A54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0" calcext:value-type="float">
            <text:p>0</text:p>
          </table:table-cell>
          <table:table-cell table:formula="of:=IF([.A550]=0;[.A550]+0.05;[.A550]*1.5)" office:value-type="float" office:value="-0.13494645" calcext:value-type="float">
            <text:p>-0.13494645</text:p>
          </table:table-cell>
          <table:table-cell table:formula="of:=IF([.A550]=0;[.A550]-0.05;[.A550]*0.5)" office:value-type="float" office:value="-0.04498215" calcext:value-type="float">
            <text:p>-0.0449821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51]=0;[.A551]+0.05;[.A551]*1.5)" office:value-type="float" office:value="0.05" calcext:value-type="float">
            <text:p>0.05</text:p>
          </table:table-cell>
          <table:table-cell table:formula="of:=IF([.A551]=0;[.A551]-0.05;[.A55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52]=0;[.A552]+0.05;[.A552]*1.5)" office:value-type="float" office:value="0.05" calcext:value-type="float">
            <text:p>0.05</text:p>
          </table:table-cell>
          <table:table-cell table:formula="of:=IF([.A552]=0;[.A552]-0.05;[.A55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53]=0;[.A553]+0.05;[.A553]*1.5)" office:value-type="float" office:value="0.05" calcext:value-type="float">
            <text:p>0.05</text:p>
          </table:table-cell>
          <table:table-cell table:formula="of:=IF([.A553]=0;[.A553]-0.05;[.A55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54]=0;[.A554]+0.05;[.A554]*1.5)" office:value-type="float" office:value="0.05" calcext:value-type="float">
            <text:p>0.05</text:p>
          </table:table-cell>
          <table:table-cell table:formula="of:=IF([.A554]=0;[.A554]-0.05;[.A55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55]=0;[.A555]+0.05;[.A555]*1.5)" office:value-type="float" office:value="0.05" calcext:value-type="float">
            <text:p>0.05</text:p>
          </table:table-cell>
          <table:table-cell table:formula="of:=IF([.A555]=0;[.A555]-0.05;[.A555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329798" calcext:value-type="float">
            <text:p>-0.0329798</text:p>
          </table:table-cell>
          <table:table-cell office:value-type="float" office:value="0" calcext:value-type="float">
            <text:p>0</text:p>
          </table:table-cell>
          <table:table-cell table:formula="of:=IF([.A556]=0;[.A556]+0.05;[.A556]*1.5)" office:value-type="float" office:value="-0.0494697" calcext:value-type="float">
            <text:p>-0.0494697</text:p>
          </table:table-cell>
          <table:table-cell table:formula="of:=IF([.A556]=0;[.A556]-0.05;[.A556]*0.5)" office:value-type="float" office:value="-0.0164899" calcext:value-type="float">
            <text:p>-0.0164899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  <table:table-cell table:formula="of:=IF([.A557]=0;[.A557]+0.05;[.A557]*1.5)" office:value-type="float" office:value="-0.436332" calcext:value-type="float">
            <text:p>-0.436332</text:p>
          </table:table-cell>
          <table:table-cell table:formula="of:=IF([.A557]=0;[.A557]-0.05;[.A557]*0.5)" office:value-type="float" office:value="-0.145444" calcext:value-type="float">
            <text:p>-0.14544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58]=0;[.A558]+0.05;[.A558]*1.5)" office:value-type="float" office:value="0.05" calcext:value-type="float">
            <text:p>0.05</text:p>
          </table:table-cell>
          <table:table-cell table:formula="of:=IF([.A558]=0;[.A558]-0.05;[.A55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59]=0;[.A559]+0.05;[.A559]*1.5)" office:value-type="float" office:value="0.05" calcext:value-type="float">
            <text:p>0.05</text:p>
          </table:table-cell>
          <table:table-cell table:formula="of:=IF([.A559]=0;[.A559]-0.05;[.A55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60]=0;[.A560]+0.05;[.A560]*1.5)" office:value-type="float" office:value="0.05" calcext:value-type="float">
            <text:p>0.05</text:p>
          </table:table-cell>
          <table:table-cell table:formula="of:=IF([.A560]=0;[.A560]-0.05;[.A56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61]=0;[.A561]+0.05;[.A561]*1.5)" office:value-type="float" office:value="0.05" calcext:value-type="float">
            <text:p>0.05</text:p>
          </table:table-cell>
          <table:table-cell table:formula="of:=IF([.A561]=0;[.A561]-0.05;[.A56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62]=0;[.A562]+0.05;[.A562]*1.5)" office:value-type="float" office:value="0.05" calcext:value-type="float">
            <text:p>0.05</text:p>
          </table:table-cell>
          <table:table-cell table:formula="of:=IF([.A562]=0;[.A562]-0.05;[.A56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63]=0;[.A563]+0.05;[.A563]*1.5)" office:value-type="float" office:value="0.05" calcext:value-type="float">
            <text:p>0.05</text:p>
          </table:table-cell>
          <table:table-cell table:formula="of:=IF([.A563]=0;[.A563]-0.05;[.A56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64]=0;[.A564]+0.05;[.A564]*1.5)" office:value-type="float" office:value="0.05" calcext:value-type="float">
            <text:p>0.05</text:p>
          </table:table-cell>
          <table:table-cell table:formula="of:=IF([.A564]=0;[.A564]-0.05;[.A56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65]=0;[.A565]+0.05;[.A565]*1.5)" office:value-type="float" office:value="0.05" calcext:value-type="float">
            <text:p>0.05</text:p>
          </table:table-cell>
          <table:table-cell table:formula="of:=IF([.A565]=0;[.A565]-0.05;[.A56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66]=0;[.A566]+0.05;[.A566]*1.5)" office:value-type="float" office:value="0.05" calcext:value-type="float">
            <text:p>0.05</text:p>
          </table:table-cell>
          <table:table-cell table:formula="of:=IF([.A566]=0;[.A566]-0.05;[.A56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67]=0;[.A567]+0.05;[.A567]*1.5)" office:value-type="float" office:value="0.05" calcext:value-type="float">
            <text:p>0.05</text:p>
          </table:table-cell>
          <table:table-cell table:formula="of:=IF([.A567]=0;[.A567]-0.05;[.A56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68]=0;[.A568]+0.05;[.A568]*1.5)" office:value-type="float" office:value="0.05" calcext:value-type="float">
            <text:p>0.05</text:p>
          </table:table-cell>
          <table:table-cell table:formula="of:=IF([.A568]=0;[.A568]-0.05;[.A56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69]=0;[.A569]+0.05;[.A569]*1.5)" office:value-type="float" office:value="0.05" calcext:value-type="float">
            <text:p>0.05</text:p>
          </table:table-cell>
          <table:table-cell table:formula="of:=IF([.A569]=0;[.A569]-0.05;[.A56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  <table:table-cell table:formula="of:=IF([.A570]=0;[.A570]+0.05;[.A570]*1.5)" office:value-type="float" office:value="0.08997765" calcext:value-type="float">
            <text:p>0.08997765</text:p>
          </table:table-cell>
          <table:table-cell table:formula="of:=IF([.A570]=0;[.A570]-0.05;[.A570]*0.5)" office:value-type="float" office:value="0.02999255" calcext:value-type="float">
            <text:p>0.02999255</text:p>
          </table:table-cell>
        </table:table-row>
        <table:table-row table:style-name="ro1">
          <table:table-cell office:value-type="float" office:value="0.161943" calcext:value-type="float">
            <text:p>0.161943</text:p>
          </table:table-cell>
          <table:table-cell office:value-type="float" office:value="0" calcext:value-type="float">
            <text:p>0</text:p>
          </table:table-cell>
          <table:table-cell table:formula="of:=IF([.A571]=0;[.A571]+0.05;[.A571]*1.5)" office:value-type="float" office:value="0.2429145" calcext:value-type="float">
            <text:p>0.2429145</text:p>
          </table:table-cell>
          <table:table-cell table:formula="of:=IF([.A571]=0;[.A571]-0.05;[.A571]*0.5)" office:value-type="float" office:value="0.0809715" calcext:value-type="float">
            <text:p>0.080971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72]=0;[.A572]+0.05;[.A572]*1.5)" office:value-type="float" office:value="0.05" calcext:value-type="float">
            <text:p>0.05</text:p>
          </table:table-cell>
          <table:table-cell table:formula="of:=IF([.A572]=0;[.A572]-0.05;[.A57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73]=0;[.A573]+0.05;[.A573]*1.5)" office:value-type="float" office:value="0.05" calcext:value-type="float">
            <text:p>0.05</text:p>
          </table:table-cell>
          <table:table-cell table:formula="of:=IF([.A573]=0;[.A573]-0.05;[.A57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74]=0;[.A574]+0.05;[.A574]*1.5)" office:value-type="float" office:value="0.05" calcext:value-type="float">
            <text:p>0.05</text:p>
          </table:table-cell>
          <table:table-cell table:formula="of:=IF([.A574]=0;[.A574]-0.05;[.A57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75]=0;[.A575]+0.05;[.A575]*1.5)" office:value-type="float" office:value="0.05" calcext:value-type="float">
            <text:p>0.05</text:p>
          </table:table-cell>
          <table:table-cell table:formula="of:=IF([.A575]=0;[.A575]-0.05;[.A57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76]=0;[.A576]+0.05;[.A576]*1.5)" office:value-type="float" office:value="0.05" calcext:value-type="float">
            <text:p>0.05</text:p>
          </table:table-cell>
          <table:table-cell table:formula="of:=IF([.A576]=0;[.A576]-0.05;[.A57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77]=0;[.A577]+0.05;[.A577]*1.5)" office:value-type="float" office:value="0.05" calcext:value-type="float">
            <text:p>0.05</text:p>
          </table:table-cell>
          <table:table-cell table:formula="of:=IF([.A577]=0;[.A577]-0.05;[.A57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78]=0;[.A578]+0.05;[.A578]*1.5)" office:value-type="float" office:value="0.05" calcext:value-type="float">
            <text:p>0.05</text:p>
          </table:table-cell>
          <table:table-cell table:formula="of:=IF([.A578]=0;[.A578]-0.05;[.A57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79]=0;[.A579]+0.05;[.A579]*1.5)" office:value-type="float" office:value="0.05" calcext:value-type="float">
            <text:p>0.05</text:p>
          </table:table-cell>
          <table:table-cell table:formula="of:=IF([.A579]=0;[.A579]-0.05;[.A57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80]=0;[.A580]+0.05;[.A580]*1.5)" office:value-type="float" office:value="0.05" calcext:value-type="float">
            <text:p>0.05</text:p>
          </table:table-cell>
          <table:table-cell table:formula="of:=IF([.A580]=0;[.A580]-0.05;[.A58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81]=0;[.A581]+0.05;[.A581]*1.5)" office:value-type="float" office:value="0.05" calcext:value-type="float">
            <text:p>0.05</text:p>
          </table:table-cell>
          <table:table-cell table:formula="of:=IF([.A581]=0;[.A581]-0.05;[.A58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82]=0;[.A582]+0.05;[.A582]*1.5)" office:value-type="float" office:value="0.05" calcext:value-type="float">
            <text:p>0.05</text:p>
          </table:table-cell>
          <table:table-cell table:formula="of:=IF([.A582]=0;[.A582]-0.05;[.A58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83]=0;[.A583]+0.05;[.A583]*1.5)" office:value-type="float" office:value="0.05" calcext:value-type="float">
            <text:p>0.05</text:p>
          </table:table-cell>
          <table:table-cell table:formula="of:=IF([.A583]=0;[.A583]-0.05;[.A58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84]=0;[.A584]+0.05;[.A584]*1.5)" office:value-type="float" office:value="0.05" calcext:value-type="float">
            <text:p>0.05</text:p>
          </table:table-cell>
          <table:table-cell table:formula="of:=IF([.A584]=0;[.A584]-0.05;[.A58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85]=0;[.A585]+0.05;[.A585]*1.5)" office:value-type="float" office:value="0.05" calcext:value-type="float">
            <text:p>0.05</text:p>
          </table:table-cell>
          <table:table-cell table:formula="of:=IF([.A585]=0;[.A585]-0.05;[.A58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86]=0;[.A586]+0.05;[.A586]*1.5)" office:value-type="float" office:value="0.05" calcext:value-type="float">
            <text:p>0.05</text:p>
          </table:table-cell>
          <table:table-cell table:formula="of:=IF([.A586]=0;[.A586]-0.05;[.A58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87]=0;[.A587]+0.05;[.A587]*1.5)" office:value-type="float" office:value="0.05" calcext:value-type="float">
            <text:p>0.05</text:p>
          </table:table-cell>
          <table:table-cell table:formula="of:=IF([.A587]=0;[.A587]-0.05;[.A58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88]=0;[.A588]+0.05;[.A588]*1.5)" office:value-type="float" office:value="0.05" calcext:value-type="float">
            <text:p>0.05</text:p>
          </table:table-cell>
          <table:table-cell table:formula="of:=IF([.A588]=0;[.A588]-0.05;[.A58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589]=0;[.A589]+0.05;[.A589]*1.5)" office:value-type="float" office:value="0.05" calcext:value-type="float">
            <text:p>0.05</text:p>
          </table:table-cell>
          <table:table-cell table:formula="of:=IF([.A589]=0;[.A589]-0.05;[.A58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67763" calcext:value-type="float">
            <text:p>-0.167763</text:p>
          </table:table-cell>
          <table:table-cell table:formula="of:=IF([.A590]=0;[.A590]+0.05;[.A590]*1.5)" office:value-type="float" office:value="0.05" calcext:value-type="float">
            <text:p>0.05</text:p>
          </table:table-cell>
          <table:table-cell table:formula="of:=IF([.A590]=0;[.A590]-0.05;[.A590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09744" calcext:value-type="float">
            <text:p>-0.0509744</text:p>
          </table:table-cell>
          <table:table-cell office:value-type="float" office:value="-0.0967742" calcext:value-type="float">
            <text:p>-0.0967742</text:p>
          </table:table-cell>
          <table:table-cell table:formula="of:=IF([.A591]=0;[.A591]+0.05;[.A591]*1.5)" office:value-type="float" office:value="-0.0764616" calcext:value-type="float">
            <text:p>-0.0764616</text:p>
          </table:table-cell>
          <table:table-cell table:formula="of:=IF([.A591]=0;[.A591]-0.05;[.A591]*0.5)" office:value-type="float" office:value="-0.0254872" calcext:value-type="float">
            <text:p>-0.0254872</text:p>
          </table:table-cell>
        </table:table-row>
        <table:table-row table:style-name="ro1">
          <table:table-cell office:value-type="float" office:value="-0.0509744" calcext:value-type="float">
            <text:p>-0.0509744</text:p>
          </table:table-cell>
          <table:table-cell office:value-type="float" office:value="-0.111111" calcext:value-type="float">
            <text:p>-0.111111</text:p>
          </table:table-cell>
          <table:table-cell table:formula="of:=IF([.A592]=0;[.A592]+0.05;[.A592]*1.5)" office:value-type="float" office:value="-0.0764616" calcext:value-type="float">
            <text:p>-0.0764616</text:p>
          </table:table-cell>
          <table:table-cell table:formula="of:=IF([.A592]=0;[.A592]-0.05;[.A592]*0.5)" office:value-type="float" office:value="-0.0254872" calcext:value-type="float">
            <text:p>-0.0254872</text:p>
          </table:table-cell>
        </table:table-row>
        <table:table-row table:style-name="ro1">
          <table:table-cell office:value-type="float" office:value="-0.0449821" calcext:value-type="float">
            <text:p>-0.0449821</text:p>
          </table:table-cell>
          <table:table-cell office:value-type="float" office:value="-0.0822785" calcext:value-type="float">
            <text:p>-0.0822785</text:p>
          </table:table-cell>
          <table:table-cell table:formula="of:=IF([.A593]=0;[.A593]+0.05;[.A593]*1.5)" office:value-type="float" office:value="-0.06747315" calcext:value-type="float">
            <text:p>-0.06747315</text:p>
          </table:table-cell>
          <table:table-cell table:formula="of:=IF([.A593]=0;[.A593]-0.05;[.A593]*0.5)" office:value-type="float" office:value="-0.02249105" calcext:value-type="float">
            <text:p>-0.02249105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-0.11326" calcext:value-type="float">
            <text:p>-0.11326</text:p>
          </table:table-cell>
          <table:table-cell table:formula="of:=IF([.A594]=0;[.A594]+0.05;[.A594]*1.5)" office:value-type="float" office:value="-0.13494645" calcext:value-type="float">
            <text:p>-0.13494645</text:p>
          </table:table-cell>
          <table:table-cell table:formula="of:=IF([.A594]=0;[.A594]-0.05;[.A594]*0.5)" office:value-type="float" office:value="-0.04498215" calcext:value-type="float">
            <text:p>-0.04498215</text:p>
          </table:table-cell>
        </table:table-row>
        <table:table-row table:style-name="ro1">
          <table:table-cell office:value-type="float" office:value="-0.0929649" calcext:value-type="float">
            <text:p>-0.0929649</text:p>
          </table:table-cell>
          <table:table-cell office:value-type="float" office:value="-0.107509" calcext:value-type="float">
            <text:p>-0.107509</text:p>
          </table:table-cell>
          <table:table-cell table:formula="of:=IF([.A595]=0;[.A595]+0.05;[.A595]*1.5)" office:value-type="float" office:value="-0.13944735" calcext:value-type="float">
            <text:p>-0.13944735</text:p>
          </table:table-cell>
          <table:table-cell table:formula="of:=IF([.A595]=0;[.A595]-0.05;[.A595]*0.5)" office:value-type="float" office:value="-0.04648245" calcext:value-type="float">
            <text:p>-0.04648245</text:p>
          </table:table-cell>
        </table:table-row>
        <table:table-row table:style-name="ro1">
          <table:table-cell office:value-type="float" office:value="-0.0929649" calcext:value-type="float">
            <text:p>-0.0929649</text:p>
          </table:table-cell>
          <table:table-cell office:value-type="float" office:value="-0.0589812" calcext:value-type="float">
            <text:p>-0.0589812</text:p>
          </table:table-cell>
          <table:table-cell table:formula="of:=IF([.A596]=0;[.A596]+0.05;[.A596]*1.5)" office:value-type="float" office:value="-0.13944735" calcext:value-type="float">
            <text:p>-0.13944735</text:p>
          </table:table-cell>
          <table:table-cell table:formula="of:=IF([.A596]=0;[.A596]-0.05;[.A596]*0.5)" office:value-type="float" office:value="-0.04648245" calcext:value-type="float">
            <text:p>-0.04648245</text:p>
          </table:table-cell>
        </table:table-row>
        <table:table-row table:style-name="ro1">
          <table:table-cell office:value-type="float" office:value="-0.155942" calcext:value-type="float">
            <text:p>-0.155942</text:p>
          </table:table-cell>
          <table:table-cell office:value-type="float" office:value="-0.147059" calcext:value-type="float">
            <text:p>-0.147059</text:p>
          </table:table-cell>
          <table:table-cell table:formula="of:=IF([.A597]=0;[.A597]+0.05;[.A597]*1.5)" office:value-type="float" office:value="-0.233913" calcext:value-type="float">
            <text:p>-0.233913</text:p>
          </table:table-cell>
          <table:table-cell table:formula="of:=IF([.A597]=0;[.A597]-0.05;[.A597]*0.5)" office:value-type="float" office:value="-0.077971" calcext:value-type="float">
            <text:p>-0.077971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-0.103718" calcext:value-type="float">
            <text:p>-0.103718</text:p>
          </table:table-cell>
          <table:table-cell table:formula="of:=IF([.A598]=0;[.A598]+0.05;[.A598]*1.5)" office:value-type="float" office:value="-0.2743935" calcext:value-type="float">
            <text:p>-0.2743935</text:p>
          </table:table-cell>
          <table:table-cell table:formula="of:=IF([.A598]=0;[.A598]-0.05;[.A598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-0.0816327" calcext:value-type="float">
            <text:p>-0.0816327</text:p>
          </table:table-cell>
          <table:table-cell table:formula="of:=IF([.A599]=0;[.A599]+0.05;[.A599]*1.5)" office:value-type="float" office:value="-0.2743935" calcext:value-type="float">
            <text:p>-0.2743935</text:p>
          </table:table-cell>
          <table:table-cell table:formula="of:=IF([.A599]=0;[.A599]-0.05;[.A599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-0.127119" calcext:value-type="float">
            <text:p>-0.127119</text:p>
          </table:table-cell>
          <table:table-cell table:formula="of:=IF([.A600]=0;[.A600]+0.05;[.A600]*1.5)" office:value-type="float" office:value="-0.2743935" calcext:value-type="float">
            <text:p>-0.2743935</text:p>
          </table:table-cell>
          <table:table-cell table:formula="of:=IF([.A600]=0;[.A600]-0.05;[.A600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-0.15493" calcext:value-type="float">
            <text:p>-0.15493</text:p>
          </table:table-cell>
          <table:table-cell table:formula="of:=IF([.A601]=0;[.A601]+0.05;[.A601]*1.5)" office:value-type="float" office:value="-0.2743935" calcext:value-type="float">
            <text:p>-0.2743935</text:p>
          </table:table-cell>
          <table:table-cell table:formula="of:=IF([.A601]=0;[.A601]-0.05;[.A601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0" calcext:value-type="float">
            <text:p>0</text:p>
          </table:table-cell>
          <table:table-cell table:formula="of:=IF([.A602]=0;[.A602]+0.05;[.A602]*1.5)" office:value-type="float" office:value="-0.2743935" calcext:value-type="float">
            <text:p>-0.2743935</text:p>
          </table:table-cell>
          <table:table-cell table:formula="of:=IF([.A602]=0;[.A602]-0.05;[.A602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0" calcext:value-type="float">
            <text:p>0</text:p>
          </table:table-cell>
          <table:table-cell table:formula="of:=IF([.A603]=0;[.A603]+0.05;[.A603]*1.5)" office:value-type="float" office:value="-0.2743935" calcext:value-type="float">
            <text:p>-0.2743935</text:p>
          </table:table-cell>
          <table:table-cell table:formula="of:=IF([.A603]=0;[.A603]-0.05;[.A603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-0.170909" calcext:value-type="float">
            <text:p>-0.170909</text:p>
          </table:table-cell>
          <table:table-cell table:formula="of:=IF([.A604]=0;[.A604]+0.05;[.A604]*1.5)" office:value-type="float" office:value="-0.2743935" calcext:value-type="float">
            <text:p>-0.2743935</text:p>
          </table:table-cell>
          <table:table-cell table:formula="of:=IF([.A604]=0;[.A604]-0.05;[.A604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-0.177778" calcext:value-type="float">
            <text:p>-0.177778</text:p>
          </table:table-cell>
          <table:table-cell table:formula="of:=IF([.A605]=0;[.A605]+0.05;[.A605]*1.5)" office:value-type="float" office:value="-0.2743935" calcext:value-type="float">
            <text:p>-0.2743935</text:p>
          </table:table-cell>
          <table:table-cell table:formula="of:=IF([.A605]=0;[.A605]-0.05;[.A605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-0.186813" calcext:value-type="float">
            <text:p>-0.186813</text:p>
          </table:table-cell>
          <table:table-cell table:formula="of:=IF([.A606]=0;[.A606]+0.05;[.A606]*1.5)" office:value-type="float" office:value="-0.2743935" calcext:value-type="float">
            <text:p>-0.2743935</text:p>
          </table:table-cell>
          <table:table-cell table:formula="of:=IF([.A606]=0;[.A606]-0.05;[.A606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  <table:table-cell table:formula="of:=IF([.A607]=0;[.A607]+0.05;[.A607]*1.5)" office:value-type="float" office:value="-0.278895" calcext:value-type="float">
            <text:p>-0.278895</text:p>
          </table:table-cell>
          <table:table-cell table:formula="of:=IF([.A607]=0;[.A607]-0.05;[.A607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  <table:table-cell table:formula="of:=IF([.A608]=0;[.A608]+0.05;[.A608]*1.5)" office:value-type="float" office:value="-0.278895" calcext:value-type="float">
            <text:p>-0.278895</text:p>
          </table:table-cell>
          <table:table-cell table:formula="of:=IF([.A608]=0;[.A608]-0.05;[.A608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  <table:table-cell table:formula="of:=IF([.A609]=0;[.A609]+0.05;[.A609]*1.5)" office:value-type="float" office:value="-0.278895" calcext:value-type="float">
            <text:p>-0.278895</text:p>
          </table:table-cell>
          <table:table-cell table:formula="of:=IF([.A609]=0;[.A609]-0.05;[.A609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  <table:table-cell table:formula="of:=IF([.A610]=0;[.A610]+0.05;[.A610]*1.5)" office:value-type="float" office:value="-0.278895" calcext:value-type="float">
            <text:p>-0.278895</text:p>
          </table:table-cell>
          <table:table-cell table:formula="of:=IF([.A610]=0;[.A610]-0.05;[.A610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  <table:table-cell table:formula="of:=IF([.A611]=0;[.A611]+0.05;[.A611]*1.5)" office:value-type="float" office:value="-0.278895" calcext:value-type="float">
            <text:p>-0.278895</text:p>
          </table:table-cell>
          <table:table-cell table:formula="of:=IF([.A611]=0;[.A611]-0.05;[.A611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0" calcext:value-type="float">
            <text:p>0</text:p>
          </table:table-cell>
          <table:table-cell table:formula="of:=IF([.A612]=0;[.A612]+0.05;[.A612]*1.5)" office:value-type="float" office:value="-0.2743935" calcext:value-type="float">
            <text:p>-0.2743935</text:p>
          </table:table-cell>
          <table:table-cell table:formula="of:=IF([.A612]=0;[.A612]-0.05;[.A612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0689691" calcext:value-type="float">
            <text:p>-0.0689691</text:p>
          </table:table-cell>
          <table:table-cell office:value-type="float" office:value="0" calcext:value-type="float">
            <text:p>0</text:p>
          </table:table-cell>
          <table:table-cell table:formula="of:=IF([.A613]=0;[.A613]+0.05;[.A613]*1.5)" office:value-type="float" office:value="-0.10345365" calcext:value-type="float">
            <text:p>-0.10345365</text:p>
          </table:table-cell>
          <table:table-cell table:formula="of:=IF([.A613]=0;[.A613]-0.05;[.A613]*0.5)" office:value-type="float" office:value="-0.03448455" calcext:value-type="float">
            <text:p>-0.0344845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14]=0;[.A614]+0.05;[.A614]*1.5)" office:value-type="float" office:value="0.05" calcext:value-type="float">
            <text:p>0.05</text:p>
          </table:table-cell>
          <table:table-cell table:formula="of:=IF([.A614]=0;[.A614]-0.05;[.A61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20213" calcext:value-type="float">
            <text:p>0.420213</text:p>
          </table:table-cell>
          <table:table-cell table:formula="of:=IF([.A615]=0;[.A615]+0.05;[.A615]*1.5)" office:value-type="float" office:value="0.05" calcext:value-type="float">
            <text:p>0.05</text:p>
          </table:table-cell>
          <table:table-cell table:formula="of:=IF([.A615]=0;[.A615]-0.05;[.A61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16]=0;[.A616]+0.05;[.A616]*1.5)" office:value-type="float" office:value="0.05" calcext:value-type="float">
            <text:p>0.05</text:p>
          </table:table-cell>
          <table:table-cell table:formula="of:=IF([.A616]=0;[.A616]-0.05;[.A61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17]=0;[.A617]+0.05;[.A617]*1.5)" office:value-type="float" office:value="0.05" calcext:value-type="float">
            <text:p>0.05</text:p>
          </table:table-cell>
          <table:table-cell table:formula="of:=IF([.A617]=0;[.A617]-0.05;[.A61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18]=0;[.A618]+0.05;[.A618]*1.5)" office:value-type="float" office:value="0.05" calcext:value-type="float">
            <text:p>0.05</text:p>
          </table:table-cell>
          <table:table-cell table:formula="of:=IF([.A618]=0;[.A618]-0.05;[.A61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19]=0;[.A619]+0.05;[.A619]*1.5)" office:value-type="float" office:value="0.05" calcext:value-type="float">
            <text:p>0.05</text:p>
          </table:table-cell>
          <table:table-cell table:formula="of:=IF([.A619]=0;[.A619]-0.05;[.A61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20]=0;[.A620]+0.05;[.A620]*1.5)" office:value-type="float" office:value="0.05" calcext:value-type="float">
            <text:p>0.05</text:p>
          </table:table-cell>
          <table:table-cell table:formula="of:=IF([.A620]=0;[.A620]-0.05;[.A62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21]=0;[.A621]+0.05;[.A621]*1.5)" office:value-type="float" office:value="0.05" calcext:value-type="float">
            <text:p>0.05</text:p>
          </table:table-cell>
          <table:table-cell table:formula="of:=IF([.A621]=0;[.A621]-0.05;[.A62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22]=0;[.A622]+0.05;[.A622]*1.5)" office:value-type="float" office:value="0.05" calcext:value-type="float">
            <text:p>0.05</text:p>
          </table:table-cell>
          <table:table-cell table:formula="of:=IF([.A622]=0;[.A622]-0.05;[.A62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23]=0;[.A623]+0.05;[.A623]*1.5)" office:value-type="float" office:value="0.05" calcext:value-type="float">
            <text:p>0.05</text:p>
          </table:table-cell>
          <table:table-cell table:formula="of:=IF([.A623]=0;[.A623]-0.05;[.A62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24]=0;[.A624]+0.05;[.A624]*1.5)" office:value-type="float" office:value="0.05" calcext:value-type="float">
            <text:p>0.05</text:p>
          </table:table-cell>
          <table:table-cell table:formula="of:=IF([.A624]=0;[.A624]-0.05;[.A62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456989" calcext:value-type="float">
            <text:p>0.456989</text:p>
          </table:table-cell>
          <table:table-cell table:formula="of:=IF([.A625]=0;[.A625]+0.05;[.A625]*1.5)" office:value-type="float" office:value="0.05" calcext:value-type="float">
            <text:p>0.05</text:p>
          </table:table-cell>
          <table:table-cell table:formula="of:=IF([.A625]=0;[.A625]-0.05;[.A62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26]=0;[.A626]+0.05;[.A626]*1.5)" office:value-type="float" office:value="0.05" calcext:value-type="float">
            <text:p>0.05</text:p>
          </table:table-cell>
          <table:table-cell table:formula="of:=IF([.A626]=0;[.A626]-0.05;[.A62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27]=0;[.A627]+0.05;[.A627]*1.5)" office:value-type="float" office:value="0.05" calcext:value-type="float">
            <text:p>0.05</text:p>
          </table:table-cell>
          <table:table-cell table:formula="of:=IF([.A627]=0;[.A627]-0.05;[.A627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  <table:table-cell table:formula="of:=IF([.A628]=0;[.A628]+0.05;[.A628]*1.5)" office:value-type="float" office:value="0.2834085" calcext:value-type="float">
            <text:p>0.2834085</text:p>
          </table:table-cell>
          <table:table-cell table:formula="of:=IF([.A628]=0;[.A628]-0.05;[.A628]*0.5)" office:value-type="float" office:value="0.0944695" calcext:value-type="float">
            <text:p>0.094469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29]=0;[.A629]+0.05;[.A629]*1.5)" office:value-type="float" office:value="0.05" calcext:value-type="float">
            <text:p>0.05</text:p>
          </table:table-cell>
          <table:table-cell table:formula="of:=IF([.A629]=0;[.A629]-0.05;[.A62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30]=0;[.A630]+0.05;[.A630]*1.5)" office:value-type="float" office:value="0.05" calcext:value-type="float">
            <text:p>0.05</text:p>
          </table:table-cell>
          <table:table-cell table:formula="of:=IF([.A630]=0;[.A630]-0.05;[.A63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31]=0;[.A631]+0.05;[.A631]*1.5)" office:value-type="float" office:value="0.05" calcext:value-type="float">
            <text:p>0.05</text:p>
          </table:table-cell>
          <table:table-cell table:formula="of:=IF([.A631]=0;[.A631]-0.05;[.A63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32]=0;[.A632]+0.05;[.A632]*1.5)" office:value-type="float" office:value="0.05" calcext:value-type="float">
            <text:p>0.05</text:p>
          </table:table-cell>
          <table:table-cell table:formula="of:=IF([.A632]=0;[.A632]-0.05;[.A63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33]=0;[.A633]+0.05;[.A633]*1.5)" office:value-type="float" office:value="0.05" calcext:value-type="float">
            <text:p>0.05</text:p>
          </table:table-cell>
          <table:table-cell table:formula="of:=IF([.A633]=0;[.A633]-0.05;[.A63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25954" calcext:value-type="float">
            <text:p>-0.125954</text:p>
          </table:table-cell>
          <table:table-cell office:value-type="float" office:value="0" calcext:value-type="float">
            <text:p>0</text:p>
          </table:table-cell>
          <table:table-cell table:formula="of:=IF([.A634]=0;[.A634]+0.05;[.A634]*1.5)" office:value-type="float" office:value="-0.188931" calcext:value-type="float">
            <text:p>-0.188931</text:p>
          </table:table-cell>
          <table:table-cell table:formula="of:=IF([.A634]=0;[.A634]-0.05;[.A634]*0.5)" office:value-type="float" office:value="-0.062977" calcext:value-type="float">
            <text:p>-0.06297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35]=0;[.A635]+0.05;[.A635]*1.5)" office:value-type="float" office:value="0.05" calcext:value-type="float">
            <text:p>0.05</text:p>
          </table:table-cell>
          <table:table-cell table:formula="of:=IF([.A635]=0;[.A635]-0.05;[.A63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36]=0;[.A636]+0.05;[.A636]*1.5)" office:value-type="float" office:value="0.05" calcext:value-type="float">
            <text:p>0.05</text:p>
          </table:table-cell>
          <table:table-cell table:formula="of:=IF([.A636]=0;[.A636]-0.05;[.A63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37]=0;[.A637]+0.05;[.A637]*1.5)" office:value-type="float" office:value="0.05" calcext:value-type="float">
            <text:p>0.05</text:p>
          </table:table-cell>
          <table:table-cell table:formula="of:=IF([.A637]=0;[.A637]-0.05;[.A63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38]=0;[.A638]+0.05;[.A638]*1.5)" office:value-type="float" office:value="0.05" calcext:value-type="float">
            <text:p>0.05</text:p>
          </table:table-cell>
          <table:table-cell table:formula="of:=IF([.A638]=0;[.A638]-0.05;[.A63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39]=0;[.A639]+0.05;[.A639]*1.5)" office:value-type="float" office:value="0.05" calcext:value-type="float">
            <text:p>0.05</text:p>
          </table:table-cell>
          <table:table-cell table:formula="of:=IF([.A639]=0;[.A639]-0.05;[.A63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40]=0;[.A640]+0.05;[.A640]*1.5)" office:value-type="float" office:value="0.05" calcext:value-type="float">
            <text:p>0.05</text:p>
          </table:table-cell>
          <table:table-cell table:formula="of:=IF([.A640]=0;[.A640]-0.05;[.A64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41]=0;[.A641]+0.05;[.A641]*1.5)" office:value-type="float" office:value="0.05" calcext:value-type="float">
            <text:p>0.05</text:p>
          </table:table-cell>
          <table:table-cell table:formula="of:=IF([.A641]=0;[.A641]-0.05;[.A64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42]=0;[.A642]+0.05;[.A642]*1.5)" office:value-type="float" office:value="0.05" calcext:value-type="float">
            <text:p>0.05</text:p>
          </table:table-cell>
          <table:table-cell table:formula="of:=IF([.A642]=0;[.A642]-0.05;[.A64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43]=0;[.A643]+0.05;[.A643]*1.5)" office:value-type="float" office:value="0.05" calcext:value-type="float">
            <text:p>0.05</text:p>
          </table:table-cell>
          <table:table-cell table:formula="of:=IF([.A643]=0;[.A643]-0.05;[.A64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44]=0;[.A644]+0.05;[.A644]*1.5)" office:value-type="float" office:value="0.05" calcext:value-type="float">
            <text:p>0.05</text:p>
          </table:table-cell>
          <table:table-cell table:formula="of:=IF([.A644]=0;[.A644]-0.05;[.A64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45]=0;[.A645]+0.05;[.A645]*1.5)" office:value-type="float" office:value="0.05" calcext:value-type="float">
            <text:p>0.05</text:p>
          </table:table-cell>
          <table:table-cell table:formula="of:=IF([.A645]=0;[.A645]-0.05;[.A64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46]=0;[.A646]+0.05;[.A646]*1.5)" office:value-type="float" office:value="0.05" calcext:value-type="float">
            <text:p>0.05</text:p>
          </table:table-cell>
          <table:table-cell table:formula="of:=IF([.A646]=0;[.A646]-0.05;[.A646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0600117" calcext:value-type="float">
            <text:p>0.00600117</text:p>
          </table:table-cell>
          <table:table-cell office:value-type="float" office:value="0" calcext:value-type="float">
            <text:p>0</text:p>
          </table:table-cell>
          <table:table-cell table:formula="of:=IF([.A647]=0;[.A647]+0.05;[.A647]*1.5)" office:value-type="float" office:value="0.009001755" calcext:value-type="float">
            <text:p>0.009001755</text:p>
          </table:table-cell>
          <table:table-cell table:formula="of:=IF([.A647]=0;[.A647]-0.05;[.A647]*0.5)" office:value-type="float" office:value="0.003000585" calcext:value-type="float">
            <text:p>0.00300058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48]=0;[.A648]+0.05;[.A648]*1.5)" office:value-type="float" office:value="0.05" calcext:value-type="float">
            <text:p>0.05</text:p>
          </table:table-cell>
          <table:table-cell table:formula="of:=IF([.A648]=0;[.A648]-0.05;[.A64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49]=0;[.A649]+0.05;[.A649]*1.5)" office:value-type="float" office:value="0.05" calcext:value-type="float">
            <text:p>0.05</text:p>
          </table:table-cell>
          <table:table-cell table:formula="of:=IF([.A649]=0;[.A649]-0.05;[.A64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50]=0;[.A650]+0.05;[.A650]*1.5)" office:value-type="float" office:value="0.05" calcext:value-type="float">
            <text:p>0.05</text:p>
          </table:table-cell>
          <table:table-cell table:formula="of:=IF([.A650]=0;[.A650]-0.05;[.A65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51]=0;[.A651]+0.05;[.A651]*1.5)" office:value-type="float" office:value="0.05" calcext:value-type="float">
            <text:p>0.05</text:p>
          </table:table-cell>
          <table:table-cell table:formula="of:=IF([.A651]=0;[.A651]-0.05;[.A65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52]=0;[.A652]+0.05;[.A652]*1.5)" office:value-type="float" office:value="0.05" calcext:value-type="float">
            <text:p>0.05</text:p>
          </table:table-cell>
          <table:table-cell table:formula="of:=IF([.A652]=0;[.A652]-0.05;[.A65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53]=0;[.A653]+0.05;[.A653]*1.5)" office:value-type="float" office:value="0.05" calcext:value-type="float">
            <text:p>0.05</text:p>
          </table:table-cell>
          <table:table-cell table:formula="of:=IF([.A653]=0;[.A653]-0.05;[.A65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54]=0;[.A654]+0.05;[.A654]*1.5)" office:value-type="float" office:value="0.05" calcext:value-type="float">
            <text:p>0.05</text:p>
          </table:table-cell>
          <table:table-cell table:formula="of:=IF([.A654]=0;[.A654]-0.05;[.A65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906433" calcext:value-type="float">
            <text:p>-0.0906433</text:p>
          </table:table-cell>
          <table:table-cell table:formula="of:=IF([.A655]=0;[.A655]+0.05;[.A655]*1.5)" office:value-type="float" office:value="0.05" calcext:value-type="float">
            <text:p>0.05</text:p>
          </table:table-cell>
          <table:table-cell table:formula="of:=IF([.A655]=0;[.A655]-0.05;[.A655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22492" calcext:value-type="float">
            <text:p>-0.22492</text:p>
          </table:table-cell>
          <table:table-cell office:value-type="float" office:value="-0.111406" calcext:value-type="float">
            <text:p>-0.111406</text:p>
          </table:table-cell>
          <table:table-cell table:formula="of:=IF([.A656]=0;[.A656]+0.05;[.A656]*1.5)" office:value-type="float" office:value="-0.33738" calcext:value-type="float">
            <text:p>-0.33738</text:p>
          </table:table-cell>
          <table:table-cell table:formula="of:=IF([.A656]=0;[.A656]-0.05;[.A656]*0.5)" office:value-type="float" office:value="-0.11246" calcext:value-type="float">
            <text:p>-0.11246</text:p>
          </table:table-cell>
        </table:table-row>
        <table:table-row table:style-name="ro1">
          <table:table-cell office:value-type="float" office:value="-0.179929" calcext:value-type="float">
            <text:p>-0.179929</text:p>
          </table:table-cell>
          <table:table-cell office:value-type="float" office:value="-0.15212" calcext:value-type="float">
            <text:p>-0.15212</text:p>
          </table:table-cell>
          <table:table-cell table:formula="of:=IF([.A657]=0;[.A657]+0.05;[.A657]*1.5)" office:value-type="float" office:value="-0.2698935" calcext:value-type="float">
            <text:p>-0.2698935</text:p>
          </table:table-cell>
          <table:table-cell table:formula="of:=IF([.A657]=0;[.A657]-0.05;[.A657]*0.5)" office:value-type="float" office:value="-0.0899645" calcext:value-type="float">
            <text:p>-0.0899645</text:p>
          </table:table-cell>
        </table:table-row>
        <table:table-row table:style-name="ro1">
          <table:table-cell office:value-type="float" office:value="-0.179929" calcext:value-type="float">
            <text:p>-0.179929</text:p>
          </table:table-cell>
          <table:table-cell office:value-type="float" office:value="-0.124138" calcext:value-type="float">
            <text:p>-0.124138</text:p>
          </table:table-cell>
          <table:table-cell table:formula="of:=IF([.A658]=0;[.A658]+0.05;[.A658]*1.5)" office:value-type="float" office:value="-0.2698935" calcext:value-type="float">
            <text:p>-0.2698935</text:p>
          </table:table-cell>
          <table:table-cell table:formula="of:=IF([.A658]=0;[.A658]-0.05;[.A658]*0.5)" office:value-type="float" office:value="-0.0899645" calcext:value-type="float">
            <text:p>-0.0899645</text:p>
          </table:table-cell>
        </table:table-row>
        <table:table-row table:style-name="ro1">
          <table:table-cell office:value-type="float" office:value="-0.227911" calcext:value-type="float">
            <text:p>-0.227911</text:p>
          </table:table-cell>
          <table:table-cell office:value-type="float" office:value="-0.0896552" calcext:value-type="float">
            <text:p>-0.0896552</text:p>
          </table:table-cell>
          <table:table-cell table:formula="of:=IF([.A659]=0;[.A659]+0.05;[.A659]*1.5)" office:value-type="float" office:value="-0.3418665" calcext:value-type="float">
            <text:p>-0.3418665</text:p>
          </table:table-cell>
          <table:table-cell table:formula="of:=IF([.A659]=0;[.A659]-0.05;[.A659]*0.5)" office:value-type="float" office:value="-0.1139555" calcext:value-type="float">
            <text:p>-0.1139555</text:p>
          </table:table-cell>
        </table:table-row>
        <table:table-row table:style-name="ro1">
          <table:table-cell office:value-type="float" office:value="-0.248906" calcext:value-type="float">
            <text:p>-0.248906</text:p>
          </table:table-cell>
          <table:table-cell office:value-type="float" office:value="-0.0909091" calcext:value-type="float">
            <text:p>-0.0909091</text:p>
          </table:table-cell>
          <table:table-cell table:formula="of:=IF([.A660]=0;[.A660]+0.05;[.A660]*1.5)" office:value-type="float" office:value="-0.373359" calcext:value-type="float">
            <text:p>-0.373359</text:p>
          </table:table-cell>
          <table:table-cell table:formula="of:=IF([.A660]=0;[.A660]-0.05;[.A660]*0.5)" office:value-type="float" office:value="-0.124453" calcext:value-type="float">
            <text:p>-0.124453</text:p>
          </table:table-cell>
        </table:table-row>
        <table:table-row table:style-name="ro1">
          <table:table-cell office:value-type="float" office:value="-0.248906" calcext:value-type="float">
            <text:p>-0.248906</text:p>
          </table:table-cell>
          <table:table-cell office:value-type="float" office:value="-0.0833333" calcext:value-type="float">
            <text:p>-0.0833333</text:p>
          </table:table-cell>
          <table:table-cell table:formula="of:=IF([.A661]=0;[.A661]+0.05;[.A661]*1.5)" office:value-type="float" office:value="-0.373359" calcext:value-type="float">
            <text:p>-0.373359</text:p>
          </table:table-cell>
          <table:table-cell table:formula="of:=IF([.A661]=0;[.A661]-0.05;[.A661]*0.5)" office:value-type="float" office:value="-0.124453" calcext:value-type="float">
            <text:p>-0.124453</text:p>
          </table:table-cell>
        </table:table-row>
        <table:table-row table:style-name="ro1">
          <table:table-cell office:value-type="float" office:value="-0.248906" calcext:value-type="float">
            <text:p>-0.248906</text:p>
          </table:table-cell>
          <table:table-cell office:value-type="float" office:value="-0.124138" calcext:value-type="float">
            <text:p>-0.124138</text:p>
          </table:table-cell>
          <table:table-cell table:formula="of:=IF([.A662]=0;[.A662]+0.05;[.A662]*1.5)" office:value-type="float" office:value="-0.373359" calcext:value-type="float">
            <text:p>-0.373359</text:p>
          </table:table-cell>
          <table:table-cell table:formula="of:=IF([.A662]=0;[.A662]-0.05;[.A662]*0.5)" office:value-type="float" office:value="-0.124453" calcext:value-type="float">
            <text:p>-0.124453</text:p>
          </table:table-cell>
        </table:table-row>
        <table:table-row table:style-name="ro1">
          <table:table-cell office:value-type="float" office:value="-0.245906" calcext:value-type="float">
            <text:p>-0.245906</text:p>
          </table:table-cell>
          <table:table-cell office:value-type="float" office:value="-0.131944" calcext:value-type="float">
            <text:p>-0.131944</text:p>
          </table:table-cell>
          <table:table-cell table:formula="of:=IF([.A663]=0;[.A663]+0.05;[.A663]*1.5)" office:value-type="float" office:value="-0.368859" calcext:value-type="float">
            <text:p>-0.368859</text:p>
          </table:table-cell>
          <table:table-cell table:formula="of:=IF([.A663]=0;[.A663]-0.05;[.A663]*0.5)" office:value-type="float" office:value="-0.122953" calcext:value-type="float">
            <text:p>-0.122953</text:p>
          </table:table-cell>
        </table:table-row>
        <table:table-row table:style-name="ro1">
          <table:table-cell office:value-type="float" office:value="-0.248906" calcext:value-type="float">
            <text:p>-0.248906</text:p>
          </table:table-cell>
          <table:table-cell office:value-type="float" office:value="-0.0979021" calcext:value-type="float">
            <text:p>-0.0979021</text:p>
          </table:table-cell>
          <table:table-cell table:formula="of:=IF([.A664]=0;[.A664]+0.05;[.A664]*1.5)" office:value-type="float" office:value="-0.373359" calcext:value-type="float">
            <text:p>-0.373359</text:p>
          </table:table-cell>
          <table:table-cell table:formula="of:=IF([.A664]=0;[.A664]-0.05;[.A664]*0.5)" office:value-type="float" office:value="-0.124453" calcext:value-type="float">
            <text:p>-0.124453</text:p>
          </table:table-cell>
        </table:table-row>
        <table:table-row table:style-name="ro1">
          <table:table-cell office:value-type="float" office:value="-0.245906" calcext:value-type="float">
            <text:p>-0.245906</text:p>
          </table:table-cell>
          <table:table-cell office:value-type="float" office:value="-0.102041" calcext:value-type="float">
            <text:p>-0.102041</text:p>
          </table:table-cell>
          <table:table-cell table:formula="of:=IF([.A665]=0;[.A665]+0.05;[.A665]*1.5)" office:value-type="float" office:value="-0.368859" calcext:value-type="float">
            <text:p>-0.368859</text:p>
          </table:table-cell>
          <table:table-cell table:formula="of:=IF([.A665]=0;[.A665]-0.05;[.A665]*0.5)" office:value-type="float" office:value="-0.122953" calcext:value-type="float">
            <text:p>-0.122953</text:p>
          </table:table-cell>
        </table:table-row>
        <table:table-row table:style-name="ro1">
          <table:table-cell office:value-type="float" office:value="-0.245906" calcext:value-type="float">
            <text:p>-0.245906</text:p>
          </table:table-cell>
          <table:table-cell office:value-type="float" office:value="-0.120253" calcext:value-type="float">
            <text:p>-0.120253</text:p>
          </table:table-cell>
          <table:table-cell table:formula="of:=IF([.A666]=0;[.A666]+0.05;[.A666]*1.5)" office:value-type="float" office:value="-0.368859" calcext:value-type="float">
            <text:p>-0.368859</text:p>
          </table:table-cell>
          <table:table-cell table:formula="of:=IF([.A666]=0;[.A666]-0.05;[.A666]*0.5)" office:value-type="float" office:value="-0.122953" calcext:value-type="float">
            <text:p>-0.122953</text:p>
          </table:table-cell>
        </table:table-row>
        <table:table-row table:style-name="ro1">
          <table:table-cell office:value-type="float" office:value="-0.245906" calcext:value-type="float">
            <text:p>-0.245906</text:p>
          </table:table-cell>
          <table:table-cell office:value-type="float" office:value="-0.166667" calcext:value-type="float">
            <text:p>-0.166667</text:p>
          </table:table-cell>
          <table:table-cell table:formula="of:=IF([.A667]=0;[.A667]+0.05;[.A667]*1.5)" office:value-type="float" office:value="-0.368859" calcext:value-type="float">
            <text:p>-0.368859</text:p>
          </table:table-cell>
          <table:table-cell table:formula="of:=IF([.A667]=0;[.A667]-0.05;[.A667]*0.5)" office:value-type="float" office:value="-0.122953" calcext:value-type="float">
            <text:p>-0.122953</text:p>
          </table:table-cell>
        </table:table-row>
        <table:table-row table:style-name="ro1">
          <table:table-cell office:value-type="float" office:value="-0.131946" calcext:value-type="float">
            <text:p>-0.131946</text:p>
          </table:table-cell>
          <table:table-cell office:value-type="float" office:value="0" calcext:value-type="float">
            <text:p>0</text:p>
          </table:table-cell>
          <table:table-cell table:formula="of:=IF([.A668]=0;[.A668]+0.05;[.A668]*1.5)" office:value-type="float" office:value="-0.197919" calcext:value-type="float">
            <text:p>-0.197919</text:p>
          </table:table-cell>
          <table:table-cell table:formula="of:=IF([.A668]=0;[.A668]-0.05;[.A668]*0.5)" office:value-type="float" office:value="-0.065973" calcext:value-type="float">
            <text:p>-0.065973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  <table:table-cell table:formula="of:=IF([.A669]=0;[.A669]+0.05;[.A669]*1.5)" office:value-type="float" office:value="0.11696955" calcext:value-type="float">
            <text:p>0.11696955</text:p>
          </table:table-cell>
          <table:table-cell table:formula="of:=IF([.A669]=0;[.A669]-0.05;[.A669]*0.5)" office:value-type="float" office:value="0.03898985" calcext:value-type="float">
            <text:p>0.03898985</text:p>
          </table:table-cell>
        </table:table-row>
        <table:table-row table:style-name="ro1">
          <table:table-cell office:value-type="float" office:value="0.212926" calcext:value-type="float">
            <text:p>0.212926</text:p>
          </table:table-cell>
          <table:table-cell office:value-type="float" office:value="0" calcext:value-type="float">
            <text:p>0</text:p>
          </table:table-cell>
          <table:table-cell table:formula="of:=IF([.A670]=0;[.A670]+0.05;[.A670]*1.5)" office:value-type="float" office:value="0.319389" calcext:value-type="float">
            <text:p>0.319389</text:p>
          </table:table-cell>
          <table:table-cell table:formula="of:=IF([.A670]=0;[.A670]-0.05;[.A670]*0.5)" office:value-type="float" office:value="0.106463" calcext:value-type="float">
            <text:p>0.106463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71]=0;[.A671]+0.05;[.A671]*1.5)" office:value-type="float" office:value="0.05" calcext:value-type="float">
            <text:p>0.05</text:p>
          </table:table-cell>
          <table:table-cell table:formula="of:=IF([.A671]=0;[.A671]-0.05;[.A67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672]=0;[.A672]+0.05;[.A672]*1.5)" office:value-type="float" office:value="0.05" calcext:value-type="float">
            <text:p>0.05</text:p>
          </table:table-cell>
          <table:table-cell table:formula="of:=IF([.A672]=0;[.A672]-0.05;[.A67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42105" calcext:value-type="float">
            <text:p>-0.142105</text:p>
          </table:table-cell>
          <table:table-cell table:formula="of:=IF([.A673]=0;[.A673]+0.05;[.A673]*1.5)" office:value-type="float" office:value="0.05" calcext:value-type="float">
            <text:p>0.05</text:p>
          </table:table-cell>
          <table:table-cell table:formula="of:=IF([.A673]=0;[.A673]-0.05;[.A67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45631" calcext:value-type="float">
            <text:p>-0.145631</text:p>
          </table:table-cell>
          <table:table-cell table:formula="of:=IF([.A674]=0;[.A674]+0.05;[.A674]*1.5)" office:value-type="float" office:value="0.05" calcext:value-type="float">
            <text:p>0.05</text:p>
          </table:table-cell>
          <table:table-cell table:formula="of:=IF([.A674]=0;[.A674]-0.05;[.A67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839631" calcext:value-type="float">
            <text:p>-0.0839631</text:p>
          </table:table-cell>
          <table:table-cell office:value-type="float" office:value="-0.164384" calcext:value-type="float">
            <text:p>-0.164384</text:p>
          </table:table-cell>
          <table:table-cell table:formula="of:=IF([.A675]=0;[.A675]+0.05;[.A675]*1.5)" office:value-type="float" office:value="-0.12594465" calcext:value-type="float">
            <text:p>-0.12594465</text:p>
          </table:table-cell>
          <table:table-cell table:formula="of:=IF([.A675]=0;[.A675]-0.05;[.A675]*0.5)" office:value-type="float" office:value="-0.04198155" calcext:value-type="float">
            <text:p>-0.0419815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30435" calcext:value-type="float">
            <text:p>-0.130435</text:p>
          </table:table-cell>
          <table:table-cell table:formula="of:=IF([.A676]=0;[.A676]+0.05;[.A676]*1.5)" office:value-type="float" office:value="0.05" calcext:value-type="float">
            <text:p>0.05</text:p>
          </table:table-cell>
          <table:table-cell table:formula="of:=IF([.A676]=0;[.A676]-0.05;[.A676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629768" calcext:value-type="float">
            <text:p>-0.0629768</text:p>
          </table:table-cell>
          <table:table-cell office:value-type="float" office:value="-0.135065" calcext:value-type="float">
            <text:p>-0.135065</text:p>
          </table:table-cell>
          <table:table-cell table:formula="of:=IF([.A677]=0;[.A677]+0.05;[.A677]*1.5)" office:value-type="float" office:value="-0.0944652" calcext:value-type="float">
            <text:p>-0.0944652</text:p>
          </table:table-cell>
          <table:table-cell table:formula="of:=IF([.A677]=0;[.A677]-0.05;[.A677]*0.5)" office:value-type="float" office:value="-0.0314884" calcext:value-type="float">
            <text:p>-0.0314884</text:p>
          </table:table-cell>
        </table:table-row>
        <table:table-row table:style-name="ro1">
          <table:table-cell office:value-type="float" office:value="-0.182929" calcext:value-type="float">
            <text:p>-0.182929</text:p>
          </table:table-cell>
          <table:table-cell office:value-type="float" office:value="-0.142857" calcext:value-type="float">
            <text:p>-0.142857</text:p>
          </table:table-cell>
          <table:table-cell table:formula="of:=IF([.A678]=0;[.A678]+0.05;[.A678]*1.5)" office:value-type="float" office:value="-0.2743935" calcext:value-type="float">
            <text:p>-0.2743935</text:p>
          </table:table-cell>
          <table:table-cell table:formula="of:=IF([.A678]=0;[.A678]-0.05;[.A678]*0.5)" office:value-type="float" office:value="-0.0914645" calcext:value-type="float">
            <text:p>-0.0914645</text:p>
          </table:table-cell>
        </table:table-row>
        <table:table-row table:style-name="ro1">
          <table:table-cell office:value-type="float" office:value="-0.18893" calcext:value-type="float">
            <text:p>-0.18893</text:p>
          </table:table-cell>
          <table:table-cell office:value-type="float" office:value="-0.152019" calcext:value-type="float">
            <text:p>-0.152019</text:p>
          </table:table-cell>
          <table:table-cell table:formula="of:=IF([.A679]=0;[.A679]+0.05;[.A679]*1.5)" office:value-type="float" office:value="-0.283395" calcext:value-type="float">
            <text:p>-0.283395</text:p>
          </table:table-cell>
          <table:table-cell table:formula="of:=IF([.A679]=0;[.A679]-0.05;[.A679]*0.5)" office:value-type="float" office:value="-0.094465" calcext:value-type="float">
            <text:p>-0.094465</text:p>
          </table:table-cell>
        </table:table-row>
        <table:table-row table:style-name="ro1">
          <table:table-cell office:value-type="float" office:value="-0.18893" calcext:value-type="float">
            <text:p>-0.18893</text:p>
          </table:table-cell>
          <table:table-cell office:value-type="float" office:value="-0.156322" calcext:value-type="float">
            <text:p>-0.156322</text:p>
          </table:table-cell>
          <table:table-cell table:formula="of:=IF([.A680]=0;[.A680]+0.05;[.A680]*1.5)" office:value-type="float" office:value="-0.283395" calcext:value-type="float">
            <text:p>-0.283395</text:p>
          </table:table-cell>
          <table:table-cell table:formula="of:=IF([.A680]=0;[.A680]-0.05;[.A680]*0.5)" office:value-type="float" office:value="-0.094465" calcext:value-type="float">
            <text:p>-0.09446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-0.162528" calcext:value-type="float">
            <text:p>-0.162528</text:p>
          </table:table-cell>
          <table:table-cell table:formula="of:=IF([.A681]=0;[.A681]+0.05;[.A681]*1.5)" office:value-type="float" office:value="-0.278895" calcext:value-type="float">
            <text:p>-0.278895</text:p>
          </table:table-cell>
          <table:table-cell table:formula="of:=IF([.A681]=0;[.A681]-0.05;[.A681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-0.144737" calcext:value-type="float">
            <text:p>-0.144737</text:p>
          </table:table-cell>
          <table:table-cell table:formula="of:=IF([.A682]=0;[.A682]+0.05;[.A682]*1.5)" office:value-type="float" office:value="-0.278895" calcext:value-type="float">
            <text:p>-0.278895</text:p>
          </table:table-cell>
          <table:table-cell table:formula="of:=IF([.A682]=0;[.A682]-0.05;[.A682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-0.161926" calcext:value-type="float">
            <text:p>-0.161926</text:p>
          </table:table-cell>
          <table:table-cell table:formula="of:=IF([.A683]=0;[.A683]+0.05;[.A683]*1.5)" office:value-type="float" office:value="-0.278895" calcext:value-type="float">
            <text:p>-0.278895</text:p>
          </table:table-cell>
          <table:table-cell table:formula="of:=IF([.A683]=0;[.A683]-0.05;[.A683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-0.0945946" calcext:value-type="float">
            <text:p>-0.0945946</text:p>
          </table:table-cell>
          <table:table-cell table:formula="of:=IF([.A684]=0;[.A684]+0.05;[.A684]*1.5)" office:value-type="float" office:value="-0.278895" calcext:value-type="float">
            <text:p>-0.278895</text:p>
          </table:table-cell>
          <table:table-cell table:formula="of:=IF([.A684]=0;[.A684]-0.05;[.A684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-0.1" calcext:value-type="float">
            <text:p>-0.1</text:p>
          </table:table-cell>
          <table:table-cell table:formula="of:=IF([.A685]=0;[.A685]+0.05;[.A685]*1.5)" office:value-type="float" office:value="-0.278895" calcext:value-type="float">
            <text:p>-0.278895</text:p>
          </table:table-cell>
          <table:table-cell table:formula="of:=IF([.A685]=0;[.A685]-0.05;[.A685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-0.112583" calcext:value-type="float">
            <text:p>-0.112583</text:p>
          </table:table-cell>
          <table:table-cell table:formula="of:=IF([.A686]=0;[.A686]+0.05;[.A686]*1.5)" office:value-type="float" office:value="-0.278895" calcext:value-type="float">
            <text:p>-0.278895</text:p>
          </table:table-cell>
          <table:table-cell table:formula="of:=IF([.A686]=0;[.A686]-0.05;[.A686]*0.5)" office:value-type="float" office:value="-0.092965" calcext:value-type="float">
            <text:p>-0.092965</text:p>
          </table:table-cell>
        </table:table-row>
        <table:table-row table:style-name="ro1">
          <table:table-cell office:value-type="float" office:value="-0.14994" calcext:value-type="float">
            <text:p>-0.14994</text:p>
          </table:table-cell>
          <table:table-cell office:value-type="float" office:value="-0.116883" calcext:value-type="float">
            <text:p>-0.116883</text:p>
          </table:table-cell>
          <table:table-cell table:formula="of:=IF([.A687]=0;[.A687]+0.05;[.A687]*1.5)" office:value-type="float" office:value="-0.22491" calcext:value-type="float">
            <text:p>-0.22491</text:p>
          </table:table-cell>
          <table:table-cell table:formula="of:=IF([.A687]=0;[.A687]-0.05;[.A687]*0.5)" office:value-type="float" office:value="-0.07497" calcext:value-type="float">
            <text:p>-0.0749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27389" calcext:value-type="float">
            <text:p>-0.127389</text:p>
          </table:table-cell>
          <table:table-cell table:formula="of:=IF([.A688]=0;[.A688]+0.05;[.A688]*1.5)" office:value-type="float" office:value="0.05" calcext:value-type="float">
            <text:p>0.05</text:p>
          </table:table-cell>
          <table:table-cell table:formula="of:=IF([.A688]=0;[.A688]-0.05;[.A688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24224" calcext:value-type="float">
            <text:p>-0.124224</text:p>
          </table:table-cell>
          <table:table-cell table:formula="of:=IF([.A689]=0;[.A689]+0.05;[.A689]*1.5)" office:value-type="float" office:value="0.05" calcext:value-type="float">
            <text:p>0.05</text:p>
          </table:table-cell>
          <table:table-cell table:formula="of:=IF([.A689]=0;[.A689]-0.05;[.A68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-0.123457" calcext:value-type="float">
            <text:p>-0.123457</text:p>
          </table:table-cell>
          <table:table-cell table:formula="of:=IF([.A690]=0;[.A690]+0.05;[.A690]*1.5)" office:value-type="float" office:value="0.08547675" calcext:value-type="float">
            <text:p>0.08547675</text:p>
          </table:table-cell>
          <table:table-cell table:formula="of:=IF([.A690]=0;[.A690]-0.05;[.A690]*0.5)" office:value-type="float" office:value="0.02849225" calcext:value-type="float">
            <text:p>0.02849225</text:p>
          </table:table-cell>
        </table:table-row>
        <table:table-row table:style-name="ro1">
          <table:table-cell office:value-type="float" office:value="0.0479916" calcext:value-type="float">
            <text:p>0.0479916</text:p>
          </table:table-cell>
          <table:table-cell office:value-type="float" office:value="-0.11875" calcext:value-type="float">
            <text:p>-0.11875</text:p>
          </table:table-cell>
          <table:table-cell table:formula="of:=IF([.A691]=0;[.A691]+0.05;[.A691]*1.5)" office:value-type="float" office:value="0.0719874" calcext:value-type="float">
            <text:p>0.0719874</text:p>
          </table:table-cell>
          <table:table-cell table:formula="of:=IF([.A691]=0;[.A691]-0.05;[.A691]*0.5)" office:value-type="float" office:value="0.0239958" calcext:value-type="float">
            <text:p>0.02399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17284" calcext:value-type="float">
            <text:p>-0.117284</text:p>
          </table:table-cell>
          <table:table-cell table:formula="of:=IF([.A692]=0;[.A692]+0.05;[.A692]*1.5)" office:value-type="float" office:value="0.05" calcext:value-type="float">
            <text:p>0.05</text:p>
          </table:table-cell>
          <table:table-cell table:formula="of:=IF([.A692]=0;[.A692]-0.05;[.A69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19497" calcext:value-type="float">
            <text:p>-0.119497</text:p>
          </table:table-cell>
          <table:table-cell table:formula="of:=IF([.A693]=0;[.A693]+0.05;[.A693]*1.5)" office:value-type="float" office:value="0.05" calcext:value-type="float">
            <text:p>0.05</text:p>
          </table:table-cell>
          <table:table-cell table:formula="of:=IF([.A693]=0;[.A693]-0.05;[.A69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2963" calcext:value-type="float">
            <text:p>-0.12963</text:p>
          </table:table-cell>
          <table:table-cell table:formula="of:=IF([.A694]=0;[.A694]+0.05;[.A694]*1.5)" office:value-type="float" office:value="0.05" calcext:value-type="float">
            <text:p>0.05</text:p>
          </table:table-cell>
          <table:table-cell table:formula="of:=IF([.A694]=0;[.A694]-0.05;[.A69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28834" calcext:value-type="float">
            <text:p>-0.128834</text:p>
          </table:table-cell>
          <table:table-cell table:formula="of:=IF([.A695]=0;[.A695]+0.05;[.A695]*1.5)" office:value-type="float" office:value="0.05" calcext:value-type="float">
            <text:p>0.05</text:p>
          </table:table-cell>
          <table:table-cell table:formula="of:=IF([.A695]=0;[.A695]-0.05;[.A695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419816" calcext:value-type="float">
            <text:p>-0.0419816</text:p>
          </table:table-cell>
          <table:table-cell office:value-type="float" office:value="-0.143678" calcext:value-type="float">
            <text:p>-0.143678</text:p>
          </table:table-cell>
          <table:table-cell table:formula="of:=IF([.A696]=0;[.A696]+0.05;[.A696]*1.5)" office:value-type="float" office:value="-0.0629724" calcext:value-type="float">
            <text:p>-0.0629724</text:p>
          </table:table-cell>
          <table:table-cell table:formula="of:=IF([.A696]=0;[.A696]-0.05;[.A696]*0.5)" office:value-type="float" office:value="-0.0209908" calcext:value-type="float">
            <text:p>-0.0209908</text:p>
          </table:table-cell>
        </table:table-row>
        <table:table-row table:style-name="ro1">
          <table:table-cell office:value-type="float" office:value="-0.233912" calcext:value-type="float">
            <text:p>-0.233912</text:p>
          </table:table-cell>
          <table:table-cell office:value-type="float" office:value="-0.125786" calcext:value-type="float">
            <text:p>-0.125786</text:p>
          </table:table-cell>
          <table:table-cell table:formula="of:=IF([.A697]=0;[.A697]+0.05;[.A697]*1.5)" office:value-type="float" office:value="-0.350868" calcext:value-type="float">
            <text:p>-0.350868</text:p>
          </table:table-cell>
          <table:table-cell table:formula="of:=IF([.A697]=0;[.A697]-0.05;[.A697]*0.5)" office:value-type="float" office:value="-0.116956" calcext:value-type="float">
            <text:p>-0.116956</text:p>
          </table:table-cell>
        </table:table-row>
        <table:table-row table:style-name="ro1">
          <table:table-cell office:value-type="float" office:value="-0.14994" calcext:value-type="float">
            <text:p>-0.14994</text:p>
          </table:table-cell>
          <table:table-cell office:value-type="float" office:value="-0.141243" calcext:value-type="float">
            <text:p>-0.141243</text:p>
          </table:table-cell>
          <table:table-cell table:formula="of:=IF([.A698]=0;[.A698]+0.05;[.A698]*1.5)" office:value-type="float" office:value="-0.22491" calcext:value-type="float">
            <text:p>-0.22491</text:p>
          </table:table-cell>
          <table:table-cell table:formula="of:=IF([.A698]=0;[.A698]-0.05;[.A698]*0.5)" office:value-type="float" office:value="-0.07497" calcext:value-type="float">
            <text:p>-0.07497</text:p>
          </table:table-cell>
        </table:table-row>
        <table:table-row table:style-name="ro1">
          <table:table-cell office:value-type="float" office:value="-0.0839631" calcext:value-type="float">
            <text:p>-0.0839631</text:p>
          </table:table-cell>
          <table:table-cell office:value-type="float" office:value="-0.183295" calcext:value-type="float">
            <text:p>-0.183295</text:p>
          </table:table-cell>
          <table:table-cell table:formula="of:=IF([.A699]=0;[.A699]+0.05;[.A699]*1.5)" office:value-type="float" office:value="-0.12594465" calcext:value-type="float">
            <text:p>-0.12594465</text:p>
          </table:table-cell>
          <table:table-cell table:formula="of:=IF([.A699]=0;[.A699]-0.05;[.A699]*0.5)" office:value-type="float" office:value="-0.04198155" calcext:value-type="float">
            <text:p>-0.04198155</text:p>
          </table:table-cell>
        </table:table-row>
        <table:table-row table:style-name="ro1">
          <table:table-cell office:value-type="float" office:value="-0.158942" calcext:value-type="float">
            <text:p>-0.158942</text:p>
          </table:table-cell>
          <table:table-cell office:value-type="float" office:value="-0.156028" calcext:value-type="float">
            <text:p>-0.156028</text:p>
          </table:table-cell>
          <table:table-cell table:formula="of:=IF([.A700]=0;[.A700]+0.05;[.A700]*1.5)" office:value-type="float" office:value="-0.238413" calcext:value-type="float">
            <text:p>-0.238413</text:p>
          </table:table-cell>
          <table:table-cell table:formula="of:=IF([.A700]=0;[.A700]-0.05;[.A700]*0.5)" office:value-type="float" office:value="-0.079471" calcext:value-type="float">
            <text:p>-0.079471</text:p>
          </table:table-cell>
        </table:table-row>
        <table:table-row table:style-name="ro1">
          <table:table-cell office:value-type="float" office:value="-0.125954" calcext:value-type="float">
            <text:p>-0.125954</text:p>
          </table:table-cell>
          <table:table-cell office:value-type="float" office:value="-0.171598" calcext:value-type="float">
            <text:p>-0.171598</text:p>
          </table:table-cell>
          <table:table-cell table:formula="of:=IF([.A701]=0;[.A701]+0.05;[.A701]*1.5)" office:value-type="float" office:value="-0.188931" calcext:value-type="float">
            <text:p>-0.188931</text:p>
          </table:table-cell>
          <table:table-cell table:formula="of:=IF([.A701]=0;[.A701]-0.05;[.A701]*0.5)" office:value-type="float" office:value="-0.062977" calcext:value-type="float">
            <text:p>-0.06297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98157" calcext:value-type="float">
            <text:p>-0.198157</text:p>
          </table:table-cell>
          <table:table-cell table:formula="of:=IF([.A702]=0;[.A702]+0.05;[.A702]*1.5)" office:value-type="float" office:value="0.05" calcext:value-type="float">
            <text:p>0.05</text:p>
          </table:table-cell>
          <table:table-cell table:formula="of:=IF([.A702]=0;[.A702]-0.05;[.A70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03]=0;[.A703]+0.05;[.A703]*1.5)" office:value-type="float" office:value="0.05" calcext:value-type="float">
            <text:p>0.05</text:p>
          </table:table-cell>
          <table:table-cell table:formula="of:=IF([.A703]=0;[.A703]-0.05;[.A70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38806" calcext:value-type="float">
            <text:p>-0.38806</text:p>
          </table:table-cell>
          <table:table-cell table:formula="of:=IF([.A704]=0;[.A704]+0.05;[.A704]*1.5)" office:value-type="float" office:value="0.05" calcext:value-type="float">
            <text:p>0.05</text:p>
          </table:table-cell>
          <table:table-cell table:formula="of:=IF([.A704]=0;[.A704]-0.05;[.A70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419816" calcext:value-type="float">
            <text:p>-0.0419816</text:p>
          </table:table-cell>
          <table:table-cell office:value-type="float" office:value="-0.145161" calcext:value-type="float">
            <text:p>-0.145161</text:p>
          </table:table-cell>
          <table:table-cell table:formula="of:=IF([.A705]=0;[.A705]+0.05;[.A705]*1.5)" office:value-type="float" office:value="-0.0629724" calcext:value-type="float">
            <text:p>-0.0629724</text:p>
          </table:table-cell>
          <table:table-cell table:formula="of:=IF([.A705]=0;[.A705]-0.05;[.A705]*0.5)" office:value-type="float" office:value="-0.0209908" calcext:value-type="float">
            <text:p>-0.0209908</text:p>
          </table:table-cell>
        </table:table-row>
        <table:table-row table:style-name="ro1">
          <table:table-cell office:value-type="float" office:value="-0.254908" calcext:value-type="float">
            <text:p>-0.254908</text:p>
          </table:table-cell>
          <table:table-cell office:value-type="float" office:value="-0.210366" calcext:value-type="float">
            <text:p>-0.210366</text:p>
          </table:table-cell>
          <table:table-cell table:formula="of:=IF([.A706]=0;[.A706]+0.05;[.A706]*1.5)" office:value-type="float" office:value="-0.382362" calcext:value-type="float">
            <text:p>-0.382362</text:p>
          </table:table-cell>
          <table:table-cell table:formula="of:=IF([.A706]=0;[.A706]-0.05;[.A706]*0.5)" office:value-type="float" office:value="-0.127454" calcext:value-type="float">
            <text:p>-0.12745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271574" calcext:value-type="float">
            <text:p>-0.271574</text:p>
          </table:table-cell>
          <table:table-cell table:formula="of:=IF([.A707]=0;[.A707]+0.05;[.A707]*1.5)" office:value-type="float" office:value="-0.436332" calcext:value-type="float">
            <text:p>-0.436332</text:p>
          </table:table-cell>
          <table:table-cell table:formula="of:=IF([.A707]=0;[.A707]-0.05;[.A707]*0.5)" office:value-type="float" office:value="-0.145444" calcext:value-type="float">
            <text:p>-0.145444</text:p>
          </table:table-cell>
        </table:table-row>
        <table:table-row table:style-name="ro1">
          <table:table-cell office:value-type="float" office:value="-0.254908" calcext:value-type="float">
            <text:p>-0.254908</text:p>
          </table:table-cell>
          <table:table-cell office:value-type="float" office:value="-0.169811" calcext:value-type="float">
            <text:p>-0.169811</text:p>
          </table:table-cell>
          <table:table-cell table:formula="of:=IF([.A708]=0;[.A708]+0.05;[.A708]*1.5)" office:value-type="float" office:value="-0.382362" calcext:value-type="float">
            <text:p>-0.382362</text:p>
          </table:table-cell>
          <table:table-cell table:formula="of:=IF([.A708]=0;[.A708]-0.05;[.A708]*0.5)" office:value-type="float" office:value="-0.127454" calcext:value-type="float">
            <text:p>-0.127454</text:p>
          </table:table-cell>
        </table:table-row>
        <table:table-row table:style-name="ro1">
          <table:table-cell office:value-type="float" office:value="-0.251907" calcext:value-type="float">
            <text:p>-0.251907</text:p>
          </table:table-cell>
          <table:table-cell office:value-type="float" office:value="0" calcext:value-type="float">
            <text:p>0</text:p>
          </table:table-cell>
          <table:table-cell table:formula="of:=IF([.A709]=0;[.A709]+0.05;[.A709]*1.5)" office:value-type="float" office:value="-0.3778605" calcext:value-type="float">
            <text:p>-0.3778605</text:p>
          </table:table-cell>
          <table:table-cell table:formula="of:=IF([.A709]=0;[.A709]-0.05;[.A709]*0.5)" office:value-type="float" office:value="-0.1259535" calcext:value-type="float">
            <text:p>-0.125953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10]=0;[.A710]+0.05;[.A710]*1.5)" office:value-type="float" office:value="0.05" calcext:value-type="float">
            <text:p>0.05</text:p>
          </table:table-cell>
          <table:table-cell table:formula="of:=IF([.A710]=0;[.A710]-0.05;[.A71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11]=0;[.A711]+0.05;[.A711]*1.5)" office:value-type="float" office:value="0.05" calcext:value-type="float">
            <text:p>0.05</text:p>
          </table:table-cell>
          <table:table-cell table:formula="of:=IF([.A711]=0;[.A711]-0.05;[.A71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12]=0;[.A712]+0.05;[.A712]*1.5)" office:value-type="float" office:value="0.05" calcext:value-type="float">
            <text:p>0.05</text:p>
          </table:table-cell>
          <table:table-cell table:formula="of:=IF([.A712]=0;[.A712]-0.05;[.A71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13]=0;[.A713]+0.05;[.A713]*1.5)" office:value-type="float" office:value="0.05" calcext:value-type="float">
            <text:p>0.05</text:p>
          </table:table-cell>
          <table:table-cell table:formula="of:=IF([.A713]=0;[.A713]-0.05;[.A71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14]=0;[.A714]+0.05;[.A714]*1.5)" office:value-type="float" office:value="0.05" calcext:value-type="float">
            <text:p>0.05</text:p>
          </table:table-cell>
          <table:table-cell table:formula="of:=IF([.A714]=0;[.A714]-0.05;[.A71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248906" calcext:value-type="float">
            <text:p>-0.248906</text:p>
          </table:table-cell>
          <table:table-cell office:value-type="float" office:value="0" calcext:value-type="float">
            <text:p>0</text:p>
          </table:table-cell>
          <table:table-cell table:formula="of:=IF([.A715]=0;[.A715]+0.05;[.A715]*1.5)" office:value-type="float" office:value="-0.373359" calcext:value-type="float">
            <text:p>-0.373359</text:p>
          </table:table-cell>
          <table:table-cell table:formula="of:=IF([.A715]=0;[.A715]-0.05;[.A715]*0.5)" office:value-type="float" office:value="-0.124453" calcext:value-type="float">
            <text:p>-0.124453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16]=0;[.A716]+0.05;[.A716]*1.5)" office:value-type="float" office:value="0.05" calcext:value-type="float">
            <text:p>0.05</text:p>
          </table:table-cell>
          <table:table-cell table:formula="of:=IF([.A716]=0;[.A716]-0.05;[.A71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17]=0;[.A717]+0.05;[.A717]*1.5)" office:value-type="float" office:value="0.05" calcext:value-type="float">
            <text:p>0.05</text:p>
          </table:table-cell>
          <table:table-cell table:formula="of:=IF([.A717]=0;[.A717]-0.05;[.A71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18]=0;[.A718]+0.05;[.A718]*1.5)" office:value-type="float" office:value="0.05" calcext:value-type="float">
            <text:p>0.05</text:p>
          </table:table-cell>
          <table:table-cell table:formula="of:=IF([.A718]=0;[.A718]-0.05;[.A718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191931" calcext:value-type="float">
            <text:p>-0.191931</text:p>
          </table:table-cell>
          <table:table-cell office:value-type="float" office:value="0" calcext:value-type="float">
            <text:p>0</text:p>
          </table:table-cell>
          <table:table-cell table:formula="of:=IF([.A719]=0;[.A719]+0.05;[.A719]*1.5)" office:value-type="float" office:value="-0.2878965" calcext:value-type="float">
            <text:p>-0.2878965</text:p>
          </table:table-cell>
          <table:table-cell table:formula="of:=IF([.A719]=0;[.A719]-0.05;[.A719]*0.5)" office:value-type="float" office:value="-0.0959655" calcext:value-type="float">
            <text:p>-0.0959655</text:p>
          </table:table-cell>
        </table:table-row>
        <table:table-row table:style-name="ro1">
          <table:table-cell office:value-type="float" office:value="-0.2609" calcext:value-type="float">
            <text:p>-0.2609</text:p>
          </table:table-cell>
          <table:table-cell office:value-type="float" office:value="0" calcext:value-type="float">
            <text:p>0</text:p>
          </table:table-cell>
          <table:table-cell table:formula="of:=IF([.A720]=0;[.A720]+0.05;[.A720]*1.5)" office:value-type="float" office:value="-0.39135" calcext:value-type="float">
            <text:p>-0.39135</text:p>
          </table:table-cell>
          <table:table-cell table:formula="of:=IF([.A720]=0;[.A720]-0.05;[.A720]*0.5)" office:value-type="float" office:value="-0.13045" calcext:value-type="float">
            <text:p>-0.1304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21]=0;[.A721]+0.05;[.A721]*1.5)" office:value-type="float" office:value="0.05" calcext:value-type="float">
            <text:p>0.05</text:p>
          </table:table-cell>
          <table:table-cell table:formula="of:=IF([.A721]=0;[.A721]-0.05;[.A72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22]=0;[.A722]+0.05;[.A722]*1.5)" office:value-type="float" office:value="0.05" calcext:value-type="float">
            <text:p>0.05</text:p>
          </table:table-cell>
          <table:table-cell table:formula="of:=IF([.A722]=0;[.A722]-0.05;[.A72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23]=0;[.A723]+0.05;[.A723]*1.5)" office:value-type="float" office:value="0.05" calcext:value-type="float">
            <text:p>0.05</text:p>
          </table:table-cell>
          <table:table-cell table:formula="of:=IF([.A723]=0;[.A723]-0.05;[.A723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212926" calcext:value-type="float">
            <text:p>0.212926</text:p>
          </table:table-cell>
          <table:table-cell office:value-type="float" office:value="0" calcext:value-type="float">
            <text:p>0</text:p>
          </table:table-cell>
          <table:table-cell table:formula="of:=IF([.A724]=0;[.A724]+0.05;[.A724]*1.5)" office:value-type="float" office:value="0.319389" calcext:value-type="float">
            <text:p>0.319389</text:p>
          </table:table-cell>
          <table:table-cell table:formula="of:=IF([.A724]=0;[.A724]-0.05;[.A724]*0.5)" office:value-type="float" office:value="0.106463" calcext:value-type="float">
            <text:p>0.10646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formula="of:=IF([.A725]=0;[.A725]+0.05;[.A725]*1.5)" office:value-type="float" office:value="0.05" calcext:value-type="float">
            <text:p>0.05</text:p>
          </table:table-cell>
          <table:table-cell table:formula="of:=IF([.A725]=0;[.A725]-0.05;[.A725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35076" calcext:value-type="float">
            <text:p>0.135076</text:p>
          </table:table-cell>
          <table:table-cell table:formula="of:=IF([.A726]=0;[.A726]+0.05;[.A726]*1.5)" office:value-type="float" office:value="0.05" calcext:value-type="float">
            <text:p>0.05</text:p>
          </table:table-cell>
          <table:table-cell table:formula="of:=IF([.A726]=0;[.A726]-0.05;[.A726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10368" calcext:value-type="float">
            <text:p>0.110368</text:p>
          </table:table-cell>
          <table:table-cell table:formula="of:=IF([.A727]=0;[.A727]+0.05;[.A727]*1.5)" office:value-type="float" office:value="0.05" calcext:value-type="float">
            <text:p>0.05</text:p>
          </table:table-cell>
          <table:table-cell table:formula="of:=IF([.A727]=0;[.A727]-0.05;[.A727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42857" calcext:value-type="float">
            <text:p>0.142857</text:p>
          </table:table-cell>
          <table:table-cell table:formula="of:=IF([.A728]=0;[.A728]+0.05;[.A728]*1.5)" office:value-type="float" office:value="0.436332" calcext:value-type="float">
            <text:p>0.436332</text:p>
          </table:table-cell>
          <table:table-cell table:formula="of:=IF([.A728]=0;[.A728]-0.05;[.A728]*0.5)" office:value-type="float" office:value="0.145444" calcext:value-type="float">
            <text:p>0.145444</text:p>
          </table:table-cell>
        </table:table-row>
        <table:table-row table:style-name="ro1">
          <table:table-cell office:value-type="float" office:value="0.179937" calcext:value-type="float">
            <text:p>0.179937</text:p>
          </table:table-cell>
          <table:table-cell office:value-type="float" office:value="0.179551" calcext:value-type="float">
            <text:p>0.179551</text:p>
          </table:table-cell>
          <table:table-cell table:formula="of:=IF([.A729]=0;[.A729]+0.05;[.A729]*1.5)" office:value-type="float" office:value="0.2699055" calcext:value-type="float">
            <text:p>0.2699055</text:p>
          </table:table-cell>
          <table:table-cell table:formula="of:=IF([.A729]=0;[.A729]-0.05;[.A729]*0.5)" office:value-type="float" office:value="0.0899685" calcext:value-type="float">
            <text:p>0.0899685</text:p>
          </table:table-cell>
        </table:table-row>
        <table:table-row table:style-name="ro1">
          <table:table-cell office:value-type="float" office:value="0.278903" calcext:value-type="float">
            <text:p>0.278903</text:p>
          </table:table-cell>
          <table:table-cell office:value-type="float" office:value="0.207661" calcext:value-type="float">
            <text:p>0.207661</text:p>
          </table:table-cell>
          <table:table-cell table:formula="of:=IF([.A730]=0;[.A730]+0.05;[.A730]*1.5)" office:value-type="float" office:value="0.4183545" calcext:value-type="float">
            <text:p>0.4183545</text:p>
          </table:table-cell>
          <table:table-cell table:formula="of:=IF([.A730]=0;[.A730]-0.05;[.A730]*0.5)" office:value-type="float" office:value="0.1394515" calcext:value-type="float">
            <text:p>0.1394515</text:p>
          </table:table-cell>
        </table:table-row>
        <table:table-row table:style-name="ro1">
          <table:table-cell office:value-type="float" office:value="0.197932" calcext:value-type="float">
            <text:p>0.197932</text:p>
          </table:table-cell>
          <table:table-cell office:value-type="float" office:value="0" calcext:value-type="float">
            <text:p>0</text:p>
          </table:table-cell>
          <table:table-cell table:formula="of:=IF([.A731]=0;[.A731]+0.05;[.A731]*1.5)" office:value-type="float" office:value="0.296898" calcext:value-type="float">
            <text:p>0.296898</text:p>
          </table:table-cell>
          <table:table-cell table:formula="of:=IF([.A731]=0;[.A731]-0.05;[.A731]*0.5)" office:value-type="float" office:value="0.098966" calcext:value-type="float">
            <text:p>0.098966</text:p>
          </table:table-cell>
        </table:table-row>
        <table:table-row table:style-name="ro1"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  <table:table-cell table:formula="of:=IF([.A732]=0;[.A732]+0.05;[.A732]*1.5)" office:value-type="float" office:value="0.0314928" calcext:value-type="float">
            <text:p>0.0314928</text:p>
          </table:table-cell>
          <table:table-cell table:formula="of:=IF([.A732]=0;[.A732]-0.05;[.A732]*0.5)" office:value-type="float" office:value="0.0104976" calcext:value-type="float">
            <text:p>0.0104976</text:p>
          </table:table-cell>
        </table:table-row>
        <table:table-row table:style-name="ro1">
          <table:table-cell office:value-type="float" office:value="0.0209952" calcext:value-type="float">
            <text:p>0.0209952</text:p>
          </table:table-cell>
          <table:table-cell office:value-type="float" office:value="0" calcext:value-type="float">
            <text:p>0</text:p>
          </table:table-cell>
          <table:table-cell table:formula="of:=IF([.A733]=0;[.A733]+0.05;[.A733]*1.5)" office:value-type="float" office:value="0.0314928" calcext:value-type="float">
            <text:p>0.0314928</text:p>
          </table:table-cell>
          <table:table-cell table:formula="of:=IF([.A733]=0;[.A733]-0.05;[.A733]*0.5)" office:value-type="float" office:value="0.0104976" calcext:value-type="float">
            <text:p>0.0104976</text:p>
          </table:table-cell>
        </table:table-row>
        <table:table-row table:style-name="ro1">
          <table:table-cell office:value-type="float" office:value="-0.212917" calcext:value-type="float">
            <text:p>-0.212917</text:p>
          </table:table-cell>
          <table:table-cell office:value-type="float" office:value="0" calcext:value-type="float">
            <text:p>0</text:p>
          </table:table-cell>
          <table:table-cell table:formula="of:=IF([.A734]=0;[.A734]+0.05;[.A734]*1.5)" office:value-type="float" office:value="-0.3193755" calcext:value-type="float">
            <text:p>-0.3193755</text:p>
          </table:table-cell>
          <table:table-cell table:formula="of:=IF([.A734]=0;[.A734]-0.05;[.A734]*0.5)" office:value-type="float" office:value="-0.1064585" calcext:value-type="float">
            <text:p>-0.1064585</text:p>
          </table:table-cell>
        </table:table-row>
        <table:table-row table:style-name="ro1">
          <table:table-cell office:value-type="float" office:value="-0.215918" calcext:value-type="float">
            <text:p>-0.215918</text:p>
          </table:table-cell>
          <table:table-cell office:value-type="float" office:value="0" calcext:value-type="float">
            <text:p>0</text:p>
          </table:table-cell>
          <table:table-cell table:formula="of:=IF([.A735]=0;[.A735]+0.05;[.A735]*1.5)" office:value-type="float" office:value="-0.323877" calcext:value-type="float">
            <text:p>-0.323877</text:p>
          </table:table-cell>
          <table:table-cell table:formula="of:=IF([.A735]=0;[.A735]-0.05;[.A735]*0.5)" office:value-type="float" office:value="-0.107959" calcext:value-type="float">
            <text:p>-0.10795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36]=0;[.A736]+0.05;[.A736]*1.5)" office:value-type="float" office:value="0.05" calcext:value-type="float">
            <text:p>0.05</text:p>
          </table:table-cell>
          <table:table-cell table:formula="of:=IF([.A736]=0;[.A736]-0.05;[.A73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37]=0;[.A737]+0.05;[.A737]*1.5)" office:value-type="float" office:value="0.05" calcext:value-type="float">
            <text:p>0.05</text:p>
          </table:table-cell>
          <table:table-cell table:formula="of:=IF([.A737]=0;[.A737]-0.05;[.A737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table:formula="of:=IF([.A738]=0;[.A738]+0.05;[.A738]*1.5)" office:value-type="float" office:value="0.436332" calcext:value-type="float">
            <text:p>0.436332</text:p>
          </table:table-cell>
          <table:table-cell table:formula="of:=IF([.A738]=0;[.A738]-0.05;[.A738]*0.5)" office:value-type="float" office:value="0.145444" calcext:value-type="float">
            <text:p>0.14544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  <table:table-cell table:formula="of:=IF([.A739]=0;[.A739]+0.05;[.A739]*1.5)" office:value-type="float" office:value="0.436332" calcext:value-type="float">
            <text:p>0.436332</text:p>
          </table:table-cell>
          <table:table-cell table:formula="of:=IF([.A739]=0;[.A739]-0.05;[.A739]*0.5)" office:value-type="float" office:value="0.145444" calcext:value-type="float">
            <text:p>0.14544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40]=0;[.A740]+0.05;[.A740]*1.5)" office:value-type="float" office:value="0.05" calcext:value-type="float">
            <text:p>0.05</text:p>
          </table:table-cell>
          <table:table-cell table:formula="of:=IF([.A740]=0;[.A740]-0.05;[.A740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17225" calcext:value-type="float">
            <text:p>-0.117225</text:p>
          </table:table-cell>
          <table:table-cell table:formula="of:=IF([.A741]=0;[.A741]+0.05;[.A741]*1.5)" office:value-type="float" office:value="0.05" calcext:value-type="float">
            <text:p>0.05</text:p>
          </table:table-cell>
          <table:table-cell table:formula="of:=IF([.A741]=0;[.A741]-0.05;[.A741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719696" calcext:value-type="float">
            <text:p>-0.0719696</text:p>
          </table:table-cell>
          <table:table-cell office:value-type="float" office:value="-0.125261" calcext:value-type="float">
            <text:p>-0.125261</text:p>
          </table:table-cell>
          <table:table-cell table:formula="of:=IF([.A742]=0;[.A742]+0.05;[.A742]*1.5)" office:value-type="float" office:value="-0.1079544" calcext:value-type="float">
            <text:p>-0.1079544</text:p>
          </table:table-cell>
          <table:table-cell table:formula="of:=IF([.A742]=0;[.A742]-0.05;[.A742]*0.5)" office:value-type="float" office:value="-0.0359848" calcext:value-type="float">
            <text:p>-0.0359848</text:p>
          </table:table-cell>
        </table:table-row>
        <table:table-row table:style-name="ro1">
          <table:table-cell office:value-type="float" office:value="-0.191931" calcext:value-type="float">
            <text:p>-0.191931</text:p>
          </table:table-cell>
          <table:table-cell office:value-type="float" office:value="-0.210145" calcext:value-type="float">
            <text:p>-0.210145</text:p>
          </table:table-cell>
          <table:table-cell table:formula="of:=IF([.A743]=0;[.A743]+0.05;[.A743]*1.5)" office:value-type="float" office:value="-0.2878965" calcext:value-type="float">
            <text:p>-0.2878965</text:p>
          </table:table-cell>
          <table:table-cell table:formula="of:=IF([.A743]=0;[.A743]-0.05;[.A743]*0.5)" office:value-type="float" office:value="-0.0959655" calcext:value-type="float">
            <text:p>-0.0959655</text:p>
          </table:table-cell>
        </table:table-row>
        <table:table-row table:style-name="ro1">
          <table:table-cell office:value-type="float" office:value="-0.158942" calcext:value-type="float">
            <text:p>-0.158942</text:p>
          </table:table-cell>
          <table:table-cell office:value-type="float" office:value="-0.00847458" calcext:value-type="float">
            <text:p>-0.00847458</text:p>
          </table:table-cell>
          <table:table-cell table:formula="of:=IF([.A744]=0;[.A744]+0.05;[.A744]*1.5)" office:value-type="float" office:value="-0.238413" calcext:value-type="float">
            <text:p>-0.238413</text:p>
          </table:table-cell>
          <table:table-cell table:formula="of:=IF([.A744]=0;[.A744]-0.05;[.A744]*0.5)" office:value-type="float" office:value="-0.079471" calcext:value-type="float">
            <text:p>-0.079471</text:p>
          </table:table-cell>
        </table:table-row>
        <table:table-row table:style-name="ro1">
          <table:table-cell office:value-type="float" office:value="-0.158942" calcext:value-type="float">
            <text:p>-0.158942</text:p>
          </table:table-cell>
          <table:table-cell office:value-type="float" office:value="-0.110169" calcext:value-type="float">
            <text:p>-0.110169</text:p>
          </table:table-cell>
          <table:table-cell table:formula="of:=IF([.A745]=0;[.A745]+0.05;[.A745]*1.5)" office:value-type="float" office:value="-0.238413" calcext:value-type="float">
            <text:p>-0.238413</text:p>
          </table:table-cell>
          <table:table-cell table:formula="of:=IF([.A745]=0;[.A745]-0.05;[.A745]*0.5)" office:value-type="float" office:value="-0.079471" calcext:value-type="float">
            <text:p>-0.079471</text:p>
          </table:table-cell>
        </table:table-row>
        <table:table-row table:style-name="ro1">
          <table:table-cell office:value-type="float" office:value="-0.152941" calcext:value-type="float">
            <text:p>-0.152941</text:p>
          </table:table-cell>
          <table:table-cell office:value-type="float" office:value="-0.200345" calcext:value-type="float">
            <text:p>-0.200345</text:p>
          </table:table-cell>
          <table:table-cell table:formula="of:=IF([.A746]=0;[.A746]+0.05;[.A746]*1.5)" office:value-type="float" office:value="-0.2294115" calcext:value-type="float">
            <text:p>-0.2294115</text:p>
          </table:table-cell>
          <table:table-cell table:formula="of:=IF([.A746]=0;[.A746]-0.05;[.A746]*0.5)" office:value-type="float" office:value="-0.0764705" calcext:value-type="float">
            <text:p>-0.0764705</text:p>
          </table:table-cell>
        </table:table-row>
        <table:table-row table:style-name="ro1">
          <table:table-cell office:value-type="float" office:value="-0.14694" calcext:value-type="float">
            <text:p>-0.14694</text:p>
          </table:table-cell>
          <table:table-cell office:value-type="float" office:value="-0.147287" calcext:value-type="float">
            <text:p>-0.147287</text:p>
          </table:table-cell>
          <table:table-cell table:formula="of:=IF([.A747]=0;[.A747]+0.05;[.A747]*1.5)" office:value-type="float" office:value="-0.22041" calcext:value-type="float">
            <text:p>-0.22041</text:p>
          </table:table-cell>
          <table:table-cell table:formula="of:=IF([.A747]=0;[.A747]-0.05;[.A747]*0.5)" office:value-type="float" office:value="-0.07347" calcext:value-type="float">
            <text:p>-0.07347</text:p>
          </table:table-cell>
        </table:table-row>
        <table:table-row table:style-name="ro1">
          <table:table-cell office:value-type="float" office:value="-0.128954" calcext:value-type="float">
            <text:p>-0.128954</text:p>
          </table:table-cell>
          <table:table-cell office:value-type="float" office:value="-0.161616" calcext:value-type="float">
            <text:p>-0.161616</text:p>
          </table:table-cell>
          <table:table-cell table:formula="of:=IF([.A748]=0;[.A748]+0.05;[.A748]*1.5)" office:value-type="float" office:value="-0.193431" calcext:value-type="float">
            <text:p>-0.193431</text:p>
          </table:table-cell>
          <table:table-cell table:formula="of:=IF([.A748]=0;[.A748]-0.05;[.A748]*0.5)" office:value-type="float" office:value="-0.064477" calcext:value-type="float">
            <text:p>-0.064477</text:p>
          </table:table-cell>
        </table:table-row>
        <table:table-row table:style-name="ro1">
          <table:table-cell office:value-type="float" office:value="-0.128954" calcext:value-type="float">
            <text:p>-0.128954</text:p>
          </table:table-cell>
          <table:table-cell office:value-type="float" office:value="-0.131687" calcext:value-type="float">
            <text:p>-0.131687</text:p>
          </table:table-cell>
          <table:table-cell table:formula="of:=IF([.A749]=0;[.A749]+0.05;[.A749]*1.5)" office:value-type="float" office:value="-0.193431" calcext:value-type="float">
            <text:p>-0.193431</text:p>
          </table:table-cell>
          <table:table-cell table:formula="of:=IF([.A749]=0;[.A749]-0.05;[.A749]*0.5)" office:value-type="float" office:value="-0.064477" calcext:value-type="float">
            <text:p>-0.064477</text:p>
          </table:table-cell>
        </table:table-row>
        <table:table-row table:style-name="ro1">
          <table:table-cell office:value-type="float" office:value="-0.0179858" calcext:value-type="float">
            <text:p>-0.0179858</text:p>
          </table:table-cell>
          <table:table-cell office:value-type="float" office:value="0" calcext:value-type="float">
            <text:p>0</text:p>
          </table:table-cell>
          <table:table-cell table:formula="of:=IF([.A750]=0;[.A750]+0.05;[.A750]*1.5)" office:value-type="float" office:value="-0.0269787" calcext:value-type="float">
            <text:p>-0.0269787</text:p>
          </table:table-cell>
          <table:table-cell table:formula="of:=IF([.A750]=0;[.A750]-0.05;[.A750]*0.5)" office:value-type="float" office:value="-0.0089929" calcext:value-type="float">
            <text:p>-0.008992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51]=0;[.A751]+0.05;[.A751]*1.5)" office:value-type="float" office:value="0.05" calcext:value-type="float">
            <text:p>0.05</text:p>
          </table:table-cell>
          <table:table-cell table:formula="of:=IF([.A751]=0;[.A751]-0.05;[.A75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52]=0;[.A752]+0.05;[.A752]*1.5)" office:value-type="float" office:value="0.05" calcext:value-type="float">
            <text:p>0.05</text:p>
          </table:table-cell>
          <table:table-cell table:formula="of:=IF([.A752]=0;[.A752]-0.05;[.A752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269875" calcext:value-type="float">
            <text:p>-0.0269875</text:p>
          </table:table-cell>
          <table:table-cell office:value-type="float" office:value="0" calcext:value-type="float">
            <text:p>0</text:p>
          </table:table-cell>
          <table:table-cell table:formula="of:=IF([.A753]=0;[.A753]+0.05;[.A753]*1.5)" office:value-type="float" office:value="-0.04048125" calcext:value-type="float">
            <text:p>-0.04048125</text:p>
          </table:table-cell>
          <table:table-cell table:formula="of:=IF([.A753]=0;[.A753]-0.05;[.A753]*0.5)" office:value-type="float" office:value="-0.01349375" calcext:value-type="float">
            <text:p>-0.01349375</text:p>
          </table:table-cell>
        </table:table-row>
        <table:table-row table:style-name="ro1">
          <table:table-cell office:value-type="float" office:value="-0.158942" calcext:value-type="float">
            <text:p>-0.158942</text:p>
          </table:table-cell>
          <table:table-cell office:value-type="float" office:value="0" calcext:value-type="float">
            <text:p>0</text:p>
          </table:table-cell>
          <table:table-cell table:formula="of:=IF([.A754]=0;[.A754]+0.05;[.A754]*1.5)" office:value-type="float" office:value="-0.238413" calcext:value-type="float">
            <text:p>-0.238413</text:p>
          </table:table-cell>
          <table:table-cell table:formula="of:=IF([.A754]=0;[.A754]-0.05;[.A754]*0.5)" office:value-type="float" office:value="-0.079471" calcext:value-type="float">
            <text:p>-0.079471</text:p>
          </table:table-cell>
        </table:table-row>
        <table:table-row table:style-name="ro1">
          <table:table-cell office:value-type="float" office:value="-0.179929" calcext:value-type="float">
            <text:p>-0.179929</text:p>
          </table:table-cell>
          <table:table-cell office:value-type="float" office:value="0" calcext:value-type="float">
            <text:p>0</text:p>
          </table:table-cell>
          <table:table-cell table:formula="of:=IF([.A755]=0;[.A755]+0.05;[.A755]*1.5)" office:value-type="float" office:value="-0.2698935" calcext:value-type="float">
            <text:p>-0.2698935</text:p>
          </table:table-cell>
          <table:table-cell table:formula="of:=IF([.A755]=0;[.A755]-0.05;[.A755]*0.5)" office:value-type="float" office:value="-0.0899645" calcext:value-type="float">
            <text:p>-0.0899645</text:p>
          </table:table-cell>
        </table:table-row>
        <table:table-row table:style-name="ro1">
          <table:table-cell office:value-type="float" office:value="-0.176937" calcext:value-type="float">
            <text:p>-0.176937</text:p>
          </table:table-cell>
          <table:table-cell office:value-type="float" office:value="-0.0461783" calcext:value-type="float">
            <text:p>-0.0461783</text:p>
          </table:table-cell>
          <table:table-cell table:formula="of:=IF([.A756]=0;[.A756]+0.05;[.A756]*1.5)" office:value-type="float" office:value="-0.2654055" calcext:value-type="float">
            <text:p>-0.2654055</text:p>
          </table:table-cell>
          <table:table-cell table:formula="of:=IF([.A756]=0;[.A756]-0.05;[.A756]*0.5)" office:value-type="float" office:value="-0.0884685" calcext:value-type="float">
            <text:p>-0.0884685</text:p>
          </table:table-cell>
        </table:table-row>
        <table:table-row table:style-name="ro1">
          <table:table-cell office:value-type="float" office:value="-0.194923" calcext:value-type="float">
            <text:p>-0.194923</text:p>
          </table:table-cell>
          <table:table-cell office:value-type="float" office:value="0.557377" calcext:value-type="float">
            <text:p>0.557377</text:p>
          </table:table-cell>
          <table:table-cell table:formula="of:=IF([.A757]=0;[.A757]+0.05;[.A757]*1.5)" office:value-type="float" office:value="-0.2923845" calcext:value-type="float">
            <text:p>-0.2923845</text:p>
          </table:table-cell>
          <table:table-cell table:formula="of:=IF([.A757]=0;[.A757]-0.05;[.A757]*0.5)" office:value-type="float" office:value="-0.0974615" calcext:value-type="float">
            <text:p>-0.097461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49296" calcext:value-type="float">
            <text:p>0.549296</text:p>
          </table:table-cell>
          <table:table-cell table:formula="of:=IF([.A758]=0;[.A758]+0.05;[.A758]*1.5)" office:value-type="float" office:value="0.05" calcext:value-type="float">
            <text:p>0.05</text:p>
          </table:table-cell>
          <table:table-cell table:formula="of:=IF([.A758]=0;[.A758]-0.05;[.A75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59]=0;[.A759]+0.05;[.A759]*1.5)" office:value-type="float" office:value="0.05" calcext:value-type="float">
            <text:p>0.05</text:p>
          </table:table-cell>
          <table:table-cell table:formula="of:=IF([.A759]=0;[.A759]-0.05;[.A759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-0.0497076" calcext:value-type="float">
            <text:p>-0.0497076</text:p>
          </table:table-cell>
          <table:table-cell table:formula="of:=IF([.A760]=0;[.A760]+0.05;[.A760]*1.5)" office:value-type="float" office:value="0.436332" calcext:value-type="float">
            <text:p>0.436332</text:p>
          </table:table-cell>
          <table:table-cell table:formula="of:=IF([.A760]=0;[.A760]-0.05;[.A760]*0.5)" office:value-type="float" office:value="0.145444" calcext:value-type="float">
            <text:p>0.14544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61]=0;[.A761]+0.05;[.A761]*1.5)" office:value-type="float" office:value="0.05" calcext:value-type="float">
            <text:p>0.05</text:p>
          </table:table-cell>
          <table:table-cell table:formula="of:=IF([.A761]=0;[.A761]-0.05;[.A76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62]=0;[.A762]+0.05;[.A762]*1.5)" office:value-type="float" office:value="0.05" calcext:value-type="float">
            <text:p>0.05</text:p>
          </table:table-cell>
          <table:table-cell table:formula="of:=IF([.A762]=0;[.A762]-0.05;[.A76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63]=0;[.A763]+0.05;[.A763]*1.5)" office:value-type="float" office:value="0.05" calcext:value-type="float">
            <text:p>0.05</text:p>
          </table:table-cell>
          <table:table-cell table:formula="of:=IF([.A763]=0;[.A763]-0.05;[.A76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64]=0;[.A764]+0.05;[.A764]*1.5)" office:value-type="float" office:value="0.05" calcext:value-type="float">
            <text:p>0.05</text:p>
          </table:table-cell>
          <table:table-cell table:formula="of:=IF([.A764]=0;[.A764]-0.05;[.A764]*0.5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0339" calcext:value-type="float">
            <text:p>-0.20339</text:p>
          </table:table-cell>
          <table:table-cell table:formula="of:=IF([.A765]=0;[.A765]+0.05;[.A765]*1.5)" office:value-type="float" office:value="0.05" calcext:value-type="float">
            <text:p>0.05</text:p>
          </table:table-cell>
          <table:table-cell table:formula="of:=IF([.A765]=0;[.A765]-0.05;[.A76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66]=0;[.A766]+0.05;[.A766]*1.5)" office:value-type="float" office:value="0.05" calcext:value-type="float">
            <text:p>0.05</text:p>
          </table:table-cell>
          <table:table-cell table:formula="of:=IF([.A766]=0;[.A766]-0.05;[.A76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67]=0;[.A767]+0.05;[.A767]*1.5)" office:value-type="float" office:value="0.05" calcext:value-type="float">
            <text:p>0.05</text:p>
          </table:table-cell>
          <table:table-cell table:formula="of:=IF([.A767]=0;[.A767]-0.05;[.A767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68]=0;[.A768]+0.05;[.A768]*1.5)" office:value-type="float" office:value="0.05" calcext:value-type="float">
            <text:p>0.05</text:p>
          </table:table-cell>
          <table:table-cell table:formula="of:=IF([.A768]=0;[.A768]-0.05;[.A768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69]=0;[.A769]+0.05;[.A769]*1.5)" office:value-type="float" office:value="0.05" calcext:value-type="float">
            <text:p>0.05</text:p>
          </table:table-cell>
          <table:table-cell table:formula="of:=IF([.A769]=0;[.A769]-0.05;[.A769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70]=0;[.A770]+0.05;[.A770]*1.5)" office:value-type="float" office:value="0.05" calcext:value-type="float">
            <text:p>0.05</text:p>
          </table:table-cell>
          <table:table-cell table:formula="of:=IF([.A770]=0;[.A770]-0.05;[.A770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71]=0;[.A771]+0.05;[.A771]*1.5)" office:value-type="float" office:value="0.05" calcext:value-type="float">
            <text:p>0.05</text:p>
          </table:table-cell>
          <table:table-cell table:formula="of:=IF([.A771]=0;[.A771]-0.05;[.A771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72]=0;[.A772]+0.05;[.A772]*1.5)" office:value-type="float" office:value="0.05" calcext:value-type="float">
            <text:p>0.05</text:p>
          </table:table-cell>
          <table:table-cell table:formula="of:=IF([.A772]=0;[.A772]-0.05;[.A772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73]=0;[.A773]+0.05;[.A773]*1.5)" office:value-type="float" office:value="0.05" calcext:value-type="float">
            <text:p>0.05</text:p>
          </table:table-cell>
          <table:table-cell table:formula="of:=IF([.A773]=0;[.A773]-0.05;[.A773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74]=0;[.A774]+0.05;[.A774]*1.5)" office:value-type="float" office:value="0.05" calcext:value-type="float">
            <text:p>0.05</text:p>
          </table:table-cell>
          <table:table-cell table:formula="of:=IF([.A774]=0;[.A774]-0.05;[.A774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75]=0;[.A775]+0.05;[.A775]*1.5)" office:value-type="float" office:value="0.05" calcext:value-type="float">
            <text:p>0.05</text:p>
          </table:table-cell>
          <table:table-cell table:formula="of:=IF([.A775]=0;[.A775]-0.05;[.A775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76]=0;[.A776]+0.05;[.A776]*1.5)" office:value-type="float" office:value="0.05" calcext:value-type="float">
            <text:p>0.05</text:p>
          </table:table-cell>
          <table:table-cell table:formula="of:=IF([.A776]=0;[.A776]-0.05;[.A776]*0.5)" office:value-type="float" office:value="-0.05" calcext:value-type="float">
            <text:p>-0.0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table:formula="of:=IF([.A777]=0;[.A777]+0.05;[.A777]*1.5)" office:value-type="float" office:value="0.05" calcext:value-type="float">
            <text:p>0.05</text:p>
          </table:table-cell>
          <table:table-cell table:formula="of:=IF([.A777]=0;[.A777]-0.05;[.A777]*0.5)" office:value-type="float" office:value="-0.05" calcext:value-type="float">
            <text:p>-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5T20:37:59.351661551</dc:date>
    <meta:editing-duration>PT9M18S</meta:editing-duration>
    <meta:editing-cycles>1</meta:editing-cycles>
    <meta:document-statistic meta:table-count="1" meta:cell-count="310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048cm" svg:height="20.693cm" xlink:href=".." xlink:type="simple" chart:class="chart:line" chart:column-mapping="1 0 2" chart:style-name="ch1">
        <chart:legend chart:legend-position="end" svg:x="38.196cm" svg:y="9.549cm" style:legend-expansion="high" chart:style-name="ch2"/>
        <chart:plot-area chart:style-name="ch3" table:cell-range-address="outPut.B1:outPut.D777" chart:data-source-has-labels="row" svg:x="0.82cm" svg:y="0.413cm" svg:width="36.556cm" svg:height="19.867cm">
          <chartooo:coordinate-region svg:x="1.653cm" svg:y="0.612cm" svg:width="35.723cm" svg:height="19.4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C2:outPut.C777" chart:label-cell-address="outPut.C1:outPut.C1" chart:class="chart:line">
            <chart:data-point chart:repeated="776"/>
          </chart:series>
          <chart:series chart:style-name="ch7" chart:values-cell-range-address="outPut.B2:outPut.B777" chart:label-cell-address="outPut.B1:outPut.B1" chart:class="chart:line">
            <chart:data-point chart:repeated="776"/>
          </chart:series>
          <chart:series chart:style-name="ch8" chart:values-cell-range-address="outPut.D2:outPut.D777" chart:label-cell-address="outPut.D1:outPut.D1" chart:class="chart:line">
            <chart:data-point chart:repeated="7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</text:p>
                <draw:g>
                  <svg:desc>outPut.C1:outPut.C1</svg:desc>
                </draw:g>
              </table:table-cell>
              <table:table-cell office:value-type="string">
                <text:p> group_14</text:p>
                <draw:g>
                  <svg:desc>outPut.B1:outPut.B1</svg:desc>
                </draw:g>
              </table:table-cell>
              <table:table-cell office:value-type="string">
                <text:p>down</text:p>
                <draw:g>
                  <svg:desc>outPut.D1:outPu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147945">
                <text:p>-0.03147945</text:p>
                <draw:g>
                  <svg:desc>outPut.C2:outPut.C777</svg:desc>
                </draw:g>
              </table:table-cell>
              <table:table-cell office:value-type="float" office:value="0">
                <text:p>0</text:p>
                <draw:g>
                  <svg:desc>outPut.B2:outPut.B777</svg:desc>
                </draw:g>
              </table:table-cell>
              <table:table-cell office:value-type="float" office:value="-0.01049315">
                <text:p>-0.01049315</text:p>
                <draw:g>
                  <svg:desc>outPut.D2:outPut.D7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3147945">
                <text:p>-0.03147945</text:p>
              </table:table-cell>
              <table:table-cell office:value-type="float" office:value="0">
                <text:p>0</text:p>
              </table:table-cell>
              <table:table-cell office:value-type="float" office:value="-0.01049315">
                <text:p>-0.01049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147945">
                <text:p>-0.03147945</text:p>
              </table:table-cell>
              <table:table-cell office:value-type="float" office:value="0">
                <text:p>0</text:p>
              </table:table-cell>
              <table:table-cell office:value-type="float" office:value="-0.01049315">
                <text:p>-0.01049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3147945">
                <text:p>-0.03147945</text:p>
              </table:table-cell>
              <table:table-cell office:value-type="float" office:value="0">
                <text:p>0</text:p>
              </table:table-cell>
              <table:table-cell office:value-type="float" office:value="-0.01049315">
                <text:p>-0.01049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3147945">
                <text:p>-0.03147945</text:p>
              </table:table-cell>
              <table:table-cell office:value-type="float" office:value="0">
                <text:p>0</text:p>
              </table:table-cell>
              <table:table-cell office:value-type="float" office:value="-0.01049315">
                <text:p>-0.01049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3147945">
                <text:p>-0.03147945</text:p>
              </table:table-cell>
              <table:table-cell office:value-type="float" office:value="0">
                <text:p>0</text:p>
              </table:table-cell>
              <table:table-cell office:value-type="float" office:value="-0.01049315">
                <text:p>-0.0104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147945">
                <text:p>-0.03147945</text:p>
              </table:table-cell>
              <table:table-cell office:value-type="float" office:value="0">
                <text:p>0</text:p>
              </table:table-cell>
              <table:table-cell office:value-type="float" office:value="-0.01049315">
                <text:p>-0.01049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3147945">
                <text:p>-0.03147945</text:p>
              </table:table-cell>
              <table:table-cell office:value-type="float" office:value="0">
                <text:p>0</text:p>
              </table:table-cell>
              <table:table-cell office:value-type="float" office:value="-0.01049315">
                <text:p>-0.01049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3147945">
                <text:p>-0.03147945</text:p>
              </table:table-cell>
              <table:table-cell office:value-type="float" office:value="0">
                <text:p>0</text:p>
              </table:table-cell>
              <table:table-cell office:value-type="float" office:value="-0.01049315">
                <text:p>-0.01049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147945">
                <text:p>-0.03147945</text:p>
              </table:table-cell>
              <table:table-cell office:value-type="float" office:value="0">
                <text:p>0</text:p>
              </table:table-cell>
              <table:table-cell office:value-type="float" office:value="-0.01049315">
                <text:p>-0.01049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3147945">
                <text:p>-0.03147945</text:p>
              </table:table-cell>
              <table:table-cell office:value-type="float" office:value="0">
                <text:p>0</text:p>
              </table:table-cell>
              <table:table-cell office:value-type="float" office:value="-0.01049315">
                <text:p>-0.01049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598035">
                <text:p>-0.03598035</text:p>
              </table:table-cell>
              <table:table-cell office:value-type="float" office:value="0">
                <text:p>0</text:p>
              </table:table-cell>
              <table:table-cell office:value-type="float" office:value="-0.01199345">
                <text:p>-0.01199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598035">
                <text:p>-0.03598035</text:p>
              </table:table-cell>
              <table:table-cell office:value-type="float" office:value="0">
                <text:p>0</text:p>
              </table:table-cell>
              <table:table-cell office:value-type="float" office:value="-0.01199345">
                <text:p>-0.01199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539706">
                <text:p>-0.0539706</text:p>
              </table:table-cell>
              <table:table-cell office:value-type="float" office:value="0">
                <text:p>0</text:p>
              </table:table-cell>
              <table:table-cell office:value-type="float" office:value="-0.0179902">
                <text:p>-0.0179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166667">
                <text:p>-0.166667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182143">
                <text:p>-0.182143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202381">
                <text:p>-0.202381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156028">
                <text:p>-0.156028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16185">
                <text:p>-0.16185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167442">
                <text:p>-0.167442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0714286">
                <text:p>-0.0714286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083151">
                <text:p>-0.083151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10303">
                <text:p>-0.10303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118705">
                <text:p>-0.118705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090379">
                <text:p>-0.090379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5428">
                <text:p>-0.175428</text:p>
              </table:table-cell>
              <table:table-cell office:value-type="float" office:value="-0.106952">
                <text:p>-0.106952</text:p>
              </table:table-cell>
              <table:table-cell office:value-type="float" office:value="-0.058476">
                <text:p>-0.058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75428">
                <text:p>-0.175428</text:p>
              </table:table-cell>
              <table:table-cell office:value-type="float" office:value="-0.11165">
                <text:p>-0.11165</text:p>
              </table:table-cell>
              <table:table-cell office:value-type="float" office:value="-0.058476">
                <text:p>-0.058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75428">
                <text:p>-0.175428</text:p>
              </table:table-cell>
              <table:table-cell office:value-type="float" office:value="-0.138889">
                <text:p>-0.138889</text:p>
              </table:table-cell>
              <table:table-cell office:value-type="float" office:value="-0.058476">
                <text:p>-0.058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47401">
                <text:p>-0.247401</text:p>
              </table:table-cell>
              <table:table-cell office:value-type="float" office:value="-0.101852">
                <text:p>-0.101852</text:p>
              </table:table-cell>
              <table:table-cell office:value-type="float" office:value="-0.082467">
                <text:p>-0.082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698935">
                <text:p>-0.2698935</text:p>
              </table:table-cell>
              <table:table-cell office:value-type="float" office:value="-0.11588">
                <text:p>-0.11588</text:p>
              </table:table-cell>
              <table:table-cell office:value-type="float" office:value="-0.0899645">
                <text:p>-0.08996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698935">
                <text:p>-0.2698935</text:p>
              </table:table-cell>
              <table:table-cell office:value-type="float" office:value="-0.126866">
                <text:p>-0.126866</text:p>
              </table:table-cell>
              <table:table-cell office:value-type="float" office:value="-0.0899645">
                <text:p>-0.0899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28377">
                <text:p>-0.328377</text:p>
              </table:table-cell>
              <table:table-cell office:value-type="float" office:value="-0.194268">
                <text:p>-0.194268</text:p>
              </table:table-cell>
              <table:table-cell office:value-type="float" office:value="-0.109459">
                <text:p>-0.109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778605">
                <text:p>-0.3778605</text:p>
              </table:table-cell>
              <table:table-cell office:value-type="float" office:value="-0.162338">
                <text:p>-0.162338</text:p>
              </table:table-cell>
              <table:table-cell office:value-type="float" office:value="-0.1259535">
                <text:p>-0.1259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878965">
                <text:p>-0.2878965</text:p>
              </table:table-cell>
              <table:table-cell office:value-type="float" office:value="-0.233766">
                <text:p>-0.233766</text:p>
              </table:table-cell>
              <table:table-cell office:value-type="float" office:value="-0.0959655">
                <text:p>-0.09596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60904">
                <text:p>-0.260904</text:p>
              </table:table-cell>
              <table:table-cell office:value-type="float" office:value="-0.264368">
                <text:p>-0.264368</text:p>
              </table:table-cell>
              <table:table-cell office:value-type="float" office:value="-0.086968">
                <text:p>-0.086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654055">
                <text:p>-0.2654055</text:p>
              </table:table-cell>
              <table:table-cell office:value-type="float" office:value="-0.294931">
                <text:p>-0.294931</text:p>
              </table:table-cell>
              <table:table-cell office:value-type="float" office:value="-0.0884685">
                <text:p>-0.08846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33913">
                <text:p>-0.233913</text:p>
              </table:table-cell>
              <table:table-cell office:value-type="float" office:value="-0.276451">
                <text:p>-0.276451</text:p>
              </table:table-cell>
              <table:table-cell office:value-type="float" office:value="-0.077971">
                <text:p>-0.077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169562">
                <text:p>-0.1169562</text:p>
              </table:table-cell>
              <table:table-cell office:value-type="float" office:value="0">
                <text:p>0</text:p>
              </table:table-cell>
              <table:table-cell office:value-type="float" office:value="-0.0389854">
                <text:p>-0.0389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696955">
                <text:p>0.11696955</text:p>
              </table:table-cell>
              <table:table-cell office:value-type="float" office:value="0">
                <text:p>0</text:p>
              </table:table-cell>
              <table:table-cell office:value-type="float" office:value="0.03898985">
                <text:p>0.038989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34085">
                <text:p>0.2834085</text:p>
              </table:table-cell>
              <table:table-cell office:value-type="float" office:value="0">
                <text:p>0</text:p>
              </table:table-cell>
              <table:table-cell office:value-type="float" office:value="0.0944695">
                <text:p>0.0944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42901">
                <text:p>-0.242901</text:p>
              </table:table-cell>
              <table:table-cell office:value-type="float" office:value="0">
                <text:p>0</text:p>
              </table:table-cell>
              <table:table-cell office:value-type="float" office:value="-0.080967">
                <text:p>-0.0809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619385">
                <text:p>-0.1619385</text:p>
              </table:table-cell>
              <table:table-cell office:value-type="float" office:value="0">
                <text:p>0</text:p>
              </table:table-cell>
              <table:table-cell office:value-type="float" office:value="-0.0539795">
                <text:p>-0.05397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59937">
                <text:p>0.0359937</text:p>
              </table:table-cell>
              <table:table-cell office:value-type="float" office:value="0">
                <text:p>0</text:p>
              </table:table-cell>
              <table:table-cell office:value-type="float" office:value="0.0119979">
                <text:p>0.01199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6332">
                <text:p>0.436332</text:p>
              </table:table-cell>
              <table:table-cell office:value-type="float" office:value="0">
                <text:p>0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6332">
                <text:p>0.436332</text:p>
              </table:table-cell>
              <table:table-cell office:value-type="float" office:value="0">
                <text:p>0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">
                <text:p>0.05</text:p>
              </table:table-cell>
              <table:table-cell office:value-type="float" office:value="0.42487">
                <text:p>0.4248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553695">
                <text:p>-0.3553695</text:p>
              </table:table-cell>
              <table:table-cell office:value-type="float" office:value="0">
                <text:p>0</text:p>
              </table:table-cell>
              <table:table-cell office:value-type="float" office:value="-0.1184565">
                <text:p>-0.11845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6332">
                <text:p>0.436332</text:p>
              </table:table-cell>
              <table:table-cell office:value-type="float" office:value="0">
                <text:p>0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2491">
                <text:p>-0.22491</text:p>
              </table:table-cell>
              <table:table-cell office:value-type="float" office:value="0">
                <text:p>0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3494645">
                <text:p>-0.13494645</text:p>
              </table:table-cell>
              <table:table-cell office:value-type="float" office:value="0">
                <text:p>0</text:p>
              </table:table-cell>
              <table:table-cell office:value-type="float" office:value="-0.04498215">
                <text:p>-0.04498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">
                <text:p>0.05</text:p>
              </table:table-cell>
              <table:table-cell office:value-type="float" office:value="-0.0839695">
                <text:p>-0.083969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">
                <text:p>0.05</text:p>
              </table:table-cell>
              <table:table-cell office:value-type="float" office:value="-0.100346">
                <text:p>-0.10034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">
                <text:p>0.05</text:p>
              </table:table-cell>
              <table:table-cell office:value-type="float" office:value="-0.110448">
                <text:p>-0.11044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0894942">
                <text:p>-0.0894942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294115">
                <text:p>-0.2294115</text:p>
              </table:table-cell>
              <table:table-cell office:value-type="float" office:value="-0.0512048">
                <text:p>-0.0512048</text:p>
              </table:table-cell>
              <table:table-cell office:value-type="float" office:value="-0.0764705">
                <text:p>-0.07647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103875">
                <text:p>-0.3103875</text:p>
              </table:table-cell>
              <table:table-cell office:value-type="float" office:value="-0.0692521">
                <text:p>-0.0692521</text:p>
              </table:table-cell>
              <table:table-cell office:value-type="float" office:value="-0.1034625">
                <text:p>-0.1034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103875">
                <text:p>-0.3103875</text:p>
              </table:table-cell>
              <table:table-cell office:value-type="float" office:value="-0.0816832">
                <text:p>-0.0816832</text:p>
              </table:table-cell>
              <table:table-cell office:value-type="float" office:value="-0.1034625">
                <text:p>-0.1034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05886">
                <text:p>-0.305886</text:p>
              </table:table-cell>
              <table:table-cell office:value-type="float" office:value="-0.0995763">
                <text:p>-0.0995763</text:p>
              </table:table-cell>
              <table:table-cell office:value-type="float" office:value="-0.101962">
                <text:p>-0.101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05886">
                <text:p>-0.305886</text:p>
              </table:table-cell>
              <table:table-cell office:value-type="float" office:value="-0.0967742">
                <text:p>-0.0967742</text:p>
              </table:table-cell>
              <table:table-cell office:value-type="float" office:value="-0.101962">
                <text:p>-0.1019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05886">
                <text:p>-0.305886</text:p>
              </table:table-cell>
              <table:table-cell office:value-type="float" office:value="-0.0723982">
                <text:p>-0.0723982</text:p>
              </table:table-cell>
              <table:table-cell office:value-type="float" office:value="-0.101962">
                <text:p>-0.1019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05886">
                <text:p>-0.305886</text:p>
              </table:table-cell>
              <table:table-cell office:value-type="float" office:value="-0.144981">
                <text:p>-0.144981</text:p>
              </table:table-cell>
              <table:table-cell office:value-type="float" office:value="-0.101962">
                <text:p>-0.1019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301386">
                <text:p>-0.301386</text:p>
              </table:table-cell>
              <table:table-cell office:value-type="float" office:value="0">
                <text:p>0</text:p>
              </table:table-cell>
              <table:table-cell office:value-type="float" office:value="-0.100462">
                <text:p>-0.1004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01386">
                <text:p>-0.301386</text:p>
              </table:table-cell>
              <table:table-cell office:value-type="float" office:value="0">
                <text:p>0</text:p>
              </table:table-cell>
              <table:table-cell office:value-type="float" office:value="-0.100462">
                <text:p>-0.1004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01386">
                <text:p>-0.301386</text:p>
              </table:table-cell>
              <table:table-cell office:value-type="float" office:value="-0.179941">
                <text:p>-0.179941</text:p>
              </table:table-cell>
              <table:table-cell office:value-type="float" office:value="-0.100462">
                <text:p>-0.1004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01386">
                <text:p>-0.301386</text:p>
              </table:table-cell>
              <table:table-cell office:value-type="float" office:value="0">
                <text:p>0</text:p>
              </table:table-cell>
              <table:table-cell office:value-type="float" office:value="-0.100462">
                <text:p>-0.1004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878965">
                <text:p>-0.2878965</text:p>
              </table:table-cell>
              <table:table-cell office:value-type="float" office:value="0">
                <text:p>0</text:p>
              </table:table-cell>
              <table:table-cell office:value-type="float" office:value="-0.0959655">
                <text:p>-0.09596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878965">
                <text:p>-0.2878965</text:p>
              </table:table-cell>
              <table:table-cell office:value-type="float" office:value="0">
                <text:p>0</text:p>
              </table:table-cell>
              <table:table-cell office:value-type="float" office:value="-0.0959655">
                <text:p>-0.09596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">
                <text:p>0.05</text:p>
              </table:table-cell>
              <table:table-cell office:value-type="float" office:value="0.872549">
                <text:p>0.8725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">
                <text:p>0.05</text:p>
              </table:table-cell>
              <table:table-cell office:value-type="float" office:value="0.747368">
                <text:p>0.7473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84265">
                <text:p>0.2384265</text:p>
              </table:table-cell>
              <table:table-cell office:value-type="float" office:value="0">
                <text:p>0</text:p>
              </table:table-cell>
              <table:table-cell office:value-type="float" office:value="0.0794755">
                <text:p>0.07947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">
                <text:p>0.05</text:p>
              </table:table-cell>
              <table:table-cell office:value-type="float" office:value="0.511364">
                <text:p>0.51136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968845">
                <text:p>-0.2968845</text:p>
              </table:table-cell>
              <table:table-cell office:value-type="float" office:value="0">
                <text:p>0</text:p>
              </table:table-cell>
              <table:table-cell office:value-type="float" office:value="-0.0989615">
                <text:p>-0.09896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36332">
                <text:p>0.436332</text:p>
              </table:table-cell>
              <table:table-cell office:value-type="float" office:value="0">
                <text:p>0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">
                <text:p>0.05</text:p>
              </table:table-cell>
              <table:table-cell office:value-type="float" office:value="0.636364">
                <text:p>0.63636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3148875">
                <text:p>-0.3148875</text:p>
              </table:table-cell>
              <table:table-cell office:value-type="float" office:value="0">
                <text:p>0</text:p>
              </table:table-cell>
              <table:table-cell office:value-type="float" office:value="-0.1049625">
                <text:p>-0.1049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8988435">
                <text:p>-0.008988435</text:p>
              </table:table-cell>
              <table:table-cell office:value-type="float" office:value="0">
                <text:p>0</text:p>
              </table:table-cell>
              <table:table-cell office:value-type="float" office:value="-0.002996145">
                <text:p>-0.0029961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">
                <text:p>0.05</text:p>
              </table:table-cell>
              <table:table-cell office:value-type="float" office:value="-0.142241">
                <text:p>-0.14224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8988435">
                <text:p>-0.008988435</text:p>
              </table:table-cell>
              <table:table-cell office:value-type="float" office:value="-0.136691">
                <text:p>-0.136691</text:p>
              </table:table-cell>
              <table:table-cell office:value-type="float" office:value="-0.002996145">
                <text:p>-0.0029961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1348932">
                <text:p>-0.01348932</text:p>
              </table:table-cell>
              <table:table-cell office:value-type="float" office:value="-0.120755">
                <text:p>-0.120755</text:p>
              </table:table-cell>
              <table:table-cell office:value-type="float" office:value="-0.00449644">
                <text:p>-0.00449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944652">
                <text:p>-0.0944652</text:p>
              </table:table-cell>
              <table:table-cell office:value-type="float" office:value="-0.134483">
                <text:p>-0.134483</text:p>
              </table:table-cell>
              <table:table-cell office:value-type="float" office:value="-0.0314884">
                <text:p>-0.03148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93431">
                <text:p>-0.193431</text:p>
              </table:table-cell>
              <table:table-cell office:value-type="float" office:value="-0.123867">
                <text:p>-0.123867</text:p>
              </table:table-cell>
              <table:table-cell office:value-type="float" office:value="-0.064477">
                <text:p>-0.0644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664385">
                <text:p>-0.1664385</text:p>
              </table:table-cell>
              <table:table-cell office:value-type="float" office:value="-0.171356">
                <text:p>-0.171356</text:p>
              </table:table-cell>
              <table:table-cell office:value-type="float" office:value="-0.0554795">
                <text:p>-0.05547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181159">
                <text:p>-0.181159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3944735">
                <text:p>-0.13944735</text:p>
              </table:table-cell>
              <table:table-cell office:value-type="float" office:value="-0.203704">
                <text:p>-0.203704</text:p>
              </table:table-cell>
              <table:table-cell office:value-type="float" office:value="-0.04648245">
                <text:p>-0.04648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3494645">
                <text:p>-0.13494645</text:p>
              </table:table-cell>
              <table:table-cell office:value-type="float" office:value="-0.215789">
                <text:p>-0.215789</text:p>
              </table:table-cell>
              <table:table-cell office:value-type="float" office:value="-0.04498215">
                <text:p>-0.044982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3494645">
                <text:p>-0.13494645</text:p>
              </table:table-cell>
              <table:table-cell office:value-type="float" office:value="-0.238095">
                <text:p>-0.238095</text:p>
              </table:table-cell>
              <table:table-cell office:value-type="float" office:value="-0.04498215">
                <text:p>-0.044982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3494645">
                <text:p>-0.13494645</text:p>
              </table:table-cell>
              <table:table-cell office:value-type="float" office:value="-0.188811">
                <text:p>-0.188811</text:p>
              </table:table-cell>
              <table:table-cell office:value-type="float" office:value="-0.04498215">
                <text:p>-0.044982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3944735">
                <text:p>-0.13944735</text:p>
              </table:table-cell>
              <table:table-cell office:value-type="float" office:value="-0.230303">
                <text:p>-0.230303</text:p>
              </table:table-cell>
              <table:table-cell office:value-type="float" office:value="-0.04648245">
                <text:p>-0.046482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194357">
                <text:p>-0.194357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">
                <text:p>0.05</text:p>
              </table:table-cell>
              <table:table-cell office:value-type="float" office:value="-0.208651">
                <text:p>-0.20865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">
                <text:p>0.05</text:p>
              </table:table-cell>
              <table:table-cell office:value-type="float" office:value="-0.190476">
                <text:p>-0.19047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">
                <text:p>0.05</text:p>
              </table:table-cell>
              <table:table-cell office:value-type="float" office:value="-0.213873">
                <text:p>-0.2138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3044555">
                <text:p>-0.13044555</text:p>
              </table:table-cell>
              <table:table-cell office:value-type="float" office:value="-0.218905">
                <text:p>-0.218905</text:p>
              </table:table-cell>
              <table:table-cell office:value-type="float" office:value="-0.04348185">
                <text:p>-0.043481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359871">
                <text:p>-0.359871</text:p>
              </table:table-cell>
              <table:table-cell office:value-type="float" office:value="-0.206044">
                <text:p>-0.206044</text:p>
              </table:table-cell>
              <table:table-cell office:value-type="float" office:value="-0.119957">
                <text:p>-0.1199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22491">
                <text:p>-0.022491</text:p>
              </table:table-cell>
              <table:table-cell office:value-type="float" office:value="-0.202765">
                <text:p>-0.202765</text:p>
              </table:table-cell>
              <table:table-cell office:value-type="float" office:value="-0.007497">
                <text:p>-0.0074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">
                <text:p>0.05</text:p>
              </table:table-cell>
              <table:table-cell office:value-type="float" office:value="-0.289062">
                <text:p>-0.28906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">
                <text:p>0.05</text:p>
              </table:table-cell>
              <table:table-cell office:value-type="float" office:value="-0.170068">
                <text:p>-0.1700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79928">
                <text:p>-0.179928</text:p>
              </table:table-cell>
              <table:table-cell office:value-type="float" office:value="-0.241176">
                <text:p>-0.241176</text:p>
              </table:table-cell>
              <table:table-cell office:value-type="float" office:value="-0.059976">
                <text:p>-0.0599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75428">
                <text:p>-0.175428</text:p>
              </table:table-cell>
              <table:table-cell office:value-type="float" office:value="-0.193103">
                <text:p>-0.193103</text:p>
              </table:table-cell>
              <table:table-cell office:value-type="float" office:value="-0.058476">
                <text:p>-0.0584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75428">
                <text:p>-0.175428</text:p>
              </table:table-cell>
              <table:table-cell office:value-type="float" office:value="-0.218659">
                <text:p>-0.218659</text:p>
              </table:table-cell>
              <table:table-cell office:value-type="float" office:value="-0.058476">
                <text:p>-0.0584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75428">
                <text:p>-0.175428</text:p>
              </table:table-cell>
              <table:table-cell office:value-type="float" office:value="-0.186275">
                <text:p>-0.186275</text:p>
              </table:table-cell>
              <table:table-cell office:value-type="float" office:value="-0.058476">
                <text:p>-0.0584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75428">
                <text:p>-0.175428</text:p>
              </table:table-cell>
              <table:table-cell office:value-type="float" office:value="-0.247788">
                <text:p>-0.247788</text:p>
              </table:table-cell>
              <table:table-cell office:value-type="float" office:value="-0.058476">
                <text:p>-0.0584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75428">
                <text:p>-0.175428</text:p>
              </table:table-cell>
              <table:table-cell office:value-type="float" office:value="-0.191235">
                <text:p>-0.191235</text:p>
              </table:table-cell>
              <table:table-cell office:value-type="float" office:value="-0.058476">
                <text:p>-0.0584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75428">
                <text:p>-0.175428</text:p>
              </table:table-cell>
              <table:table-cell office:value-type="float" office:value="-0.17217">
                <text:p>-0.17217</text:p>
              </table:table-cell>
              <table:table-cell office:value-type="float" office:value="-0.058476">
                <text:p>-0.0584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709265">
                <text:p>-0.1709265</text:p>
              </table:table-cell>
              <table:table-cell office:value-type="float" office:value="-0.292593">
                <text:p>-0.292593</text:p>
              </table:table-cell>
              <table:table-cell office:value-type="float" office:value="-0.0569755">
                <text:p>-0.05697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664385">
                <text:p>-0.1664385</text:p>
              </table:table-cell>
              <table:table-cell office:value-type="float" office:value="-0.139241">
                <text:p>-0.139241</text:p>
              </table:table-cell>
              <table:table-cell office:value-type="float" office:value="-0.0554795">
                <text:p>-0.05547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664385">
                <text:p>-0.1664385</text:p>
              </table:table-cell>
              <table:table-cell office:value-type="float" office:value="0">
                <text:p>0</text:p>
              </table:table-cell>
              <table:table-cell office:value-type="float" office:value="-0.0554795">
                <text:p>-0.05547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3944735">
                <text:p>-0.13944735</text:p>
              </table:table-cell>
              <table:table-cell office:value-type="float" office:value="-0.203857">
                <text:p>-0.203857</text:p>
              </table:table-cell>
              <table:table-cell office:value-type="float" office:value="-0.04648245">
                <text:p>-0.046482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9895275">
                <text:p>-0.09895275</text:p>
              </table:table-cell>
              <table:table-cell office:value-type="float" office:value="-0.221709">
                <text:p>-0.221709</text:p>
              </table:table-cell>
              <table:table-cell office:value-type="float" office:value="-0.03298425">
                <text:p>-0.032984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">
                <text:p>0.05</text:p>
              </table:table-cell>
              <table:table-cell office:value-type="float" office:value="-0.225275">
                <text:p>-0.22527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1844295">
                <text:p>-0.1844295</text:p>
              </table:table-cell>
              <table:table-cell office:value-type="float" office:value="0">
                <text:p>0</text:p>
              </table:table-cell>
              <table:table-cell office:value-type="float" office:value="-0.0614765">
                <text:p>-0.0614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8988435">
                <text:p>-0.008988435</text:p>
              </table:table-cell>
              <table:table-cell office:value-type="float" office:value="0">
                <text:p>0</text:p>
              </table:table-cell>
              <table:table-cell office:value-type="float" office:value="-0.002996145">
                <text:p>-0.0029961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323877">
                <text:p>-0.323877</text:p>
              </table:table-cell>
              <table:table-cell office:value-type="float" office:value="0">
                <text:p>0</text:p>
              </table:table-cell>
              <table:table-cell office:value-type="float" office:value="-0.107959">
                <text:p>-0.1079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647495">
                <text:p>0.07647495</text:p>
              </table:table-cell>
              <table:table-cell office:value-type="float" office:value="0">
                <text:p>0</text:p>
              </table:table-cell>
              <table:table-cell office:value-type="float" office:value="0.02549165">
                <text:p>0.025491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896595">
                <text:p>0.09896595</text:p>
              </table:table-cell>
              <table:table-cell office:value-type="float" office:value="0.142077">
                <text:p>0.142077</text:p>
              </table:table-cell>
              <table:table-cell office:value-type="float" office:value="0.03298865">
                <text:p>0.032988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1246865">
                <text:p>0.11246865</text:p>
              </table:table-cell>
              <table:table-cell office:value-type="float" office:value="0.15404">
                <text:p>0.15404</text:p>
              </table:table-cell>
              <table:table-cell office:value-type="float" office:value="0.03748955">
                <text:p>0.037489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3946055">
                <text:p>0.13946055</text:p>
              </table:table-cell>
              <table:table-cell office:value-type="float" office:value="0.170306">
                <text:p>0.170306</text:p>
              </table:table-cell>
              <table:table-cell office:value-type="float" office:value="0.04648685">
                <text:p>0.046486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04589">
                <text:p>0.1304589</text:p>
              </table:table-cell>
              <table:table-cell office:value-type="float" office:value="0.214286">
                <text:p>0.214286</text:p>
              </table:table-cell>
              <table:table-cell office:value-type="float" office:value="0.0434863">
                <text:p>0.04348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0346685">
                <text:p>0.10346685</text:p>
              </table:table-cell>
              <table:table-cell office:value-type="float" office:value="0.21164">
                <text:p>0.21164</text:p>
              </table:table-cell>
              <table:table-cell office:value-type="float" office:value="0.03448895">
                <text:p>0.034488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0346685">
                <text:p>0.10346685</text:p>
              </table:table-cell>
              <table:table-cell office:value-type="float" office:value="0">
                <text:p>0</text:p>
              </table:table-cell>
              <table:table-cell office:value-type="float" office:value="0.03448895">
                <text:p>0.034488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0346685">
                <text:p>0.10346685</text:p>
              </table:table-cell>
              <table:table-cell office:value-type="float" office:value="0">
                <text:p>0</text:p>
              </table:table-cell>
              <table:table-cell office:value-type="float" office:value="0.03448895">
                <text:p>0.034488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0346685">
                <text:p>0.10346685</text:p>
              </table:table-cell>
              <table:table-cell office:value-type="float" office:value="0">
                <text:p>0</text:p>
              </table:table-cell>
              <table:table-cell office:value-type="float" office:value="0.03448895">
                <text:p>0.034488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0346685">
                <text:p>0.10346685</text:p>
              </table:table-cell>
              <table:table-cell office:value-type="float" office:value="0">
                <text:p>0</text:p>
              </table:table-cell>
              <table:table-cell office:value-type="float" office:value="0.03448895">
                <text:p>0.034488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0346685">
                <text:p>0.10346685</text:p>
              </table:table-cell>
              <table:table-cell office:value-type="float" office:value="0">
                <text:p>0</text:p>
              </table:table-cell>
              <table:table-cell office:value-type="float" office:value="0.03448895">
                <text:p>0.034488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0346685">
                <text:p>0.10346685</text:p>
              </table:table-cell>
              <table:table-cell office:value-type="float" office:value="0">
                <text:p>0</text:p>
              </table:table-cell>
              <table:table-cell office:value-type="float" office:value="0.03448895">
                <text:p>0.034488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0346685">
                <text:p>0.10346685</text:p>
              </table:table-cell>
              <table:table-cell office:value-type="float" office:value="0">
                <text:p>0</text:p>
              </table:table-cell>
              <table:table-cell office:value-type="float" office:value="0.03448895">
                <text:p>0.034488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796775">
                <text:p>0.10796775</text:p>
              </table:table-cell>
              <table:table-cell office:value-type="float" office:value="0">
                <text:p>0</text:p>
              </table:table-cell>
              <table:table-cell office:value-type="float" office:value="0.03598925">
                <text:p>0.035989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346685">
                <text:p>0.10346685</text:p>
              </table:table-cell>
              <table:table-cell office:value-type="float" office:value="0">
                <text:p>0</text:p>
              </table:table-cell>
              <table:table-cell office:value-type="float" office:value="0.03448895">
                <text:p>0.034488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0346685">
                <text:p>0.10346685</text:p>
              </table:table-cell>
              <table:table-cell office:value-type="float" office:value="0">
                <text:p>0</text:p>
              </table:table-cell>
              <table:table-cell office:value-type="float" office:value="0.03448895">
                <text:p>0.034488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0796775">
                <text:p>0.10796775</text:p>
              </table:table-cell>
              <table:table-cell office:value-type="float" office:value="0">
                <text:p>0</text:p>
              </table:table-cell>
              <table:table-cell office:value-type="float" office:value="0.03598925">
                <text:p>0.035989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0346685">
                <text:p>0.10346685</text:p>
              </table:table-cell>
              <table:table-cell office:value-type="float" office:value="0">
                <text:p>0</text:p>
              </table:table-cell>
              <table:table-cell office:value-type="float" office:value="0.03448895">
                <text:p>0.034488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7197405">
                <text:p>-0.07197405</text:p>
              </table:table-cell>
              <table:table-cell office:value-type="float" office:value="0">
                <text:p>0</text:p>
              </table:table-cell>
              <table:table-cell office:value-type="float" office:value="-0.02399135">
                <text:p>-0.02399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22041">
                <text:p>-0.22041</text:p>
              </table:table-cell>
              <table:table-cell office:value-type="float" office:value="-0.162832">
                <text:p>-0.162832</text:p>
              </table:table-cell>
              <table:table-cell office:value-type="float" office:value="-0.07347">
                <text:p>-0.073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202419">
                <text:p>-0.202419</text:p>
              </table:table-cell>
              <table:table-cell office:value-type="float" office:value="-0.0894118">
                <text:p>-0.0894118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93431">
                <text:p>-0.193431</text:p>
              </table:table-cell>
              <table:table-cell office:value-type="float" office:value="-0.103448">
                <text:p>-0.103448</text:p>
              </table:table-cell>
              <table:table-cell office:value-type="float" office:value="-0.064477">
                <text:p>-0.0644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93431">
                <text:p>-0.193431</text:p>
              </table:table-cell>
              <table:table-cell office:value-type="float" office:value="-0.122677">
                <text:p>-0.122677</text:p>
              </table:table-cell>
              <table:table-cell office:value-type="float" office:value="-0.064477">
                <text:p>-0.0644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93431">
                <text:p>-0.193431</text:p>
              </table:table-cell>
              <table:table-cell office:value-type="float" office:value="-0.104317">
                <text:p>-0.104317</text:p>
              </table:table-cell>
              <table:table-cell office:value-type="float" office:value="-0.064477">
                <text:p>-0.0644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93431">
                <text:p>-0.193431</text:p>
              </table:table-cell>
              <table:table-cell office:value-type="float" office:value="-0.169165">
                <text:p>-0.169165</text:p>
              </table:table-cell>
              <table:table-cell office:value-type="float" office:value="-0.064477">
                <text:p>-0.0644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619385">
                <text:p>-0.1619385</text:p>
              </table:table-cell>
              <table:table-cell office:value-type="float" office:value="0.0470588">
                <text:p>0.0470588</text:p>
              </table:table-cell>
              <table:table-cell office:value-type="float" office:value="-0.0539795">
                <text:p>-0.05397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165">
                <text:p>-0.165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222011">
                <text:p>-0.222011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238189">
                <text:p>-0.238189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165948">
                <text:p>-0.165948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439481">
                <text:p>-0.1439481</text:p>
              </table:table-cell>
              <table:table-cell office:value-type="float" office:value="-0.139381">
                <text:p>-0.139381</text:p>
              </table:table-cell>
              <table:table-cell office:value-type="float" office:value="-0.0479827">
                <text:p>-0.04798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">
                <text:p>0.05</text:p>
              </table:table-cell>
              <table:table-cell office:value-type="float" office:value="-0.114035">
                <text:p>-0.11403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">
                <text:p>0.05</text:p>
              </table:table-cell>
              <table:table-cell office:value-type="float" office:value="-0.136029">
                <text:p>-0.13602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">
                <text:p>0.05</text:p>
              </table:table-cell>
              <table:table-cell office:value-type="float" office:value="-0.216867">
                <text:p>-0.21686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13944735">
                <text:p>-0.13944735</text:p>
              </table:table-cell>
              <table:table-cell office:value-type="float" office:value="0">
                <text:p>0</text:p>
              </table:table-cell>
              <table:table-cell office:value-type="float" office:value="-0.04648245">
                <text:p>-0.046482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13944735">
                <text:p>-0.13944735</text:p>
              </table:table-cell>
              <table:table-cell office:value-type="float" office:value="0">
                <text:p>0</text:p>
              </table:table-cell>
              <table:table-cell office:value-type="float" office:value="-0.04648245">
                <text:p>-0.046482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3944735">
                <text:p>-0.13944735</text:p>
              </table:table-cell>
              <table:table-cell office:value-type="float" office:value="0">
                <text:p>0</text:p>
              </table:table-cell>
              <table:table-cell office:value-type="float" office:value="-0.04648245">
                <text:p>-0.046482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3944735">
                <text:p>-0.13944735</text:p>
              </table:table-cell>
              <table:table-cell office:value-type="float" office:value="-1">
                <text:p>-1</text:p>
              </table:table-cell>
              <table:table-cell office:value-type="float" office:value="-0.04648245">
                <text:p>-0.046482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188931">
                <text:p>-0.188931</text:p>
              </table:table-cell>
              <table:table-cell office:value-type="float" office:value="0">
                <text:p>0</text:p>
              </table:table-cell>
              <table:table-cell office:value-type="float" office:value="-0.062977">
                <text:p>-0.0629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2878965">
                <text:p>-0.2878965</text:p>
              </table:table-cell>
              <table:table-cell office:value-type="float" office:value="0">
                <text:p>0</text:p>
              </table:table-cell>
              <table:table-cell office:value-type="float" office:value="-0.0959655">
                <text:p>-0.09596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431844">
                <text:p>-0.431844</text:p>
              </table:table-cell>
              <table:table-cell office:value-type="float" office:value="0">
                <text:p>0</text:p>
              </table:table-cell>
              <table:table-cell office:value-type="float" office:value="-0.143948">
                <text:p>-0.1439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436332">
                <text:p>-0.436332</text:p>
              </table:table-cell>
              <table:table-cell office:value-type="float" office:value="0">
                <text:p>0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260904">
                <text:p>-0.260904</text:p>
              </table:table-cell>
              <table:table-cell office:value-type="float" office:value="0">
                <text:p>0</text:p>
              </table:table-cell>
              <table:table-cell office:value-type="float" office:value="-0.086968">
                <text:p>-0.0869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">
                <text:p>0.05</text:p>
              </table:table-cell>
              <table:table-cell office:value-type="float" office:value="0.15625">
                <text:p>0.156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">
                <text:p>0.05</text:p>
              </table:table-cell>
              <table:table-cell office:value-type="float" office:value="0.342342">
                <text:p>0.34234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">
                <text:p>0.05</text:p>
              </table:table-cell>
              <table:table-cell office:value-type="float" office:value="-0.108932">
                <text:p>-0.10893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1844295">
                <text:p>-0.1844295</text:p>
              </table:table-cell>
              <table:table-cell office:value-type="float" office:value="-0.0532319">
                <text:p>-0.0532319</text:p>
              </table:table-cell>
              <table:table-cell office:value-type="float" office:value="-0.0614765">
                <text:p>-0.06147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2069205">
                <text:p>-0.2069205</text:p>
              </table:table-cell>
              <table:table-cell office:value-type="float" office:value="-0.0816327">
                <text:p>-0.0816327</text:p>
              </table:table-cell>
              <table:table-cell office:value-type="float" office:value="-0.0689735">
                <text:p>-0.06897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202419">
                <text:p>-0.202419</text:p>
              </table:table-cell>
              <table:table-cell office:value-type="float" office:value="-0.095092">
                <text:p>-0.095092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02419">
                <text:p>-0.202419</text:p>
              </table:table-cell>
              <table:table-cell office:value-type="float" office:value="-0.090573">
                <text:p>-0.090573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02419">
                <text:p>-0.202419</text:p>
              </table:table-cell>
              <table:table-cell office:value-type="float" office:value="-0.0892857">
                <text:p>-0.0892857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202419">
                <text:p>-0.202419</text:p>
              </table:table-cell>
              <table:table-cell office:value-type="float" office:value="-0.077957">
                <text:p>-0.077957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202419">
                <text:p>-0.202419</text:p>
              </table:table-cell>
              <table:table-cell office:value-type="float" office:value="-0.0891089">
                <text:p>-0.0891089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02419">
                <text:p>-0.202419</text:p>
              </table:table-cell>
              <table:table-cell office:value-type="float" office:value="-0.122494">
                <text:p>-0.122494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202419">
                <text:p>-0.202419</text:p>
              </table:table-cell>
              <table:table-cell office:value-type="float" office:value="-0.0844687">
                <text:p>-0.0844687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202419">
                <text:p>-0.202419</text:p>
              </table:table-cell>
              <table:table-cell office:value-type="float" office:value="-0.106218">
                <text:p>-0.106218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202419">
                <text:p>-0.202419</text:p>
              </table:table-cell>
              <table:table-cell office:value-type="float" office:value="-0.115385">
                <text:p>-0.115385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202419">
                <text:p>-0.202419</text:p>
              </table:table-cell>
              <table:table-cell office:value-type="float" office:value="-0.125">
                <text:p>-0.125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211422">
                <text:p>-0.211422</text:p>
              </table:table-cell>
              <table:table-cell office:value-type="float" office:value="-0.15873">
                <text:p>-0.15873</text:p>
              </table:table-cell>
              <table:table-cell office:value-type="float" office:value="-0.070474">
                <text:p>-0.0704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215922">
                <text:p>-0.215922</text:p>
              </table:table-cell>
              <table:table-cell office:value-type="float" office:value="-0.137725">
                <text:p>-0.137725</text:p>
              </table:table-cell>
              <table:table-cell office:value-type="float" office:value="-0.071974">
                <text:p>-0.071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215922">
                <text:p>-0.215922</text:p>
              </table:table-cell>
              <table:table-cell office:value-type="float" office:value="-0.162921">
                <text:p>-0.162921</text:p>
              </table:table-cell>
              <table:table-cell office:value-type="float" office:value="-0.071974">
                <text:p>-0.0719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215922">
                <text:p>-0.215922</text:p>
              </table:table-cell>
              <table:table-cell office:value-type="float" office:value="-0.20197">
                <text:p>-0.20197</text:p>
              </table:table-cell>
              <table:table-cell office:value-type="float" office:value="-0.071974">
                <text:p>-0.0719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88931">
                <text:p>-0.188931</text:p>
              </table:table-cell>
              <table:table-cell office:value-type="float" office:value="-0.236051">
                <text:p>-0.236051</text:p>
              </table:table-cell>
              <table:table-cell office:value-type="float" office:value="-0.062977">
                <text:p>-0.0629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193431">
                <text:p>-0.193431</text:p>
              </table:table-cell>
              <table:table-cell office:value-type="float" office:value="0">
                <text:p>0</text:p>
              </table:table-cell>
              <table:table-cell office:value-type="float" office:value="-0.064477">
                <text:p>-0.0644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175428">
                <text:p>-0.175428</text:p>
              </table:table-cell>
              <table:table-cell office:value-type="float" office:value="0">
                <text:p>0</text:p>
              </table:table-cell>
              <table:table-cell office:value-type="float" office:value="-0.058476">
                <text:p>-0.0584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7647495">
                <text:p>0.07647495</text:p>
              </table:table-cell>
              <table:table-cell office:value-type="float" office:value="0">
                <text:p>0</text:p>
              </table:table-cell>
              <table:table-cell office:value-type="float" office:value="0.02549165">
                <text:p>0.025491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789085">
                <text:p>0.2789085</text:p>
              </table:table-cell>
              <table:table-cell office:value-type="float" office:value="0">
                <text:p>0</text:p>
              </table:table-cell>
              <table:table-cell office:value-type="float" office:value="0.0929695">
                <text:p>0.09296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3147945">
                <text:p>-0.03147945</text:p>
              </table:table-cell>
              <table:table-cell office:value-type="float" office:value="-0.224044">
                <text:p>-0.224044</text:p>
              </table:table-cell>
              <table:table-cell office:value-type="float" office:value="-0.01049315">
                <text:p>-0.010493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1439481">
                <text:p>-0.1439481</text:p>
              </table:table-cell>
              <table:table-cell office:value-type="float" office:value="-0.205357">
                <text:p>-0.205357</text:p>
              </table:table-cell>
              <table:table-cell office:value-type="float" office:value="-0.0479827">
                <text:p>-0.04798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145299">
                <text:p>-0.145299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109223">
                <text:p>-0.109223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108153">
                <text:p>-0.108153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0705882">
                <text:p>-0.0705882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080786">
                <text:p>-0.080786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0945946">
                <text:p>-0.0945946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0681115">
                <text:p>-0.0681115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0830946">
                <text:p>-0.0830946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0850515">
                <text:p>-0.0850515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1709265">
                <text:p>-0.1709265</text:p>
              </table:table-cell>
              <table:table-cell office:value-type="float" office:value="-0.162281">
                <text:p>-0.162281</text:p>
              </table:table-cell>
              <table:table-cell office:value-type="float" office:value="-0.0569755">
                <text:p>-0.05697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233913">
                <text:p>-0.233913</text:p>
              </table:table-cell>
              <table:table-cell office:value-type="float" office:value="-0.0734463">
                <text:p>-0.0734463</text:p>
              </table:table-cell>
              <table:table-cell office:value-type="float" office:value="-0.077971">
                <text:p>-0.0779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56404">
                <text:p>-0.256404</text:p>
              </table:table-cell>
              <table:table-cell office:value-type="float" office:value="-0.104167">
                <text:p>-0.104167</text:p>
              </table:table-cell>
              <table:table-cell office:value-type="float" office:value="-0.085468">
                <text:p>-0.0854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2519025">
                <text:p>-0.2519025</text:p>
              </table:table-cell>
              <table:table-cell office:value-type="float" office:value="-0.0837104">
                <text:p>-0.0837104</text:p>
              </table:table-cell>
              <table:table-cell office:value-type="float" office:value="-0.0839675">
                <text:p>-0.08396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2519025">
                <text:p>-0.2519025</text:p>
              </table:table-cell>
              <table:table-cell office:value-type="float" office:value="-0.126394">
                <text:p>-0.126394</text:p>
              </table:table-cell>
              <table:table-cell office:value-type="float" office:value="-0.0839675">
                <text:p>-0.08396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2519025">
                <text:p>-0.2519025</text:p>
              </table:table-cell>
              <table:table-cell office:value-type="float" office:value="0">
                <text:p>0</text:p>
              </table:table-cell>
              <table:table-cell office:value-type="float" office:value="-0.0839675">
                <text:p>-0.08396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2519025">
                <text:p>-0.2519025</text:p>
              </table:table-cell>
              <table:table-cell office:value-type="float" office:value="0">
                <text:p>0</text:p>
              </table:table-cell>
              <table:table-cell office:value-type="float" office:value="-0.0839675">
                <text:p>-0.08396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2519025">
                <text:p>-0.2519025</text:p>
              </table:table-cell>
              <table:table-cell office:value-type="float" office:value="-0.151724">
                <text:p>-0.151724</text:p>
              </table:table-cell>
              <table:table-cell office:value-type="float" office:value="-0.0839675">
                <text:p>-0.08396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2519025">
                <text:p>-0.2519025</text:p>
              </table:table-cell>
              <table:table-cell office:value-type="float" office:value="-0.167155">
                <text:p>-0.167155</text:p>
              </table:table-cell>
              <table:table-cell office:value-type="float" office:value="-0.0839675">
                <text:p>-0.08396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2519025">
                <text:p>-0.2519025</text:p>
              </table:table-cell>
              <table:table-cell office:value-type="float" office:value="0">
                <text:p>0</text:p>
              </table:table-cell>
              <table:table-cell office:value-type="float" office:value="-0.0839675">
                <text:p>-0.08396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2519025">
                <text:p>-0.2519025</text:p>
              </table:table-cell>
              <table:table-cell office:value-type="float" office:value="0">
                <text:p>0</text:p>
              </table:table-cell>
              <table:table-cell office:value-type="float" office:value="-0.0839675">
                <text:p>-0.08396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22491">
                <text:p>-0.022491</text:p>
              </table:table-cell>
              <table:table-cell office:value-type="float" office:value="0">
                <text:p>0</text:p>
              </table:table-cell>
              <table:table-cell office:value-type="float" office:value="-0.007497">
                <text:p>-0.0074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539706">
                <text:p>-0.0539706</text:p>
              </table:table-cell>
              <table:table-cell office:value-type="float" office:value="0">
                <text:p>0</text:p>
              </table:table-cell>
              <table:table-cell office:value-type="float" office:value="-0.0179902">
                <text:p>-0.01799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539706">
                <text:p>-0.0539706</text:p>
              </table:table-cell>
              <table:table-cell office:value-type="float" office:value="0">
                <text:p>0</text:p>
              </table:table-cell>
              <table:table-cell office:value-type="float" office:value="-0.0179902">
                <text:p>-0.01799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22491">
                <text:p>-0.022491</text:p>
              </table:table-cell>
              <table:table-cell office:value-type="float" office:value="0">
                <text:p>0</text:p>
              </table:table-cell>
              <table:table-cell office:value-type="float" office:value="-0.007497">
                <text:p>-0.0074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22491">
                <text:p>-0.022491</text:p>
              </table:table-cell>
              <table:table-cell office:value-type="float" office:value="0">
                <text:p>0</text:p>
              </table:table-cell>
              <table:table-cell office:value-type="float" office:value="-0.007497">
                <text:p>-0.0074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22491">
                <text:p>-0.022491</text:p>
              </table:table-cell>
              <table:table-cell office:value-type="float" office:value="0">
                <text:p>0</text:p>
              </table:table-cell>
              <table:table-cell office:value-type="float" office:value="-0.007497">
                <text:p>-0.0074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22491">
                <text:p>-0.022491</text:p>
              </table:table-cell>
              <table:table-cell office:value-type="float" office:value="0">
                <text:p>0</text:p>
              </table:table-cell>
              <table:table-cell office:value-type="float" office:value="-0.007497">
                <text:p>-0.0074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04487565">
                <text:p>-0.004487565</text:p>
              </table:table-cell>
              <table:table-cell office:value-type="float" office:value="0">
                <text:p>0</text:p>
              </table:table-cell>
              <table:table-cell office:value-type="float" office:value="-0.001495855">
                <text:p>-0.0014958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1348932">
                <text:p>-0.01348932</text:p>
              </table:table-cell>
              <table:table-cell office:value-type="float" office:value="0">
                <text:p>0</text:p>
              </table:table-cell>
              <table:table-cell office:value-type="float" office:value="-0.00449644">
                <text:p>-0.004496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809625">
                <text:p>-0.0809625</text:p>
              </table:table-cell>
              <table:table-cell office:value-type="float" office:value="0">
                <text:p>0</text:p>
              </table:table-cell>
              <table:table-cell office:value-type="float" office:value="-0.0269875">
                <text:p>-0.02698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809625">
                <text:p>-0.0809625</text:p>
              </table:table-cell>
              <table:table-cell office:value-type="float" office:value="0">
                <text:p>0</text:p>
              </table:table-cell>
              <table:table-cell office:value-type="float" office:value="-0.0269875">
                <text:p>-0.0269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809625">
                <text:p>-0.0809625</text:p>
              </table:table-cell>
              <table:table-cell office:value-type="float" office:value="0">
                <text:p>0</text:p>
              </table:table-cell>
              <table:table-cell office:value-type="float" office:value="-0.0269875">
                <text:p>-0.02698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809625">
                <text:p>-0.0809625</text:p>
              </table:table-cell>
              <table:table-cell office:value-type="float" office:value="0">
                <text:p>0</text:p>
              </table:table-cell>
              <table:table-cell office:value-type="float" office:value="-0.0269875">
                <text:p>-0.02698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539706">
                <text:p>-0.0539706</text:p>
              </table:table-cell>
              <table:table-cell office:value-type="float" office:value="0">
                <text:p>0</text:p>
              </table:table-cell>
              <table:table-cell office:value-type="float" office:value="-0.0179902">
                <text:p>-0.01799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5">
                <text:p>0.05</text:p>
              </table:table-cell>
              <table:table-cell office:value-type="float" office:value="0.358586">
                <text:p>0.35858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799415">
                <text:p>0.1799415</text:p>
              </table:table-cell>
              <table:table-cell office:value-type="float" office:value="0">
                <text:p>0</text:p>
              </table:table-cell>
              <table:table-cell office:value-type="float" office:value="0.0599805">
                <text:p>0.05998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5">
                <text:p>0.05</text:p>
              </table:table-cell>
              <table:table-cell office:value-type="float" office:value="0.548872">
                <text:p>0.54887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249235">
                <text:p>0.2249235</text:p>
              </table:table-cell>
              <table:table-cell office:value-type="float" office:value="0">
                <text:p>0</text:p>
              </table:table-cell>
              <table:table-cell office:value-type="float" office:value="0.0749745">
                <text:p>0.07497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59883">
                <text:p>0.359883</text:p>
              </table:table-cell>
              <table:table-cell office:value-type="float" office:value="0">
                <text:p>0</text:p>
              </table:table-cell>
              <table:table-cell office:value-type="float" office:value="0.119961">
                <text:p>0.1199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37392">
                <text:p>0.337392</text:p>
              </table:table-cell>
              <table:table-cell office:value-type="float" office:value="0">
                <text:p>0</text:p>
              </table:table-cell>
              <table:table-cell office:value-type="float" office:value="0.112464">
                <text:p>0.1124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6747315">
                <text:p>-0.06747315</text:p>
              </table:table-cell>
              <table:table-cell office:value-type="float" office:value="-0.213115">
                <text:p>-0.213115</text:p>
              </table:table-cell>
              <table:table-cell office:value-type="float" office:value="-0.02249105">
                <text:p>-0.022491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85102">
                <text:p>-0.185102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52941">
                <text:p>-0.152941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75258">
                <text:p>-0.175258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33738">
                <text:p>-0.33738</text:p>
              </table:table-cell>
              <table:table-cell office:value-type="float" office:value="-0.132159">
                <text:p>-0.132159</text:p>
              </table:table-cell>
              <table:table-cell office:value-type="float" office:value="-0.11246">
                <text:p>-0.112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96544">
                <text:p>-0.196544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16129">
                <text:p>-0.116129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73684">
                <text:p>-0.173684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229008">
                <text:p>-0.229008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233913">
                <text:p>-0.233913</text:p>
              </table:table-cell>
              <table:table-cell office:value-type="float" office:value="-0.22963">
                <text:p>-0.22963</text:p>
              </table:table-cell>
              <table:table-cell office:value-type="float" office:value="-0.077971">
                <text:p>-0.0779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233913">
                <text:p>-0.233913</text:p>
              </table:table-cell>
              <table:table-cell office:value-type="float" office:value="-0.241573">
                <text:p>-0.241573</text:p>
              </table:table-cell>
              <table:table-cell office:value-type="float" office:value="-0.077971">
                <text:p>-0.0779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2294115">
                <text:p>-0.2294115</text:p>
              </table:table-cell>
              <table:table-cell office:value-type="float" office:value="0">
                <text:p>0</text:p>
              </table:table-cell>
              <table:table-cell office:value-type="float" office:value="-0.0764705">
                <text:p>-0.07647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2878965">
                <text:p>-0.2878965</text:p>
              </table:table-cell>
              <table:table-cell office:value-type="float" office:value="0">
                <text:p>0</text:p>
              </table:table-cell>
              <table:table-cell office:value-type="float" office:value="-0.0959655">
                <text:p>-0.09596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13044555">
                <text:p>-0.13044555</text:p>
              </table:table-cell>
              <table:table-cell office:value-type="float" office:value="0">
                <text:p>0</text:p>
              </table:table-cell>
              <table:table-cell office:value-type="float" office:value="-0.04348185">
                <text:p>-0.043481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6332">
                <text:p>0.436332</text:p>
              </table:table-cell>
              <table:table-cell office:value-type="float" office:value="-0.186207">
                <text:p>-0.186207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6332">
                <text:p>0.436332</text:p>
              </table:table-cell>
              <table:table-cell office:value-type="float" office:value="0">
                <text:p>0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4396145">
                <text:p>0.14396145</text:p>
              </table:table-cell>
              <table:table-cell office:value-type="float" office:value="0">
                <text:p>0</text:p>
              </table:table-cell>
              <table:table-cell office:value-type="float" office:value="0.04798715">
                <text:p>0.047987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269787">
                <text:p>-0.0269787</text:p>
              </table:table-cell>
              <table:table-cell office:value-type="float" office:value="-0.150235">
                <text:p>-0.150235</text:p>
              </table:table-cell>
              <table:table-cell office:value-type="float" office:value="-0.0089929">
                <text:p>-0.00899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346368">
                <text:p>-0.346368</text:p>
              </table:table-cell>
              <table:table-cell office:value-type="float" office:value="-0.189723">
                <text:p>-0.189723</text:p>
              </table:table-cell>
              <table:table-cell office:value-type="float" office:value="-0.115456">
                <text:p>-0.1154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6777">
                <text:p>-0.16777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5">
                <text:p>0.05</text:p>
              </table:table-cell>
              <table:table-cell office:value-type="float" office:value="-0.128378">
                <text:p>-0.12837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5">
                <text:p>0.05</text:p>
              </table:table-cell>
              <table:table-cell office:value-type="float" office:value="-0.163743">
                <text:p>-0.1637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5">
                <text:p>0.05</text:p>
              </table:table-cell>
              <table:table-cell office:value-type="float" office:value="-0.173077">
                <text:p>-0.17307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409353">
                <text:p>-0.409353</text:p>
              </table:table-cell>
              <table:table-cell office:value-type="float" office:value="-0.213178">
                <text:p>-0.213178</text:p>
              </table:table-cell>
              <table:table-cell office:value-type="float" office:value="-0.136451">
                <text:p>-0.1364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409353">
                <text:p>-0.409353</text:p>
              </table:table-cell>
              <table:table-cell office:value-type="float" office:value="-0.20614">
                <text:p>-0.20614</text:p>
              </table:table-cell>
              <table:table-cell office:value-type="float" office:value="-0.136451">
                <text:p>-0.1364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413841">
                <text:p>-0.413841</text:p>
              </table:table-cell>
              <table:table-cell office:value-type="float" office:value="-0.361538">
                <text:p>-0.361538</text:p>
              </table:table-cell>
              <table:table-cell office:value-type="float" office:value="-0.137947">
                <text:p>-0.1379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5">
                <text:p>0.05</text:p>
              </table:table-cell>
              <table:table-cell office:value-type="float" office:value="-0.159722">
                <text:p>-0.15972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1348932">
                <text:p>-0.01348932</text:p>
              </table:table-cell>
              <table:table-cell office:value-type="float" office:value="-0.205202">
                <text:p>-0.205202</text:p>
              </table:table-cell>
              <table:table-cell office:value-type="float" office:value="-0.00449644">
                <text:p>-0.004496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283395">
                <text:p>-0.283395</text:p>
              </table:table-cell>
              <table:table-cell office:value-type="float" office:value="-0.12426">
                <text:p>-0.12426</text:p>
              </table:table-cell>
              <table:table-cell office:value-type="float" office:value="-0.094465">
                <text:p>-0.0944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3643575">
                <text:p>-0.3643575</text:p>
              </table:table-cell>
              <table:table-cell office:value-type="float" office:value="0">
                <text:p>0</text:p>
              </table:table-cell>
              <table:table-cell office:value-type="float" office:value="-0.1214525">
                <text:p>-0.12145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301386">
                <text:p>-0.301386</text:p>
              </table:table-cell>
              <table:table-cell office:value-type="float" office:value="0">
                <text:p>0</text:p>
              </table:table-cell>
              <table:table-cell office:value-type="float" office:value="-0.100462">
                <text:p>-0.1004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215922">
                <text:p>-0.215922</text:p>
              </table:table-cell>
              <table:table-cell office:value-type="float" office:value="0">
                <text:p>0</text:p>
              </table:table-cell>
              <table:table-cell office:value-type="float" office:value="-0.071974">
                <text:p>-0.0719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3103875">
                <text:p>-0.3103875</text:p>
              </table:table-cell>
              <table:table-cell office:value-type="float" office:value="0">
                <text:p>0</text:p>
              </table:table-cell>
              <table:table-cell office:value-type="float" office:value="-0.1034625">
                <text:p>-0.10346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3148875">
                <text:p>-0.3148875</text:p>
              </table:table-cell>
              <table:table-cell office:value-type="float" office:value="0">
                <text:p>0</text:p>
              </table:table-cell>
              <table:table-cell office:value-type="float" office:value="-0.1049625">
                <text:p>-0.10496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22491">
                <text:p>-0.22491</text:p>
              </table:table-cell>
              <table:table-cell office:value-type="float" office:value="0">
                <text:p>0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202419">
                <text:p>-0.202419</text:p>
              </table:table-cell>
              <table:table-cell office:value-type="float" office:value="0">
                <text:p>0</text:p>
              </table:table-cell>
              <table:table-cell office:value-type="float" office:value="-0.067473">
                <text:p>-0.0674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36332">
                <text:p>0.436332</text:p>
              </table:table-cell>
              <table:table-cell office:value-type="float" office:value="0">
                <text:p>0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36332">
                <text:p>0.436332</text:p>
              </table:table-cell>
              <table:table-cell office:value-type="float" office:value="0">
                <text:p>0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96898">
                <text:p>0.296898</text:p>
              </table:table-cell>
              <table:table-cell office:value-type="float" office:value="0">
                <text:p>0</text:p>
              </table:table-cell>
              <table:table-cell office:value-type="float" office:value="0.098966">
                <text:p>0.0989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22491">
                <text:p>-0.22491</text:p>
              </table:table-cell>
              <table:table-cell office:value-type="float" office:value="0">
                <text:p>0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386862">
                <text:p>-0.386862</text:p>
              </table:table-cell>
              <table:table-cell office:value-type="float" office:value="0">
                <text:p>0</text:p>
              </table:table-cell>
              <table:table-cell office:value-type="float" office:value="-0.128954">
                <text:p>-0.1289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39585">
                <text:p>-0.39585</text:p>
              </table:table-cell>
              <table:table-cell office:value-type="float" office:value="0">
                <text:p>0</text:p>
              </table:table-cell>
              <table:table-cell office:value-type="float" office:value="-0.13195">
                <text:p>-0.131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36332">
                <text:p>0.436332</text:p>
              </table:table-cell>
              <table:table-cell office:value-type="float" office:value="0.134185">
                <text:p>0.134185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36332">
                <text:p>0.436332</text:p>
              </table:table-cell>
              <table:table-cell office:value-type="float" office:value="0.137026">
                <text:p>0.137026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36332">
                <text:p>0.436332</text:p>
              </table:table-cell>
              <table:table-cell office:value-type="float" office:value="0.149871">
                <text:p>0.149871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5">
                <text:p>0.05</text:p>
              </table:table-cell>
              <table:table-cell office:value-type="float" office:value="0.221739">
                <text:p>0.22173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5">
                <text:p>0.05</text:p>
              </table:table-cell>
              <table:table-cell office:value-type="float" office:value="0.4">
                <text:p>0.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250435">
                <text:p>0.02250435</text:p>
              </table:table-cell>
              <table:table-cell office:value-type="float" office:value="0">
                <text:p>0</text:p>
              </table:table-cell>
              <table:table-cell office:value-type="float" office:value="0.00750145">
                <text:p>0.007501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4948305">
                <text:p>0.04948305</text:p>
              </table:table-cell>
              <table:table-cell office:value-type="float" office:value="0.32971">
                <text:p>0.32971</text:p>
              </table:table-cell>
              <table:table-cell office:value-type="float" office:value="0.01649435">
                <text:p>0.016494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204235">
                <text:p>0.2204235</text:p>
              </table:table-cell>
              <table:table-cell office:value-type="float" office:value="0">
                <text:p>0</text:p>
              </table:table-cell>
              <table:table-cell office:value-type="float" office:value="0.0734745">
                <text:p>0.07347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138545">
                <text:p>0.4138545</text:p>
              </table:table-cell>
              <table:table-cell office:value-type="float" office:value="-0.0977011">
                <text:p>-0.0977011</text:p>
              </table:table-cell>
              <table:table-cell office:value-type="float" office:value="0.1379515">
                <text:p>0.13795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5">
                <text:p>0.05</text:p>
              </table:table-cell>
              <table:table-cell office:value-type="float" office:value="-0.115789">
                <text:p>-0.1157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65419">
                <text:p>0.265419</text:p>
              </table:table-cell>
              <table:table-cell office:value-type="float" office:value="0">
                <text:p>0</text:p>
              </table:table-cell>
              <table:table-cell office:value-type="float" office:value="0.088473">
                <text:p>0.0884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77874">
                <text:p>0.377874</text:p>
              </table:table-cell>
              <table:table-cell office:value-type="float" office:value="0">
                <text:p>0</text:p>
              </table:table-cell>
              <table:table-cell office:value-type="float" office:value="0.125958">
                <text:p>0.1259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854634">
                <text:p>-0.0854634</text:p>
              </table:table-cell>
              <table:table-cell office:value-type="float" office:value="0.0544218">
                <text:p>0.0544218</text:p>
              </table:table-cell>
              <table:table-cell office:value-type="float" office:value="-0.0284878">
                <text:p>-0.02848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3044555">
                <text:p>-0.13044555</text:p>
              </table:table-cell>
              <table:table-cell office:value-type="float" office:value="-0.162162">
                <text:p>-0.162162</text:p>
              </table:table-cell>
              <table:table-cell office:value-type="float" office:value="-0.04348185">
                <text:p>-0.043481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41066">
                <text:p>-0.141066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218679">
                <text:p>-0.218679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27907">
                <text:p>-0.127907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22449">
                <text:p>-0.22449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436332">
                <text:p>-0.436332</text:p>
              </table:table-cell>
              <table:table-cell office:value-type="float" office:value="0">
                <text:p>0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436332">
                <text:p>-0.436332</text:p>
              </table:table-cell>
              <table:table-cell office:value-type="float" office:value="0">
                <text:p>0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436332">
                <text:p>-0.436332</text:p>
              </table:table-cell>
              <table:table-cell office:value-type="float" office:value="0.0304183">
                <text:p>0.0304183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0443925">
                <text:p>-0.0443925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157437">
                <text:p>-0.157437</text:p>
              </table:table-cell>
              <table:table-cell office:value-type="float" office:value="-0.0323625">
                <text:p>-0.0323625</text:p>
              </table:table-cell>
              <table:table-cell office:value-type="float" office:value="-0.052479">
                <text:p>-0.0524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12594465">
                <text:p>-0.12594465</text:p>
              </table:table-cell>
              <table:table-cell office:value-type="float" office:value="0.932203">
                <text:p>0.932203</text:p>
              </table:table-cell>
              <table:table-cell office:value-type="float" office:value="-0.04198155">
                <text:p>-0.041981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1169562">
                <text:p>-0.1169562</text:p>
              </table:table-cell>
              <table:table-cell office:value-type="float" office:value="0">
                <text:p>0</text:p>
              </table:table-cell>
              <table:table-cell office:value-type="float" office:value="-0.0389854">
                <text:p>-0.03898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1664385">
                <text:p>-0.1664385</text:p>
              </table:table-cell>
              <table:table-cell office:value-type="float" office:value="-0.273684">
                <text:p>-0.273684</text:p>
              </table:table-cell>
              <table:table-cell office:value-type="float" office:value="-0.0554795">
                <text:p>-0.05547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04487565">
                <text:p>-0.004487565</text:p>
              </table:table-cell>
              <table:table-cell office:value-type="float" office:value="0">
                <text:p>0</text:p>
              </table:table-cell>
              <table:table-cell office:value-type="float" office:value="-0.001495855">
                <text:p>-0.0014958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2743935">
                <text:p>-0.2743935</text:p>
              </table:table-cell>
              <table:table-cell office:value-type="float" office:value="0">
                <text:p>0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278895">
                <text:p>-0.278895</text:p>
              </table:table-cell>
              <table:table-cell office:value-type="float" office:value="0">
                <text:p>0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242901">
                <text:p>-0.242901</text:p>
              </table:table-cell>
              <table:table-cell office:value-type="float" office:value="0">
                <text:p>0</text:p>
              </table:table-cell>
              <table:table-cell office:value-type="float" office:value="-0.080967">
                <text:p>-0.0809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12144375">
                <text:p>-0.12144375</text:p>
              </table:table-cell>
              <table:table-cell office:value-type="float" office:value="0.506024">
                <text:p>0.506024</text:p>
              </table:table-cell>
              <table:table-cell office:value-type="float" office:value="-0.04048125">
                <text:p>-0.040481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10345365">
                <text:p>-0.10345365</text:p>
              </table:table-cell>
              <table:table-cell office:value-type="float" office:value="0.275362">
                <text:p>0.275362</text:p>
              </table:table-cell>
              <table:table-cell office:value-type="float" office:value="-0.03448455">
                <text:p>-0.034484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36332">
                <text:p>0.436332</text:p>
              </table:table-cell>
              <table:table-cell office:value-type="float" office:value="0">
                <text:p>0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5">
                <text:p>0.05</text:p>
              </table:table-cell>
              <table:table-cell office:value-type="float" office:value="-0.019802">
                <text:p>-0.0198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719874">
                <text:p>0.0719874</text:p>
              </table:table-cell>
              <table:table-cell office:value-type="float" office:value="0">
                <text:p>0</text:p>
              </table:table-cell>
              <table:table-cell office:value-type="float" office:value="0.0239958">
                <text:p>0.02399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1664385">
                <text:p>-0.1664385</text:p>
              </table:table-cell>
              <table:table-cell office:value-type="float" office:value="-0.213115">
                <text:p>-0.213115</text:p>
              </table:table-cell>
              <table:table-cell office:value-type="float" office:value="-0.0554795">
                <text:p>-0.05547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2878965">
                <text:p>-0.2878965</text:p>
              </table:table-cell>
              <table:table-cell office:value-type="float" office:value="-0.138462">
                <text:p>-0.138462</text:p>
              </table:table-cell>
              <table:table-cell office:value-type="float" office:value="-0.0959655">
                <text:p>-0.09596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2878965">
                <text:p>-0.2878965</text:p>
              </table:table-cell>
              <table:table-cell office:value-type="float" office:value="-0.128806">
                <text:p>-0.128806</text:p>
              </table:table-cell>
              <table:table-cell office:value-type="float" office:value="-0.0959655">
                <text:p>-0.09596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85819">
                <text:p>-0.185819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68478">
                <text:p>-0.168478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436332">
                <text:p>-0.436332</text:p>
              </table:table-cell>
              <table:table-cell office:value-type="float" office:value="0">
                <text:p>0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5">
                <text:p>0.05</text:p>
              </table:table-cell>
              <table:table-cell office:value-type="float" office:value="-0.137755">
                <text:p>-0.13775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5">
                <text:p>0.05</text:p>
              </table:table-cell>
              <table:table-cell office:value-type="float" office:value="-0.0909091">
                <text:p>-0.090909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3778605">
                <text:p>-0.3778605</text:p>
              </table:table-cell>
              <table:table-cell office:value-type="float" office:value="-0.143426">
                <text:p>-0.143426</text:p>
              </table:table-cell>
              <table:table-cell office:value-type="float" office:value="-0.1259535">
                <text:p>-0.12595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301386">
                <text:p>-0.301386</text:p>
              </table:table-cell>
              <table:table-cell office:value-type="float" office:value="-0.127854">
                <text:p>-0.127854</text:p>
              </table:table-cell>
              <table:table-cell office:value-type="float" office:value="-0.100462">
                <text:p>-0.10046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3103875">
                <text:p>-0.3103875</text:p>
              </table:table-cell>
              <table:table-cell office:value-type="float" office:value="-0.148855">
                <text:p>-0.148855</text:p>
              </table:table-cell>
              <table:table-cell office:value-type="float" office:value="-0.1034625">
                <text:p>-0.10346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17847">
                <text:p>-0.17847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436332">
                <text:p>-0.436332</text:p>
              </table:table-cell>
              <table:table-cell office:value-type="float" office:value="0">
                <text:p>0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5">
                <text:p>0.05</text:p>
              </table:table-cell>
              <table:table-cell office:value-type="float" office:value="-0.223684">
                <text:p>-0.22368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2250435">
                <text:p>0.02250435</text:p>
              </table:table-cell>
              <table:table-cell office:value-type="float" office:value="0">
                <text:p>0</text:p>
              </table:table-cell>
              <table:table-cell office:value-type="float" office:value="0.00750145">
                <text:p>0.007501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59883">
                <text:p>0.359883</text:p>
              </table:table-cell>
              <table:table-cell office:value-type="float" office:value="0">
                <text:p>0</text:p>
              </table:table-cell>
              <table:table-cell office:value-type="float" office:value="0.119961">
                <text:p>0.1199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314928">
                <text:p>0.0314928</text:p>
              </table:table-cell>
              <table:table-cell office:value-type="float" office:value="0">
                <text:p>0</text:p>
              </table:table-cell>
              <table:table-cell office:value-type="float" office:value="0.0104976">
                <text:p>0.01049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13494645">
                <text:p>-0.13494645</text:p>
              </table:table-cell>
              <table:table-cell office:value-type="float" office:value="0">
                <text:p>0</text:p>
              </table:table-cell>
              <table:table-cell office:value-type="float" office:value="-0.04498215">
                <text:p>-0.044982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494697">
                <text:p>-0.0494697</text:p>
              </table:table-cell>
              <table:table-cell office:value-type="float" office:value="0">
                <text:p>0</text:p>
              </table:table-cell>
              <table:table-cell office:value-type="float" office:value="-0.0164899">
                <text:p>-0.01648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436332">
                <text:p>-0.436332</text:p>
              </table:table-cell>
              <table:table-cell office:value-type="float" office:value="0">
                <text:p>0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8997765">
                <text:p>0.08997765</text:p>
              </table:table-cell>
              <table:table-cell office:value-type="float" office:value="0">
                <text:p>0</text:p>
              </table:table-cell>
              <table:table-cell office:value-type="float" office:value="0.02999255">
                <text:p>0.029992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429145">
                <text:p>0.2429145</text:p>
              </table:table-cell>
              <table:table-cell office:value-type="float" office:value="0">
                <text:p>0</text:p>
              </table:table-cell>
              <table:table-cell office:value-type="float" office:value="0.0809715">
                <text:p>0.08097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5">
                <text:p>0.05</text:p>
              </table:table-cell>
              <table:table-cell office:value-type="float" office:value="-0.167763">
                <text:p>-0.1677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764616">
                <text:p>-0.0764616</text:p>
              </table:table-cell>
              <table:table-cell office:value-type="float" office:value="-0.0967742">
                <text:p>-0.0967742</text:p>
              </table:table-cell>
              <table:table-cell office:value-type="float" office:value="-0.0254872">
                <text:p>-0.02548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764616">
                <text:p>-0.0764616</text:p>
              </table:table-cell>
              <table:table-cell office:value-type="float" office:value="-0.111111">
                <text:p>-0.111111</text:p>
              </table:table-cell>
              <table:table-cell office:value-type="float" office:value="-0.0254872">
                <text:p>-0.02548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6747315">
                <text:p>-0.06747315</text:p>
              </table:table-cell>
              <table:table-cell office:value-type="float" office:value="-0.0822785">
                <text:p>-0.0822785</text:p>
              </table:table-cell>
              <table:table-cell office:value-type="float" office:value="-0.02249105">
                <text:p>-0.022491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13494645">
                <text:p>-0.13494645</text:p>
              </table:table-cell>
              <table:table-cell office:value-type="float" office:value="-0.11326">
                <text:p>-0.11326</text:p>
              </table:table-cell>
              <table:table-cell office:value-type="float" office:value="-0.04498215">
                <text:p>-0.044982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13944735">
                <text:p>-0.13944735</text:p>
              </table:table-cell>
              <table:table-cell office:value-type="float" office:value="-0.107509">
                <text:p>-0.107509</text:p>
              </table:table-cell>
              <table:table-cell office:value-type="float" office:value="-0.04648245">
                <text:p>-0.046482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13944735">
                <text:p>-0.13944735</text:p>
              </table:table-cell>
              <table:table-cell office:value-type="float" office:value="-0.0589812">
                <text:p>-0.0589812</text:p>
              </table:table-cell>
              <table:table-cell office:value-type="float" office:value="-0.04648245">
                <text:p>-0.046482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233913">
                <text:p>-0.233913</text:p>
              </table:table-cell>
              <table:table-cell office:value-type="float" office:value="-0.147059">
                <text:p>-0.147059</text:p>
              </table:table-cell>
              <table:table-cell office:value-type="float" office:value="-0.077971">
                <text:p>-0.0779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2743935">
                <text:p>-0.2743935</text:p>
              </table:table-cell>
              <table:table-cell office:value-type="float" office:value="-0.103718">
                <text:p>-0.103718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2743935">
                <text:p>-0.2743935</text:p>
              </table:table-cell>
              <table:table-cell office:value-type="float" office:value="-0.0816327">
                <text:p>-0.0816327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2743935">
                <text:p>-0.2743935</text:p>
              </table:table-cell>
              <table:table-cell office:value-type="float" office:value="-0.127119">
                <text:p>-0.127119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2743935">
                <text:p>-0.2743935</text:p>
              </table:table-cell>
              <table:table-cell office:value-type="float" office:value="-0.15493">
                <text:p>-0.15493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2743935">
                <text:p>-0.2743935</text:p>
              </table:table-cell>
              <table:table-cell office:value-type="float" office:value="0">
                <text:p>0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2743935">
                <text:p>-0.2743935</text:p>
              </table:table-cell>
              <table:table-cell office:value-type="float" office:value="0">
                <text:p>0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2743935">
                <text:p>-0.2743935</text:p>
              </table:table-cell>
              <table:table-cell office:value-type="float" office:value="-0.170909">
                <text:p>-0.170909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2743935">
                <text:p>-0.2743935</text:p>
              </table:table-cell>
              <table:table-cell office:value-type="float" office:value="-0.177778">
                <text:p>-0.177778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2743935">
                <text:p>-0.2743935</text:p>
              </table:table-cell>
              <table:table-cell office:value-type="float" office:value="-0.186813">
                <text:p>-0.186813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278895">
                <text:p>-0.278895</text:p>
              </table:table-cell>
              <table:table-cell office:value-type="float" office:value="0">
                <text:p>0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78895">
                <text:p>-0.278895</text:p>
              </table:table-cell>
              <table:table-cell office:value-type="float" office:value="0">
                <text:p>0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278895">
                <text:p>-0.278895</text:p>
              </table:table-cell>
              <table:table-cell office:value-type="float" office:value="0">
                <text:p>0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278895">
                <text:p>-0.278895</text:p>
              </table:table-cell>
              <table:table-cell office:value-type="float" office:value="0">
                <text:p>0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278895">
                <text:p>-0.278895</text:p>
              </table:table-cell>
              <table:table-cell office:value-type="float" office:value="0">
                <text:p>0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2743935">
                <text:p>-0.2743935</text:p>
              </table:table-cell>
              <table:table-cell office:value-type="float" office:value="0">
                <text:p>0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10345365">
                <text:p>-0.10345365</text:p>
              </table:table-cell>
              <table:table-cell office:value-type="float" office:value="0">
                <text:p>0</text:p>
              </table:table-cell>
              <table:table-cell office:value-type="float" office:value="-0.03448455">
                <text:p>-0.034484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5">
                <text:p>0.05</text:p>
              </table:table-cell>
              <table:table-cell office:value-type="float" office:value="0.420213">
                <text:p>0.42021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5">
                <text:p>0.05</text:p>
              </table:table-cell>
              <table:table-cell office:value-type="float" office:value="0.456989">
                <text:p>0.4569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834085">
                <text:p>0.2834085</text:p>
              </table:table-cell>
              <table:table-cell office:value-type="float" office:value="0">
                <text:p>0</text:p>
              </table:table-cell>
              <table:table-cell office:value-type="float" office:value="0.0944695">
                <text:p>0.094469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188931">
                <text:p>-0.188931</text:p>
              </table:table-cell>
              <table:table-cell office:value-type="float" office:value="0">
                <text:p>0</text:p>
              </table:table-cell>
              <table:table-cell office:value-type="float" office:value="-0.062977">
                <text:p>-0.0629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9001755">
                <text:p>0.009001755</text:p>
              </table:table-cell>
              <table:table-cell office:value-type="float" office:value="0">
                <text:p>0</text:p>
              </table:table-cell>
              <table:table-cell office:value-type="float" office:value="0.003000585">
                <text:p>0.0030005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5">
                <text:p>0.05</text:p>
              </table:table-cell>
              <table:table-cell office:value-type="float" office:value="-0.0906433">
                <text:p>-0.090643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33738">
                <text:p>-0.33738</text:p>
              </table:table-cell>
              <table:table-cell office:value-type="float" office:value="-0.111406">
                <text:p>-0.111406</text:p>
              </table:table-cell>
              <table:table-cell office:value-type="float" office:value="-0.11246">
                <text:p>-0.112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2698935">
                <text:p>-0.2698935</text:p>
              </table:table-cell>
              <table:table-cell office:value-type="float" office:value="-0.15212">
                <text:p>-0.15212</text:p>
              </table:table-cell>
              <table:table-cell office:value-type="float" office:value="-0.0899645">
                <text:p>-0.08996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2698935">
                <text:p>-0.2698935</text:p>
              </table:table-cell>
              <table:table-cell office:value-type="float" office:value="-0.124138">
                <text:p>-0.124138</text:p>
              </table:table-cell>
              <table:table-cell office:value-type="float" office:value="-0.0899645">
                <text:p>-0.089964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3418665">
                <text:p>-0.3418665</text:p>
              </table:table-cell>
              <table:table-cell office:value-type="float" office:value="-0.0896552">
                <text:p>-0.0896552</text:p>
              </table:table-cell>
              <table:table-cell office:value-type="float" office:value="-0.1139555">
                <text:p>-0.11395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373359">
                <text:p>-0.373359</text:p>
              </table:table-cell>
              <table:table-cell office:value-type="float" office:value="-0.0909091">
                <text:p>-0.0909091</text:p>
              </table:table-cell>
              <table:table-cell office:value-type="float" office:value="-0.124453">
                <text:p>-0.1244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373359">
                <text:p>-0.373359</text:p>
              </table:table-cell>
              <table:table-cell office:value-type="float" office:value="-0.0833333">
                <text:p>-0.0833333</text:p>
              </table:table-cell>
              <table:table-cell office:value-type="float" office:value="-0.124453">
                <text:p>-0.1244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373359">
                <text:p>-0.373359</text:p>
              </table:table-cell>
              <table:table-cell office:value-type="float" office:value="-0.124138">
                <text:p>-0.124138</text:p>
              </table:table-cell>
              <table:table-cell office:value-type="float" office:value="-0.124453">
                <text:p>-0.1244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368859">
                <text:p>-0.368859</text:p>
              </table:table-cell>
              <table:table-cell office:value-type="float" office:value="-0.131944">
                <text:p>-0.131944</text:p>
              </table:table-cell>
              <table:table-cell office:value-type="float" office:value="-0.122953">
                <text:p>-0.1229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373359">
                <text:p>-0.373359</text:p>
              </table:table-cell>
              <table:table-cell office:value-type="float" office:value="-0.0979021">
                <text:p>-0.0979021</text:p>
              </table:table-cell>
              <table:table-cell office:value-type="float" office:value="-0.124453">
                <text:p>-0.1244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368859">
                <text:p>-0.368859</text:p>
              </table:table-cell>
              <table:table-cell office:value-type="float" office:value="-0.102041">
                <text:p>-0.102041</text:p>
              </table:table-cell>
              <table:table-cell office:value-type="float" office:value="-0.122953">
                <text:p>-0.12295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368859">
                <text:p>-0.368859</text:p>
              </table:table-cell>
              <table:table-cell office:value-type="float" office:value="-0.120253">
                <text:p>-0.120253</text:p>
              </table:table-cell>
              <table:table-cell office:value-type="float" office:value="-0.122953">
                <text:p>-0.1229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368859">
                <text:p>-0.368859</text:p>
              </table:table-cell>
              <table:table-cell office:value-type="float" office:value="-0.166667">
                <text:p>-0.166667</text:p>
              </table:table-cell>
              <table:table-cell office:value-type="float" office:value="-0.122953">
                <text:p>-0.1229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197919">
                <text:p>-0.197919</text:p>
              </table:table-cell>
              <table:table-cell office:value-type="float" office:value="0">
                <text:p>0</text:p>
              </table:table-cell>
              <table:table-cell office:value-type="float" office:value="-0.065973">
                <text:p>-0.0659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1696955">
                <text:p>0.11696955</text:p>
              </table:table-cell>
              <table:table-cell office:value-type="float" office:value="0">
                <text:p>0</text:p>
              </table:table-cell>
              <table:table-cell office:value-type="float" office:value="0.03898985">
                <text:p>0.038989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19389">
                <text:p>0.319389</text:p>
              </table:table-cell>
              <table:table-cell office:value-type="float" office:value="0">
                <text:p>0</text:p>
              </table:table-cell>
              <table:table-cell office:value-type="float" office:value="0.106463">
                <text:p>0.1064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5">
                <text:p>0.05</text:p>
              </table:table-cell>
              <table:table-cell office:value-type="float" office:value="-0.142105">
                <text:p>-0.14210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5">
                <text:p>0.05</text:p>
              </table:table-cell>
              <table:table-cell office:value-type="float" office:value="-0.145631">
                <text:p>-0.145631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12594465">
                <text:p>-0.12594465</text:p>
              </table:table-cell>
              <table:table-cell office:value-type="float" office:value="-0.164384">
                <text:p>-0.164384</text:p>
              </table:table-cell>
              <table:table-cell office:value-type="float" office:value="-0.04198155">
                <text:p>-0.041981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5">
                <text:p>0.05</text:p>
              </table:table-cell>
              <table:table-cell office:value-type="float" office:value="-0.130435">
                <text:p>-0.13043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944652">
                <text:p>-0.0944652</text:p>
              </table:table-cell>
              <table:table-cell office:value-type="float" office:value="-0.135065">
                <text:p>-0.135065</text:p>
              </table:table-cell>
              <table:table-cell office:value-type="float" office:value="-0.0314884">
                <text:p>-0.03148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2743935">
                <text:p>-0.2743935</text:p>
              </table:table-cell>
              <table:table-cell office:value-type="float" office:value="-0.142857">
                <text:p>-0.142857</text:p>
              </table:table-cell>
              <table:table-cell office:value-type="float" office:value="-0.0914645">
                <text:p>-0.09146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283395">
                <text:p>-0.283395</text:p>
              </table:table-cell>
              <table:table-cell office:value-type="float" office:value="-0.152019">
                <text:p>-0.152019</text:p>
              </table:table-cell>
              <table:table-cell office:value-type="float" office:value="-0.094465">
                <text:p>-0.09446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283395">
                <text:p>-0.283395</text:p>
              </table:table-cell>
              <table:table-cell office:value-type="float" office:value="-0.156322">
                <text:p>-0.156322</text:p>
              </table:table-cell>
              <table:table-cell office:value-type="float" office:value="-0.094465">
                <text:p>-0.09446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278895">
                <text:p>-0.278895</text:p>
              </table:table-cell>
              <table:table-cell office:value-type="float" office:value="-0.162528">
                <text:p>-0.162528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278895">
                <text:p>-0.278895</text:p>
              </table:table-cell>
              <table:table-cell office:value-type="float" office:value="-0.144737">
                <text:p>-0.144737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278895">
                <text:p>-0.278895</text:p>
              </table:table-cell>
              <table:table-cell office:value-type="float" office:value="-0.161926">
                <text:p>-0.161926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278895">
                <text:p>-0.278895</text:p>
              </table:table-cell>
              <table:table-cell office:value-type="float" office:value="-0.0945946">
                <text:p>-0.0945946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278895">
                <text:p>-0.278895</text:p>
              </table:table-cell>
              <table:table-cell office:value-type="float" office:value="-0.1">
                <text:p>-0.1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278895">
                <text:p>-0.278895</text:p>
              </table:table-cell>
              <table:table-cell office:value-type="float" office:value="-0.112583">
                <text:p>-0.112583</text:p>
              </table:table-cell>
              <table:table-cell office:value-type="float" office:value="-0.092965">
                <text:p>-0.0929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22491">
                <text:p>-0.22491</text:p>
              </table:table-cell>
              <table:table-cell office:value-type="float" office:value="-0.116883">
                <text:p>-0.116883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5">
                <text:p>0.05</text:p>
              </table:table-cell>
              <table:table-cell office:value-type="float" office:value="-0.127389">
                <text:p>-0.12738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5">
                <text:p>0.05</text:p>
              </table:table-cell>
              <table:table-cell office:value-type="float" office:value="-0.124224">
                <text:p>-0.12422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8547675">
                <text:p>0.08547675</text:p>
              </table:table-cell>
              <table:table-cell office:value-type="float" office:value="-0.123457">
                <text:p>-0.123457</text:p>
              </table:table-cell>
              <table:table-cell office:value-type="float" office:value="0.02849225">
                <text:p>0.028492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719874">
                <text:p>0.0719874</text:p>
              </table:table-cell>
              <table:table-cell office:value-type="float" office:value="-0.11875">
                <text:p>-0.11875</text:p>
              </table:table-cell>
              <table:table-cell office:value-type="float" office:value="0.0239958">
                <text:p>0.02399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5">
                <text:p>0.05</text:p>
              </table:table-cell>
              <table:table-cell office:value-type="float" office:value="-0.117284">
                <text:p>-0.11728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5">
                <text:p>0.05</text:p>
              </table:table-cell>
              <table:table-cell office:value-type="float" office:value="-0.119497">
                <text:p>-0.11949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5">
                <text:p>0.05</text:p>
              </table:table-cell>
              <table:table-cell office:value-type="float" office:value="-0.12963">
                <text:p>-0.1296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5">
                <text:p>0.05</text:p>
              </table:table-cell>
              <table:table-cell office:value-type="float" office:value="-0.128834">
                <text:p>-0.12883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629724">
                <text:p>-0.0629724</text:p>
              </table:table-cell>
              <table:table-cell office:value-type="float" office:value="-0.143678">
                <text:p>-0.143678</text:p>
              </table:table-cell>
              <table:table-cell office:value-type="float" office:value="-0.0209908">
                <text:p>-0.02099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350868">
                <text:p>-0.350868</text:p>
              </table:table-cell>
              <table:table-cell office:value-type="float" office:value="-0.125786">
                <text:p>-0.125786</text:p>
              </table:table-cell>
              <table:table-cell office:value-type="float" office:value="-0.116956">
                <text:p>-0.1169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22491">
                <text:p>-0.22491</text:p>
              </table:table-cell>
              <table:table-cell office:value-type="float" office:value="-0.141243">
                <text:p>-0.141243</text:p>
              </table:table-cell>
              <table:table-cell office:value-type="float" office:value="-0.07497">
                <text:p>-0.074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12594465">
                <text:p>-0.12594465</text:p>
              </table:table-cell>
              <table:table-cell office:value-type="float" office:value="-0.183295">
                <text:p>-0.183295</text:p>
              </table:table-cell>
              <table:table-cell office:value-type="float" office:value="-0.04198155">
                <text:p>-0.041981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238413">
                <text:p>-0.238413</text:p>
              </table:table-cell>
              <table:table-cell office:value-type="float" office:value="-0.156028">
                <text:p>-0.156028</text:p>
              </table:table-cell>
              <table:table-cell office:value-type="float" office:value="-0.079471">
                <text:p>-0.0794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188931">
                <text:p>-0.188931</text:p>
              </table:table-cell>
              <table:table-cell office:value-type="float" office:value="-0.171598">
                <text:p>-0.171598</text:p>
              </table:table-cell>
              <table:table-cell office:value-type="float" office:value="-0.062977">
                <text:p>-0.0629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5">
                <text:p>0.05</text:p>
              </table:table-cell>
              <table:table-cell office:value-type="float" office:value="-0.198157">
                <text:p>-0.198157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5">
                <text:p>0.05</text:p>
              </table:table-cell>
              <table:table-cell office:value-type="float" office:value="-0.38806">
                <text:p>-0.3880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629724">
                <text:p>-0.0629724</text:p>
              </table:table-cell>
              <table:table-cell office:value-type="float" office:value="-0.145161">
                <text:p>-0.145161</text:p>
              </table:table-cell>
              <table:table-cell office:value-type="float" office:value="-0.0209908">
                <text:p>-0.02099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382362">
                <text:p>-0.382362</text:p>
              </table:table-cell>
              <table:table-cell office:value-type="float" office:value="-0.210366">
                <text:p>-0.210366</text:p>
              </table:table-cell>
              <table:table-cell office:value-type="float" office:value="-0.127454">
                <text:p>-0.1274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436332">
                <text:p>-0.436332</text:p>
              </table:table-cell>
              <table:table-cell office:value-type="float" office:value="-0.271574">
                <text:p>-0.271574</text:p>
              </table:table-cell>
              <table:table-cell office:value-type="float" office:value="-0.145444">
                <text:p>-0.1454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382362">
                <text:p>-0.382362</text:p>
              </table:table-cell>
              <table:table-cell office:value-type="float" office:value="-0.169811">
                <text:p>-0.169811</text:p>
              </table:table-cell>
              <table:table-cell office:value-type="float" office:value="-0.127454">
                <text:p>-0.12745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3778605">
                <text:p>-0.3778605</text:p>
              </table:table-cell>
              <table:table-cell office:value-type="float" office:value="0">
                <text:p>0</text:p>
              </table:table-cell>
              <table:table-cell office:value-type="float" office:value="-0.1259535">
                <text:p>-0.12595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373359">
                <text:p>-0.373359</text:p>
              </table:table-cell>
              <table:table-cell office:value-type="float" office:value="0">
                <text:p>0</text:p>
              </table:table-cell>
              <table:table-cell office:value-type="float" office:value="-0.124453">
                <text:p>-0.1244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2878965">
                <text:p>-0.2878965</text:p>
              </table:table-cell>
              <table:table-cell office:value-type="float" office:value="0">
                <text:p>0</text:p>
              </table:table-cell>
              <table:table-cell office:value-type="float" office:value="-0.0959655">
                <text:p>-0.09596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39135">
                <text:p>-0.39135</text:p>
              </table:table-cell>
              <table:table-cell office:value-type="float" office:value="0">
                <text:p>0</text:p>
              </table:table-cell>
              <table:table-cell office:value-type="float" office:value="-0.13045">
                <text:p>-0.130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319389">
                <text:p>0.319389</text:p>
              </table:table-cell>
              <table:table-cell office:value-type="float" office:value="0">
                <text:p>0</text:p>
              </table:table-cell>
              <table:table-cell office:value-type="float" office:value="0.106463">
                <text:p>0.1064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5">
                <text:p>0.05</text:p>
              </table:table-cell>
              <table:table-cell office:value-type="float" office:value="0.12">
                <text:p>0.1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5">
                <text:p>0.05</text:p>
              </table:table-cell>
              <table:table-cell office:value-type="float" office:value="0.135076">
                <text:p>0.13507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5">
                <text:p>0.05</text:p>
              </table:table-cell>
              <table:table-cell office:value-type="float" office:value="0.110368">
                <text:p>0.110368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436332">
                <text:p>0.436332</text:p>
              </table:table-cell>
              <table:table-cell office:value-type="float" office:value="0.142857">
                <text:p>0.142857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699055">
                <text:p>0.2699055</text:p>
              </table:table-cell>
              <table:table-cell office:value-type="float" office:value="0.179551">
                <text:p>0.179551</text:p>
              </table:table-cell>
              <table:table-cell office:value-type="float" office:value="0.0899685">
                <text:p>0.08996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4183545">
                <text:p>0.4183545</text:p>
              </table:table-cell>
              <table:table-cell office:value-type="float" office:value="0.207661">
                <text:p>0.207661</text:p>
              </table:table-cell>
              <table:table-cell office:value-type="float" office:value="0.1394515">
                <text:p>0.13945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96898">
                <text:p>0.296898</text:p>
              </table:table-cell>
              <table:table-cell office:value-type="float" office:value="0">
                <text:p>0</text:p>
              </table:table-cell>
              <table:table-cell office:value-type="float" office:value="0.098966">
                <text:p>0.0989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314928">
                <text:p>0.0314928</text:p>
              </table:table-cell>
              <table:table-cell office:value-type="float" office:value="0">
                <text:p>0</text:p>
              </table:table-cell>
              <table:table-cell office:value-type="float" office:value="0.0104976">
                <text:p>0.01049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314928">
                <text:p>0.0314928</text:p>
              </table:table-cell>
              <table:table-cell office:value-type="float" office:value="0">
                <text:p>0</text:p>
              </table:table-cell>
              <table:table-cell office:value-type="float" office:value="0.0104976">
                <text:p>0.01049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3193755">
                <text:p>-0.3193755</text:p>
              </table:table-cell>
              <table:table-cell office:value-type="float" office:value="0">
                <text:p>0</text:p>
              </table:table-cell>
              <table:table-cell office:value-type="float" office:value="-0.1064585">
                <text:p>-0.10645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323877">
                <text:p>-0.323877</text:p>
              </table:table-cell>
              <table:table-cell office:value-type="float" office:value="0">
                <text:p>0</text:p>
              </table:table-cell>
              <table:table-cell office:value-type="float" office:value="-0.107959">
                <text:p>-0.10795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436332">
                <text:p>0.436332</text:p>
              </table:table-cell>
              <table:table-cell office:value-type="float" office:value="0">
                <text:p>0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36332">
                <text:p>0.436332</text:p>
              </table:table-cell>
              <table:table-cell office:value-type="float" office:value="0">
                <text:p>0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5">
                <text:p>0.05</text:p>
              </table:table-cell>
              <table:table-cell office:value-type="float" office:value="-0.117225">
                <text:p>-0.11722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1079544">
                <text:p>-0.1079544</text:p>
              </table:table-cell>
              <table:table-cell office:value-type="float" office:value="-0.125261">
                <text:p>-0.125261</text:p>
              </table:table-cell>
              <table:table-cell office:value-type="float" office:value="-0.0359848">
                <text:p>-0.03598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2878965">
                <text:p>-0.2878965</text:p>
              </table:table-cell>
              <table:table-cell office:value-type="float" office:value="-0.210145">
                <text:p>-0.210145</text:p>
              </table:table-cell>
              <table:table-cell office:value-type="float" office:value="-0.0959655">
                <text:p>-0.09596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238413">
                <text:p>-0.238413</text:p>
              </table:table-cell>
              <table:table-cell office:value-type="float" office:value="-0.00847458">
                <text:p>-0.00847458</text:p>
              </table:table-cell>
              <table:table-cell office:value-type="float" office:value="-0.079471">
                <text:p>-0.0794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238413">
                <text:p>-0.238413</text:p>
              </table:table-cell>
              <table:table-cell office:value-type="float" office:value="-0.110169">
                <text:p>-0.110169</text:p>
              </table:table-cell>
              <table:table-cell office:value-type="float" office:value="-0.079471">
                <text:p>-0.0794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2294115">
                <text:p>-0.2294115</text:p>
              </table:table-cell>
              <table:table-cell office:value-type="float" office:value="-0.200345">
                <text:p>-0.200345</text:p>
              </table:table-cell>
              <table:table-cell office:value-type="float" office:value="-0.0764705">
                <text:p>-0.07647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22041">
                <text:p>-0.22041</text:p>
              </table:table-cell>
              <table:table-cell office:value-type="float" office:value="-0.147287">
                <text:p>-0.147287</text:p>
              </table:table-cell>
              <table:table-cell office:value-type="float" office:value="-0.07347">
                <text:p>-0.073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193431">
                <text:p>-0.193431</text:p>
              </table:table-cell>
              <table:table-cell office:value-type="float" office:value="-0.161616">
                <text:p>-0.161616</text:p>
              </table:table-cell>
              <table:table-cell office:value-type="float" office:value="-0.064477">
                <text:p>-0.06447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193431">
                <text:p>-0.193431</text:p>
              </table:table-cell>
              <table:table-cell office:value-type="float" office:value="-0.131687">
                <text:p>-0.131687</text:p>
              </table:table-cell>
              <table:table-cell office:value-type="float" office:value="-0.064477">
                <text:p>-0.0644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269787">
                <text:p>-0.0269787</text:p>
              </table:table-cell>
              <table:table-cell office:value-type="float" office:value="0">
                <text:p>0</text:p>
              </table:table-cell>
              <table:table-cell office:value-type="float" office:value="-0.0089929">
                <text:p>-0.008992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4048125">
                <text:p>-0.04048125</text:p>
              </table:table-cell>
              <table:table-cell office:value-type="float" office:value="0">
                <text:p>0</text:p>
              </table:table-cell>
              <table:table-cell office:value-type="float" office:value="-0.01349375">
                <text:p>-0.013493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238413">
                <text:p>-0.238413</text:p>
              </table:table-cell>
              <table:table-cell office:value-type="float" office:value="0">
                <text:p>0</text:p>
              </table:table-cell>
              <table:table-cell office:value-type="float" office:value="-0.079471">
                <text:p>-0.0794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2698935">
                <text:p>-0.2698935</text:p>
              </table:table-cell>
              <table:table-cell office:value-type="float" office:value="0">
                <text:p>0</text:p>
              </table:table-cell>
              <table:table-cell office:value-type="float" office:value="-0.0899645">
                <text:p>-0.089964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2654055">
                <text:p>-0.2654055</text:p>
              </table:table-cell>
              <table:table-cell office:value-type="float" office:value="-0.0461783">
                <text:p>-0.0461783</text:p>
              </table:table-cell>
              <table:table-cell office:value-type="float" office:value="-0.0884685">
                <text:p>-0.088468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2923845">
                <text:p>-0.2923845</text:p>
              </table:table-cell>
              <table:table-cell office:value-type="float" office:value="0.557377">
                <text:p>0.557377</text:p>
              </table:table-cell>
              <table:table-cell office:value-type="float" office:value="-0.0974615">
                <text:p>-0.09746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5">
                <text:p>0.05</text:p>
              </table:table-cell>
              <table:table-cell office:value-type="float" office:value="0.549296">
                <text:p>0.54929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436332">
                <text:p>0.436332</text:p>
              </table:table-cell>
              <table:table-cell office:value-type="float" office:value="-0.0497076">
                <text:p>-0.0497076</text:p>
              </table:table-cell>
              <table:table-cell office:value-type="float" office:value="0.145444">
                <text:p>0.1454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5">
                <text:p>0.05</text:p>
              </table:table-cell>
              <table:table-cell office:value-type="float" office:value="-0.20339">
                <text:p>-0.2033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